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style:writing-mode="lr-tb"/>
    </style:style>
    <style:style style:name="T1_1" style:family="text">
      <style:text-properties fo:font-size="30pt" style:font-size-asian="30pt" style:font-size-complex="30pt" fo:font-weight="bold" style:font-weight-asian="bold" style:font-weight-complex="bold"/>
    </style:style>
    <style:style style:name="T1_2" style:family="text">
      <style:text-properties fo:font-size="30pt" style:font-size-asian="30pt" style:font-size-complex="30pt" fo:font-weight="bold" style:font-weight-asian="bold" style:font-weight-complex="bold"/>
    </style:style>
    <style:style style:name="T1_3" style:family="text">
      <style:text-properties fo:font-size="30pt" style:font-size-asian="30pt" style:font-size-complex="30pt" fo:font-weight="bold" style:font-weight-asian="bold" style:font-weight-complex="bold"/>
    </style:style>
    <style:style style:name="T1_4" style:family="text">
      <style:text-properties fo:font-size="30pt" style:font-size-asian="30pt" style:font-size-complex="30pt" fo:font-weight="bold" style:font-weight-asian="bold" style:font-weight-complex="bold"/>
    </style:style>
    <style:style style:name="T1_5" style:family="text">
      <style:text-properties fo:font-size="30pt" style:font-size-asian="30pt" style:font-size-complex="30pt" fo:font-weight="bold" style:font-weight-asian="bold" style:font-weight-complex="bold"/>
    </style:style>
    <style:style style:name="T1_6" style:family="text">
      <style:text-properties fo:font-size="30pt" style:font-size-asian="30pt" style:font-size-complex="30pt" fo:font-weight="bold" style:font-weight-asian="bold" style:font-weight-complex="bold"/>
    </style:style>
    <style:style style:name="T1_7" style:family="text">
      <style:text-properties fo:font-size="30pt" style:font-size-asian="30pt" style:font-size-complex="30pt" fo:font-weight="bold" style:font-weight-asian="bold" style:font-weight-complex="bold"/>
    </style:style>
    <style:style style:name="P2" style:family="paragraph" style:parent-style-name="Standard">
      <style:paragraph-properties fo:break-before="auto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P3" style:family="paragraph" style:parent-style-name="Heading_20_1">
      <style:paragraph-properties fo:break-before="auto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P4" style:family="paragraph" style:parent-style-name="Standard">
      <style:paragraph-properties fo:break-before="auto" fo:text-indent="0cm" fo:margin-left="0.635cm" style:writing-mode="lr-tb"/>
    </style:style>
    <style:style style:name="T4_1" style:family="text"/>
    <style:style style:name="T4_2" style:family="text">
      <style:text-properties fo:color="#1155cc" style:text-underline-style="solid" style:text-underline-color="font-color"/>
    </style:style>
    <style:style style:name="T4_3" style:family="text"/>
    <style:style style:name="T4_4" style:family="text">
      <style:text-properties fo:color="#1155cc" style:text-underline-style="solid" style:text-underline-color="font-color"/>
    </style:style>
    <style:style style:name="T4_5" style:family="text"/>
    <style:style style:name="T4_6" style:family="text">
      <style:text-properties fo:color="#1155cc" style:text-underline-style="solid" style:text-underline-color="font-color"/>
    </style:style>
    <style:style style:name="T4_7" style:family="text"/>
    <style:style style:name="T4_8" style:family="text">
      <style:text-properties fo:color="#1155cc" style:text-underline-style="solid" style:text-underline-color="font-color"/>
    </style:style>
    <style:style style:name="T4_9" style:family="text"/>
    <style:style style:name="T4_10" style:family="text">
      <style:text-properties fo:color="#1155cc" style:text-underline-style="solid" style:text-underline-color="font-color"/>
    </style:style>
    <style:style style:name="P5" style:family="paragraph" style:parent-style-name="Standard">
      <style:paragraph-properties fo:break-before="auto" fo:text-indent="0cm" fo:margin-left="0.635cm" style:writing-mode="lr-tb"/>
    </style:style>
    <style:style style:name="T5_1" style:family="text"/>
    <style:style style:name="T5_2" style:family="text">
      <style:text-properties fo:color="#1155cc" style:text-underline-style="solid" style:text-underline-color="font-color"/>
    </style:style>
    <style:style style:name="T5_3" style:family="text"/>
    <style:style style:name="T5_4" style:family="text">
      <style:text-properties fo:color="#1155cc" style:text-underline-style="solid" style:text-underline-color="font-color"/>
    </style:style>
    <style:style style:name="T5_5" style:family="text"/>
    <style:style style:name="T5_6" style:family="text">
      <style:text-properties fo:color="#1155cc" style:text-underline-style="solid" style:text-underline-color="font-color"/>
    </style:style>
    <style:style style:name="P6" style:family="paragraph" style:parent-style-name="Standard">
      <style:paragraph-properties fo:break-before="auto" fo:text-indent="0cm" fo:margin-left="1.27cm" style:writing-mode="lr-tb"/>
    </style:style>
    <style:style style:name="T6_1" style:family="text"/>
    <style:style style:name="T6_2" style:family="text">
      <style:text-properties fo:color="#1155cc" style:text-underline-style="solid" style:text-underline-color="font-color"/>
    </style:style>
    <style:style style:name="P7" style:family="paragraph" style:parent-style-name="Standard">
      <style:paragraph-properties fo:break-before="auto" fo:text-indent="0cm" fo:margin-left="0.635cm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T7_3" style:family="text"/>
    <style:style style:name="T7_4" style:family="text">
      <style:text-properties fo:color="#1155cc" style:text-underline-style="solid" style:text-underline-color="font-color"/>
    </style:style>
    <style:style style:name="T7_5" style:family="text"/>
    <style:style style:name="T7_6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break-before="auto" fo:text-indent="0cm" fo:margin-left="1.27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text-indent="0cm" fo:margin-left="0.635cm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T9_3" style:family="text"/>
    <style:style style:name="T9_4" style:family="text">
      <style:text-properties fo:color="#1155cc" style:text-underline-style="solid" style:text-underline-color="font-color"/>
    </style:style>
    <style:style style:name="T9_5" style:family="text"/>
    <style:style style:name="T9_6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text-indent="0cm" fo:margin-left="1.27cm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T10_3" style:family="text"/>
    <style:style style:name="T10_4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text-indent="0cm" fo:margin-left="1.27cm" style:writing-mode="lr-tb"/>
    </style:style>
    <style:style style:name="T11_1" style:family="text"/>
    <style:style style:name="T11_2" style:family="text">
      <style:text-properties fo:color="#1155cc" style:text-underline-style="solid" style:text-underline-color="font-color"/>
    </style:style>
    <style:style style:name="P12" style:family="paragraph" style:parent-style-name="Standard">
      <style:paragraph-properties fo:break-before="auto" fo:text-indent="0cm" fo:margin-left="0.635cm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T12_3" style:family="text"/>
    <style:style style:name="T12_4" style:family="text">
      <style:text-properties fo:color="#1155cc" style:text-underline-style="solid" style:text-underline-color="font-color"/>
    </style:style>
    <style:style style:name="T12_5" style:family="text"/>
    <style:style style:name="T12_6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text-indent="0cm" fo:margin-left="1.27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T13_3" style:family="text"/>
    <style:style style:name="T13_4" style:family="text">
      <style:text-properties fo:color="#1155cc" style:text-underline-style="solid" style:text-underline-color="font-color"/>
    </style:style>
    <style:style style:name="T13_5" style:family="text"/>
    <style:style style:name="T13_6" style:family="text">
      <style:text-properties fo:color="#1155cc" style:text-underline-style="solid" style:text-underline-color="font-color"/>
    </style:style>
    <style:style style:name="T13_7" style:family="text"/>
    <style:style style:name="T13_8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text-indent="0cm" fo:margin-left="1.27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T14_3" style:family="text"/>
    <style:style style:name="T14_4" style:family="text">
      <style:text-properties fo:color="#1155cc" style:text-underline-style="solid" style:text-underline-color="font-color"/>
    </style:style>
    <style:style style:name="T14_5" style:family="text"/>
    <style:style style:name="T14_6" style:family="text">
      <style:text-properties fo:color="#1155cc" style:text-underline-style="solid" style:text-underline-color="font-color"/>
    </style:style>
    <style:style style:name="T14_7" style:family="text"/>
    <style:style style:name="T14_8" style:family="text">
      <style:text-properties fo:color="#1155cc" style:text-underline-style="solid" style:text-underline-color="font-color"/>
    </style:style>
    <style:style style:name="T14_9" style:family="text"/>
    <style:style style:name="T14_10" style:family="text">
      <style:text-properties fo:color="#1155cc" style:text-underline-style="solid" style:text-underline-color="font-color"/>
    </style:style>
    <style:style style:name="T14_11" style:family="text"/>
    <style:style style:name="T14_12" style:family="text">
      <style:text-properties fo:color="#1155cc" style:text-underline-style="solid" style:text-underline-color="font-color"/>
    </style:style>
    <style:style style:name="T14_13" style:family="text"/>
    <style:style style:name="T14_14" style:family="text">
      <style:text-properties fo:color="#1155cc" style:text-underline-style="solid" style:text-underline-color="font-color"/>
    </style:style>
    <style:style style:name="T14_15" style:family="text"/>
    <style:style style:name="T14_16" style:family="text">
      <style:text-properties fo:color="#1155cc" style:text-underline-style="solid" style:text-underline-color="font-color"/>
    </style:style>
    <style:style style:name="T14_17" style:family="text"/>
    <style:style style:name="T14_18" style:family="text">
      <style:text-properties fo:color="#1155cc" style:text-underline-style="solid" style:text-underline-color="font-color"/>
    </style:style>
    <style:style style:name="T14_19" style:family="text"/>
    <style:style style:name="T14_20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text-indent="0cm" fo:margin-left="1.27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margin-left="1.27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text-indent="0cm" fo:margin-left="1.27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T17_3" style:family="text"/>
    <style:style style:name="T17_4" style:family="text">
      <style:text-properties fo:color="#1155cc" style:text-underline-style="solid" style:text-underline-color="font-color"/>
    </style:style>
    <style:style style:name="T17_5" style:family="text"/>
    <style:style style:name="T17_6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text-indent="0cm" fo:margin-left="1.27cm" style:writing-mode="lr-tb"/>
    </style:style>
    <style:style style:name="T18_1" style:family="text"/>
    <style:style style:name="T18_2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fo:text-indent="0cm" fo:margin-left="1.27cm" style:writing-mode="lr-tb"/>
    </style:style>
    <style:style style:name="T19_1" style:family="text"/>
    <style:style style:name="T19_2" style:family="text">
      <style:text-properties fo:color="#1155cc" style:text-underline-style="solid" style:text-underline-color="font-color"/>
    </style:style>
    <style:style style:name="T19_3" style:family="text"/>
    <style:style style:name="T19_4" style:family="text">
      <style:text-properties fo:color="#1155cc" style:text-underline-style="solid" style:text-underline-color="font-color"/>
    </style:style>
    <style:style style:name="T19_5" style:family="text"/>
    <style:style style:name="T19_6" style:family="text">
      <style:text-properties fo:color="#1155cc" style:text-underline-style="solid" style:text-underline-color="font-color"/>
    </style:style>
    <style:style style:name="T19_7" style:family="text"/>
    <style:style style:name="T19_8" style:family="text">
      <style:text-properties fo:color="#1155cc" style:text-underline-style="solid" style:text-underline-color="font-color"/>
    </style:style>
    <style:style style:name="T19_9" style:family="text"/>
    <style:style style:name="T19_10" style:family="text">
      <style:text-properties fo:color="#1155cc" style:text-underline-style="solid" style:text-underline-color="font-color"/>
    </style:style>
    <style:style style:name="T19_11" style:family="text"/>
    <style:style style:name="T19_12" style:family="text">
      <style:text-properties fo:color="#1155cc" style:text-underline-style="solid" style:text-underline-color="font-color"/>
    </style:style>
    <style:style style:name="T19_13" style:family="text"/>
    <style:style style:name="T19_14" style:family="text">
      <style:text-properties fo:color="#1155cc" style:text-underline-style="solid" style:text-underline-color="font-color"/>
    </style:style>
    <style:style style:name="T19_15" style:family="text"/>
    <style:style style:name="T19_16" style:family="text">
      <style:text-properties fo:color="#1155cc" style:text-underline-style="solid" style:text-underline-color="font-color"/>
    </style:style>
    <style:style style:name="P20" style:family="paragraph" style:parent-style-name="Standard">
      <style:paragraph-properties fo:break-before="auto" fo:text-indent="0cm" fo:margin-left="1.27cm" style:writing-mode="lr-tb"/>
    </style:style>
    <style:style style:name="T20_1" style:family="text"/>
    <style:style style:name="T20_2" style:family="text">
      <style:text-properties fo:color="#1155cc" style:text-underline-style="solid" style:text-underline-color="font-color"/>
    </style:style>
    <style:style style:name="P21" style:family="paragraph" style:parent-style-name="Standard">
      <style:paragraph-properties fo:break-before="auto" fo:text-indent="0cm" fo:margin-left="1.27cm" style:writing-mode="lr-tb"/>
    </style:style>
    <style:style style:name="T21_1" style:family="text"/>
    <style:style style:name="T21_2" style:family="text">
      <style:text-properties fo:color="#1155cc" style:text-underline-style="solid" style:text-underline-color="font-color"/>
    </style:style>
    <style:style style:name="P22" style:family="paragraph" style:parent-style-name="Standard">
      <style:paragraph-properties fo:break-before="auto" fo:text-indent="0cm" fo:margin-left="1.27cm" style:writing-mode="lr-tb"/>
    </style:style>
    <style:style style:name="T22_1" style:family="text"/>
    <style:style style:name="T22_2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break-before="auto" fo:text-indent="0cm" fo:margin-left="1.27cm" style:writing-mode="lr-tb"/>
    </style:style>
    <style:style style:name="T23_1" style:family="text"/>
    <style:style style:name="T23_2" style:family="text">
      <style:text-properties fo:color="#1155cc" style:text-underline-style="solid" style:text-underline-color="font-color"/>
    </style:style>
    <style:style style:name="P24" style:family="paragraph" style:parent-style-name="Standard">
      <style:paragraph-properties fo:break-before="auto" fo:text-indent="0cm" fo:margin-left="1.27cm" style:writing-mode="lr-tb"/>
    </style:style>
    <style:style style:name="T24_1" style:family="text"/>
    <style:style style:name="T24_2" style:family="text">
      <style:text-properties fo:color="#1155cc" style:text-underline-style="solid" style:text-underline-color="font-color"/>
    </style:style>
    <style:style style:name="T24_3" style:family="text"/>
    <style:style style:name="T24_4" style:family="text">
      <style:text-properties fo:color="#1155cc" style:text-underline-style="solid" style:text-underline-color="font-color"/>
    </style:style>
    <style:style style:name="T24_5" style:family="text"/>
    <style:style style:name="T24_6" style:family="text">
      <style:text-properties fo:color="#1155cc" style:text-underline-style="solid" style:text-underline-color="font-color"/>
    </style:style>
    <style:style style:name="P25" style:family="paragraph" style:parent-style-name="Standard">
      <style:paragraph-properties fo:break-before="auto" fo:text-indent="0cm" fo:margin-left="1.27cm" style:writing-mode="lr-tb"/>
    </style:style>
    <style:style style:name="T25_1" style:family="text"/>
    <style:style style:name="T25_2" style:family="text">
      <style:text-properties fo:color="#1155cc" style:text-underline-style="solid" style:text-underline-color="font-color"/>
    </style:style>
    <style:style style:name="P26" style:family="paragraph" style:parent-style-name="Standard">
      <style:paragraph-properties fo:break-before="auto" fo:text-indent="0cm" fo:margin-left="1.27cm" style:writing-mode="lr-tb"/>
    </style:style>
    <style:style style:name="T26_1" style:family="text"/>
    <style:style style:name="T26_2" style:family="text">
      <style:text-properties fo:color="#1155cc" style:text-underline-style="solid" style:text-underline-color="font-color"/>
    </style:style>
    <style:style style:name="P27" style:family="paragraph" style:parent-style-name="Standard">
      <style:paragraph-properties fo:break-before="auto" fo:text-indent="0cm" fo:margin-left="1.27cm" style:writing-mode="lr-tb"/>
    </style:style>
    <style:style style:name="T27_1" style:family="text"/>
    <style:style style:name="T27_2" style:family="text">
      <style:text-properties fo:color="#1155cc" style:text-underline-style="solid" style:text-underline-color="font-color"/>
    </style:style>
    <style:style style:name="T27_3" style:family="text"/>
    <style:style style:name="T27_4" style:family="text">
      <style:text-properties fo:color="#1155cc" style:text-underline-style="solid" style:text-underline-color="font-color"/>
    </style:style>
    <style:style style:name="T27_5" style:family="text"/>
    <style:style style:name="T27_6" style:family="text">
      <style:text-properties fo:color="#1155cc" style:text-underline-style="solid" style:text-underline-color="font-color"/>
    </style:style>
    <style:style style:name="P28" style:family="paragraph" style:parent-style-name="Standard">
      <style:paragraph-properties fo:break-before="auto" fo:text-indent="0cm" fo:margin-left="1.27cm" style:writing-mode="lr-tb"/>
    </style:style>
    <style:style style:name="T28_1" style:family="text"/>
    <style:style style:name="T28_2" style:family="text">
      <style:text-properties fo:color="#1155cc" style:text-underline-style="solid" style:text-underline-color="font-color"/>
    </style:style>
    <style:style style:name="P29" style:family="paragraph" style:parent-style-name="Standard">
      <style:paragraph-properties fo:break-before="auto" fo:text-indent="0cm" fo:margin-left="1.27cm" style:writing-mode="lr-tb"/>
    </style:style>
    <style:style style:name="T29_1" style:family="text"/>
    <style:style style:name="T29_2" style:family="text">
      <style:text-properties fo:color="#1155cc" style:text-underline-style="solid" style:text-underline-color="font-color"/>
    </style:style>
    <style:style style:name="T29_3" style:family="text"/>
    <style:style style:name="T29_4" style:family="text">
      <style:text-properties fo:color="#1155cc" style:text-underline-style="solid" style:text-underline-color="font-color"/>
    </style:style>
    <style:style style:name="T29_5" style:family="text"/>
    <style:style style:name="T29_6" style:family="text">
      <style:text-properties fo:color="#1155cc" style:text-underline-style="solid" style:text-underline-color="font-color"/>
    </style:style>
    <style:style style:name="P30" style:family="paragraph" style:parent-style-name="Standard">
      <style:paragraph-properties fo:break-before="auto" fo:text-indent="0cm" fo:margin-left="1.27cm" style:writing-mode="lr-tb"/>
    </style:style>
    <style:style style:name="T30_1" style:family="text"/>
    <style:style style:name="T30_2" style:family="text">
      <style:text-properties fo:color="#1155cc" style:text-underline-style="solid" style:text-underline-color="font-color"/>
    </style:style>
    <style:style style:name="T30_3" style:family="text"/>
    <style:style style:name="T30_4" style:family="text">
      <style:text-properties fo:color="#1155cc" style:text-underline-style="solid" style:text-underline-color="font-color"/>
    </style:style>
    <style:style style:name="T30_5" style:family="text"/>
    <style:style style:name="T30_6" style:family="text">
      <style:text-properties fo:color="#1155cc" style:text-underline-style="solid" style:text-underline-color="font-color"/>
    </style:style>
    <style:style style:name="P31" style:family="paragraph" style:parent-style-name="Standard">
      <style:paragraph-properties fo:break-before="auto" fo:text-indent="0cm" fo:margin-left="1.27cm" style:writing-mode="lr-tb"/>
    </style:style>
    <style:style style:name="T31_1" style:family="text"/>
    <style:style style:name="T31_2" style:family="text">
      <style:text-properties fo:color="#1155cc" style:text-underline-style="solid" style:text-underline-color="font-color"/>
    </style:style>
    <style:style style:name="T31_3" style:family="text"/>
    <style:style style:name="T31_4" style:family="text">
      <style:text-properties fo:color="#1155cc" style:text-underline-style="solid" style:text-underline-color="font-color"/>
    </style:style>
    <style:style style:name="T31_5" style:family="text"/>
    <style:style style:name="T31_6" style:family="text">
      <style:text-properties fo:color="#1155cc" style:text-underline-style="solid" style:text-underline-color="font-color"/>
    </style:style>
    <style:style style:name="P32" style:family="paragraph" style:parent-style-name="Standard">
      <style:paragraph-properties fo:break-before="auto" fo:text-indent="0cm" fo:margin-left="1.27cm" style:writing-mode="lr-tb"/>
    </style:style>
    <style:style style:name="T32_1" style:family="text"/>
    <style:style style:name="T32_2" style:family="text">
      <style:text-properties fo:color="#1155cc" style:text-underline-style="solid" style:text-underline-color="font-color"/>
    </style:style>
    <style:style style:name="P33" style:family="paragraph" style:parent-style-name="Heading_20_1">
      <style:paragraph-properties fo:break-before="auto" style:writing-mode="lr-tb"/>
    </style:style>
    <style:style style:name="P34" style:family="paragraph" style:parent-style-name="Heading_20_1">
      <style:paragraph-properties fo:break-before="auto" style:writing-mode="lr-tb"/>
    </style:style>
    <style:style style:name="T34_1" style:family="text"/>
    <style:style style:name="T34_2" style:family="text"/>
    <style:style style:name="T34_3" style:family="text"/>
    <style:style style:name="P35" style:family="paragraph" style:parent-style-name="Heading_20_2">
      <style:paragraph-properties fo:break-before="auto" style:writing-mode="lr-tb"/>
    </style:style>
    <style:style style:name="T35_1" style:family="text"/>
    <style:style style:name="P36" style:family="paragraph" style:parent-style-name="Standard">
      <style:paragraph-properties fo:break-before="auto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P37" style:family="paragraph" style:parent-style-name="Standard">
      <style:paragraph-properties fo:break-before="auto" style:writing-mode="lr-tb"/>
    </style:style>
    <style:style style:name="T37_1" style:family="text"/>
    <style:style style:name="T37_2" style:family="text">
      <style:text-properties fo:color="#1155cc" style:text-underline-style="solid" style:text-underline-color="font-color"/>
    </style:style>
    <style:style style:name="T37_3" style:family="text"/>
    <style:style style:name="T37_4" style:family="text">
      <style:text-properties fo:color="#1155cc" style:text-underline-style="solid" style:text-underline-color="font-color"/>
    </style:style>
    <style:style style:name="T37_5" style:family="text"/>
    <style:style style:name="T37_6" style:family="text">
      <style:text-properties fo:color="#1155cc" style:text-underline-style="solid" style:text-underline-color="font-color"/>
    </style:style>
    <style:style style:name="T37_7" style:family="text"/>
    <style:style style:name="T37_8" style:family="text">
      <style:text-properties fo:color="#1155cc" style:text-underline-style="solid" style:text-underline-color="font-color"/>
    </style:style>
    <style:style style:name="T37_9" style:family="text"/>
    <style:style style:name="T37_10" style:family="text">
      <style:text-properties fo:color="#1155cc" style:text-underline-style="solid" style:text-underline-color="font-color"/>
    </style:style>
    <style:style style:name="T37_11" style:family="text"/>
    <style:style style:name="T37_12" style:family="text">
      <style:text-properties fo:color="#1155cc" style:text-underline-style="solid" style:text-underline-color="font-color"/>
    </style:style>
    <style:style style:name="T37_13" style:family="text"/>
    <style:style style:name="T37_14" style:family="text">
      <style:text-properties fo:color="#1155cc" style:text-underline-style="solid" style:text-underline-color="font-color"/>
    </style:style>
    <style:style style:name="T37_15" style:family="text"/>
    <style:style style:name="T37_16" style:family="text">
      <style:text-properties fo:color="#1155cc" style:text-underline-style="solid" style:text-underline-color="font-color"/>
    </style:style>
    <style:style style:name="P38" style:family="paragraph" style:parent-style-name="Heading_20_1">
      <style:paragraph-properties fo:break-before="auto" style:writing-mode="lr-tb"/>
    </style:style>
    <style:style style:name="T38_1" style:family="text"/>
    <style:style style:name="T38_2" style:family="text"/>
    <style:style style:name="T38_3" style:family="text"/>
    <style:style style:name="P39" style:family="paragraph" style:parent-style-name="Heading_20_2">
      <style:paragraph-properties fo:break-before="auto" style:writing-mode="lr-tb"/>
    </style:style>
    <style:style style:name="T39_1" style:family="text"/>
    <style:style style:name="P40" style:family="paragraph" style:parent-style-name="Standard">
      <style:paragraph-properties fo:break-before="auto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T40_69" style:family="text"/>
    <style:style style:name="T40_70" style:family="text"/>
    <style:style style:name="T40_71" style:family="text"/>
    <style:style style:name="T40_72" style:family="text"/>
    <style:style style:name="T40_73" style:family="text"/>
    <style:style style:name="T40_74" style:family="text"/>
    <style:style style:name="T40_75" style:family="text"/>
    <style:style style:name="T40_76" style:family="text"/>
    <style:style style:name="T40_77" style:family="text"/>
    <style:style style:name="T40_78" style:family="text"/>
    <style:style style:name="T40_79" style:family="text"/>
    <style:style style:name="T40_80" style:family="text"/>
    <style:style style:name="T40_81" style:family="text"/>
    <style:style style:name="T40_82" style:family="text"/>
    <style:style style:name="P41" style:family="paragraph" style:parent-style-name="Standard">
      <style:paragraph-properties fo:break-before="auto" style:writing-mode="lr-tb"/>
    </style:style>
    <style:style style:name="T41_1" style:family="text"/>
    <style:style style:name="T41_2" style:family="text">
      <style:text-properties fo:color="#1155cc" style:text-underline-style="solid" style:text-underline-color="font-color"/>
    </style:style>
    <style:style style:name="T41_3" style:family="text"/>
    <style:style style:name="T41_4" style:family="text">
      <style:text-properties fo:color="#1155cc" style:text-underline-style="solid" style:text-underline-color="font-color"/>
    </style:style>
    <style:style style:name="T41_5" style:family="text"/>
    <style:style style:name="T41_6" style:family="text">
      <style:text-properties fo:color="#1155cc" style:text-underline-style="solid" style:text-underline-color="font-color"/>
    </style:style>
    <style:style style:name="T41_7" style:family="text"/>
    <style:style style:name="T41_8" style:family="text">
      <style:text-properties fo:color="#1155cc" style:text-underline-style="solid" style:text-underline-color="font-color"/>
    </style:style>
    <style:style style:name="T41_9" style:family="text"/>
    <style:style style:name="T41_10" style:family="text">
      <style:text-properties fo:color="#1155cc" style:text-underline-style="solid" style:text-underline-color="font-color"/>
    </style:style>
    <style:style style:name="T41_11" style:family="text"/>
    <style:style style:name="T41_12" style:family="text">
      <style:text-properties fo:color="#1155cc" style:text-underline-style="solid" style:text-underline-color="font-color"/>
    </style:style>
    <style:style style:name="T41_13" style:family="text"/>
    <style:style style:name="T41_14" style:family="text">
      <style:text-properties fo:color="#1155cc" style:text-underline-style="solid" style:text-underline-color="font-color"/>
    </style:style>
    <style:style style:name="T41_15" style:family="text"/>
    <style:style style:name="T41_16" style:family="text">
      <style:text-properties fo:color="#1155cc" style:text-underline-style="solid" style:text-underline-color="font-color"/>
    </style:style>
    <style:style style:name="P42" style:family="paragraph" style:parent-style-name="Heading_20_1">
      <style:paragraph-properties fo:break-before="auto" style:writing-mode="lr-tb"/>
    </style:style>
    <style:style style:name="T42_1" style:family="text"/>
    <style:style style:name="P43" style:family="paragraph" style:parent-style-name="Heading_20_2">
      <style:paragraph-properties fo:break-before="auto" style:writing-mode="lr-tb"/>
    </style:style>
    <style:style style:name="T43_1" style:family="text"/>
    <style:style style:name="P44" style:family="paragraph" style:parent-style-name="Standard">
      <style:paragraph-properties fo:break-before="auto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T44_49" style:family="text"/>
    <style:style style:name="T44_50" style:family="text"/>
    <style:style style:name="T44_51" style:family="text"/>
    <style:style style:name="T44_52" style:family="text"/>
    <style:style style:name="T44_53" style:family="text"/>
    <style:style style:name="T44_54" style:family="text"/>
    <style:style style:name="T44_55" style:family="text"/>
    <style:style style:name="T44_56" style:family="text"/>
    <style:style style:name="T44_57" style:family="text"/>
    <style:style style:name="T44_58" style:family="text"/>
    <style:style style:name="T44_59" style:family="text"/>
    <style:style style:name="T44_60" style:family="text"/>
    <style:style style:name="T44_61" style:family="text"/>
    <style:style style:name="T44_62" style:family="text"/>
    <style:style style:name="T44_63" style:family="text"/>
    <style:style style:name="T44_64" style:family="text"/>
    <style:style style:name="P45" style:family="paragraph" style:parent-style-name="Standard">
      <style:paragraph-properties fo:break-before="auto" style:writing-mode="lr-tb"/>
    </style:style>
    <style:style style:name="T45_1" style:family="text"/>
    <style:style style:name="T45_2" style:family="text">
      <style:text-properties fo:color="#1155cc" style:text-underline-style="solid" style:text-underline-color="font-color"/>
    </style:style>
    <style:style style:name="T45_3" style:family="text"/>
    <style:style style:name="T45_4" style:family="text">
      <style:text-properties fo:color="#1155cc" style:text-underline-style="solid" style:text-underline-color="font-color"/>
    </style:style>
    <style:style style:name="T45_5" style:family="text"/>
    <style:style style:name="T45_6" style:family="text">
      <style:text-properties fo:color="#1155cc" style:text-underline-style="solid" style:text-underline-color="font-color"/>
    </style:style>
    <style:style style:name="T45_7" style:family="text"/>
    <style:style style:name="T45_8" style:family="text">
      <style:text-properties fo:color="#1155cc" style:text-underline-style="solid" style:text-underline-color="font-color"/>
    </style:style>
    <style:style style:name="T45_9" style:family="text"/>
    <style:style style:name="T45_10" style:family="text">
      <style:text-properties fo:color="#1155cc" style:text-underline-style="solid" style:text-underline-color="font-color"/>
    </style:style>
    <style:style style:name="T45_11" style:family="text"/>
    <style:style style:name="T45_12" style:family="text">
      <style:text-properties fo:color="#1155cc" style:text-underline-style="solid" style:text-underline-color="font-color"/>
    </style:style>
    <style:style style:name="T45_13" style:family="text"/>
    <style:style style:name="T45_14" style:family="text">
      <style:text-properties fo:color="#1155cc" style:text-underline-style="solid" style:text-underline-color="font-color"/>
    </style:style>
    <style:style style:name="T45_15" style:family="text"/>
    <style:style style:name="T45_16" style:family="text">
      <style:text-properties fo:color="#1155cc" style:text-underline-style="solid" style:text-underline-color="font-color"/>
    </style:style>
    <style:style style:name="P46" style:family="paragraph" style:parent-style-name="Heading_20_2">
      <style:paragraph-properties fo:break-before="auto" style:writing-mode="lr-tb"/>
    </style:style>
    <style:style style:name="T46_1" style:family="text"/>
    <style:style style:name="P47" style:family="paragraph" style:parent-style-name="Standard">
      <style:paragraph-properties fo:break-before="auto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P48" style:family="paragraph" style:parent-style-name="Standard">
      <style:paragraph-properties fo:break-before="auto" style:writing-mode="lr-tb"/>
    </style:style>
    <style:style style:name="T48_1" style:family="text"/>
    <style:style style:name="T48_2" style:family="text">
      <style:text-properties fo:color="#1155cc" style:text-underline-style="solid" style:text-underline-color="font-color"/>
    </style:style>
    <style:style style:name="T48_3" style:family="text"/>
    <style:style style:name="T48_4" style:family="text">
      <style:text-properties fo:color="#1155cc" style:text-underline-style="solid" style:text-underline-color="font-color"/>
    </style:style>
    <style:style style:name="T48_5" style:family="text"/>
    <style:style style:name="T48_6" style:family="text">
      <style:text-properties fo:color="#1155cc" style:text-underline-style="solid" style:text-underline-color="font-color"/>
    </style:style>
    <style:style style:name="T48_7" style:family="text"/>
    <style:style style:name="T48_8" style:family="text">
      <style:text-properties fo:color="#1155cc" style:text-underline-style="solid" style:text-underline-color="font-color"/>
    </style:style>
    <style:style style:name="T48_9" style:family="text"/>
    <style:style style:name="T48_10" style:family="text">
      <style:text-properties fo:color="#1155cc" style:text-underline-style="solid" style:text-underline-color="font-color"/>
    </style:style>
    <style:style style:name="T48_11" style:family="text"/>
    <style:style style:name="T48_12" style:family="text">
      <style:text-properties fo:color="#1155cc" style:text-underline-style="solid" style:text-underline-color="font-color"/>
    </style:style>
    <style:style style:name="T48_13" style:family="text"/>
    <style:style style:name="T48_14" style:family="text">
      <style:text-properties fo:color="#1155cc" style:text-underline-style="solid" style:text-underline-color="font-color"/>
    </style:style>
    <style:style style:name="T48_15" style:family="text"/>
    <style:style style:name="T48_16" style:family="text">
      <style:text-properties fo:color="#1155cc" style:text-underline-style="solid" style:text-underline-color="font-color"/>
    </style:style>
    <style:style style:name="T48_17" style:family="text"/>
    <style:style style:name="T48_18" style:family="text">
      <style:text-properties fo:color="#1155cc" style:text-underline-style="solid" style:text-underline-color="font-color"/>
    </style:style>
    <style:style style:name="T48_19" style:family="text"/>
    <style:style style:name="T48_20" style:family="text">
      <style:text-properties fo:color="#1155cc" style:text-underline-style="solid" style:text-underline-color="font-color"/>
    </style:style>
    <style:style style:name="T48_21" style:family="text"/>
    <style:style style:name="T48_22" style:family="text">
      <style:text-properties fo:color="#1155cc" style:text-underline-style="solid" style:text-underline-color="font-color"/>
    </style:style>
    <style:style style:name="T48_23" style:family="text"/>
    <style:style style:name="T48_24" style:family="text">
      <style:text-properties fo:color="#1155cc" style:text-underline-style="solid" style:text-underline-color="font-color"/>
    </style:style>
    <style:style style:name="T48_25" style:family="text"/>
    <style:style style:name="T48_26" style:family="text">
      <style:text-properties fo:color="#1155cc" style:text-underline-style="solid" style:text-underline-color="font-color"/>
    </style:style>
    <style:style style:name="P49" style:family="paragraph" style:parent-style-name="Heading_20_1">
      <style:paragraph-properties fo:break-before="auto" style:writing-mode="lr-tb"/>
    </style:style>
    <style:style style:name="P50" style:family="paragraph" style:parent-style-name="Heading_20_1">
      <style:paragraph-properties fo:break-before="auto" style:writing-mode="lr-tb"/>
    </style:style>
    <style:style style:name="P51" style:family="paragraph" style:parent-style-name="Heading_20_1">
      <style:paragraph-properties fo:break-before="auto" style:writing-mode="lr-tb"/>
    </style:style>
    <style:style style:name="T51_1" style:family="text"/>
    <style:style style:name="T51_2" style:family="text"/>
    <style:style style:name="T51_3" style:family="text"/>
    <style:style style:name="P52" style:family="paragraph" style:parent-style-name="Heading_20_2">
      <style:paragraph-properties fo:break-before="auto" style:writing-mode="lr-tb"/>
    </style:style>
    <style:style style:name="T52_1" style:family="text"/>
    <style:style style:name="T52_2" style:family="text"/>
    <style:style style:name="P53" style:family="paragraph" style:parent-style-name="Standard">
      <style:paragraph-properties fo:break-before="auto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T53_60" style:family="text"/>
    <style:style style:name="T53_61" style:family="text"/>
    <style:style style:name="T53_62" style:family="text"/>
    <style:style style:name="T53_63" style:family="text"/>
    <style:style style:name="T53_64" style:family="text"/>
    <style:style style:name="T53_65" style:family="text"/>
    <style:style style:name="T53_66" style:family="text"/>
    <style:style style:name="T53_67" style:family="text"/>
    <style:style style:name="T53_68" style:family="text"/>
    <style:style style:name="T53_69" style:family="text"/>
    <style:style style:name="T53_70" style:family="text"/>
    <style:style style:name="T53_71" style:family="text"/>
    <style:style style:name="T53_72" style:family="text"/>
    <style:style style:name="T53_73" style:family="text"/>
    <style:style style:name="T53_74" style:family="text"/>
    <style:style style:name="T53_75" style:family="text"/>
    <style:style style:name="T53_76" style:family="text"/>
    <style:style style:name="T53_77" style:family="text"/>
    <style:style style:name="T53_78" style:family="text"/>
    <style:style style:name="T53_79" style:family="text"/>
    <style:style style:name="T53_80" style:family="text"/>
    <style:style style:name="T53_81" style:family="text"/>
    <style:style style:name="T53_82" style:family="text"/>
    <style:style style:name="T53_83" style:family="text"/>
    <style:style style:name="T53_84" style:family="text"/>
    <style:style style:name="T53_85" style:family="text"/>
    <style:style style:name="T53_86" style:family="text"/>
    <style:style style:name="T53_87" style:family="text"/>
    <style:style style:name="T53_88" style:family="text"/>
    <style:style style:name="T53_89" style:family="text"/>
    <style:style style:name="T53_90" style:family="text"/>
    <style:style style:name="T53_91" style:family="text"/>
    <style:style style:name="T53_92" style:family="text"/>
    <style:style style:name="T53_93" style:family="text"/>
    <style:style style:name="T53_94" style:family="text"/>
    <style:style style:name="T53_95" style:family="text"/>
    <style:style style:name="T53_96" style:family="text"/>
    <style:style style:name="T53_97" style:family="text"/>
    <style:style style:name="T53_98" style:family="text"/>
    <style:style style:name="T53_99" style:family="text"/>
    <style:style style:name="T53_100" style:family="text"/>
    <style:style style:name="T53_101" style:family="text"/>
    <style:style style:name="T53_102" style:family="text"/>
    <style:style style:name="T53_103" style:family="text"/>
    <style:style style:name="T53_104" style:family="text"/>
    <style:style style:name="T53_105" style:family="text"/>
    <style:style style:name="T53_106" style:family="text"/>
    <style:style style:name="T53_107" style:family="text"/>
    <style:style style:name="T53_108" style:family="text"/>
    <style:style style:name="T53_109" style:family="text"/>
    <style:style style:name="T53_110" style:family="text"/>
    <style:style style:name="T53_111" style:family="text"/>
    <style:style style:name="T53_112" style:family="text"/>
    <style:style style:name="T53_113" style:family="text"/>
    <style:style style:name="T53_114" style:family="text"/>
    <style:style style:name="T53_115" style:family="text"/>
    <style:style style:name="T53_116" style:family="text"/>
    <style:style style:name="T53_117" style:family="text"/>
    <style:style style:name="T53_118" style:family="text"/>
    <style:style style:name="T53_119" style:family="text"/>
    <style:style style:name="T53_120" style:family="text"/>
    <style:style style:name="T53_121" style:family="text"/>
    <style:style style:name="T53_122" style:family="text"/>
    <style:style style:name="T53_123" style:family="text"/>
    <style:style style:name="T53_124" style:family="text"/>
    <style:style style:name="T53_125" style:family="text"/>
    <style:style style:name="T53_126" style:family="text"/>
    <style:style style:name="T53_127" style:family="text"/>
    <style:style style:name="T53_128" style:family="text"/>
    <style:style style:name="T53_129" style:family="text"/>
    <style:style style:name="T53_130" style:family="text"/>
    <style:style style:name="T53_131" style:family="text"/>
    <style:style style:name="T53_132" style:family="text"/>
    <style:style style:name="T53_133" style:family="text"/>
    <style:style style:name="T53_134" style:family="text"/>
    <style:style style:name="T53_135" style:family="text"/>
    <style:style style:name="T53_136" style:family="text"/>
    <style:style style:name="T53_137" style:family="text"/>
    <style:style style:name="T53_138" style:family="text"/>
    <style:style style:name="T53_139" style:family="text"/>
    <style:style style:name="T53_140" style:family="text"/>
    <style:style style:name="T53_141" style:family="text"/>
    <style:style style:name="T53_142" style:family="text"/>
    <style:style style:name="T53_143" style:family="text"/>
    <style:style style:name="T53_144" style:family="text"/>
    <style:style style:name="T53_145" style:family="text"/>
    <style:style style:name="T53_146" style:family="text"/>
    <style:style style:name="T53_147" style:family="text"/>
    <style:style style:name="T53_148" style:family="text"/>
    <style:style style:name="T53_149" style:family="text"/>
    <style:style style:name="T53_150" style:family="text"/>
    <style:style style:name="T53_151" style:family="text"/>
    <style:style style:name="T53_152" style:family="text"/>
    <style:style style:name="T53_153" style:family="text"/>
    <style:style style:name="T53_154" style:family="text"/>
    <style:style style:name="T53_155" style:family="text"/>
    <style:style style:name="T53_156" style:family="text"/>
    <style:style style:name="T53_157" style:family="text"/>
    <style:style style:name="T53_158" style:family="text"/>
    <style:style style:name="T53_159" style:family="text"/>
    <style:style style:name="T53_160" style:family="text"/>
    <style:style style:name="T53_161" style:family="text"/>
    <style:style style:name="T53_162" style:family="text"/>
    <style:style style:name="T53_163" style:family="text"/>
    <style:style style:name="P54" style:family="paragraph" style:parent-style-name="Standard">
      <style:paragraph-properties fo:break-before="auto" style:writing-mode="lr-tb"/>
    </style:style>
    <style:style style:name="T54_1" style:family="text"/>
    <style:style style:name="T54_2" style:family="text">
      <style:text-properties fo:color="#1155cc" style:text-underline-style="solid" style:text-underline-color="font-color"/>
    </style:style>
    <style:style style:name="T54_3" style:family="text"/>
    <style:style style:name="T54_4" style:family="text">
      <style:text-properties fo:color="#1155cc" style:text-underline-style="solid" style:text-underline-color="font-color"/>
    </style:style>
    <style:style style:name="T54_5" style:family="text"/>
    <style:style style:name="T54_6" style:family="text">
      <style:text-properties fo:color="#1155cc" style:text-underline-style="solid" style:text-underline-color="font-color"/>
    </style:style>
    <style:style style:name="T54_7" style:family="text"/>
    <style:style style:name="T54_8" style:family="text">
      <style:text-properties fo:color="#1155cc" style:text-underline-style="solid" style:text-underline-color="font-color"/>
    </style:style>
    <style:style style:name="T54_9" style:family="text"/>
    <style:style style:name="T54_10" style:family="text">
      <style:text-properties fo:color="#1155cc" style:text-underline-style="solid" style:text-underline-color="font-color"/>
    </style:style>
    <style:style style:name="T54_11" style:family="text"/>
    <style:style style:name="T54_12" style:family="text">
      <style:text-properties fo:color="#1155cc" style:text-underline-style="solid" style:text-underline-color="font-color"/>
    </style:style>
    <style:style style:name="P55" style:family="paragraph" style:parent-style-name="Heading_20_2">
      <style:paragraph-properties fo:break-before="auto" style:writing-mode="lr-tb"/>
    </style:style>
    <style:style style:name="T55_1" style:family="text"/>
    <style:style style:name="P56" style:family="paragraph" style:parent-style-name="Standard">
      <style:paragraph-properties fo:break-before="auto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/>
    <style:style style:name="T56_56" style:family="text"/>
    <style:style style:name="T56_57" style:family="text"/>
    <style:style style:name="T56_58" style:family="text"/>
    <style:style style:name="T56_59" style:family="text"/>
    <style:style style:name="T56_60" style:family="text"/>
    <style:style style:name="T56_61" style:family="text"/>
    <style:style style:name="T56_62" style:family="text"/>
    <style:style style:name="T56_63" style:family="text"/>
    <style:style style:name="T56_64" style:family="text"/>
    <style:style style:name="T56_65" style:family="text"/>
    <style:style style:name="T56_66" style:family="text"/>
    <style:style style:name="T56_67" style:family="text"/>
    <style:style style:name="T56_68" style:family="text"/>
    <style:style style:name="T56_69" style:family="text"/>
    <style:style style:name="T56_70" style:family="text"/>
    <style:style style:name="T56_71" style:family="text"/>
    <style:style style:name="T56_72" style:family="text"/>
    <style:style style:name="T56_73" style:family="text"/>
    <style:style style:name="T56_74" style:family="text"/>
    <style:style style:name="T56_75" style:family="text"/>
    <style:style style:name="T56_76" style:family="text"/>
    <style:style style:name="T56_77" style:family="text"/>
    <style:style style:name="T56_78" style:family="text"/>
    <style:style style:name="T56_79" style:family="text"/>
    <style:style style:name="T56_80" style:family="text"/>
    <style:style style:name="T56_81" style:family="text"/>
    <style:style style:name="T56_82" style:family="text"/>
    <style:style style:name="T56_83" style:family="text"/>
    <style:style style:name="T56_84" style:family="text"/>
    <style:style style:name="T56_85" style:family="text"/>
    <style:style style:name="T56_86" style:family="text"/>
    <style:style style:name="T56_87" style:family="text"/>
    <style:style style:name="T56_88" style:family="text"/>
    <style:style style:name="T56_89" style:family="text"/>
    <style:style style:name="T56_90" style:family="text"/>
    <style:style style:name="T56_91" style:family="text"/>
    <style:style style:name="T56_92" style:family="text"/>
    <style:style style:name="T56_93" style:family="text"/>
    <style:style style:name="T56_94" style:family="text"/>
    <style:style style:name="T56_95" style:family="text"/>
    <style:style style:name="T56_96" style:family="text"/>
    <style:style style:name="T56_97" style:family="text"/>
    <style:style style:name="T56_98" style:family="text"/>
    <style:style style:name="T56_99" style:family="text"/>
    <style:style style:name="T56_100" style:family="text"/>
    <style:style style:name="T56_101" style:family="text"/>
    <style:style style:name="T56_102" style:family="text"/>
    <style:style style:name="T56_103" style:family="text"/>
    <style:style style:name="T56_104" style:family="text"/>
    <style:style style:name="T56_105" style:family="text"/>
    <style:style style:name="T56_106" style:family="text"/>
    <style:style style:name="T56_107" style:family="text"/>
    <style:style style:name="T56_108" style:family="text"/>
    <style:style style:name="T56_109" style:family="text"/>
    <style:style style:name="T56_110" style:family="text"/>
    <style:style style:name="T56_111" style:family="text"/>
    <style:style style:name="T56_112" style:family="text"/>
    <style:style style:name="T56_113" style:family="text"/>
    <style:style style:name="T56_114" style:family="text"/>
    <style:style style:name="T56_115" style:family="text"/>
    <style:style style:name="T56_116" style:family="text"/>
    <style:style style:name="T56_117" style:family="text"/>
    <style:style style:name="T56_118" style:family="text"/>
    <style:style style:name="T56_119" style:family="text"/>
    <style:style style:name="T56_120" style:family="text"/>
    <style:style style:name="T56_121" style:family="text"/>
    <style:style style:name="T56_122" style:family="text"/>
    <style:style style:name="T56_123" style:family="text"/>
    <style:style style:name="T56_124" style:family="text"/>
    <style:style style:name="T56_125" style:family="text"/>
    <style:style style:name="T56_126" style:family="text"/>
    <style:style style:name="T56_127" style:family="text"/>
    <style:style style:name="T56_128" style:family="text"/>
    <style:style style:name="T56_129" style:family="text"/>
    <style:style style:name="T56_130" style:family="text"/>
    <style:style style:name="T56_131" style:family="text"/>
    <style:style style:name="T56_132" style:family="text"/>
    <style:style style:name="T56_133" style:family="text"/>
    <style:style style:name="T56_134" style:family="text"/>
    <style:style style:name="T56_135" style:family="text"/>
    <style:style style:name="T56_136" style:family="text"/>
    <style:style style:name="T56_137" style:family="text"/>
    <style:style style:name="T56_138" style:family="text"/>
    <style:style style:name="T56_139" style:family="text"/>
    <style:style style:name="T56_140" style:family="text"/>
    <style:style style:name="T56_141" style:family="text"/>
    <style:style style:name="T56_142" style:family="text"/>
    <style:style style:name="T56_143" style:family="text"/>
    <style:style style:name="T56_144" style:family="text"/>
    <style:style style:name="T56_145" style:family="text"/>
    <style:style style:name="T56_146" style:family="text"/>
    <style:style style:name="T56_147" style:family="text"/>
    <style:style style:name="T56_148" style:family="text"/>
    <style:style style:name="T56_149" style:family="text"/>
    <style:style style:name="T56_150" style:family="text"/>
    <style:style style:name="T56_151" style:family="text"/>
    <style:style style:name="T56_152" style:family="text"/>
    <style:style style:name="T56_153" style:family="text"/>
    <style:style style:name="T56_154" style:family="text"/>
    <style:style style:name="P57" style:family="paragraph" style:parent-style-name="Standard">
      <style:paragraph-properties fo:break-before="auto" style:writing-mode="lr-tb"/>
    </style:style>
    <style:style style:name="T57_1" style:family="text"/>
    <style:style style:name="T57_2" style:family="text">
      <style:text-properties fo:color="#1155cc" style:text-underline-style="solid" style:text-underline-color="font-color"/>
    </style:style>
    <style:style style:name="T57_3" style:family="text"/>
    <style:style style:name="T57_4" style:family="text">
      <style:text-properties fo:color="#1155cc" style:text-underline-style="solid" style:text-underline-color="font-color"/>
    </style:style>
    <style:style style:name="T57_5" style:family="text"/>
    <style:style style:name="T57_6" style:family="text">
      <style:text-properties fo:color="#1155cc" style:text-underline-style="solid" style:text-underline-color="font-color"/>
    </style:style>
    <style:style style:name="T57_7" style:family="text"/>
    <style:style style:name="T57_8" style:family="text">
      <style:text-properties fo:color="#1155cc" style:text-underline-style="solid" style:text-underline-color="font-color"/>
    </style:style>
    <style:style style:name="T57_9" style:family="text"/>
    <style:style style:name="T57_10" style:family="text">
      <style:text-properties fo:color="#1155cc" style:text-underline-style="solid" style:text-underline-color="font-color"/>
    </style:style>
    <style:style style:name="T57_11" style:family="text"/>
    <style:style style:name="T57_12" style:family="text">
      <style:text-properties fo:color="#1155cc" style:text-underline-style="solid" style:text-underline-color="font-color"/>
    </style:style>
    <style:style style:name="P58" style:family="paragraph" style:parent-style-name="Heading_20_1">
      <style:paragraph-properties fo:break-before="auto" style:writing-mode="lr-tb"/>
    </style:style>
    <style:style style:name="T58_1" style:family="text"/>
    <style:style style:name="T58_2" style:family="text"/>
    <style:style style:name="T58_3" style:family="text"/>
    <style:style style:name="P59" style:family="paragraph" style:parent-style-name="Heading_20_1">
      <style:paragraph-properties fo:break-before="auto" style:writing-mode="lr-tb"/>
    </style:style>
    <style:style style:name="T59_1" style:family="text">
      <style:text-properties fo:font-size="14pt" style:font-size-asian="14pt" style:font-size-complex="14pt"/>
    </style:style>
    <style:style style:name="T59_2" style:family="text">
      <style:text-properties fo:font-size="14pt" style:font-size-asian="14pt" style:font-size-complex="14pt"/>
    </style:style>
    <style:style style:name="T59_3" style:family="text">
      <style:text-properties fo:font-size="14pt" style:font-size-asian="14pt" style:font-size-complex="14pt"/>
    </style:style>
    <style:style style:name="T59_4" style:family="text">
      <style:text-properties fo:font-size="14pt" style:font-size-asian="14pt" style:font-size-complex="14pt"/>
    </style:style>
    <style:style style:name="P60" style:family="paragraph" style:parent-style-name="Standard">
      <style:paragraph-properties fo:break-before="auto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/>
    <style:style style:name="T60_56" style:family="text"/>
    <style:style style:name="T60_57" style:family="text"/>
    <style:style style:name="T60_58" style:family="text"/>
    <style:style style:name="T60_59" style:family="text"/>
    <style:style style:name="T60_60" style:family="text"/>
    <style:style style:name="T60_61" style:family="text"/>
    <style:style style:name="T60_62" style:family="text"/>
    <style:style style:name="T60_63" style:family="text"/>
    <style:style style:name="T60_64" style:family="text"/>
    <style:style style:name="T60_65" style:family="text"/>
    <style:style style:name="T60_66" style:family="text"/>
    <style:style style:name="T60_67" style:family="text"/>
    <style:style style:name="T60_68" style:family="text"/>
    <style:style style:name="T60_69" style:family="text"/>
    <style:style style:name="T60_70" style:family="text"/>
    <style:style style:name="T60_71" style:family="text"/>
    <style:style style:name="T60_72" style:family="text"/>
    <style:style style:name="T60_73" style:family="text"/>
    <style:style style:name="T60_74" style:family="text"/>
    <style:style style:name="T60_75" style:family="text"/>
    <style:style style:name="T60_76" style:family="text"/>
    <style:style style:name="T60_77" style:family="text"/>
    <style:style style:name="T60_78" style:family="text"/>
    <style:style style:name="T60_79" style:family="text"/>
    <style:style style:name="T60_80" style:family="text"/>
    <style:style style:name="T60_81" style:family="text"/>
    <style:style style:name="T60_82" style:family="text"/>
    <style:style style:name="T60_83" style:family="text"/>
    <style:style style:name="T60_84" style:family="text"/>
    <style:style style:name="T60_85" style:family="text"/>
    <style:style style:name="T60_86" style:family="text"/>
    <style:style style:name="T60_87" style:family="text"/>
    <style:style style:name="T60_88" style:family="text"/>
    <style:style style:name="T60_89" style:family="text"/>
    <style:style style:name="T60_90" style:family="text"/>
    <style:style style:name="T60_91" style:family="text"/>
    <style:style style:name="T60_92" style:family="text"/>
    <style:style style:name="T60_93" style:family="text"/>
    <style:style style:name="T60_94" style:family="text"/>
    <style:style style:name="T60_95" style:family="text"/>
    <style:style style:name="T60_96" style:family="text"/>
    <style:style style:name="T60_97" style:family="text"/>
    <style:style style:name="T60_98" style:family="text"/>
    <style:style style:name="T60_99" style:family="text"/>
    <style:style style:name="T60_100" style:family="text"/>
    <style:style style:name="T60_101" style:family="text"/>
    <style:style style:name="T60_102" style:family="text"/>
    <style:style style:name="T60_103" style:family="text"/>
    <style:style style:name="T60_104" style:family="text"/>
    <style:style style:name="T60_105" style:family="text"/>
    <style:style style:name="T60_106" style:family="text"/>
    <style:style style:name="T60_107" style:family="text"/>
    <style:style style:name="T60_108" style:family="text"/>
    <style:style style:name="T60_109" style:family="text"/>
    <style:style style:name="T60_110" style:family="text"/>
    <style:style style:name="T60_111" style:family="text"/>
    <style:style style:name="T60_112" style:family="text"/>
    <style:style style:name="T60_113" style:family="text"/>
    <style:style style:name="T60_114" style:family="text"/>
    <style:style style:name="T60_115" style:family="text"/>
    <style:style style:name="T60_116" style:family="text"/>
    <style:style style:name="T60_117" style:family="text"/>
    <style:style style:name="T60_118" style:family="text"/>
    <style:style style:name="T60_119" style:family="text"/>
    <style:style style:name="T60_120" style:family="text"/>
    <style:style style:name="T60_121" style:family="text"/>
    <style:style style:name="T60_122" style:family="text"/>
    <style:style style:name="T60_123" style:family="text"/>
    <style:style style:name="T60_124" style:family="text"/>
    <style:style style:name="T60_125" style:family="text"/>
    <style:style style:name="T60_126" style:family="text"/>
    <style:style style:name="T60_127" style:family="text"/>
    <style:style style:name="T60_128" style:family="text"/>
    <style:style style:name="T60_129" style:family="text"/>
    <style:style style:name="T60_130" style:family="text"/>
    <style:style style:name="T60_131" style:family="text"/>
    <style:style style:name="T60_132" style:family="text"/>
    <style:style style:name="T60_133" style:family="text"/>
    <style:style style:name="T60_134" style:family="text"/>
    <style:style style:name="T60_135" style:family="text"/>
    <style:style style:name="T60_136" style:family="text"/>
    <style:style style:name="T60_137" style:family="text"/>
    <style:style style:name="T60_138" style:family="text"/>
    <style:style style:name="T60_139" style:family="text"/>
    <style:style style:name="T60_140" style:family="text"/>
    <style:style style:name="T60_141" style:family="text"/>
    <style:style style:name="T60_142" style:family="text"/>
    <style:style style:name="T60_143" style:family="text"/>
    <style:style style:name="T60_144" style:family="text"/>
    <style:style style:name="T60_145" style:family="text"/>
    <style:style style:name="T60_146" style:family="text"/>
    <style:style style:name="T60_147" style:family="text"/>
    <style:style style:name="T60_148" style:family="text"/>
    <style:style style:name="T60_149" style:family="text"/>
    <style:style style:name="T60_150" style:family="text"/>
    <style:style style:name="T60_151" style:family="text"/>
    <style:style style:name="T60_152" style:family="text"/>
    <style:style style:name="T60_153" style:family="text"/>
    <style:style style:name="T60_154" style:family="text"/>
    <style:style style:name="T60_155" style:family="text"/>
    <style:style style:name="P61" style:family="paragraph" style:parent-style-name="Standard">
      <style:paragraph-properties fo:break-before="auto" style:writing-mode="lr-tb"/>
    </style:style>
    <style:style style:name="T61_1" style:family="text"/>
    <style:style style:name="T61_2" style:family="text">
      <style:text-properties fo:color="#1155cc" style:text-underline-style="solid" style:text-underline-color="font-color"/>
    </style:style>
    <style:style style:name="T61_3" style:family="text"/>
    <style:style style:name="T61_4" style:family="text">
      <style:text-properties fo:color="#1155cc" style:text-underline-style="solid" style:text-underline-color="font-color"/>
    </style:style>
    <style:style style:name="T61_5" style:family="text"/>
    <style:style style:name="T61_6" style:family="text">
      <style:text-properties fo:color="#1155cc" style:text-underline-style="solid" style:text-underline-color="font-color"/>
    </style:style>
    <style:style style:name="T61_7" style:family="text"/>
    <style:style style:name="T61_8" style:family="text">
      <style:text-properties fo:color="#1155cc" style:text-underline-style="solid" style:text-underline-color="font-color"/>
    </style:style>
    <style:style style:name="T61_9" style:family="text"/>
    <style:style style:name="T61_10" style:family="text">
      <style:text-properties fo:color="#1155cc" style:text-underline-style="solid" style:text-underline-color="font-color"/>
    </style:style>
    <style:style style:name="T61_11" style:family="text"/>
    <style:style style:name="T61_12" style:family="text">
      <style:text-properties fo:color="#1155cc" style:text-underline-style="solid" style:text-underline-color="font-color"/>
    </style:style>
    <style:style style:name="P62" style:family="paragraph" style:parent-style-name="Heading_20_2">
      <style:paragraph-properties fo:break-before="auto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P63" style:family="paragraph" style:parent-style-name="Standard">
      <style:paragraph-properties fo:break-before="auto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T63_51" style:family="text"/>
    <style:style style:name="T63_52" style:family="text"/>
    <style:style style:name="T63_53" style:family="text"/>
    <style:style style:name="T63_54" style:family="text"/>
    <style:style style:name="T63_55" style:family="text"/>
    <style:style style:name="T63_56" style:family="text"/>
    <style:style style:name="T63_57" style:family="text"/>
    <style:style style:name="T63_58" style:family="text"/>
    <style:style style:name="T63_59" style:family="text"/>
    <style:style style:name="T63_60" style:family="text"/>
    <style:style style:name="T63_61" style:family="text"/>
    <style:style style:name="T63_62" style:family="text"/>
    <style:style style:name="T63_63" style:family="text"/>
    <style:style style:name="T63_64" style:family="text"/>
    <style:style style:name="T63_65" style:family="text"/>
    <style:style style:name="T63_66" style:family="text"/>
    <style:style style:name="T63_67" style:family="text"/>
    <style:style style:name="T63_68" style:family="text"/>
    <style:style style:name="T63_69" style:family="text"/>
    <style:style style:name="T63_70" style:family="text"/>
    <style:style style:name="T63_71" style:family="text"/>
    <style:style style:name="T63_72" style:family="text"/>
    <style:style style:name="T63_73" style:family="text"/>
    <style:style style:name="T63_74" style:family="text"/>
    <style:style style:name="T63_75" style:family="text"/>
    <style:style style:name="T63_76" style:family="text"/>
    <style:style style:name="T63_77" style:family="text"/>
    <style:style style:name="T63_78" style:family="text"/>
    <style:style style:name="T63_79" style:family="text"/>
    <style:style style:name="T63_80" style:family="text"/>
    <style:style style:name="T63_81" style:family="text"/>
    <style:style style:name="T63_82" style:family="text"/>
    <style:style style:name="T63_83" style:family="text"/>
    <style:style style:name="T63_84" style:family="text"/>
    <style:style style:name="T63_85" style:family="text"/>
    <style:style style:name="T63_86" style:family="text"/>
    <style:style style:name="T63_87" style:family="text"/>
    <style:style style:name="T63_88" style:family="text"/>
    <style:style style:name="T63_89" style:family="text"/>
    <style:style style:name="T63_90" style:family="text"/>
    <style:style style:name="T63_91" style:family="text"/>
    <style:style style:name="T63_92" style:family="text"/>
    <style:style style:name="T63_93" style:family="text"/>
    <style:style style:name="T63_94" style:family="text"/>
    <style:style style:name="T63_95" style:family="text"/>
    <style:style style:name="T63_96" style:family="text"/>
    <style:style style:name="T63_97" style:family="text"/>
    <style:style style:name="T63_98" style:family="text"/>
    <style:style style:name="T63_99" style:family="text"/>
    <style:style style:name="T63_100" style:family="text"/>
    <style:style style:name="T63_101" style:family="text"/>
    <style:style style:name="T63_102" style:family="text"/>
    <style:style style:name="T63_103" style:family="text"/>
    <style:style style:name="T63_104" style:family="text"/>
    <style:style style:name="T63_105" style:family="text"/>
    <style:style style:name="T63_106" style:family="text"/>
    <style:style style:name="T63_107" style:family="text"/>
    <style:style style:name="T63_108" style:family="text"/>
    <style:style style:name="T63_109" style:family="text"/>
    <style:style style:name="T63_110" style:family="text"/>
    <style:style style:name="T63_111" style:family="text"/>
    <style:style style:name="T63_112" style:family="text"/>
    <style:style style:name="T63_113" style:family="text"/>
    <style:style style:name="T63_114" style:family="text"/>
    <style:style style:name="T63_115" style:family="text"/>
    <style:style style:name="T63_116" style:family="text"/>
    <style:style style:name="T63_117" style:family="text"/>
    <style:style style:name="T63_118" style:family="text"/>
    <style:style style:name="T63_119" style:family="text"/>
    <style:style style:name="T63_120" style:family="text"/>
    <style:style style:name="T63_121" style:family="text"/>
    <style:style style:name="T63_122" style:family="text"/>
    <style:style style:name="T63_123" style:family="text"/>
    <style:style style:name="T63_124" style:family="text"/>
    <style:style style:name="T63_125" style:family="text"/>
    <style:style style:name="T63_126" style:family="text"/>
    <style:style style:name="T63_127" style:family="text"/>
    <style:style style:name="T63_128" style:family="text"/>
    <style:style style:name="T63_129" style:family="text"/>
    <style:style style:name="T63_130" style:family="text"/>
    <style:style style:name="T63_131" style:family="text"/>
    <style:style style:name="T63_132" style:family="text"/>
    <style:style style:name="T63_133" style:family="text"/>
    <style:style style:name="T63_134" style:family="text"/>
    <style:style style:name="T63_135" style:family="text"/>
    <style:style style:name="T63_136" style:family="text"/>
    <style:style style:name="T63_137" style:family="text"/>
    <style:style style:name="T63_138" style:family="text"/>
    <style:style style:name="T63_139" style:family="text"/>
    <style:style style:name="T63_140" style:family="text"/>
    <style:style style:name="T63_141" style:family="text"/>
    <style:style style:name="T63_142" style:family="text"/>
    <style:style style:name="T63_143" style:family="text"/>
    <style:style style:name="T63_144" style:family="text"/>
    <style:style style:name="T63_145" style:family="text"/>
    <style:style style:name="T63_146" style:family="text"/>
    <style:style style:name="T63_147" style:family="text"/>
    <style:style style:name="T63_148" style:family="text"/>
    <style:style style:name="T63_149" style:family="text"/>
    <style:style style:name="T63_150" style:family="text"/>
    <style:style style:name="T63_151" style:family="text"/>
    <style:style style:name="T63_152" style:family="text"/>
    <style:style style:name="T63_153" style:family="text"/>
    <style:style style:name="T63_154" style:family="text"/>
    <style:style style:name="T63_155" style:family="text"/>
    <style:style style:name="T63_156" style:family="text"/>
    <style:style style:name="T63_157" style:family="text"/>
    <style:style style:name="T63_158" style:family="text"/>
    <style:style style:name="T63_159" style:family="text"/>
    <style:style style:name="T63_160" style:family="text"/>
    <style:style style:name="T63_161" style:family="text"/>
    <style:style style:name="T63_162" style:family="text"/>
    <style:style style:name="T63_163" style:family="text"/>
    <style:style style:name="T63_164" style:family="text"/>
    <style:style style:name="T63_165" style:family="text"/>
    <style:style style:name="T63_166" style:family="text"/>
    <style:style style:name="T63_167" style:family="text"/>
    <style:style style:name="T63_168" style:family="text"/>
    <style:style style:name="T63_169" style:family="text"/>
    <style:style style:name="T63_170" style:family="text"/>
    <style:style style:name="T63_171" style:family="text"/>
    <style:style style:name="T63_172" style:family="text"/>
    <style:style style:name="T63_173" style:family="text"/>
    <style:style style:name="T63_174" style:family="text"/>
    <style:style style:name="T63_175" style:family="text"/>
    <style:style style:name="T63_176" style:family="text"/>
    <style:style style:name="T63_177" style:family="text"/>
    <style:style style:name="T63_178" style:family="text"/>
    <style:style style:name="T63_179" style:family="text"/>
    <style:style style:name="T63_180" style:family="text"/>
    <style:style style:name="P64" style:family="paragraph" style:parent-style-name="Standard">
      <style:paragraph-properties fo:break-before="auto" style:writing-mode="lr-tb"/>
    </style:style>
    <style:style style:name="T64_1" style:family="text"/>
    <style:style style:name="T64_2" style:family="text">
      <style:text-properties fo:color="#1155cc" style:text-underline-style="solid" style:text-underline-color="font-color"/>
    </style:style>
    <style:style style:name="T64_3" style:family="text"/>
    <style:style style:name="T64_4" style:family="text">
      <style:text-properties fo:color="#1155cc" style:text-underline-style="solid" style:text-underline-color="font-color"/>
    </style:style>
    <style:style style:name="T64_5" style:family="text"/>
    <style:style style:name="T64_6" style:family="text">
      <style:text-properties fo:color="#1155cc" style:text-underline-style="solid" style:text-underline-color="font-color"/>
    </style:style>
    <style:style style:name="T64_7" style:family="text"/>
    <style:style style:name="T64_8" style:family="text">
      <style:text-properties fo:color="#1155cc" style:text-underline-style="solid" style:text-underline-color="font-color"/>
    </style:style>
    <style:style style:name="T64_9" style:family="text"/>
    <style:style style:name="T64_10" style:family="text">
      <style:text-properties fo:color="#1155cc" style:text-underline-style="solid" style:text-underline-color="font-color"/>
    </style:style>
    <style:style style:name="T64_11" style:family="text"/>
    <style:style style:name="T64_12" style:family="text">
      <style:text-properties fo:color="#1155cc" style:text-underline-style="solid" style:text-underline-color="font-color"/>
    </style:style>
    <style:style style:name="T64_13" style:family="text"/>
    <style:style style:name="T64_14" style:family="text">
      <style:text-properties fo:color="#1155cc" style:text-underline-style="solid" style:text-underline-color="font-color"/>
    </style:style>
    <style:style style:name="T64_15" style:family="text"/>
    <style:style style:name="T64_16" style:family="text">
      <style:text-properties fo:color="#1155cc" style:text-underline-style="solid" style:text-underline-color="font-color"/>
    </style:style>
    <style:style style:name="T64_17" style:family="text"/>
    <style:style style:name="T64_18" style:family="text">
      <style:text-properties fo:color="#1155cc" style:text-underline-style="solid" style:text-underline-color="font-color"/>
    </style:style>
    <style:style style:name="T64_19" style:family="text"/>
    <style:style style:name="T64_20" style:family="text">
      <style:text-properties fo:color="#1155cc" style:text-underline-style="solid" style:text-underline-color="font-color"/>
    </style:style>
    <style:style style:name="P65" style:family="paragraph" style:parent-style-name="Standard">
      <style:paragraph-properties fo:break-before="auto" style:writing-mode="lr-tb"/>
    </style:style>
    <style:style style:name="T65_1" style:family="text"/>
    <style:style style:name="T65_2" style:family="text">
      <style:text-properties fo:color="#1155cc" style:text-underline-style="solid" style:text-underline-color="font-color"/>
    </style:style>
    <style:style style:name="T65_3" style:family="text"/>
    <style:style style:name="T65_4" style:family="text">
      <style:text-properties fo:color="#1155cc" style:text-underline-style="solid" style:text-underline-color="font-color"/>
    </style:style>
    <style:style style:name="T65_5" style:family="text"/>
    <style:style style:name="T65_6" style:family="text">
      <style:text-properties fo:color="#1155cc" style:text-underline-style="solid" style:text-underline-color="font-color"/>
    </style:style>
    <style:style style:name="T65_7" style:family="text"/>
    <style:style style:name="T65_8" style:family="text">
      <style:text-properties fo:color="#1155cc" style:text-underline-style="solid" style:text-underline-color="font-color"/>
    </style:style>
    <style:style style:name="T65_9" style:family="text"/>
    <style:style style:name="T65_10" style:family="text">
      <style:text-properties fo:color="#1155cc" style:text-underline-style="solid" style:text-underline-color="font-color"/>
    </style:style>
    <style:style style:name="T65_11" style:family="text"/>
    <style:style style:name="T65_12" style:family="text">
      <style:text-properties fo:color="#1155cc" style:text-underline-style="solid" style:text-underline-color="font-color"/>
    </style:style>
    <style:style style:name="T65_13" style:family="text"/>
    <style:style style:name="T65_14" style:family="text">
      <style:text-properties fo:color="#1155cc" style:text-underline-style="solid" style:text-underline-color="font-color"/>
    </style:style>
    <style:style style:name="T65_15" style:family="text"/>
    <style:style style:name="T65_16" style:family="text">
      <style:text-properties fo:color="#1155cc" style:text-underline-style="solid" style:text-underline-color="font-color"/>
    </style:style>
    <style:style style:name="T65_17" style:family="text"/>
    <style:style style:name="T65_18" style:family="text">
      <style:text-properties fo:color="#1155cc" style:text-underline-style="solid" style:text-underline-color="font-color"/>
    </style:style>
    <style:style style:name="T65_19" style:family="text"/>
    <style:style style:name="T65_20" style:family="text">
      <style:text-properties fo:color="#1155cc" style:text-underline-style="solid" style:text-underline-color="font-color"/>
    </style:style>
    <style:style style:name="P66" style:family="paragraph" style:parent-style-name="Heading_20_2">
      <style:paragraph-properties fo:break-before="auto" style:writing-mode="lr-tb"/>
    </style:style>
    <style:style style:name="T66_1" style:family="text"/>
    <style:style style:name="P67" style:family="paragraph" style:parent-style-name="Standard">
      <style:paragraph-properties fo:break-before="auto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T67_49" style:family="text"/>
    <style:style style:name="T67_50" style:family="text"/>
    <style:style style:name="T67_51" style:family="text"/>
    <style:style style:name="T67_52" style:family="text"/>
    <style:style style:name="T67_53" style:family="text"/>
    <style:style style:name="T67_54" style:family="text"/>
    <style:style style:name="T67_55" style:family="text"/>
    <style:style style:name="T67_56" style:family="text"/>
    <style:style style:name="T67_57" style:family="text"/>
    <style:style style:name="T67_58" style:family="text"/>
    <style:style style:name="T67_59" style:family="text"/>
    <style:style style:name="T67_60" style:family="text"/>
    <style:style style:name="T67_61" style:family="text"/>
    <style:style style:name="T67_62" style:family="text"/>
    <style:style style:name="T67_63" style:family="text"/>
    <style:style style:name="T67_64" style:family="text"/>
    <style:style style:name="T67_65" style:family="text"/>
    <style:style style:name="T67_66" style:family="text"/>
    <style:style style:name="T67_67" style:family="text"/>
    <style:style style:name="T67_68" style:family="text"/>
    <style:style style:name="T67_69" style:family="text"/>
    <style:style style:name="T67_70" style:family="text"/>
    <style:style style:name="T67_71" style:family="text"/>
    <style:style style:name="T67_72" style:family="text"/>
    <style:style style:name="T67_73" style:family="text"/>
    <style:style style:name="T67_74" style:family="text"/>
    <style:style style:name="T67_75" style:family="text"/>
    <style:style style:name="T67_76" style:family="text"/>
    <style:style style:name="T67_77" style:family="text"/>
    <style:style style:name="T67_78" style:family="text"/>
    <style:style style:name="T67_79" style:family="text"/>
    <style:style style:name="T67_80" style:family="text"/>
    <style:style style:name="T67_81" style:family="text"/>
    <style:style style:name="T67_82" style:family="text"/>
    <style:style style:name="T67_83" style:family="text"/>
    <style:style style:name="T67_84" style:family="text"/>
    <style:style style:name="T67_85" style:family="text"/>
    <style:style style:name="T67_86" style:family="text"/>
    <style:style style:name="T67_87" style:family="text"/>
    <style:style style:name="T67_88" style:family="text"/>
    <style:style style:name="T67_89" style:family="text"/>
    <style:style style:name="T67_90" style:family="text"/>
    <style:style style:name="T67_91" style:family="text"/>
    <style:style style:name="T67_92" style:family="text"/>
    <style:style style:name="T67_93" style:family="text"/>
    <style:style style:name="T67_94" style:family="text"/>
    <style:style style:name="T67_95" style:family="text"/>
    <style:style style:name="T67_96" style:family="text"/>
    <style:style style:name="T67_97" style:family="text"/>
    <style:style style:name="T67_98" style:family="text"/>
    <style:style style:name="T67_99" style:family="text"/>
    <style:style style:name="T67_100" style:family="text"/>
    <style:style style:name="T67_101" style:family="text"/>
    <style:style style:name="T67_102" style:family="text"/>
    <style:style style:name="T67_103" style:family="text"/>
    <style:style style:name="T67_104" style:family="text"/>
    <style:style style:name="T67_105" style:family="text"/>
    <style:style style:name="T67_106" style:family="text"/>
    <style:style style:name="T67_107" style:family="text"/>
    <style:style style:name="T67_108" style:family="text"/>
    <style:style style:name="T67_109" style:family="text"/>
    <style:style style:name="T67_110" style:family="text"/>
    <style:style style:name="T67_111" style:family="text"/>
    <style:style style:name="T67_112" style:family="text"/>
    <style:style style:name="T67_113" style:family="text"/>
    <style:style style:name="T67_114" style:family="text"/>
    <style:style style:name="T67_115" style:family="text"/>
    <style:style style:name="T67_116" style:family="text"/>
    <style:style style:name="T67_117" style:family="text"/>
    <style:style style:name="T67_118" style:family="text"/>
    <style:style style:name="T67_119" style:family="text"/>
    <style:style style:name="T67_120" style:family="text"/>
    <style:style style:name="T67_121" style:family="text"/>
    <style:style style:name="T67_122" style:family="text"/>
    <style:style style:name="T67_123" style:family="text"/>
    <style:style style:name="T67_124" style:family="text"/>
    <style:style style:name="T67_125" style:family="text"/>
    <style:style style:name="T67_126" style:family="text"/>
    <style:style style:name="T67_127" style:family="text"/>
    <style:style style:name="T67_128" style:family="text"/>
    <style:style style:name="T67_129" style:family="text"/>
    <style:style style:name="T67_130" style:family="text"/>
    <style:style style:name="T67_131" style:family="text"/>
    <style:style style:name="T67_132" style:family="text"/>
    <style:style style:name="T67_133" style:family="text"/>
    <style:style style:name="T67_134" style:family="text"/>
    <style:style style:name="T67_135" style:family="text"/>
    <style:style style:name="T67_136" style:family="text"/>
    <style:style style:name="T67_137" style:family="text"/>
    <style:style style:name="T67_138" style:family="text"/>
    <style:style style:name="T67_139" style:family="text"/>
    <style:style style:name="T67_140" style:family="text"/>
    <style:style style:name="T67_141" style:family="text"/>
    <style:style style:name="T67_142" style:family="text"/>
    <style:style style:name="T67_143" style:family="text"/>
    <style:style style:name="T67_144" style:family="text"/>
    <style:style style:name="T67_145" style:family="text"/>
    <style:style style:name="T67_146" style:family="text"/>
    <style:style style:name="T67_147" style:family="text"/>
    <style:style style:name="T67_148" style:family="text"/>
    <style:style style:name="T67_149" style:family="text"/>
    <style:style style:name="T67_150" style:family="text"/>
    <style:style style:name="T67_151" style:family="text"/>
    <style:style style:name="T67_152" style:family="text"/>
    <style:style style:name="T67_153" style:family="text"/>
    <style:style style:name="T67_154" style:family="text"/>
    <style:style style:name="T67_155" style:family="text"/>
    <style:style style:name="T67_156" style:family="text"/>
    <style:style style:name="T67_157" style:family="text"/>
    <style:style style:name="T67_158" style:family="text"/>
    <style:style style:name="T67_159" style:family="text"/>
    <style:style style:name="T67_160" style:family="text"/>
    <style:style style:name="T67_161" style:family="text"/>
    <style:style style:name="T67_162" style:family="text"/>
    <style:style style:name="T67_163" style:family="text"/>
    <style:style style:name="T67_164" style:family="text"/>
    <style:style style:name="T67_165" style:family="text"/>
    <style:style style:name="T67_166" style:family="text"/>
    <style:style style:name="T67_167" style:family="text"/>
    <style:style style:name="T67_168" style:family="text"/>
    <style:style style:name="T67_169" style:family="text"/>
    <style:style style:name="T67_170" style:family="text"/>
    <style:style style:name="T67_171" style:family="text"/>
    <style:style style:name="T67_172" style:family="text"/>
    <style:style style:name="T67_173" style:family="text"/>
    <style:style style:name="T67_174" style:family="text"/>
    <style:style style:name="T67_175" style:family="text"/>
    <style:style style:name="T67_176" style:family="text"/>
    <style:style style:name="T67_177" style:family="text"/>
    <style:style style:name="T67_178" style:family="text"/>
    <style:style style:name="T67_179" style:family="text"/>
    <style:style style:name="T67_180" style:family="text"/>
    <style:style style:name="T67_181" style:family="text"/>
    <style:style style:name="T67_182" style:family="text"/>
    <style:style style:name="T67_183" style:family="text"/>
    <style:style style:name="T67_184" style:family="text"/>
    <style:style style:name="T67_185" style:family="text"/>
    <style:style style:name="T67_186" style:family="text"/>
    <style:style style:name="T67_187" style:family="text"/>
    <style:style style:name="T67_188" style:family="text"/>
    <style:style style:name="T67_189" style:family="text"/>
    <style:style style:name="T67_190" style:family="text"/>
    <style:style style:name="T67_191" style:family="text"/>
    <style:style style:name="T67_192" style:family="text"/>
    <style:style style:name="T67_193" style:family="text"/>
    <style:style style:name="T67_194" style:family="text"/>
    <style:style style:name="T67_195" style:family="text"/>
    <style:style style:name="T67_196" style:family="text"/>
    <style:style style:name="T67_197" style:family="text"/>
    <style:style style:name="T67_198" style:family="text"/>
    <style:style style:name="T67_199" style:family="text"/>
    <style:style style:name="T67_200" style:family="text"/>
    <style:style style:name="T67_201" style:family="text"/>
    <style:style style:name="T67_202" style:family="text"/>
    <style:style style:name="T67_203" style:family="text"/>
    <style:style style:name="T67_204" style:family="text"/>
    <style:style style:name="T67_205" style:family="text"/>
    <style:style style:name="T67_206" style:family="text"/>
    <style:style style:name="T67_207" style:family="text"/>
    <style:style style:name="T67_208" style:family="text"/>
    <style:style style:name="T67_209" style:family="text"/>
    <style:style style:name="T67_210" style:family="text"/>
    <style:style style:name="T67_211" style:family="text"/>
    <style:style style:name="T67_212" style:family="text"/>
    <style:style style:name="T67_213" style:family="text"/>
    <style:style style:name="T67_214" style:family="text"/>
    <style:style style:name="T67_215" style:family="text"/>
    <style:style style:name="T67_216" style:family="text"/>
    <style:style style:name="T67_217" style:family="text"/>
    <style:style style:name="T67_218" style:family="text"/>
    <style:style style:name="T67_219" style:family="text"/>
    <style:style style:name="T67_220" style:family="text"/>
    <style:style style:name="T67_221" style:family="text"/>
    <style:style style:name="T67_222" style:family="text"/>
    <style:style style:name="T67_223" style:family="text"/>
    <style:style style:name="T67_224" style:family="text"/>
    <style:style style:name="T67_225" style:family="text"/>
    <style:style style:name="T67_226" style:family="text"/>
    <style:style style:name="T67_227" style:family="text"/>
    <style:style style:name="T67_228" style:family="text"/>
    <style:style style:name="T67_229" style:family="text"/>
    <style:style style:name="T67_230" style:family="text"/>
    <style:style style:name="T67_231" style:family="text"/>
    <style:style style:name="T67_232" style:family="text"/>
    <style:style style:name="P68" style:family="paragraph" style:parent-style-name="Standard">
      <style:paragraph-properties fo:break-before="auto" style:writing-mode="lr-tb"/>
    </style:style>
    <style:style style:name="T68_1" style:family="text"/>
    <style:style style:name="T68_2" style:family="text">
      <style:text-properties fo:color="#1155cc" style:text-underline-style="solid" style:text-underline-color="font-color"/>
    </style:style>
    <style:style style:name="T68_3" style:family="text"/>
    <style:style style:name="T68_4" style:family="text">
      <style:text-properties fo:color="#1155cc" style:text-underline-style="solid" style:text-underline-color="font-color"/>
    </style:style>
    <style:style style:name="T68_5" style:family="text"/>
    <style:style style:name="T68_6" style:family="text">
      <style:text-properties fo:color="#1155cc" style:text-underline-style="solid" style:text-underline-color="font-color"/>
    </style:style>
    <style:style style:name="T68_7" style:family="text"/>
    <style:style style:name="T68_8" style:family="text">
      <style:text-properties fo:color="#1155cc" style:text-underline-style="solid" style:text-underline-color="font-color"/>
    </style:style>
    <style:style style:name="T68_9" style:family="text"/>
    <style:style style:name="T68_10" style:family="text">
      <style:text-properties fo:color="#1155cc" style:text-underline-style="solid" style:text-underline-color="font-color"/>
    </style:style>
    <style:style style:name="T68_11" style:family="text"/>
    <style:style style:name="T68_12" style:family="text">
      <style:text-properties fo:color="#1155cc" style:text-underline-style="solid" style:text-underline-color="font-color"/>
    </style:style>
    <style:style style:name="P69" style:family="paragraph" style:parent-style-name="Heading_20_2">
      <style:paragraph-properties fo:break-before="auto" style:writing-mode="lr-tb"/>
    </style:style>
    <style:style style:name="T69_1" style:family="text"/>
    <style:style style:name="T69_2" style:family="text"/>
    <style:style style:name="T69_3" style:family="text"/>
    <style:style style:name="P70" style:family="paragraph" style:parent-style-name="Standard">
      <style:paragraph-properties fo:break-before="auto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/>
    <style:style style:name="T70_52" style:family="text"/>
    <style:style style:name="T70_53" style:family="text"/>
    <style:style style:name="T70_54" style:family="text"/>
    <style:style style:name="T70_55" style:family="text"/>
    <style:style style:name="T70_56" style:family="text"/>
    <style:style style:name="T70_57" style:family="text"/>
    <style:style style:name="T70_58" style:family="text"/>
    <style:style style:name="T70_59" style:family="text"/>
    <style:style style:name="T70_60" style:family="text"/>
    <style:style style:name="T70_61" style:family="text"/>
    <style:style style:name="T70_62" style:family="text"/>
    <style:style style:name="T70_63" style:family="text"/>
    <style:style style:name="T70_64" style:family="text"/>
    <style:style style:name="T70_65" style:family="text"/>
    <style:style style:name="T70_66" style:family="text"/>
    <style:style style:name="T70_67" style:family="text"/>
    <style:style style:name="T70_68" style:family="text"/>
    <style:style style:name="T70_69" style:family="text"/>
    <style:style style:name="T70_70" style:family="text"/>
    <style:style style:name="T70_71" style:family="text"/>
    <style:style style:name="T70_72" style:family="text"/>
    <style:style style:name="T70_73" style:family="text"/>
    <style:style style:name="T70_74" style:family="text"/>
    <style:style style:name="T70_75" style:family="text"/>
    <style:style style:name="T70_76" style:family="text"/>
    <style:style style:name="T70_77" style:family="text"/>
    <style:style style:name="T70_78" style:family="text"/>
    <style:style style:name="T70_79" style:family="text"/>
    <style:style style:name="T70_80" style:family="text"/>
    <style:style style:name="T70_81" style:family="text"/>
    <style:style style:name="T70_82" style:family="text"/>
    <style:style style:name="T70_83" style:family="text"/>
    <style:style style:name="T70_84" style:family="text"/>
    <style:style style:name="T70_85" style:family="text"/>
    <style:style style:name="T70_86" style:family="text"/>
    <style:style style:name="T70_87" style:family="text"/>
    <style:style style:name="T70_88" style:family="text"/>
    <style:style style:name="T70_89" style:family="text"/>
    <style:style style:name="T70_90" style:family="text"/>
    <style:style style:name="T70_91" style:family="text"/>
    <style:style style:name="T70_92" style:family="text"/>
    <style:style style:name="T70_93" style:family="text"/>
    <style:style style:name="T70_94" style:family="text"/>
    <style:style style:name="T70_95" style:family="text"/>
    <style:style style:name="T70_96" style:family="text"/>
    <style:style style:name="T70_97" style:family="text"/>
    <style:style style:name="T70_98" style:family="text"/>
    <style:style style:name="T70_99" style:family="text"/>
    <style:style style:name="T70_100" style:family="text"/>
    <style:style style:name="T70_101" style:family="text"/>
    <style:style style:name="T70_102" style:family="text"/>
    <style:style style:name="T70_103" style:family="text"/>
    <style:style style:name="T70_104" style:family="text"/>
    <style:style style:name="T70_105" style:family="text"/>
    <style:style style:name="T70_106" style:family="text"/>
    <style:style style:name="T70_107" style:family="text"/>
    <style:style style:name="T70_108" style:family="text"/>
    <style:style style:name="T70_109" style:family="text"/>
    <style:style style:name="T70_110" style:family="text"/>
    <style:style style:name="T70_111" style:family="text"/>
    <style:style style:name="T70_112" style:family="text"/>
    <style:style style:name="T70_113" style:family="text"/>
    <style:style style:name="T70_114" style:family="text"/>
    <style:style style:name="T70_115" style:family="text"/>
    <style:style style:name="T70_116" style:family="text"/>
    <style:style style:name="T70_117" style:family="text"/>
    <style:style style:name="T70_118" style:family="text"/>
    <style:style style:name="T70_119" style:family="text"/>
    <style:style style:name="T70_120" style:family="text"/>
    <style:style style:name="T70_121" style:family="text"/>
    <style:style style:name="T70_122" style:family="text"/>
    <style:style style:name="T70_123" style:family="text"/>
    <style:style style:name="T70_124" style:family="text"/>
    <style:style style:name="T70_125" style:family="text"/>
    <style:style style:name="T70_126" style:family="text"/>
    <style:style style:name="T70_127" style:family="text"/>
    <style:style style:name="T70_128" style:family="text"/>
    <style:style style:name="T70_129" style:family="text"/>
    <style:style style:name="T70_130" style:family="text"/>
    <style:style style:name="T70_131" style:family="text"/>
    <style:style style:name="T70_132" style:family="text"/>
    <style:style style:name="T70_133" style:family="text"/>
    <style:style style:name="T70_134" style:family="text"/>
    <style:style style:name="T70_135" style:family="text"/>
    <style:style style:name="T70_136" style:family="text"/>
    <style:style style:name="P71" style:family="paragraph" style:parent-style-name="Standard">
      <style:paragraph-properties fo:break-before="auto" style:writing-mode="lr-tb"/>
    </style:style>
    <style:style style:name="T71_1" style:family="text"/>
    <style:style style:name="T71_2" style:family="text">
      <style:text-properties fo:color="#1155cc" style:text-underline-style="solid" style:text-underline-color="font-color"/>
    </style:style>
    <style:style style:name="T71_3" style:family="text"/>
    <style:style style:name="T71_4" style:family="text">
      <style:text-properties fo:color="#1155cc" style:text-underline-style="solid" style:text-underline-color="font-color"/>
    </style:style>
    <style:style style:name="T71_5" style:family="text"/>
    <style:style style:name="T71_6" style:family="text">
      <style:text-properties fo:color="#1155cc" style:text-underline-style="solid" style:text-underline-color="font-color"/>
    </style:style>
    <style:style style:name="T71_7" style:family="text"/>
    <style:style style:name="T71_8" style:family="text">
      <style:text-properties fo:color="#1155cc" style:text-underline-style="solid" style:text-underline-color="font-color"/>
    </style:style>
    <style:style style:name="T71_9" style:family="text"/>
    <style:style style:name="T71_10" style:family="text">
      <style:text-properties fo:color="#1155cc" style:text-underline-style="solid" style:text-underline-color="font-color"/>
    </style:style>
    <style:style style:name="T71_11" style:family="text"/>
    <style:style style:name="T71_12" style:family="text">
      <style:text-properties fo:color="#1155cc" style:text-underline-style="solid" style:text-underline-color="font-color"/>
    </style:style>
    <style:style style:name="T71_13" style:family="text"/>
    <style:style style:name="T71_14" style:family="text">
      <style:text-properties fo:color="#1155cc" style:text-underline-style="solid" style:text-underline-color="font-color"/>
    </style:style>
    <style:style style:name="T71_15" style:family="text"/>
    <style:style style:name="T71_16" style:family="text">
      <style:text-properties fo:color="#1155cc" style:text-underline-style="solid" style:text-underline-color="font-color"/>
    </style:style>
    <style:style style:name="T71_17" style:family="text"/>
    <style:style style:name="T71_18" style:family="text">
      <style:text-properties fo:color="#1155cc" style:text-underline-style="solid" style:text-underline-color="font-color"/>
    </style:style>
    <style:style style:name="T71_19" style:family="text"/>
    <style:style style:name="T71_20" style:family="text">
      <style:text-properties fo:color="#1155cc" style:text-underline-style="solid" style:text-underline-color="font-color"/>
    </style:style>
    <style:style style:name="T71_21" style:family="text"/>
    <style:style style:name="T71_22" style:family="text">
      <style:text-properties fo:color="#1155cc" style:text-underline-style="solid" style:text-underline-color="font-color"/>
    </style:style>
    <style:style style:name="T71_23" style:family="text"/>
    <style:style style:name="T71_24" style:family="text">
      <style:text-properties fo:color="#1155cc" style:text-underline-style="solid" style:text-underline-color="font-color"/>
    </style:style>
    <style:style style:name="T71_25" style:family="text"/>
    <style:style style:name="T71_26" style:family="text">
      <style:text-properties fo:color="#1155cc" style:text-underline-style="solid" style:text-underline-color="font-color"/>
    </style:style>
    <style:style style:name="T71_27" style:family="text"/>
    <style:style style:name="T71_28" style:family="text">
      <style:text-properties fo:color="#1155cc" style:text-underline-style="solid" style:text-underline-color="font-color"/>
    </style:style>
    <style:style style:name="T71_29" style:family="text"/>
    <style:style style:name="T71_30" style:family="text">
      <style:text-properties fo:color="#1155cc" style:text-underline-style="solid" style:text-underline-color="font-color"/>
    </style:style>
    <style:style style:name="T71_31" style:family="text"/>
    <style:style style:name="T71_32" style:family="text">
      <style:text-properties fo:color="#1155cc" style:text-underline-style="solid" style:text-underline-color="font-color"/>
    </style:style>
    <style:style style:name="T71_33" style:family="text"/>
    <style:style style:name="T71_34" style:family="text">
      <style:text-properties fo:color="#1155cc" style:text-underline-style="solid" style:text-underline-color="font-color"/>
    </style:style>
    <style:style style:name="P72" style:family="paragraph" style:parent-style-name="Standard">
      <style:paragraph-properties fo:break-before="auto" style:writing-mode="lr-tb"/>
    </style:style>
    <style:style style:name="T72_1" style:family="text"/>
    <style:style style:name="T72_2" style:family="text">
      <style:text-properties fo:color="#1155cc" style:text-underline-style="solid" style:text-underline-color="font-color"/>
    </style:style>
    <style:style style:name="T72_3" style:family="text"/>
    <style:style style:name="T72_4" style:family="text">
      <style:text-properties fo:color="#1155cc" style:text-underline-style="solid" style:text-underline-color="font-color"/>
    </style:style>
    <style:style style:name="T72_5" style:family="text"/>
    <style:style style:name="T72_6" style:family="text">
      <style:text-properties fo:color="#1155cc" style:text-underline-style="solid" style:text-underline-color="font-color"/>
    </style:style>
    <style:style style:name="T72_7" style:family="text"/>
    <style:style style:name="T72_8" style:family="text">
      <style:text-properties fo:color="#1155cc" style:text-underline-style="solid" style:text-underline-color="font-color"/>
    </style:style>
    <style:style style:name="T72_9" style:family="text"/>
    <style:style style:name="T72_10" style:family="text">
      <style:text-properties fo:color="#1155cc" style:text-underline-style="solid" style:text-underline-color="font-color"/>
    </style:style>
    <style:style style:name="T72_11" style:family="text"/>
    <style:style style:name="T72_12" style:family="text">
      <style:text-properties fo:color="#1155cc" style:text-underline-style="solid" style:text-underline-color="font-color"/>
    </style:style>
    <style:style style:name="T72_13" style:family="text"/>
    <style:style style:name="T72_14" style:family="text">
      <style:text-properties fo:color="#1155cc" style:text-underline-style="solid" style:text-underline-color="font-color"/>
    </style:style>
    <style:style style:name="T72_15" style:family="text"/>
    <style:style style:name="T72_16" style:family="text">
      <style:text-properties fo:color="#1155cc" style:text-underline-style="solid" style:text-underline-color="font-color"/>
    </style:style>
    <style:style style:name="T72_17" style:family="text"/>
    <style:style style:name="T72_18" style:family="text">
      <style:text-properties fo:color="#1155cc" style:text-underline-style="solid" style:text-underline-color="font-color"/>
    </style:style>
    <style:style style:name="T72_19" style:family="text"/>
    <style:style style:name="T72_20" style:family="text">
      <style:text-properties fo:color="#1155cc" style:text-underline-style="solid" style:text-underline-color="font-color"/>
    </style:style>
    <style:style style:name="T72_21" style:family="text"/>
    <style:style style:name="T72_22" style:family="text">
      <style:text-properties fo:color="#1155cc" style:text-underline-style="solid" style:text-underline-color="font-color"/>
    </style:style>
    <style:style style:name="T72_23" style:family="text"/>
    <style:style style:name="T72_24" style:family="text">
      <style:text-properties fo:color="#1155cc" style:text-underline-style="solid" style:text-underline-color="font-color"/>
    </style:style>
    <style:style style:name="T72_25" style:family="text"/>
    <style:style style:name="T72_26" style:family="text">
      <style:text-properties fo:color="#1155cc" style:text-underline-style="solid" style:text-underline-color="font-color"/>
    </style:style>
    <style:style style:name="T72_27" style:family="text"/>
    <style:style style:name="T72_28" style:family="text">
      <style:text-properties fo:color="#1155cc" style:text-underline-style="solid" style:text-underline-color="font-color"/>
    </style:style>
    <style:style style:name="T72_29" style:family="text"/>
    <style:style style:name="T72_30" style:family="text">
      <style:text-properties fo:color="#1155cc" style:text-underline-style="solid" style:text-underline-color="font-color"/>
    </style:style>
    <style:style style:name="T72_31" style:family="text"/>
    <style:style style:name="T72_32" style:family="text">
      <style:text-properties fo:color="#1155cc" style:text-underline-style="solid" style:text-underline-color="font-color"/>
    </style:style>
    <style:style style:name="T72_33" style:family="text"/>
    <style:style style:name="T72_34" style:family="text">
      <style:text-properties fo:color="#1155cc" style:text-underline-style="solid" style:text-underline-color="font-color"/>
    </style:style>
    <style:style style:name="T72_35" style:family="text"/>
    <style:style style:name="T72_36" style:family="text">
      <style:text-properties fo:color="#1155cc" style:text-underline-style="solid" style:text-underline-color="font-color"/>
    </style:style>
    <style:style style:name="T72_37" style:family="text"/>
    <style:style style:name="T72_38" style:family="text">
      <style:text-properties fo:color="#1155cc" style:text-underline-style="solid" style:text-underline-color="font-color"/>
    </style:style>
    <style:style style:name="T72_39" style:family="text"/>
    <style:style style:name="T72_40" style:family="text">
      <style:text-properties fo:color="#1155cc" style:text-underline-style="solid" style:text-underline-color="font-color"/>
    </style:style>
    <style:style style:name="T72_41" style:family="text"/>
    <style:style style:name="T72_42" style:family="text">
      <style:text-properties fo:color="#1155cc" style:text-underline-style="solid" style:text-underline-color="font-color"/>
    </style:style>
    <style:style style:name="T72_43" style:family="text"/>
    <style:style style:name="T72_44" style:family="text">
      <style:text-properties fo:color="#1155cc" style:text-underline-style="solid" style:text-underline-color="font-color"/>
    </style:style>
    <style:style style:name="T72_45" style:family="text"/>
    <style:style style:name="T72_46" style:family="text">
      <style:text-properties fo:color="#1155cc" style:text-underline-style="solid" style:text-underline-color="font-color"/>
    </style:style>
    <style:style style:name="P73" style:family="paragraph" style:parent-style-name="Heading_20_2">
      <style:paragraph-properties fo:break-before="auto" style:writing-mode="lr-tb"/>
    </style:style>
    <style:style style:name="T73_1" style:family="text"/>
    <style:style style:name="T73_2" style:family="text"/>
    <style:style style:name="T73_3" style:family="text"/>
    <style:style style:name="P74" style:family="paragraph" style:parent-style-name="Standard">
      <style:paragraph-properties fo:break-before="auto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T74_43" style:family="text"/>
    <style:style style:name="T74_44" style:family="text"/>
    <style:style style:name="T74_45" style:family="text"/>
    <style:style style:name="T74_46" style:family="text"/>
    <style:style style:name="T74_47" style:family="text"/>
    <style:style style:name="T74_48" style:family="text"/>
    <style:style style:name="T74_49" style:family="text"/>
    <style:style style:name="T74_50" style:family="text"/>
    <style:style style:name="T74_51" style:family="text"/>
    <style:style style:name="T74_52" style:family="text"/>
    <style:style style:name="T74_53" style:family="text"/>
    <style:style style:name="T74_54" style:family="text"/>
    <style:style style:name="T74_55" style:family="text"/>
    <style:style style:name="T74_56" style:family="text"/>
    <style:style style:name="T74_57" style:family="text"/>
    <style:style style:name="T74_58" style:family="text"/>
    <style:style style:name="T74_59" style:family="text"/>
    <style:style style:name="T74_60" style:family="text"/>
    <style:style style:name="T74_61" style:family="text"/>
    <style:style style:name="T74_62" style:family="text"/>
    <style:style style:name="T74_63" style:family="text"/>
    <style:style style:name="T74_64" style:family="text"/>
    <style:style style:name="T74_65" style:family="text"/>
    <style:style style:name="T74_66" style:family="text"/>
    <style:style style:name="T74_67" style:family="text"/>
    <style:style style:name="T74_68" style:family="text"/>
    <style:style style:name="T74_69" style:family="text"/>
    <style:style style:name="T74_70" style:family="text"/>
    <style:style style:name="T74_71" style:family="text"/>
    <style:style style:name="T74_72" style:family="text"/>
    <style:style style:name="T74_73" style:family="text"/>
    <style:style style:name="T74_74" style:family="text"/>
    <style:style style:name="T74_75" style:family="text"/>
    <style:style style:name="T74_76" style:family="text"/>
    <style:style style:name="T74_77" style:family="text"/>
    <style:style style:name="T74_78" style:family="text"/>
    <style:style style:name="T74_79" style:family="text"/>
    <style:style style:name="T74_80" style:family="text"/>
    <style:style style:name="T74_81" style:family="text"/>
    <style:style style:name="T74_82" style:family="text"/>
    <style:style style:name="T74_83" style:family="text"/>
    <style:style style:name="T74_84" style:family="text"/>
    <style:style style:name="T74_85" style:family="text"/>
    <style:style style:name="T74_86" style:family="text"/>
    <style:style style:name="T74_87" style:family="text"/>
    <style:style style:name="T74_88" style:family="text"/>
    <style:style style:name="T74_89" style:family="text"/>
    <style:style style:name="T74_90" style:family="text"/>
    <style:style style:name="T74_91" style:family="text"/>
    <style:style style:name="T74_92" style:family="text"/>
    <style:style style:name="T74_93" style:family="text"/>
    <style:style style:name="T74_94" style:family="text"/>
    <style:style style:name="T74_95" style:family="text"/>
    <style:style style:name="T74_96" style:family="text"/>
    <style:style style:name="T74_97" style:family="text"/>
    <style:style style:name="T74_98" style:family="text"/>
    <style:style style:name="T74_99" style:family="text"/>
    <style:style style:name="T74_100" style:family="text"/>
    <style:style style:name="T74_101" style:family="text"/>
    <style:style style:name="T74_102" style:family="text"/>
    <style:style style:name="T74_103" style:family="text"/>
    <style:style style:name="T74_104" style:family="text"/>
    <style:style style:name="T74_105" style:family="text"/>
    <style:style style:name="T74_106" style:family="text"/>
    <style:style style:name="T74_107" style:family="text"/>
    <style:style style:name="T74_108" style:family="text"/>
    <style:style style:name="T74_109" style:family="text"/>
    <style:style style:name="T74_110" style:family="text"/>
    <style:style style:name="T74_111" style:family="text"/>
    <style:style style:name="T74_112" style:family="text"/>
    <style:style style:name="T74_113" style:family="text"/>
    <style:style style:name="T74_114" style:family="text"/>
    <style:style style:name="T74_115" style:family="text"/>
    <style:style style:name="T74_116" style:family="text"/>
    <style:style style:name="T74_117" style:family="text"/>
    <style:style style:name="T74_118" style:family="text"/>
    <style:style style:name="T74_119" style:family="text"/>
    <style:style style:name="T74_120" style:family="text"/>
    <style:style style:name="T74_121" style:family="text"/>
    <style:style style:name="T74_122" style:family="text"/>
    <style:style style:name="T74_123" style:family="text"/>
    <style:style style:name="T74_124" style:family="text"/>
    <style:style style:name="T74_125" style:family="text"/>
    <style:style style:name="T74_126" style:family="text"/>
    <style:style style:name="T74_127" style:family="text"/>
    <style:style style:name="T74_128" style:family="text"/>
    <style:style style:name="T74_129" style:family="text"/>
    <style:style style:name="T74_130" style:family="text"/>
    <style:style style:name="T74_131" style:family="text"/>
    <style:style style:name="T74_132" style:family="text"/>
    <style:style style:name="T74_133" style:family="text"/>
    <style:style style:name="T74_134" style:family="text"/>
    <style:style style:name="T74_135" style:family="text"/>
    <style:style style:name="T74_136" style:family="text"/>
    <style:style style:name="P75" style:family="paragraph" style:parent-style-name="Standard">
      <style:paragraph-properties fo:break-before="auto" style:writing-mode="lr-tb"/>
    </style:style>
    <style:style style:name="T75_1" style:family="text"/>
    <style:style style:name="T75_2" style:family="text">
      <style:text-properties fo:color="#1155cc" style:text-underline-style="solid" style:text-underline-color="font-color"/>
    </style:style>
    <style:style style:name="T75_3" style:family="text"/>
    <style:style style:name="T75_4" style:family="text">
      <style:text-properties fo:color="#1155cc" style:text-underline-style="solid" style:text-underline-color="font-color"/>
    </style:style>
    <style:style style:name="T75_5" style:family="text"/>
    <style:style style:name="T75_6" style:family="text">
      <style:text-properties fo:color="#1155cc" style:text-underline-style="solid" style:text-underline-color="font-color"/>
    </style:style>
    <style:style style:name="T75_7" style:family="text"/>
    <style:style style:name="T75_8" style:family="text">
      <style:text-properties fo:color="#1155cc" style:text-underline-style="solid" style:text-underline-color="font-color"/>
    </style:style>
    <style:style style:name="T75_9" style:family="text"/>
    <style:style style:name="T75_10" style:family="text">
      <style:text-properties fo:color="#1155cc" style:text-underline-style="solid" style:text-underline-color="font-color"/>
    </style:style>
    <style:style style:name="T75_11" style:family="text"/>
    <style:style style:name="T75_12" style:family="text">
      <style:text-properties fo:color="#1155cc" style:text-underline-style="solid" style:text-underline-color="font-color"/>
    </style:style>
    <style:style style:name="T75_13" style:family="text"/>
    <style:style style:name="T75_14" style:family="text">
      <style:text-properties fo:color="#1155cc" style:text-underline-style="solid" style:text-underline-color="font-color"/>
    </style:style>
    <style:style style:name="T75_15" style:family="text"/>
    <style:style style:name="T75_16" style:family="text">
      <style:text-properties fo:color="#1155cc" style:text-underline-style="solid" style:text-underline-color="font-color"/>
    </style:style>
    <style:style style:name="T75_17" style:family="text"/>
    <style:style style:name="P76" style:family="paragraph" style:parent-style-name="Heading_20_2">
      <style:paragraph-properties fo:break-before="auto" style:writing-mode="lr-tb"/>
    </style:style>
    <style:style style:name="T76_1" style:family="text"/>
    <style:style style:name="P77" style:family="paragraph" style:parent-style-name="Standard">
      <style:paragraph-properties fo:break-before="auto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T77_51" style:family="text"/>
    <style:style style:name="T77_52" style:family="text"/>
    <style:style style:name="T77_53" style:family="text"/>
    <style:style style:name="T77_54" style:family="text"/>
    <style:style style:name="T77_55" style:family="text"/>
    <style:style style:name="T77_56" style:family="text"/>
    <style:style style:name="T77_57" style:family="text"/>
    <style:style style:name="T77_58" style:family="text"/>
    <style:style style:name="T77_59" style:family="text"/>
    <style:style style:name="T77_60" style:family="text"/>
    <style:style style:name="T77_61" style:family="text"/>
    <style:style style:name="T77_62" style:family="text"/>
    <style:style style:name="T77_63" style:family="text"/>
    <style:style style:name="T77_64" style:family="text"/>
    <style:style style:name="T77_65" style:family="text"/>
    <style:style style:name="T77_66" style:family="text"/>
    <style:style style:name="T77_67" style:family="text"/>
    <style:style style:name="T77_68" style:family="text"/>
    <style:style style:name="T77_69" style:family="text"/>
    <style:style style:name="T77_70" style:family="text"/>
    <style:style style:name="T77_71" style:family="text"/>
    <style:style style:name="T77_72" style:family="text"/>
    <style:style style:name="T77_73" style:family="text"/>
    <style:style style:name="T77_74" style:family="text"/>
    <style:style style:name="T77_75" style:family="text"/>
    <style:style style:name="T77_76" style:family="text"/>
    <style:style style:name="T77_77" style:family="text"/>
    <style:style style:name="T77_78" style:family="text"/>
    <style:style style:name="T77_79" style:family="text"/>
    <style:style style:name="T77_80" style:family="text"/>
    <style:style style:name="T77_81" style:family="text"/>
    <style:style style:name="T77_82" style:family="text"/>
    <style:style style:name="T77_83" style:family="text"/>
    <style:style style:name="T77_84" style:family="text"/>
    <style:style style:name="T77_85" style:family="text"/>
    <style:style style:name="T77_86" style:family="text"/>
    <style:style style:name="T77_87" style:family="text"/>
    <style:style style:name="T77_88" style:family="text"/>
    <style:style style:name="T77_89" style:family="text"/>
    <style:style style:name="T77_90" style:family="text"/>
    <style:style style:name="T77_91" style:family="text"/>
    <style:style style:name="T77_92" style:family="text"/>
    <style:style style:name="T77_93" style:family="text"/>
    <style:style style:name="T77_94" style:family="text"/>
    <style:style style:name="T77_95" style:family="text"/>
    <style:style style:name="T77_96" style:family="text"/>
    <style:style style:name="T77_97" style:family="text"/>
    <style:style style:name="T77_98" style:family="text"/>
    <style:style style:name="T77_99" style:family="text"/>
    <style:style style:name="T77_100" style:family="text"/>
    <style:style style:name="T77_101" style:family="text"/>
    <style:style style:name="T77_102" style:family="text"/>
    <style:style style:name="T77_103" style:family="text"/>
    <style:style style:name="T77_104" style:family="text"/>
    <style:style style:name="T77_105" style:family="text"/>
    <style:style style:name="T77_106" style:family="text"/>
    <style:style style:name="T77_107" style:family="text"/>
    <style:style style:name="T77_108" style:family="text"/>
    <style:style style:name="T77_109" style:family="text"/>
    <style:style style:name="T77_110" style:family="text"/>
    <style:style style:name="T77_111" style:family="text"/>
    <style:style style:name="T77_112" style:family="text"/>
    <style:style style:name="T77_113" style:family="text"/>
    <style:style style:name="T77_114" style:family="text"/>
    <style:style style:name="T77_115" style:family="text"/>
    <style:style style:name="T77_116" style:family="text"/>
    <style:style style:name="T77_117" style:family="text"/>
    <style:style style:name="T77_118" style:family="text"/>
    <style:style style:name="T77_119" style:family="text"/>
    <style:style style:name="T77_120" style:family="text"/>
    <style:style style:name="T77_121" style:family="text"/>
    <style:style style:name="T77_122" style:family="text"/>
    <style:style style:name="T77_123" style:family="text"/>
    <style:style style:name="T77_124" style:family="text"/>
    <style:style style:name="T77_125" style:family="text"/>
    <style:style style:name="T77_126" style:family="text"/>
    <style:style style:name="T77_127" style:family="text"/>
    <style:style style:name="T77_128" style:family="text"/>
    <style:style style:name="T77_129" style:family="text"/>
    <style:style style:name="T77_130" style:family="text"/>
    <style:style style:name="T77_131" style:family="text"/>
    <style:style style:name="T77_132" style:family="text"/>
    <style:style style:name="T77_133" style:family="text"/>
    <style:style style:name="T77_134" style:family="text"/>
    <style:style style:name="T77_135" style:family="text"/>
    <style:style style:name="T77_136" style:family="text"/>
    <style:style style:name="T77_137" style:family="text"/>
    <style:style style:name="T77_138" style:family="text"/>
    <style:style style:name="T77_139" style:family="text"/>
    <style:style style:name="T77_140" style:family="text"/>
    <style:style style:name="T77_141" style:family="text"/>
    <style:style style:name="T77_142" style:family="text"/>
    <style:style style:name="T77_143" style:family="text"/>
    <style:style style:name="T77_144" style:family="text"/>
    <style:style style:name="T77_145" style:family="text"/>
    <style:style style:name="T77_146" style:family="text"/>
    <style:style style:name="T77_147" style:family="text"/>
    <style:style style:name="T77_148" style:family="text"/>
    <style:style style:name="T77_149" style:family="text"/>
    <style:style style:name="T77_150" style:family="text"/>
    <style:style style:name="T77_151" style:family="text"/>
    <style:style style:name="T77_152" style:family="text"/>
    <style:style style:name="T77_153" style:family="text"/>
    <style:style style:name="T77_154" style:family="text"/>
    <style:style style:name="T77_155" style:family="text"/>
    <style:style style:name="T77_156" style:family="text"/>
    <style:style style:name="T77_157" style:family="text"/>
    <style:style style:name="T77_158" style:family="text"/>
    <style:style style:name="T77_159" style:family="text"/>
    <style:style style:name="T77_160" style:family="text"/>
    <style:style style:name="T77_161" style:family="text"/>
    <style:style style:name="T77_162" style:family="text"/>
    <style:style style:name="P78" style:family="paragraph" style:parent-style-name="Standard">
      <style:paragraph-properties fo:break-before="auto" style:writing-mode="lr-tb"/>
    </style:style>
    <style:style style:name="T78_1" style:family="text"/>
    <style:style style:name="T78_2" style:family="text">
      <style:text-properties fo:color="#1155cc" style:text-underline-style="solid" style:text-underline-color="font-color"/>
    </style:style>
    <style:style style:name="T78_3" style:family="text"/>
    <style:style style:name="T78_4" style:family="text">
      <style:text-properties fo:color="#1155cc" style:text-underline-style="solid" style:text-underline-color="font-color"/>
    </style:style>
    <style:style style:name="T78_5" style:family="text"/>
    <style:style style:name="T78_6" style:family="text">
      <style:text-properties fo:color="#1155cc" style:text-underline-style="solid" style:text-underline-color="font-color"/>
    </style:style>
    <style:style style:name="T78_7" style:family="text"/>
    <style:style style:name="T78_8" style:family="text">
      <style:text-properties fo:color="#1155cc" style:text-underline-style="solid" style:text-underline-color="font-color"/>
    </style:style>
    <style:style style:name="T78_9" style:family="text"/>
    <style:style style:name="T78_10" style:family="text">
      <style:text-properties fo:color="#1155cc" style:text-underline-style="solid" style:text-underline-color="font-color"/>
    </style:style>
    <style:style style:name="T78_11" style:family="text"/>
    <style:style style:name="T78_12" style:family="text">
      <style:text-properties fo:color="#1155cc" style:text-underline-style="solid" style:text-underline-color="font-color"/>
    </style:style>
    <style:style style:name="T78_13" style:family="text"/>
    <style:style style:name="T78_14" style:family="text">
      <style:text-properties fo:color="#1155cc" style:text-underline-style="solid" style:text-underline-color="font-color"/>
    </style:style>
    <style:style style:name="T78_15" style:family="text"/>
    <style:style style:name="T78_16" style:family="text">
      <style:text-properties fo:color="#1155cc" style:text-underline-style="solid" style:text-underline-color="font-color"/>
    </style:style>
    <style:style style:name="P79" style:family="paragraph" style:parent-style-name="Heading_20_2">
      <style:paragraph-properties fo:break-before="auto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P80" style:family="paragraph" style:parent-style-name="Standard">
      <style:paragraph-properties fo:break-before="auto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T80_38" style:family="text"/>
    <style:style style:name="T80_39" style:family="text"/>
    <style:style style:name="T80_40" style:family="text"/>
    <style:style style:name="T80_41" style:family="text"/>
    <style:style style:name="T80_42" style:family="text"/>
    <style:style style:name="T80_43" style:family="text"/>
    <style:style style:name="T80_44" style:family="text"/>
    <style:style style:name="T80_45" style:family="text"/>
    <style:style style:name="T80_46" style:family="text"/>
    <style:style style:name="T80_47" style:family="text"/>
    <style:style style:name="T80_48" style:family="text"/>
    <style:style style:name="T80_49" style:family="text"/>
    <style:style style:name="T80_50" style:family="text"/>
    <style:style style:name="T80_51" style:family="text"/>
    <style:style style:name="T80_52" style:family="text"/>
    <style:style style:name="T80_53" style:family="text"/>
    <style:style style:name="T80_54" style:family="text"/>
    <style:style style:name="T80_55" style:family="text"/>
    <style:style style:name="T80_56" style:family="text"/>
    <style:style style:name="T80_57" style:family="text"/>
    <style:style style:name="T80_58" style:family="text"/>
    <style:style style:name="T80_59" style:family="text"/>
    <style:style style:name="T80_60" style:family="text"/>
    <style:style style:name="T80_61" style:family="text"/>
    <style:style style:name="T80_62" style:family="text"/>
    <style:style style:name="T80_63" style:family="text"/>
    <style:style style:name="T80_64" style:family="text"/>
    <style:style style:name="T80_65" style:family="text"/>
    <style:style style:name="T80_66" style:family="text"/>
    <style:style style:name="T80_67" style:family="text"/>
    <style:style style:name="T80_68" style:family="text"/>
    <style:style style:name="T80_69" style:family="text"/>
    <style:style style:name="T80_70" style:family="text"/>
    <style:style style:name="T80_71" style:family="text"/>
    <style:style style:name="T80_72" style:family="text"/>
    <style:style style:name="T80_73" style:family="text"/>
    <style:style style:name="T80_74" style:family="text"/>
    <style:style style:name="T80_75" style:family="text"/>
    <style:style style:name="T80_76" style:family="text"/>
    <style:style style:name="T80_77" style:family="text"/>
    <style:style style:name="T80_78" style:family="text"/>
    <style:style style:name="T80_79" style:family="text"/>
    <style:style style:name="T80_80" style:family="text"/>
    <style:style style:name="T80_81" style:family="text"/>
    <style:style style:name="T80_82" style:family="text"/>
    <style:style style:name="T80_83" style:family="text"/>
    <style:style style:name="T80_84" style:family="text"/>
    <style:style style:name="T80_85" style:family="text"/>
    <style:style style:name="T80_86" style:family="text"/>
    <style:style style:name="T80_87" style:family="text"/>
    <style:style style:name="T80_88" style:family="text"/>
    <style:style style:name="T80_89" style:family="text"/>
    <style:style style:name="T80_90" style:family="text"/>
    <style:style style:name="T80_91" style:family="text"/>
    <style:style style:name="T80_92" style:family="text"/>
    <style:style style:name="P81" style:family="paragraph" style:parent-style-name="Standard">
      <style:paragraph-properties fo:break-before="auto" style:writing-mode="lr-tb"/>
    </style:style>
    <style:style style:name="T81_1" style:family="text"/>
    <style:style style:name="T81_2" style:family="text">
      <style:text-properties fo:color="#1155cc" style:text-underline-style="solid" style:text-underline-color="font-color"/>
    </style:style>
    <style:style style:name="T81_3" style:family="text"/>
    <style:style style:name="T81_4" style:family="text">
      <style:text-properties fo:color="#1155cc" style:text-underline-style="solid" style:text-underline-color="font-color"/>
    </style:style>
    <style:style style:name="T81_5" style:family="text"/>
    <style:style style:name="T81_6" style:family="text">
      <style:text-properties fo:color="#1155cc" style:text-underline-style="solid" style:text-underline-color="font-color"/>
    </style:style>
    <style:style style:name="T81_7" style:family="text"/>
    <style:style style:name="T81_8" style:family="text">
      <style:text-properties fo:color="#1155cc" style:text-underline-style="solid" style:text-underline-color="font-color"/>
    </style:style>
    <style:style style:name="T81_9" style:family="text"/>
    <style:style style:name="T81_10" style:family="text">
      <style:text-properties fo:color="#1155cc" style:text-underline-style="solid" style:text-underline-color="font-color"/>
    </style:style>
    <style:style style:name="T81_11" style:family="text"/>
    <style:style style:name="T81_12" style:family="text">
      <style:text-properties fo:color="#1155cc" style:text-underline-style="solid" style:text-underline-color="font-color"/>
    </style:style>
    <style:style style:name="T81_13" style:family="text"/>
    <style:style style:name="T81_14" style:family="text">
      <style:text-properties fo:color="#1155cc" style:text-underline-style="solid" style:text-underline-color="font-color"/>
    </style:style>
    <style:style style:name="T81_15" style:family="text"/>
    <style:style style:name="T81_16" style:family="text">
      <style:text-properties fo:color="#1155cc" style:text-underline-style="solid" style:text-underline-color="font-color"/>
    </style:style>
    <style:style style:name="T81_17" style:family="text"/>
    <style:style style:name="T81_18" style:family="text">
      <style:text-properties fo:color="#1155cc" style:text-underline-style="solid" style:text-underline-color="font-color"/>
    </style:style>
    <style:style style:name="T81_19" style:family="text"/>
    <style:style style:name="T81_20" style:family="text">
      <style:text-properties fo:color="#1155cc" style:text-underline-style="solid" style:text-underline-color="font-color"/>
    </style:style>
    <style:style style:name="P82" style:family="paragraph" style:parent-style-name="Heading_20_2">
      <style:paragraph-properties fo:break-before="auto" style:writing-mode="lr-tb"/>
    </style:style>
    <style:style style:name="T82_1" style:family="text"/>
    <style:style style:name="P83" style:family="paragraph" style:parent-style-name="Standard">
      <style:paragraph-properties fo:break-before="auto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T83_45" style:family="text"/>
    <style:style style:name="T83_46" style:family="text"/>
    <style:style style:name="T83_47" style:family="text"/>
    <style:style style:name="T83_48" style:family="text"/>
    <style:style style:name="T83_49" style:family="text"/>
    <style:style style:name="T83_50" style:family="text"/>
    <style:style style:name="T83_51" style:family="text"/>
    <style:style style:name="T83_52" style:family="text"/>
    <style:style style:name="T83_53" style:family="text"/>
    <style:style style:name="T83_54" style:family="text"/>
    <style:style style:name="T83_55" style:family="text"/>
    <style:style style:name="T83_56" style:family="text"/>
    <style:style style:name="T83_57" style:family="text"/>
    <style:style style:name="T83_58" style:family="text"/>
    <style:style style:name="T83_59" style:family="text"/>
    <style:style style:name="T83_60" style:family="text"/>
    <style:style style:name="T83_61" style:family="text"/>
    <style:style style:name="T83_62" style:family="text"/>
    <style:style style:name="T83_63" style:family="text"/>
    <style:style style:name="T83_64" style:family="text"/>
    <style:style style:name="T83_65" style:family="text"/>
    <style:style style:name="T83_66" style:family="text"/>
    <style:style style:name="T83_67" style:family="text"/>
    <style:style style:name="T83_68" style:family="text"/>
    <style:style style:name="T83_69" style:family="text"/>
    <style:style style:name="T83_70" style:family="text"/>
    <style:style style:name="T83_71" style:family="text"/>
    <style:style style:name="T83_72" style:family="text"/>
    <style:style style:name="T83_73" style:family="text"/>
    <style:style style:name="T83_74" style:family="text"/>
    <style:style style:name="T83_75" style:family="text"/>
    <style:style style:name="T83_76" style:family="text"/>
    <style:style style:name="T83_77" style:family="text"/>
    <style:style style:name="T83_78" style:family="text"/>
    <style:style style:name="T83_79" style:family="text"/>
    <style:style style:name="T83_80" style:family="text"/>
    <style:style style:name="T83_81" style:family="text"/>
    <style:style style:name="T83_82" style:family="text"/>
    <style:style style:name="T83_83" style:family="text"/>
    <style:style style:name="T83_84" style:family="text"/>
    <style:style style:name="T83_85" style:family="text"/>
    <style:style style:name="T83_86" style:family="text"/>
    <style:style style:name="T83_87" style:family="text"/>
    <style:style style:name="T83_88" style:family="text"/>
    <style:style style:name="T83_89" style:family="text"/>
    <style:style style:name="T83_90" style:family="text"/>
    <style:style style:name="T83_91" style:family="text"/>
    <style:style style:name="T83_92" style:family="text"/>
    <style:style style:name="T83_93" style:family="text"/>
    <style:style style:name="T83_94" style:family="text"/>
    <style:style style:name="T83_95" style:family="text"/>
    <style:style style:name="T83_96" style:family="text"/>
    <style:style style:name="T83_97" style:family="text"/>
    <style:style style:name="T83_98" style:family="text"/>
    <style:style style:name="T83_99" style:family="text"/>
    <style:style style:name="T83_100" style:family="text"/>
    <style:style style:name="T83_101" style:family="text"/>
    <style:style style:name="T83_102" style:family="text"/>
    <style:style style:name="T83_103" style:family="text"/>
    <style:style style:name="T83_104" style:family="text"/>
    <style:style style:name="T83_105" style:family="text"/>
    <style:style style:name="T83_106" style:family="text"/>
    <style:style style:name="T83_107" style:family="text"/>
    <style:style style:name="T83_108" style:family="text"/>
    <style:style style:name="T83_109" style:family="text"/>
    <style:style style:name="T83_110" style:family="text"/>
    <style:style style:name="T83_111" style:family="text"/>
    <style:style style:name="T83_112" style:family="text"/>
    <style:style style:name="T83_113" style:family="text"/>
    <style:style style:name="T83_114" style:family="text"/>
    <style:style style:name="P84" style:family="paragraph" style:parent-style-name="Standard">
      <style:paragraph-properties fo:break-before="auto" style:writing-mode="lr-tb"/>
    </style:style>
    <style:style style:name="T84_1" style:family="text"/>
    <style:style style:name="T84_2" style:family="text">
      <style:text-properties fo:color="#1155cc" style:text-underline-style="solid" style:text-underline-color="font-color"/>
    </style:style>
    <style:style style:name="T84_3" style:family="text"/>
    <style:style style:name="T84_4" style:family="text">
      <style:text-properties fo:color="#1155cc" style:text-underline-style="solid" style:text-underline-color="font-color"/>
    </style:style>
    <style:style style:name="T84_5" style:family="text"/>
    <style:style style:name="T84_6" style:family="text">
      <style:text-properties fo:color="#1155cc" style:text-underline-style="solid" style:text-underline-color="font-color"/>
    </style:style>
    <style:style style:name="T84_7" style:family="text"/>
    <style:style style:name="T84_8" style:family="text">
      <style:text-properties fo:color="#1155cc" style:text-underline-style="solid" style:text-underline-color="font-color"/>
    </style:style>
    <style:style style:name="T84_9" style:family="text"/>
    <style:style style:name="T84_10" style:family="text">
      <style:text-properties fo:color="#1155cc" style:text-underline-style="solid" style:text-underline-color="font-color"/>
    </style:style>
    <style:style style:name="T84_11" style:family="text"/>
    <style:style style:name="T84_12" style:family="text">
      <style:text-properties fo:color="#1155cc" style:text-underline-style="solid" style:text-underline-color="font-color"/>
    </style:style>
    <style:style style:name="T84_13" style:family="text"/>
    <style:style style:name="T84_14" style:family="text">
      <style:text-properties fo:color="#1155cc" style:text-underline-style="solid" style:text-underline-color="font-color"/>
    </style:style>
    <style:style style:name="T84_15" style:family="text"/>
    <style:style style:name="T84_16" style:family="text">
      <style:text-properties fo:color="#1155cc" style:text-underline-style="solid" style:text-underline-color="font-color"/>
    </style:style>
    <style:style style:name="T84_17" style:family="text"/>
    <style:style style:name="T84_18" style:family="text">
      <style:text-properties fo:color="#1155cc" style:text-underline-style="solid" style:text-underline-color="font-color"/>
    </style:style>
    <style:style style:name="T84_19" style:family="text"/>
    <style:style style:name="T84_20" style:family="text">
      <style:text-properties fo:color="#1155cc" style:text-underline-style="solid" style:text-underline-color="font-color"/>
    </style:style>
    <style:style style:name="T84_21" style:family="text"/>
    <style:style style:name="T84_22" style:family="text">
      <style:text-properties fo:color="#1155cc" style:text-underline-style="solid" style:text-underline-color="font-color"/>
    </style:style>
    <style:style style:name="P85" style:family="paragraph" style:parent-style-name="Heading_20_2">
      <style:paragraph-properties fo:break-before="auto" style:writing-mode="lr-tb"/>
    </style:style>
    <style:style style:name="T85_1" style:family="text"/>
    <style:style style:name="P86" style:family="paragraph" style:parent-style-name="Standard">
      <style:paragraph-properties fo:break-before="auto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T86_47" style:family="text"/>
    <style:style style:name="T86_48" style:family="text"/>
    <style:style style:name="T86_49" style:family="text"/>
    <style:style style:name="T86_50" style:family="text"/>
    <style:style style:name="T86_51" style:family="text"/>
    <style:style style:name="T86_52" style:family="text"/>
    <style:style style:name="T86_53" style:family="text"/>
    <style:style style:name="T86_54" style:family="text"/>
    <style:style style:name="T86_55" style:family="text"/>
    <style:style style:name="T86_56" style:family="text"/>
    <style:style style:name="T86_57" style:family="text"/>
    <style:style style:name="T86_58" style:family="text"/>
    <style:style style:name="T86_59" style:family="text"/>
    <style:style style:name="T86_60" style:family="text"/>
    <style:style style:name="T86_61" style:family="text"/>
    <style:style style:name="T86_62" style:family="text"/>
    <style:style style:name="T86_63" style:family="text"/>
    <style:style style:name="T86_64" style:family="text"/>
    <style:style style:name="T86_65" style:family="text"/>
    <style:style style:name="T86_66" style:family="text"/>
    <style:style style:name="T86_67" style:family="text"/>
    <style:style style:name="T86_68" style:family="text"/>
    <style:style style:name="T86_69" style:family="text"/>
    <style:style style:name="T86_70" style:family="text"/>
    <style:style style:name="T86_71" style:family="text"/>
    <style:style style:name="T86_72" style:family="text"/>
    <style:style style:name="T86_73" style:family="text"/>
    <style:style style:name="T86_74" style:family="text"/>
    <style:style style:name="P87" style:family="paragraph" style:parent-style-name="Standard">
      <style:paragraph-properties fo:break-before="auto" style:writing-mode="lr-tb"/>
    </style:style>
    <style:style style:name="T87_1" style:family="text"/>
    <style:style style:name="T87_2" style:family="text">
      <style:text-properties fo:color="#1155cc" style:text-underline-style="solid" style:text-underline-color="font-color"/>
    </style:style>
    <style:style style:name="T87_3" style:family="text"/>
    <style:style style:name="T87_4" style:family="text">
      <style:text-properties fo:color="#1155cc" style:text-underline-style="solid" style:text-underline-color="font-color"/>
    </style:style>
    <style:style style:name="T87_5" style:family="text"/>
    <style:style style:name="T87_6" style:family="text">
      <style:text-properties fo:color="#1155cc" style:text-underline-style="solid" style:text-underline-color="font-color"/>
    </style:style>
    <style:style style:name="T87_7" style:family="text"/>
    <style:style style:name="T87_8" style:family="text">
      <style:text-properties fo:color="#1155cc" style:text-underline-style="solid" style:text-underline-color="font-color"/>
    </style:style>
    <style:style style:name="T87_9" style:family="text"/>
    <style:style style:name="T87_10" style:family="text">
      <style:text-properties fo:color="#1155cc" style:text-underline-style="solid" style:text-underline-color="font-color"/>
    </style:style>
    <style:style style:name="T87_11" style:family="text"/>
    <style:style style:name="T87_12" style:family="text">
      <style:text-properties fo:color="#1155cc" style:text-underline-style="solid" style:text-underline-color="font-color"/>
    </style:style>
    <style:style style:name="T87_13" style:family="text"/>
    <style:style style:name="T87_14" style:family="text">
      <style:text-properties fo:color="#1155cc" style:text-underline-style="solid" style:text-underline-color="font-color"/>
    </style:style>
    <style:style style:name="T87_15" style:family="text"/>
    <style:style style:name="T87_16" style:family="text">
      <style:text-properties fo:color="#1155cc" style:text-underline-style="solid" style:text-underline-color="font-color"/>
    </style:style>
    <style:style style:name="T87_17" style:family="text"/>
    <style:style style:name="T87_18" style:family="text">
      <style:text-properties fo:color="#1155cc" style:text-underline-style="solid" style:text-underline-color="font-color"/>
    </style:style>
    <style:style style:name="T87_19" style:family="text"/>
    <style:style style:name="T87_20" style:family="text">
      <style:text-properties fo:color="#1155cc" style:text-underline-style="solid" style:text-underline-color="font-color"/>
    </style:style>
    <style:style style:name="T87_21" style:family="text"/>
    <style:style style:name="T87_22" style:family="text">
      <style:text-properties fo:color="#1155cc" style:text-underline-style="solid" style:text-underline-color="font-color"/>
    </style:style>
    <style:style style:name="P88" style:family="paragraph" style:parent-style-name="Heading_20_2">
      <style:paragraph-properties fo:break-before="auto" style:writing-mode="lr-tb"/>
    </style:style>
    <style:style style:name="T88_1" style:family="text"/>
    <style:style style:name="P89" style:family="paragraph" style:parent-style-name="Standard">
      <style:paragraph-properties fo:break-before="auto" fo:text-indent="0cm" fo:margin-left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/>
    <style:style style:name="T89_38" style:family="text"/>
    <style:style style:name="T89_39" style:family="text"/>
    <style:style style:name="T89_40" style:family="text"/>
    <style:style style:name="T89_41" style:family="text"/>
    <style:style style:name="T89_42" style:family="text"/>
    <style:style style:name="T89_43" style:family="text"/>
    <style:style style:name="T89_44" style:family="text"/>
    <style:style style:name="T89_45" style:family="text"/>
    <style:style style:name="T89_46" style:family="text"/>
    <style:style style:name="T89_47" style:family="text"/>
    <style:style style:name="T89_48" style:family="text"/>
    <style:style style:name="T89_49" style:family="text"/>
    <style:style style:name="T89_50" style:family="text"/>
    <style:style style:name="T89_51" style:family="text"/>
    <style:style style:name="T89_52" style:family="text"/>
    <style:style style:name="T89_53" style:family="text"/>
    <style:style style:name="T89_54" style:family="text"/>
    <style:style style:name="T89_55" style:family="text"/>
    <style:style style:name="T89_56" style:family="text"/>
    <style:style style:name="T89_57" style:family="text"/>
    <style:style style:name="T89_58" style:family="text"/>
    <style:style style:name="T89_59" style:family="text"/>
    <style:style style:name="T89_60" style:family="text"/>
    <style:style style:name="T89_61" style:family="text"/>
    <style:style style:name="T89_62" style:family="text"/>
    <style:style style:name="T89_63" style:family="text"/>
    <style:style style:name="T89_64" style:family="text"/>
    <style:style style:name="T89_65" style:family="text"/>
    <style:style style:name="T89_66" style:family="text"/>
    <style:style style:name="T89_67" style:family="text"/>
    <style:style style:name="T89_68" style:family="text"/>
    <style:style style:name="T89_69" style:family="text"/>
    <style:style style:name="T89_70" style:family="text"/>
    <style:style style:name="T89_71" style:family="text"/>
    <style:style style:name="T89_72" style:family="text"/>
    <style:style style:name="T89_73" style:family="text"/>
    <style:style style:name="T89_74" style:family="text"/>
    <style:style style:name="T89_75" style:family="text"/>
    <style:style style:name="T89_76" style:family="text"/>
    <style:style style:name="T89_77" style:family="text"/>
    <style:style style:name="T89_78" style:family="text"/>
    <style:style style:name="T89_79" style:family="text"/>
    <style:style style:name="T89_80" style:family="text"/>
    <style:style style:name="T89_81" style:family="text"/>
    <style:style style:name="T89_82" style:family="text"/>
    <style:style style:name="T89_83" style:family="text"/>
    <style:style style:name="T89_84" style:family="text"/>
    <style:style style:name="T89_85" style:family="text"/>
    <style:style style:name="T89_86" style:family="text"/>
    <style:style style:name="T89_87" style:family="text"/>
    <style:style style:name="T89_88" style:family="text"/>
    <style:style style:name="T89_89" style:family="text"/>
    <style:style style:name="T89_90" style:family="text"/>
    <style:style style:name="T89_91" style:family="text"/>
    <style:style style:name="T89_92" style:family="text"/>
    <style:style style:name="T89_93" style:family="text"/>
    <style:style style:name="T89_94" style:family="text"/>
    <style:style style:name="T89_95" style:family="text"/>
    <style:style style:name="T89_96" style:family="text"/>
    <style:style style:name="T89_97" style:family="text"/>
    <style:style style:name="T89_98" style:family="text"/>
    <style:style style:name="T89_99" style:family="text"/>
    <style:style style:name="T89_100" style:family="text"/>
    <style:style style:name="T89_101" style:family="text"/>
    <style:style style:name="T89_102" style:family="text"/>
    <style:style style:name="T89_103" style:family="text"/>
    <style:style style:name="T89_104" style:family="text"/>
    <style:style style:name="T89_105" style:family="text"/>
    <style:style style:name="P90" style:family="paragraph" style:parent-style-name="Standard">
      <style:paragraph-properties fo:break-before="auto" style:writing-mode="lr-tb"/>
    </style:style>
    <style:style style:name="T90_1" style:family="text"/>
    <style:style style:name="T90_2" style:family="text">
      <style:text-properties fo:color="#1155cc" style:text-underline-style="solid" style:text-underline-color="font-color"/>
    </style:style>
    <style:style style:name="T90_3" style:family="text"/>
    <style:style style:name="T90_4" style:family="text">
      <style:text-properties fo:color="#1155cc" style:text-underline-style="solid" style:text-underline-color="font-color"/>
    </style:style>
    <style:style style:name="T90_5" style:family="text"/>
    <style:style style:name="T90_6" style:family="text">
      <style:text-properties fo:color="#1155cc" style:text-underline-style="solid" style:text-underline-color="font-color"/>
    </style:style>
    <style:style style:name="T90_7" style:family="text"/>
    <style:style style:name="T90_8" style:family="text">
      <style:text-properties fo:color="#1155cc" style:text-underline-style="solid" style:text-underline-color="font-color"/>
    </style:style>
    <style:style style:name="T90_9" style:family="text"/>
    <style:style style:name="T90_10" style:family="text">
      <style:text-properties fo:color="#1155cc" style:text-underline-style="solid" style:text-underline-color="font-color"/>
    </style:style>
    <style:style style:name="T90_11" style:family="text"/>
    <style:style style:name="T90_12" style:family="text">
      <style:text-properties fo:color="#1155cc" style:text-underline-style="solid" style:text-underline-color="font-color"/>
    </style:style>
    <style:style style:name="T90_13" style:family="text"/>
    <style:style style:name="T90_14" style:family="text">
      <style:text-properties fo:color="#1155cc" style:text-underline-style="solid" style:text-underline-color="font-color"/>
    </style:style>
    <style:style style:name="T90_15" style:family="text"/>
    <style:style style:name="T90_16" style:family="text">
      <style:text-properties fo:color="#1155cc" style:text-underline-style="solid" style:text-underline-color="font-color"/>
    </style:style>
    <style:style style:name="P91" style:family="paragraph" style:parent-style-name="Heading_20_2">
      <style:paragraph-properties fo:break-before="auto" style:writing-mode="lr-tb"/>
    </style:style>
    <style:style style:name="T91_1" style:family="text"/>
    <style:style style:name="P92" style:family="paragraph" style:parent-style-name="Standard">
      <style:paragraph-properties fo:break-before="auto" fo:text-indent="0cm" fo:margin-left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T92_39" style:family="text"/>
    <style:style style:name="T92_40" style:family="text"/>
    <style:style style:name="T92_41" style:family="text"/>
    <style:style style:name="T92_42" style:family="text"/>
    <style:style style:name="T92_43" style:family="text"/>
    <style:style style:name="T92_44" style:family="text"/>
    <style:style style:name="T92_45" style:family="text"/>
    <style:style style:name="T92_46" style:family="text"/>
    <style:style style:name="T92_47" style:family="text"/>
    <style:style style:name="T92_48" style:family="text"/>
    <style:style style:name="T92_49" style:family="text"/>
    <style:style style:name="T92_50" style:family="text"/>
    <style:style style:name="T92_51" style:family="text"/>
    <style:style style:name="T92_52" style:family="text"/>
    <style:style style:name="T92_53" style:family="text"/>
    <style:style style:name="T92_54" style:family="text"/>
    <style:style style:name="T92_55" style:family="text"/>
    <style:style style:name="T92_56" style:family="text"/>
    <style:style style:name="T92_57" style:family="text"/>
    <style:style style:name="T92_58" style:family="text"/>
    <style:style style:name="T92_59" style:family="text"/>
    <style:style style:name="T92_60" style:family="text"/>
    <style:style style:name="T92_61" style:family="text"/>
    <style:style style:name="T92_62" style:family="text"/>
    <style:style style:name="T92_63" style:family="text"/>
    <style:style style:name="T92_64" style:family="text"/>
    <style:style style:name="T92_65" style:family="text"/>
    <style:style style:name="T92_66" style:family="text"/>
    <style:style style:name="T92_67" style:family="text"/>
    <style:style style:name="T92_68" style:family="text"/>
    <style:style style:name="T92_69" style:family="text"/>
    <style:style style:name="T92_70" style:family="text"/>
    <style:style style:name="T92_71" style:family="text"/>
    <style:style style:name="T92_72" style:family="text"/>
    <style:style style:name="T92_73" style:family="text"/>
    <style:style style:name="T92_74" style:family="text"/>
    <style:style style:name="T92_75" style:family="text"/>
    <style:style style:name="T92_76" style:family="text"/>
    <style:style style:name="T92_77" style:family="text"/>
    <style:style style:name="T92_78" style:family="text"/>
    <style:style style:name="T92_79" style:family="text"/>
    <style:style style:name="T92_80" style:family="text"/>
    <style:style style:name="T92_81" style:family="text"/>
    <style:style style:name="T92_82" style:family="text"/>
    <style:style style:name="T92_83" style:family="text"/>
    <style:style style:name="T92_84" style:family="text"/>
    <style:style style:name="T92_85" style:family="text"/>
    <style:style style:name="T92_86" style:family="text"/>
    <style:style style:name="T92_87" style:family="text"/>
    <style:style style:name="T92_88" style:family="text"/>
    <style:style style:name="T92_89" style:family="text"/>
    <style:style style:name="T92_90" style:family="text"/>
    <style:style style:name="T92_91" style:family="text"/>
    <style:style style:name="T92_92" style:family="text"/>
    <style:style style:name="T92_93" style:family="text"/>
    <style:style style:name="T92_94" style:family="text"/>
    <style:style style:name="T92_95" style:family="text"/>
    <style:style style:name="T92_96" style:family="text"/>
    <style:style style:name="T92_97" style:family="text"/>
    <style:style style:name="T92_98" style:family="text"/>
    <style:style style:name="T92_99" style:family="text"/>
    <style:style style:name="T92_100" style:family="text"/>
    <style:style style:name="T92_101" style:family="text"/>
    <style:style style:name="T92_102" style:family="text"/>
    <style:style style:name="T92_103" style:family="text"/>
    <style:style style:name="T92_104" style:family="text"/>
    <style:style style:name="T92_105" style:family="text"/>
    <style:style style:name="T92_106" style:family="text"/>
    <style:style style:name="T92_107" style:family="text"/>
    <style:style style:name="T92_108" style:family="text"/>
    <style:style style:name="T92_109" style:family="text"/>
    <style:style style:name="T92_110" style:family="text"/>
    <style:style style:name="T92_111" style:family="text"/>
    <style:style style:name="T92_112" style:family="text"/>
    <style:style style:name="T92_113" style:family="text"/>
    <style:style style:name="T92_114" style:family="text"/>
    <style:style style:name="T92_115" style:family="text"/>
    <style:style style:name="T92_116" style:family="text"/>
    <style:style style:name="T92_117" style:family="text"/>
    <style:style style:name="T92_118" style:family="text"/>
    <style:style style:name="T92_119" style:family="text"/>
    <style:style style:name="T92_120" style:family="text"/>
    <style:style style:name="T92_121" style:family="text"/>
    <style:style style:name="T92_122" style:family="text"/>
    <style:style style:name="T92_123" style:family="text"/>
    <style:style style:name="T92_124" style:family="text"/>
    <style:style style:name="T92_125" style:family="text"/>
    <style:style style:name="T92_126" style:family="text"/>
    <style:style style:name="T92_127" style:family="text"/>
    <style:style style:name="T92_128" style:family="text"/>
    <style:style style:name="T92_129" style:family="text"/>
    <style:style style:name="T92_130" style:family="text"/>
    <style:style style:name="T92_131" style:family="text"/>
    <style:style style:name="T92_132" style:family="text"/>
    <style:style style:name="T92_133" style:family="text"/>
    <style:style style:name="T92_134" style:family="text"/>
    <style:style style:name="T92_135" style:family="text"/>
    <style:style style:name="T92_136" style:family="text"/>
    <style:style style:name="T92_137" style:family="text"/>
    <style:style style:name="T92_138" style:family="text"/>
    <style:style style:name="T92_139" style:family="text"/>
    <style:style style:name="T92_140" style:family="text"/>
    <style:style style:name="T92_141" style:family="text"/>
    <style:style style:name="T92_142" style:family="text"/>
    <style:style style:name="T92_143" style:family="text"/>
    <style:style style:name="T92_144" style:family="text"/>
    <style:style style:name="T92_145" style:family="text"/>
    <style:style style:name="T92_146" style:family="text"/>
    <style:style style:name="T92_147" style:family="text"/>
    <style:style style:name="T92_148" style:family="text"/>
    <style:style style:name="T92_149" style:family="text"/>
    <style:style style:name="T92_150" style:family="text"/>
    <style:style style:name="T92_151" style:family="text"/>
    <style:style style:name="P93" style:family="paragraph" style:parent-style-name="Standard">
      <style:paragraph-properties fo:break-before="auto" fo:text-indent="0cm" fo:margin-left="0cm" style:writing-mode="lr-tb"/>
    </style:style>
    <style:style style:name="T93_1" style:family="text"/>
    <style:style style:name="T93_2" style:family="text">
      <style:text-properties fo:color="#1155cc" style:text-underline-style="solid" style:text-underline-color="font-color"/>
    </style:style>
    <style:style style:name="T93_3" style:family="text"/>
    <style:style style:name="T93_4" style:family="text">
      <style:text-properties fo:color="#1155cc" style:text-underline-style="solid" style:text-underline-color="font-color"/>
    </style:style>
    <style:style style:name="T93_5" style:family="text"/>
    <style:style style:name="T93_6" style:family="text">
      <style:text-properties fo:color="#1155cc" style:text-underline-style="solid" style:text-underline-color="font-color"/>
    </style:style>
    <style:style style:name="T93_7" style:family="text"/>
    <style:style style:name="T93_8" style:family="text">
      <style:text-properties fo:color="#1155cc" style:text-underline-style="solid" style:text-underline-color="font-color"/>
    </style:style>
    <style:style style:name="T93_9" style:family="text"/>
    <style:style style:name="T93_10" style:family="text">
      <style:text-properties fo:color="#1155cc" style:text-underline-style="solid" style:text-underline-color="font-color"/>
    </style:style>
    <style:style style:name="T93_11" style:family="text"/>
    <style:style style:name="T93_12" style:family="text">
      <style:text-properties fo:color="#1155cc" style:text-underline-style="solid" style:text-underline-color="font-color"/>
    </style:style>
    <style:style style:name="T93_13" style:family="text"/>
    <style:style style:name="T93_14" style:family="text">
      <style:text-properties fo:color="#1155cc" style:text-underline-style="solid" style:text-underline-color="font-color"/>
    </style:style>
    <style:style style:name="T93_15" style:family="text"/>
    <style:style style:name="T93_16" style:family="text">
      <style:text-properties fo:color="#1155cc" style:text-underline-style="solid" style:text-underline-color="font-color"/>
    </style:style>
    <style:style style:name="P94" style:family="paragraph" style:parent-style-name="Heading_20_2">
      <style:paragraph-properties fo:break-before="auto" fo:margin-top="0.635cm" style:writing-mode="lr-tb"/>
    </style:style>
    <style:style style:name="P95" style:family="paragraph" style:parent-style-name="Heading_20_2">
      <style:paragraph-properties fo:break-before="auto" fo:margin-top="0.635cm" fo:margin-bottom="0.141cm" style:writing-mode="lr-tb"/>
    </style:style>
    <style:style style:name="T95_1" style:family="text"/>
    <style:style style:name="T95_2" style:family="text"/>
    <style:style style:name="T95_3" style:family="text"/>
    <style:style style:name="P96" style:family="paragraph" style:parent-style-name="Standard">
      <style:paragraph-properties fo:break-before="auto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/>
    <style:style style:name="T96_42" style:family="text"/>
    <style:style style:name="T96_43" style:family="text"/>
    <style:style style:name="T96_44" style:family="text"/>
    <style:style style:name="T96_45" style:family="text"/>
    <style:style style:name="T96_46" style:family="text"/>
    <style:style style:name="T96_47" style:family="text"/>
    <style:style style:name="T96_48" style:family="text"/>
    <style:style style:name="T96_49" style:family="text"/>
    <style:style style:name="T96_50" style:family="text"/>
    <style:style style:name="T96_51" style:family="text"/>
    <style:style style:name="T96_52" style:family="text"/>
    <style:style style:name="T96_53" style:family="text"/>
    <style:style style:name="T96_54" style:family="text"/>
    <style:style style:name="T96_55" style:family="text"/>
    <style:style style:name="T96_56" style:family="text"/>
    <style:style style:name="T96_57" style:family="text"/>
    <style:style style:name="T96_58" style:family="text"/>
    <style:style style:name="T96_59" style:family="text"/>
    <style:style style:name="T96_60" style:family="text"/>
    <style:style style:name="T96_61" style:family="text"/>
    <style:style style:name="T96_62" style:family="text"/>
    <style:style style:name="T96_63" style:family="text"/>
    <style:style style:name="T96_64" style:family="text"/>
    <style:style style:name="T96_65" style:family="text"/>
    <style:style style:name="T96_66" style:family="text"/>
    <style:style style:name="T96_67" style:family="text"/>
    <style:style style:name="T96_68" style:family="text"/>
    <style:style style:name="T96_69" style:family="text"/>
    <style:style style:name="T96_70" style:family="text"/>
    <style:style style:name="T96_71" style:family="text"/>
    <style:style style:name="T96_72" style:family="text"/>
    <style:style style:name="T96_73" style:family="text"/>
    <style:style style:name="T96_74" style:family="text"/>
    <style:style style:name="T96_75" style:family="text"/>
    <style:style style:name="T96_76" style:family="text"/>
    <style:style style:name="T96_77" style:family="text"/>
    <style:style style:name="T96_78" style:family="text"/>
    <style:style style:name="T96_79" style:family="text"/>
    <style:style style:name="T96_80" style:family="text"/>
    <style:style style:name="T96_81" style:family="text"/>
    <style:style style:name="T96_82" style:family="text"/>
    <style:style style:name="T96_83" style:family="text"/>
    <style:style style:name="T96_84" style:family="text"/>
    <style:style style:name="T96_85" style:family="text"/>
    <style:style style:name="T96_86" style:family="text"/>
    <style:style style:name="T96_87" style:family="text"/>
    <style:style style:name="T96_88" style:family="text"/>
    <style:style style:name="T96_89" style:family="text"/>
    <style:style style:name="T96_90" style:family="text"/>
    <style:style style:name="T96_91" style:family="text"/>
    <style:style style:name="T96_92" style:family="text"/>
    <style:style style:name="T96_93" style:family="text"/>
    <style:style style:name="T96_94" style:family="text"/>
    <style:style style:name="T96_95" style:family="text"/>
    <style:style style:name="T96_96" style:family="text"/>
    <style:style style:name="T96_97" style:family="text"/>
    <style:style style:name="T96_98" style:family="text"/>
    <style:style style:name="T96_99" style:family="text"/>
    <style:style style:name="T96_100" style:family="text"/>
    <style:style style:name="T96_101" style:family="text"/>
    <style:style style:name="T96_102" style:family="text"/>
    <style:style style:name="T96_103" style:family="text"/>
    <style:style style:name="T96_104" style:family="text"/>
    <style:style style:name="T96_105" style:family="text"/>
    <style:style style:name="T96_106" style:family="text"/>
    <style:style style:name="T96_107" style:family="text"/>
    <style:style style:name="T96_108" style:family="text"/>
    <style:style style:name="T96_109" style:family="text"/>
    <style:style style:name="T96_110" style:family="text"/>
    <style:style style:name="T96_111" style:family="text"/>
    <style:style style:name="T96_112" style:family="text"/>
    <style:style style:name="T96_113" style:family="text"/>
    <style:style style:name="T96_114" style:family="text"/>
    <style:style style:name="T96_115" style:family="text"/>
    <style:style style:name="T96_116" style:family="text"/>
    <style:style style:name="T96_117" style:family="text"/>
    <style:style style:name="T96_118" style:family="text"/>
    <style:style style:name="T96_119" style:family="text"/>
    <style:style style:name="T96_120" style:family="text"/>
    <style:style style:name="T96_121" style:family="text"/>
    <style:style style:name="T96_122" style:family="text"/>
    <style:style style:name="T96_123" style:family="text"/>
    <style:style style:name="T96_124" style:family="text"/>
    <style:style style:name="T96_125" style:family="text"/>
    <style:style style:name="T96_126" style:family="text"/>
    <style:style style:name="T96_127" style:family="text"/>
    <style:style style:name="T96_128" style:family="text"/>
    <style:style style:name="T96_129" style:family="text"/>
    <style:style style:name="T96_130" style:family="text"/>
    <style:style style:name="T96_131" style:family="text"/>
    <style:style style:name="T96_132" style:family="text"/>
    <style:style style:name="T96_133" style:family="text"/>
    <style:style style:name="T96_134" style:family="text"/>
    <style:style style:name="T96_135" style:family="text"/>
    <style:style style:name="T96_136" style:family="text"/>
    <style:style style:name="T96_137" style:family="text"/>
    <style:style style:name="T96_138" style:family="text"/>
    <style:style style:name="T96_139" style:family="text"/>
    <style:style style:name="T96_140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96_141" style:family="text"/>
    <style:style style:name="T96_142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96_143" style:family="text"/>
    <style:style style:name="T96_144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96_145" style:family="text"/>
    <style:style style:name="T96_146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96_147" style:family="text"/>
    <style:style style:name="T96_148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96_149" style:family="text"/>
    <style:style style:name="T96_150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96_151" style:family="text"/>
    <style:style style:name="T96_152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96_153" style:family="text"/>
    <style:style style:name="T96_154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P97" style:family="paragraph" style:parent-style-name="Heading_20_2">
      <style:paragraph-properties fo:break-before="auto" style:writing-mode="lr-tb"/>
    </style:style>
    <style:style style:name="T97_1" style:family="text"/>
    <style:style style:name="P98" style:family="paragraph" style:parent-style-name="Standard">
      <style:paragraph-properties fo:break-before="auto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T98_35" style:family="text"/>
    <style:style style:name="T98_36" style:family="text"/>
    <style:style style:name="T98_37" style:family="text"/>
    <style:style style:name="T98_38" style:family="text"/>
    <style:style style:name="T98_39" style:family="text"/>
    <style:style style:name="T98_40" style:family="text"/>
    <style:style style:name="T98_41" style:family="text"/>
    <style:style style:name="T98_42" style:family="text"/>
    <style:style style:name="T98_43" style:family="text"/>
    <style:style style:name="T98_44" style:family="text"/>
    <style:style style:name="T98_45" style:family="text"/>
    <style:style style:name="T98_46" style:family="text"/>
    <style:style style:name="T98_47" style:family="text"/>
    <style:style style:name="T98_48" style:family="text"/>
    <style:style style:name="T98_49" style:family="text"/>
    <style:style style:name="T98_50" style:family="text"/>
    <style:style style:name="T98_51" style:family="text"/>
    <style:style style:name="T98_52" style:family="text"/>
    <style:style style:name="T98_53" style:family="text"/>
    <style:style style:name="T98_54" style:family="text"/>
    <style:style style:name="T98_55" style:family="text"/>
    <style:style style:name="T98_56" style:family="text"/>
    <style:style style:name="T98_57" style:family="text"/>
    <style:style style:name="T98_58" style:family="text"/>
    <style:style style:name="T98_59" style:family="text"/>
    <style:style style:name="T98_60" style:family="text"/>
    <style:style style:name="T98_61" style:family="text"/>
    <style:style style:name="T98_62" style:family="text"/>
    <style:style style:name="T98_63" style:family="text"/>
    <style:style style:name="T98_64" style:family="text"/>
    <style:style style:name="T98_65" style:family="text"/>
    <style:style style:name="T98_66" style:family="text"/>
    <style:style style:name="T98_67" style:family="text"/>
    <style:style style:name="T98_68" style:family="text"/>
    <style:style style:name="T98_69" style:family="text"/>
    <style:style style:name="T98_70" style:family="text"/>
    <style:style style:name="T98_71" style:family="text"/>
    <style:style style:name="T98_72" style:family="text"/>
    <style:style style:name="T98_73" style:family="text"/>
    <style:style style:name="T98_74" style:family="text"/>
    <style:style style:name="T98_75" style:family="text"/>
    <style:style style:name="T98_76" style:family="text"/>
    <style:style style:name="T98_77" style:family="text"/>
    <style:style style:name="T98_78" style:family="text"/>
    <style:style style:name="T98_79" style:family="text"/>
    <style:style style:name="T98_80" style:family="text"/>
    <style:style style:name="T98_81" style:family="text"/>
    <style:style style:name="T98_82" style:family="text"/>
    <style:style style:name="T98_83" style:family="text"/>
    <style:style style:name="T98_84" style:family="text"/>
    <style:style style:name="T98_85" style:family="text"/>
    <style:style style:name="T98_86" style:family="text"/>
    <style:style style:name="T98_87" style:family="text"/>
    <style:style style:name="T98_88" style:family="text"/>
    <style:style style:name="T98_89" style:family="text"/>
    <style:style style:name="T98_90" style:family="text"/>
    <style:style style:name="T98_91" style:family="text"/>
    <style:style style:name="T98_92" style:family="text"/>
    <style:style style:name="T98_93" style:family="text"/>
    <style:style style:name="T98_94" style:family="text"/>
    <style:style style:name="T98_95" style:family="text"/>
    <style:style style:name="T98_96" style:family="text"/>
    <style:style style:name="T98_97" style:family="text"/>
    <style:style style:name="T98_98" style:family="text"/>
    <style:style style:name="T98_99" style:family="text"/>
    <style:style style:name="T98_100" style:family="text"/>
    <style:style style:name="T98_101" style:family="text"/>
    <style:style style:name="T98_102" style:family="text"/>
    <style:style style:name="T98_103" style:family="text"/>
    <style:style style:name="T98_104" style:family="text"/>
    <style:style style:name="T98_105" style:family="text"/>
    <style:style style:name="T98_106" style:family="text"/>
    <style:style style:name="T98_107" style:family="text"/>
    <style:style style:name="T98_108" style:family="text"/>
    <style:style style:name="T98_109" style:family="text"/>
    <style:style style:name="T98_110" style:family="text"/>
    <style:style style:name="T98_111" style:family="text"/>
    <style:style style:name="T98_112" style:family="text"/>
    <style:style style:name="T98_113" style:family="text"/>
    <style:style style:name="T98_114" style:family="text"/>
    <style:style style:name="T98_115" style:family="text"/>
    <style:style style:name="T98_116" style:family="text"/>
    <style:style style:name="T98_117" style:family="text"/>
    <style:style style:name="T98_118" style:family="text"/>
    <style:style style:name="T98_119" style:family="text"/>
    <style:style style:name="T98_120" style:family="text"/>
    <style:style style:name="T98_121" style:family="text"/>
    <style:style style:name="T98_122" style:family="text"/>
    <style:style style:name="T98_123" style:family="text"/>
    <style:style style:name="T98_124" style:family="text"/>
    <style:style style:name="T98_125" style:family="text"/>
    <style:style style:name="T98_126" style:family="text"/>
    <style:style style:name="T98_127" style:family="text"/>
    <style:style style:name="T98_128" style:family="text"/>
    <style:style style:name="T98_129" style:family="text"/>
    <style:style style:name="T98_130" style:family="text"/>
    <style:style style:name="T98_131" style:family="text"/>
    <style:style style:name="T98_132" style:family="text"/>
    <style:style style:name="T98_133" style:family="text"/>
    <style:style style:name="T98_134" style:family="text"/>
    <style:style style:name="T98_135" style:family="text"/>
    <style:style style:name="T98_136" style:family="text"/>
    <style:style style:name="T98_137" style:family="text"/>
    <style:style style:name="T98_138" style:family="text"/>
    <style:style style:name="T98_139" style:family="text"/>
    <style:style style:name="T98_140" style:family="text"/>
    <style:style style:name="P99" style:family="paragraph" style:parent-style-name="Standard">
      <style:paragraph-properties fo:break-before="auto" style:writing-mode="lr-tb"/>
    </style:style>
    <style:style style:name="T99_1" style:family="text"/>
    <style:style style:name="T99_2" style:family="text">
      <style:text-properties fo:color="#1155cc" style:text-underline-style="solid" style:text-underline-color="font-color"/>
    </style:style>
    <style:style style:name="T99_3" style:family="text"/>
    <style:style style:name="T99_4" style:family="text">
      <style:text-properties fo:color="#1155cc" style:text-underline-style="solid" style:text-underline-color="font-color"/>
    </style:style>
    <style:style style:name="T99_5" style:family="text"/>
    <style:style style:name="T99_6" style:family="text">
      <style:text-properties fo:color="#1155cc" style:text-underline-style="solid" style:text-underline-color="font-color"/>
    </style:style>
    <style:style style:name="T99_7" style:family="text"/>
    <style:style style:name="T99_8" style:family="text">
      <style:text-properties fo:color="#1155cc" style:text-underline-style="solid" style:text-underline-color="font-color"/>
    </style:style>
    <style:style style:name="T99_9" style:family="text"/>
    <style:style style:name="T99_10" style:family="text">
      <style:text-properties fo:color="#1155cc" style:text-underline-style="solid" style:text-underline-color="font-color"/>
    </style:style>
    <style:style style:name="T99_11" style:family="text"/>
    <style:style style:name="T99_12" style:family="text">
      <style:text-properties fo:color="#1155cc" style:text-underline-style="solid" style:text-underline-color="font-color"/>
    </style:style>
    <style:style style:name="T99_13" style:family="text"/>
    <style:style style:name="T99_14" style:family="text">
      <style:text-properties fo:color="#1155cc" style:text-underline-style="solid" style:text-underline-color="font-color"/>
    </style:style>
    <style:style style:name="T99_15" style:family="text"/>
    <style:style style:name="T99_16" style:family="text">
      <style:text-properties fo:color="#1155cc" style:text-underline-style="solid" style:text-underline-color="font-color"/>
    </style:style>
    <style:style style:name="T99_17" style:family="text"/>
    <style:style style:name="T99_18" style:family="text">
      <style:text-properties fo:color="#1155cc" style:text-underline-style="solid" style:text-underline-color="font-color"/>
    </style:style>
    <style:style style:name="T99_19" style:family="text"/>
    <style:style style:name="T99_20" style:family="text">
      <style:text-properties fo:color="#1155cc" style:text-underline-style="solid" style:text-underline-color="font-color"/>
    </style:style>
    <style:style style:name="T99_21" style:family="text"/>
    <style:style style:name="T99_22" style:family="text">
      <style:text-properties fo:color="#1155cc" style:text-underline-style="solid" style:text-underline-color="font-color"/>
    </style:style>
    <style:style style:name="P100" style:family="paragraph" style:parent-style-name="Heading_20_2">
      <style:paragraph-properties fo:break-before="auto" style:writing-mode="lr-tb"/>
    </style:style>
    <style:style style:name="T100_1" style:family="text"/>
    <style:style style:name="P101" style:family="paragraph" style:parent-style-name="Standard">
      <style:paragraph-properties fo:break-before="auto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T101_37" style:family="text"/>
    <style:style style:name="T101_38" style:family="text"/>
    <style:style style:name="T101_39" style:family="text"/>
    <style:style style:name="T101_40" style:family="text"/>
    <style:style style:name="T101_41" style:family="text"/>
    <style:style style:name="T101_42" style:family="text"/>
    <style:style style:name="T101_43" style:family="text"/>
    <style:style style:name="T101_44" style:family="text"/>
    <style:style style:name="T101_45" style:family="text"/>
    <style:style style:name="T101_46" style:family="text"/>
    <style:style style:name="T101_47" style:family="text"/>
    <style:style style:name="T101_48" style:family="text"/>
    <style:style style:name="T101_49" style:family="text"/>
    <style:style style:name="T101_50" style:family="text"/>
    <style:style style:name="T101_51" style:family="text"/>
    <style:style style:name="T101_52" style:family="text"/>
    <style:style style:name="T101_53" style:family="text"/>
    <style:style style:name="T101_54" style:family="text"/>
    <style:style style:name="T101_55" style:family="text"/>
    <style:style style:name="T101_56" style:family="text"/>
    <style:style style:name="T101_57" style:family="text"/>
    <style:style style:name="T101_58" style:family="text"/>
    <style:style style:name="T101_59" style:family="text"/>
    <style:style style:name="T101_60" style:family="text"/>
    <style:style style:name="T101_61" style:family="text"/>
    <style:style style:name="T101_62" style:family="text"/>
    <style:style style:name="T101_63" style:family="text"/>
    <style:style style:name="T101_64" style:family="text"/>
    <style:style style:name="T101_65" style:family="text"/>
    <style:style style:name="T101_66" style:family="text"/>
    <style:style style:name="T101_67" style:family="text"/>
    <style:style style:name="T101_68" style:family="text"/>
    <style:style style:name="T101_69" style:family="text"/>
    <style:style style:name="T101_70" style:family="text"/>
    <style:style style:name="T101_71" style:family="text"/>
    <style:style style:name="T101_72" style:family="text"/>
    <style:style style:name="T101_73" style:family="text"/>
    <style:style style:name="T101_74" style:family="text"/>
    <style:style style:name="T101_75" style:family="text"/>
    <style:style style:name="T101_76" style:family="text"/>
    <style:style style:name="T101_77" style:family="text"/>
    <style:style style:name="T101_78" style:family="text"/>
    <style:style style:name="T101_79" style:family="text"/>
    <style:style style:name="T101_80" style:family="text"/>
    <style:style style:name="T101_81" style:family="text"/>
    <style:style style:name="T101_82" style:family="text"/>
    <style:style style:name="T101_83" style:family="text"/>
    <style:style style:name="T101_84" style:family="text"/>
    <style:style style:name="T101_85" style:family="text"/>
    <style:style style:name="T101_86" style:family="text"/>
    <style:style style:name="T101_87" style:family="text"/>
    <style:style style:name="T101_88" style:family="text"/>
    <style:style style:name="T101_89" style:family="text"/>
    <style:style style:name="T101_90" style:family="text"/>
    <style:style style:name="T101_91" style:family="text"/>
    <style:style style:name="T101_92" style:family="text"/>
    <style:style style:name="T101_93" style:family="text"/>
    <style:style style:name="T101_94" style:family="text"/>
    <style:style style:name="T101_95" style:family="text"/>
    <style:style style:name="T101_96" style:family="text"/>
    <style:style style:name="T101_97" style:family="text"/>
    <style:style style:name="T101_98" style:family="text"/>
    <style:style style:name="T101_99" style:family="text"/>
    <style:style style:name="T101_100" style:family="text"/>
    <style:style style:name="T101_101" style:family="text"/>
    <style:style style:name="T101_102" style:family="text"/>
    <style:style style:name="T101_103" style:family="text"/>
    <style:style style:name="T101_104" style:family="text"/>
    <style:style style:name="T101_105" style:family="text"/>
    <style:style style:name="T101_106" style:family="text"/>
    <style:style style:name="T101_107" style:family="text"/>
    <style:style style:name="T101_108" style:family="text"/>
    <style:style style:name="T101_109" style:family="text"/>
    <style:style style:name="T101_110" style:family="text"/>
    <style:style style:name="T101_111" style:family="text"/>
    <style:style style:name="T101_112" style:family="text"/>
    <style:style style:name="T101_113" style:family="text"/>
    <style:style style:name="T101_114" style:family="text"/>
    <style:style style:name="T101_115" style:family="text"/>
    <style:style style:name="T101_116" style:family="text"/>
    <style:style style:name="T101_117" style:family="text"/>
    <style:style style:name="T101_118" style:family="text"/>
    <style:style style:name="T101_119" style:family="text"/>
    <style:style style:name="T101_120" style:family="text"/>
    <style:style style:name="T101_121" style:family="text"/>
    <style:style style:name="T101_122" style:family="text"/>
    <style:style style:name="T101_123" style:family="text"/>
    <style:style style:name="T101_124" style:family="text"/>
    <style:style style:name="T101_125" style:family="text"/>
    <style:style style:name="T101_126" style:family="text"/>
    <style:style style:name="T101_127" style:family="text"/>
    <style:style style:name="T101_128" style:family="text"/>
    <style:style style:name="T101_129" style:family="text"/>
    <style:style style:name="T101_130" style:family="text"/>
    <style:style style:name="T101_131" style:family="text"/>
    <style:style style:name="T101_132" style:family="text"/>
    <style:style style:name="T101_133" style:family="text"/>
    <style:style style:name="T101_134" style:family="text"/>
    <style:style style:name="T101_135" style:family="text"/>
    <style:style style:name="T101_136" style:family="text"/>
    <style:style style:name="T101_137" style:family="text"/>
    <style:style style:name="T101_138" style:family="text"/>
    <style:style style:name="T101_139" style:family="text"/>
    <style:style style:name="T101_140" style:family="text"/>
    <style:style style:name="T101_141" style:family="text"/>
    <style:style style:name="T101_142" style:family="text"/>
    <style:style style:name="P102" style:family="paragraph" style:parent-style-name="Standard">
      <style:paragraph-properties fo:break-before="auto" style:writing-mode="lr-tb"/>
    </style:style>
    <style:style style:name="T102_1" style:family="text"/>
    <style:style style:name="T102_2" style:family="text">
      <style:text-properties fo:color="#1155cc" style:text-underline-style="solid" style:text-underline-color="font-color"/>
    </style:style>
    <style:style style:name="T102_3" style:family="text"/>
    <style:style style:name="T102_4" style:family="text">
      <style:text-properties fo:color="#1155cc" style:text-underline-style="solid" style:text-underline-color="font-color"/>
    </style:style>
    <style:style style:name="T102_5" style:family="text"/>
    <style:style style:name="T102_6" style:family="text">
      <style:text-properties fo:color="#1155cc" style:text-underline-style="solid" style:text-underline-color="font-color"/>
    </style:style>
    <style:style style:name="T102_7" style:family="text"/>
    <style:style style:name="T102_8" style:family="text">
      <style:text-properties fo:color="#1155cc" style:text-underline-style="solid" style:text-underline-color="font-color"/>
    </style:style>
    <style:style style:name="T102_9" style:family="text"/>
    <style:style style:name="T102_10" style:family="text">
      <style:text-properties fo:color="#1155cc" style:text-underline-style="solid" style:text-underline-color="font-color"/>
    </style:style>
    <style:style style:name="T102_11" style:family="text"/>
    <style:style style:name="T102_12" style:family="text">
      <style:text-properties fo:color="#1155cc" style:text-underline-style="solid" style:text-underline-color="font-color"/>
    </style:style>
    <style:style style:name="T102_13" style:family="text"/>
    <style:style style:name="T102_14" style:family="text">
      <style:text-properties fo:color="#1155cc" style:text-underline-style="solid" style:text-underline-color="font-color"/>
    </style:style>
    <style:style style:name="T102_15" style:family="text"/>
    <style:style style:name="T102_16" style:family="text">
      <style:text-properties fo:color="#1155cc" style:text-underline-style="solid" style:text-underline-color="font-color"/>
    </style:style>
    <style:style style:name="P103" style:family="paragraph" style:parent-style-name="Heading_20_2">
      <style:paragraph-properties fo:break-before="auto" style:writing-mode="lr-tb"/>
    </style:style>
    <style:style style:name="T103_1" style:family="text"/>
    <style:style style:name="T103_2" style:family="text"/>
    <style:style style:name="T103_3" style:family="text"/>
    <style:style style:name="P104" style:family="paragraph" style:parent-style-name="Standard">
      <style:paragraph-properties fo:break-before="auto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T104_35" style:family="text"/>
    <style:style style:name="T104_36" style:family="text"/>
    <style:style style:name="T104_37" style:family="text"/>
    <style:style style:name="T104_38" style:family="text"/>
    <style:style style:name="T104_39" style:family="text"/>
    <style:style style:name="T104_40" style:family="text"/>
    <style:style style:name="T104_41" style:family="text"/>
    <style:style style:name="T104_42" style:family="text"/>
    <style:style style:name="T104_43" style:family="text"/>
    <style:style style:name="T104_44" style:family="text"/>
    <style:style style:name="T104_45" style:family="text"/>
    <style:style style:name="T104_46" style:family="text"/>
    <style:style style:name="T104_47" style:family="text"/>
    <style:style style:name="T104_48" style:family="text"/>
    <style:style style:name="T104_49" style:family="text"/>
    <style:style style:name="T104_50" style:family="text"/>
    <style:style style:name="T104_51" style:family="text"/>
    <style:style style:name="T104_52" style:family="text"/>
    <style:style style:name="T104_53" style:family="text"/>
    <style:style style:name="T104_54" style:family="text"/>
    <style:style style:name="T104_55" style:family="text"/>
    <style:style style:name="T104_56" style:family="text"/>
    <style:style style:name="T104_57" style:family="text"/>
    <style:style style:name="T104_58" style:family="text"/>
    <style:style style:name="T104_59" style:family="text"/>
    <style:style style:name="T104_60" style:family="text"/>
    <style:style style:name="T104_61" style:family="text"/>
    <style:style style:name="T104_62" style:family="text"/>
    <style:style style:name="T104_63" style:family="text"/>
    <style:style style:name="T104_64" style:family="text"/>
    <style:style style:name="T104_65" style:family="text"/>
    <style:style style:name="T104_66" style:family="text"/>
    <style:style style:name="T104_67" style:family="text"/>
    <style:style style:name="T104_68" style:family="text"/>
    <style:style style:name="T104_69" style:family="text"/>
    <style:style style:name="T104_70" style:family="text"/>
    <style:style style:name="T104_71" style:family="text"/>
    <style:style style:name="T104_72" style:family="text"/>
    <style:style style:name="T104_73" style:family="text"/>
    <style:style style:name="T104_74" style:family="text"/>
    <style:style style:name="T104_75" style:family="text"/>
    <style:style style:name="T104_76" style:family="text"/>
    <style:style style:name="T104_77" style:family="text"/>
    <style:style style:name="T104_78" style:family="text"/>
    <style:style style:name="T104_79" style:family="text"/>
    <style:style style:name="T104_80" style:family="text"/>
    <style:style style:name="T104_81" style:family="text"/>
    <style:style style:name="T104_82" style:family="text"/>
    <style:style style:name="T104_83" style:family="text"/>
    <style:style style:name="T104_84" style:family="text"/>
    <style:style style:name="T104_85" style:family="text"/>
    <style:style style:name="T104_86" style:family="text"/>
    <style:style style:name="T104_87" style:family="text"/>
    <style:style style:name="T104_88" style:family="text"/>
    <style:style style:name="T104_89" style:family="text"/>
    <style:style style:name="T104_90" style:family="text"/>
    <style:style style:name="T104_91" style:family="text"/>
    <style:style style:name="T104_92" style:family="text"/>
    <style:style style:name="T104_93" style:family="text"/>
    <style:style style:name="T104_94" style:family="text"/>
    <style:style style:name="T104_95" style:family="text"/>
    <style:style style:name="T104_96" style:family="text"/>
    <style:style style:name="T104_97" style:family="text"/>
    <style:style style:name="T104_98" style:family="text"/>
    <style:style style:name="T104_99" style:family="text"/>
    <style:style style:name="T104_100" style:family="text"/>
    <style:style style:name="T104_101" style:family="text"/>
    <style:style style:name="T104_102" style:family="text"/>
    <style:style style:name="T104_103" style:family="text"/>
    <style:style style:name="T104_104" style:family="text"/>
    <style:style style:name="T104_105" style:family="text"/>
    <style:style style:name="T104_106" style:family="text"/>
    <style:style style:name="T104_107" style:family="text"/>
    <style:style style:name="T104_108" style:family="text"/>
    <style:style style:name="T104_109" style:family="text"/>
    <style:style style:name="T104_110" style:family="text"/>
    <style:style style:name="T104_111" style:family="text"/>
    <style:style style:name="T104_112" style:family="text"/>
    <style:style style:name="T104_113" style:family="text"/>
    <style:style style:name="T104_114" style:family="text"/>
    <style:style style:name="T104_115" style:family="text"/>
    <style:style style:name="T104_116" style:family="text"/>
    <style:style style:name="T104_117" style:family="text"/>
    <style:style style:name="T104_118" style:family="text"/>
    <style:style style:name="T104_119" style:family="text"/>
    <style:style style:name="T104_120" style:family="text"/>
    <style:style style:name="T104_121" style:family="text"/>
    <style:style style:name="T104_122" style:family="text"/>
    <style:style style:name="T104_123" style:family="text"/>
    <style:style style:name="T104_124" style:family="text"/>
    <style:style style:name="T104_125" style:family="text"/>
    <style:style style:name="T104_126" style:family="text"/>
    <style:style style:name="T104_127" style:family="text"/>
    <style:style style:name="T104_128" style:family="text"/>
    <style:style style:name="T104_129" style:family="text"/>
    <style:style style:name="T104_130" style:family="text"/>
    <style:style style:name="T104_131" style:family="text"/>
    <style:style style:name="T104_132" style:family="text"/>
    <style:style style:name="T104_133" style:family="text"/>
    <style:style style:name="T104_134" style:family="text"/>
    <style:style style:name="T104_135" style:family="text"/>
    <style:style style:name="T104_136" style:family="text"/>
    <style:style style:name="T104_137" style:family="text"/>
    <style:style style:name="T104_138" style:family="text"/>
    <style:style style:name="T104_139" style:family="text"/>
    <style:style style:name="T104_140" style:family="text"/>
    <style:style style:name="T104_141" style:family="text"/>
    <style:style style:name="T104_142" style:family="text"/>
    <style:style style:name="T104_143" style:family="text"/>
    <style:style style:name="T104_144" style:family="text"/>
    <style:style style:name="T104_145" style:family="text"/>
    <style:style style:name="T104_146" style:family="text"/>
    <style:style style:name="T104_147" style:family="text"/>
    <style:style style:name="T104_148" style:family="text"/>
    <style:style style:name="T104_149" style:family="text"/>
    <style:style style:name="T104_150" style:family="text"/>
    <style:style style:name="T104_151" style:family="text"/>
    <style:style style:name="T104_152" style:family="text"/>
    <style:style style:name="T104_153" style:family="text"/>
    <style:style style:name="T104_154" style:family="text"/>
    <style:style style:name="T104_155" style:family="text"/>
    <style:style style:name="T104_156" style:family="text"/>
    <style:style style:name="T104_157" style:family="text"/>
    <style:style style:name="T104_158" style:family="text"/>
    <style:style style:name="T104_159" style:family="text"/>
    <style:style style:name="T104_160" style:family="text"/>
    <style:style style:name="T104_161" style:family="text"/>
    <style:style style:name="T104_162" style:family="text"/>
    <style:style style:name="P105" style:family="paragraph" style:parent-style-name="Standard">
      <style:paragraph-properties fo:break-before="auto" style:writing-mode="lr-tb"/>
    </style:style>
    <style:style style:name="T105_1" style:family="text"/>
    <style:style style:name="T105_2" style:family="text">
      <style:text-properties fo:color="#1155cc" style:text-underline-style="solid" style:text-underline-color="font-color"/>
    </style:style>
    <style:style style:name="T105_3" style:family="text"/>
    <style:style style:name="T105_4" style:family="text">
      <style:text-properties fo:color="#1155cc" style:text-underline-style="solid" style:text-underline-color="font-color"/>
    </style:style>
    <style:style style:name="T105_5" style:family="text"/>
    <style:style style:name="T105_6" style:family="text">
      <style:text-properties fo:color="#1155cc" style:text-underline-style="solid" style:text-underline-color="font-color"/>
    </style:style>
    <style:style style:name="T105_7" style:family="text"/>
    <style:style style:name="T105_8" style:family="text">
      <style:text-properties fo:color="#1155cc" style:text-underline-style="solid" style:text-underline-color="font-color"/>
    </style:style>
    <style:style style:name="T105_9" style:family="text"/>
    <style:style style:name="T105_10" style:family="text">
      <style:text-properties fo:color="#1155cc" style:text-underline-style="solid" style:text-underline-color="font-color"/>
    </style:style>
    <style:style style:name="T105_11" style:family="text"/>
    <style:style style:name="T105_12" style:family="text">
      <style:text-properties fo:color="#1155cc" style:text-underline-style="solid" style:text-underline-color="font-color"/>
    </style:style>
    <style:style style:name="P106" style:family="paragraph" style:parent-style-name="Heading_20_2">
      <style:paragraph-properties fo:break-before="auto" style:writing-mode="lr-tb"/>
    </style:style>
    <style:style style:name="T106_1" style:family="text"/>
    <style:style style:name="P107" style:family="paragraph" style:parent-style-name="Standard">
      <style:paragraph-properties fo:break-before="auto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T107_23" style:family="text"/>
    <style:style style:name="T107_24" style:family="text"/>
    <style:style style:name="T107_25" style:family="text"/>
    <style:style style:name="T107_26" style:family="text"/>
    <style:style style:name="T107_27" style:family="text"/>
    <style:style style:name="T107_28" style:family="text"/>
    <style:style style:name="T107_29" style:family="text"/>
    <style:style style:name="T107_30" style:family="text"/>
    <style:style style:name="T107_31" style:family="text"/>
    <style:style style:name="T107_32" style:family="text"/>
    <style:style style:name="T107_33" style:family="text"/>
    <style:style style:name="T107_34" style:family="text"/>
    <style:style style:name="T107_35" style:family="text"/>
    <style:style style:name="T107_36" style:family="text"/>
    <style:style style:name="T107_37" style:family="text"/>
    <style:style style:name="T107_38" style:family="text"/>
    <style:style style:name="T107_39" style:family="text"/>
    <style:style style:name="T107_40" style:family="text"/>
    <style:style style:name="T107_41" style:family="text"/>
    <style:style style:name="T107_42" style:family="text"/>
    <style:style style:name="T107_43" style:family="text"/>
    <style:style style:name="T107_44" style:family="text"/>
    <style:style style:name="T107_45" style:family="text"/>
    <style:style style:name="T107_46" style:family="text"/>
    <style:style style:name="T107_47" style:family="text"/>
    <style:style style:name="T107_48" style:family="text"/>
    <style:style style:name="T107_49" style:family="text"/>
    <style:style style:name="T107_50" style:family="text"/>
    <style:style style:name="T107_51" style:family="text"/>
    <style:style style:name="T107_52" style:family="text"/>
    <style:style style:name="T107_53" style:family="text"/>
    <style:style style:name="T107_54" style:family="text"/>
    <style:style style:name="T107_55" style:family="text"/>
    <style:style style:name="T107_56" style:family="text"/>
    <style:style style:name="T107_57" style:family="text"/>
    <style:style style:name="T107_58" style:family="text"/>
    <style:style style:name="T107_59" style:family="text"/>
    <style:style style:name="T107_60" style:family="text"/>
    <style:style style:name="T107_61" style:family="text"/>
    <style:style style:name="T107_62" style:family="text"/>
    <style:style style:name="T107_63" style:family="text"/>
    <style:style style:name="T107_64" style:family="text"/>
    <style:style style:name="T107_65" style:family="text"/>
    <style:style style:name="T107_66" style:family="text"/>
    <style:style style:name="T107_67" style:family="text"/>
    <style:style style:name="T107_68" style:family="text"/>
    <style:style style:name="T107_69" style:family="text"/>
    <style:style style:name="T107_70" style:family="text"/>
    <style:style style:name="T107_71" style:family="text"/>
    <style:style style:name="T107_72" style:family="text"/>
    <style:style style:name="T107_73" style:family="text"/>
    <style:style style:name="T107_74" style:family="text"/>
    <style:style style:name="T107_75" style:family="text"/>
    <style:style style:name="T107_76" style:family="text"/>
    <style:style style:name="T107_77" style:family="text"/>
    <style:style style:name="T107_78" style:family="text"/>
    <style:style style:name="T107_79" style:family="text"/>
    <style:style style:name="T107_80" style:family="text"/>
    <style:style style:name="T107_81" style:family="text"/>
    <style:style style:name="T107_82" style:family="text"/>
    <style:style style:name="T107_83" style:family="text"/>
    <style:style style:name="T107_84" style:family="text"/>
    <style:style style:name="T107_85" style:family="text"/>
    <style:style style:name="T107_86" style:family="text"/>
    <style:style style:name="T107_87" style:family="text"/>
    <style:style style:name="T107_88" style:family="text"/>
    <style:style style:name="T107_89" style:family="text"/>
    <style:style style:name="T107_90" style:family="text"/>
    <style:style style:name="T107_91" style:family="text"/>
    <style:style style:name="T107_92" style:family="text"/>
    <style:style style:name="T107_93" style:family="text"/>
    <style:style style:name="T107_94" style:family="text"/>
    <style:style style:name="T107_95" style:family="text"/>
    <style:style style:name="T107_96" style:family="text"/>
    <style:style style:name="P108" style:family="paragraph" style:parent-style-name="Standard">
      <style:paragraph-properties fo:break-before="auto" style:writing-mode="lr-tb"/>
    </style:style>
    <style:style style:name="T108_1" style:family="text"/>
    <style:style style:name="T108_2" style:family="text">
      <style:text-properties fo:color="#1155cc" style:text-underline-style="solid" style:text-underline-color="font-color"/>
    </style:style>
    <style:style style:name="T108_3" style:family="text"/>
    <style:style style:name="T108_4" style:family="text">
      <style:text-properties fo:color="#1155cc" style:text-underline-style="solid" style:text-underline-color="font-color"/>
    </style:style>
    <style:style style:name="T108_5" style:family="text"/>
    <style:style style:name="T108_6" style:family="text">
      <style:text-properties fo:color="#1155cc" style:text-underline-style="solid" style:text-underline-color="font-color"/>
    </style:style>
    <style:style style:name="T108_7" style:family="text"/>
    <style:style style:name="T108_8" style:family="text">
      <style:text-properties fo:color="#1155cc" style:text-underline-style="solid" style:text-underline-color="font-color"/>
    </style:style>
    <style:style style:name="T108_9" style:family="text"/>
    <style:style style:name="T108_10" style:family="text">
      <style:text-properties fo:color="#1155cc" style:text-underline-style="solid" style:text-underline-color="font-color"/>
    </style:style>
    <style:style style:name="T108_11" style:family="text"/>
    <style:style style:name="T108_12" style:family="text">
      <style:text-properties fo:color="#1155cc" style:text-underline-style="solid" style:text-underline-color="font-color"/>
    </style:style>
    <style:style style:name="P109" style:family="paragraph" style:parent-style-name="Heading_20_2">
      <style:paragraph-properties fo:break-before="auto" style:writing-mode="lr-tb"/>
    </style:style>
    <style:style style:name="T109_1" style:family="text"/>
    <style:style style:name="T109_2" style:family="text"/>
    <style:style style:name="T109_3" style:family="text"/>
    <style:style style:name="P110" style:family="paragraph" style:parent-style-name="Standard">
      <style:paragraph-properties fo:break-before="auto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/>
    <style:style style:name="T110_36" style:family="text"/>
    <style:style style:name="T110_37" style:family="text"/>
    <style:style style:name="T110_38" style:family="text"/>
    <style:style style:name="T110_39" style:family="text"/>
    <style:style style:name="T110_40" style:family="text"/>
    <style:style style:name="T110_41" style:family="text"/>
    <style:style style:name="T110_42" style:family="text"/>
    <style:style style:name="T110_43" style:family="text"/>
    <style:style style:name="T110_44" style:family="text"/>
    <style:style style:name="T110_45" style:family="text"/>
    <style:style style:name="T110_46" style:family="text"/>
    <style:style style:name="T110_47" style:family="text"/>
    <style:style style:name="T110_48" style:family="text"/>
    <style:style style:name="T110_49" style:family="text"/>
    <style:style style:name="T110_50" style:family="text"/>
    <style:style style:name="T110_51" style:family="text"/>
    <style:style style:name="T110_52" style:family="text"/>
    <style:style style:name="T110_53" style:family="text"/>
    <style:style style:name="T110_54" style:family="text"/>
    <style:style style:name="T110_55" style:family="text"/>
    <style:style style:name="T110_56" style:family="text"/>
    <style:style style:name="T110_57" style:family="text"/>
    <style:style style:name="T110_58" style:family="text"/>
    <style:style style:name="T110_59" style:family="text"/>
    <style:style style:name="T110_60" style:family="text"/>
    <style:style style:name="T110_61" style:family="text"/>
    <style:style style:name="T110_62" style:family="text"/>
    <style:style style:name="T110_63" style:family="text"/>
    <style:style style:name="T110_64" style:family="text"/>
    <style:style style:name="T110_65" style:family="text"/>
    <style:style style:name="T110_66" style:family="text"/>
    <style:style style:name="T110_67" style:family="text"/>
    <style:style style:name="T110_68" style:family="text"/>
    <style:style style:name="T110_69" style:family="text"/>
    <style:style style:name="T110_70" style:family="text"/>
    <style:style style:name="T110_71" style:family="text"/>
    <style:style style:name="T110_72" style:family="text"/>
    <style:style style:name="T110_73" style:family="text"/>
    <style:style style:name="T110_74" style:family="text"/>
    <style:style style:name="T110_75" style:family="text"/>
    <style:style style:name="T110_76" style:family="text"/>
    <style:style style:name="T110_77" style:family="text"/>
    <style:style style:name="T110_78" style:family="text"/>
    <style:style style:name="T110_79" style:family="text"/>
    <style:style style:name="T110_80" style:family="text"/>
    <style:style style:name="T110_81" style:family="text"/>
    <style:style style:name="T110_82" style:family="text"/>
    <style:style style:name="T110_83" style:family="text"/>
    <style:style style:name="T110_84" style:family="text"/>
    <style:style style:name="T110_85" style:family="text"/>
    <style:style style:name="T110_86" style:family="text"/>
    <style:style style:name="T110_87" style:family="text"/>
    <style:style style:name="T110_88" style:family="text"/>
    <style:style style:name="T110_89" style:family="text"/>
    <style:style style:name="T110_90" style:family="text"/>
    <style:style style:name="T110_91" style:family="text"/>
    <style:style style:name="T110_92" style:family="text"/>
    <style:style style:name="T110_93" style:family="text"/>
    <style:style style:name="T110_94" style:family="text"/>
    <style:style style:name="T110_95" style:family="text"/>
    <style:style style:name="T110_96" style:family="text"/>
    <style:style style:name="T110_97" style:family="text"/>
    <style:style style:name="T110_98" style:family="text"/>
    <style:style style:name="T110_99" style:family="text"/>
    <style:style style:name="T110_100" style:family="text"/>
    <style:style style:name="T110_101" style:family="text"/>
    <style:style style:name="T110_102" style:family="text"/>
    <style:style style:name="T110_103" style:family="text"/>
    <style:style style:name="T110_104" style:family="text"/>
    <style:style style:name="T110_105" style:family="text"/>
    <style:style style:name="T110_106" style:family="text"/>
    <style:style style:name="T110_107" style:family="text"/>
    <style:style style:name="T110_108" style:family="text"/>
    <style:style style:name="T110_109" style:family="text"/>
    <style:style style:name="T110_110" style:family="text"/>
    <style:style style:name="T110_111" style:family="text"/>
    <style:style style:name="T110_112" style:family="text"/>
    <style:style style:name="T110_113" style:family="text"/>
    <style:style style:name="T110_114" style:family="text"/>
    <style:style style:name="T110_115" style:family="text"/>
    <style:style style:name="T110_116" style:family="text"/>
    <style:style style:name="T110_117" style:family="text"/>
    <style:style style:name="T110_118" style:family="text"/>
    <style:style style:name="T110_119" style:family="text"/>
    <style:style style:name="T110_120" style:family="text"/>
    <style:style style:name="T110_121" style:family="text"/>
    <style:style style:name="T110_122" style:family="text"/>
    <style:style style:name="T110_123" style:family="text"/>
    <style:style style:name="T110_124" style:family="text"/>
    <style:style style:name="T110_125" style:family="text"/>
    <style:style style:name="T110_126" style:family="text"/>
    <style:style style:name="T110_127" style:family="text"/>
    <style:style style:name="T110_128" style:family="text"/>
    <style:style style:name="T110_129" style:family="text"/>
    <style:style style:name="T110_130" style:family="text"/>
    <style:style style:name="T110_131" style:family="text"/>
    <style:style style:name="T110_132" style:family="text"/>
    <style:style style:name="T110_133" style:family="text"/>
    <style:style style:name="T110_134" style:family="text"/>
    <style:style style:name="T110_135" style:family="text"/>
    <style:style style:name="T110_136" style:family="text"/>
    <style:style style:name="T110_137" style:family="text"/>
    <style:style style:name="T110_138" style:family="text"/>
    <style:style style:name="T110_139" style:family="text"/>
    <style:style style:name="T110_140" style:family="text"/>
    <style:style style:name="T110_141" style:family="text"/>
    <style:style style:name="T110_142" style:family="text"/>
    <style:style style:name="T110_143" style:family="text"/>
    <style:style style:name="T110_144" style:family="text"/>
    <style:style style:name="T110_145" style:family="text"/>
    <style:style style:name="T110_146" style:family="text"/>
    <style:style style:name="T110_147" style:family="text"/>
    <style:style style:name="T110_148" style:family="text"/>
    <style:style style:name="T110_149" style:family="text"/>
    <style:style style:name="T110_150" style:family="text"/>
    <style:style style:name="T110_151" style:family="text"/>
    <style:style style:name="T110_152" style:family="text"/>
    <style:style style:name="T110_153" style:family="text"/>
    <style:style style:name="T110_154" style:family="text"/>
    <style:style style:name="T110_155" style:family="text"/>
    <style:style style:name="T110_156" style:family="text"/>
    <style:style style:name="T110_157" style:family="text"/>
    <style:style style:name="T110_158" style:family="text"/>
    <style:style style:name="T110_159" style:family="text"/>
    <style:style style:name="T110_160" style:family="text"/>
    <style:style style:name="T110_161" style:family="text"/>
    <style:style style:name="T110_162" style:family="text"/>
    <style:style style:name="T110_163" style:family="text"/>
    <style:style style:name="T110_164" style:family="text"/>
    <style:style style:name="T110_165" style:family="text"/>
    <style:style style:name="T110_166" style:family="text"/>
    <style:style style:name="T110_167" style:family="text"/>
    <style:style style:name="T110_168" style:family="text"/>
    <style:style style:name="P111" style:family="paragraph" style:parent-style-name="Standard">
      <style:paragraph-properties fo:break-before="auto" style:writing-mode="lr-tb"/>
    </style:style>
    <style:style style:name="T111_1" style:family="text"/>
    <style:style style:name="T111_2" style:family="text">
      <style:text-properties fo:color="#1155cc" style:text-underline-style="solid" style:text-underline-color="font-color"/>
    </style:style>
    <style:style style:name="T111_3" style:family="text"/>
    <style:style style:name="T111_4" style:family="text">
      <style:text-properties fo:color="#1155cc" style:text-underline-style="solid" style:text-underline-color="font-color"/>
    </style:style>
    <style:style style:name="T111_5" style:family="text"/>
    <style:style style:name="T111_6" style:family="text">
      <style:text-properties fo:color="#1155cc" style:text-underline-style="solid" style:text-underline-color="font-color"/>
    </style:style>
    <style:style style:name="T111_7" style:family="text"/>
    <style:style style:name="T111_8" style:family="text">
      <style:text-properties fo:color="#1155cc" style:text-underline-style="solid" style:text-underline-color="font-color"/>
    </style:style>
    <style:style style:name="T111_9" style:family="text"/>
    <style:style style:name="T111_10" style:family="text">
      <style:text-properties fo:color="#1155cc" style:text-underline-style="solid" style:text-underline-color="font-color"/>
    </style:style>
    <style:style style:name="T111_11" style:family="text"/>
    <style:style style:name="T111_12" style:family="text">
      <style:text-properties fo:color="#1155cc" style:text-underline-style="solid" style:text-underline-color="font-color"/>
    </style:style>
    <style:style style:name="T111_13" style:family="text"/>
    <style:style style:name="T111_14" style:family="text">
      <style:text-properties fo:color="#1155cc" style:text-underline-style="solid" style:text-underline-color="font-color"/>
    </style:style>
    <style:style style:name="T111_15" style:family="text"/>
    <style:style style:name="T111_16" style:family="text">
      <style:text-properties fo:color="#1155cc" style:text-underline-style="solid" style:text-underline-color="font-color"/>
    </style:style>
    <style:style style:name="P112" style:family="paragraph" style:parent-style-name="Heading_20_2">
      <style:paragraph-properties fo:break-before="auto" style:writing-mode="lr-tb"/>
    </style:style>
    <style:style style:name="T112_1" style:family="text"/>
    <style:style style:name="T112_2" style:family="text"/>
    <style:style style:name="T112_3" style:family="text"/>
    <style:style style:name="P113" style:family="paragraph" style:parent-style-name="Standard">
      <style:paragraph-properties fo:break-before="auto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/>
    <style:style style:name="T113_42" style:family="text"/>
    <style:style style:name="T113_43" style:family="text"/>
    <style:style style:name="T113_44" style:family="text"/>
    <style:style style:name="T113_45" style:family="text"/>
    <style:style style:name="T113_46" style:family="text"/>
    <style:style style:name="T113_47" style:family="text"/>
    <style:style style:name="T113_48" style:family="text"/>
    <style:style style:name="T113_49" style:family="text"/>
    <style:style style:name="T113_50" style:family="text"/>
    <style:style style:name="T113_51" style:family="text"/>
    <style:style style:name="T113_52" style:family="text"/>
    <style:style style:name="T113_53" style:family="text"/>
    <style:style style:name="T113_54" style:family="text"/>
    <style:style style:name="T113_55" style:family="text"/>
    <style:style style:name="T113_56" style:family="text"/>
    <style:style style:name="T113_57" style:family="text"/>
    <style:style style:name="T113_58" style:family="text"/>
    <style:style style:name="T113_59" style:family="text"/>
    <style:style style:name="T113_60" style:family="text"/>
    <style:style style:name="T113_61" style:family="text"/>
    <style:style style:name="T113_62" style:family="text"/>
    <style:style style:name="T113_63" style:family="text"/>
    <style:style style:name="T113_64" style:family="text"/>
    <style:style style:name="T113_65" style:family="text"/>
    <style:style style:name="T113_66" style:family="text"/>
    <style:style style:name="T113_67" style:family="text"/>
    <style:style style:name="T113_68" style:family="text"/>
    <style:style style:name="T113_69" style:family="text"/>
    <style:style style:name="T113_70" style:family="text"/>
    <style:style style:name="T113_71" style:family="text"/>
    <style:style style:name="T113_72" style:family="text"/>
    <style:style style:name="T113_73" style:family="text"/>
    <style:style style:name="T113_74" style:family="text"/>
    <style:style style:name="T113_75" style:family="text"/>
    <style:style style:name="T113_76" style:family="text"/>
    <style:style style:name="T113_77" style:family="text"/>
    <style:style style:name="T113_78" style:family="text"/>
    <style:style style:name="T113_79" style:family="text"/>
    <style:style style:name="T113_80" style:family="text"/>
    <style:style style:name="T113_81" style:family="text"/>
    <style:style style:name="T113_82" style:family="text"/>
    <style:style style:name="T113_83" style:family="text"/>
    <style:style style:name="T113_84" style:family="text"/>
    <style:style style:name="T113_85" style:family="text"/>
    <style:style style:name="T113_86" style:family="text"/>
    <style:style style:name="T113_87" style:family="text"/>
    <style:style style:name="T113_88" style:family="text"/>
    <style:style style:name="T113_89" style:family="text"/>
    <style:style style:name="T113_90" style:family="text"/>
    <style:style style:name="T113_91" style:family="text"/>
    <style:style style:name="T113_92" style:family="text"/>
    <style:style style:name="T113_93" style:family="text"/>
    <style:style style:name="T113_94" style:family="text"/>
    <style:style style:name="T113_95" style:family="text"/>
    <style:style style:name="T113_96" style:family="text"/>
    <style:style style:name="T113_97" style:family="text"/>
    <style:style style:name="T113_98" style:family="text"/>
    <style:style style:name="T113_99" style:family="text"/>
    <style:style style:name="T113_100" style:family="text"/>
    <style:style style:name="T113_101" style:family="text"/>
    <style:style style:name="T113_102" style:family="text"/>
    <style:style style:name="T113_103" style:family="text"/>
    <style:style style:name="T113_104" style:family="text"/>
    <style:style style:name="T113_105" style:family="text"/>
    <style:style style:name="T113_106" style:family="text"/>
    <style:style style:name="T113_107" style:family="text"/>
    <style:style style:name="T113_108" style:family="text"/>
    <style:style style:name="T113_109" style:family="text"/>
    <style:style style:name="T113_110" style:family="text"/>
    <style:style style:name="T113_111" style:family="text"/>
    <style:style style:name="T113_112" style:family="text"/>
    <style:style style:name="T113_113" style:family="text"/>
    <style:style style:name="T113_114" style:family="text"/>
    <style:style style:name="T113_115" style:family="text"/>
    <style:style style:name="T113_116" style:family="text"/>
    <style:style style:name="T113_117" style:family="text"/>
    <style:style style:name="T113_118" style:family="text"/>
    <style:style style:name="T113_119" style:family="text"/>
    <style:style style:name="T113_120" style:family="text"/>
    <style:style style:name="T113_121" style:family="text"/>
    <style:style style:name="T113_122" style:family="text"/>
    <style:style style:name="T113_123" style:family="text"/>
    <style:style style:name="T113_124" style:family="text"/>
    <style:style style:name="T113_125" style:family="text"/>
    <style:style style:name="T113_126" style:family="text"/>
    <style:style style:name="T113_127" style:family="text"/>
    <style:style style:name="T113_128" style:family="text"/>
    <style:style style:name="T113_129" style:family="text"/>
    <style:style style:name="T113_130" style:family="text"/>
    <style:style style:name="T113_131" style:family="text"/>
    <style:style style:name="T113_132" style:family="text"/>
    <style:style style:name="T113_133" style:family="text"/>
    <style:style style:name="T113_134" style:family="text"/>
    <style:style style:name="T113_135" style:family="text"/>
    <style:style style:name="T113_136" style:family="text"/>
    <style:style style:name="T113_137" style:family="text"/>
    <style:style style:name="T113_138" style:family="text"/>
    <style:style style:name="T113_139" style:family="text"/>
    <style:style style:name="T113_140" style:family="text"/>
    <style:style style:name="T113_141" style:family="text"/>
    <style:style style:name="T113_142" style:family="text"/>
    <style:style style:name="T113_143" style:family="text"/>
    <style:style style:name="T113_144" style:family="text"/>
    <style:style style:name="T113_145" style:family="text"/>
    <style:style style:name="T113_146" style:family="text"/>
    <style:style style:name="T113_147" style:family="text"/>
    <style:style style:name="T113_148" style:family="text"/>
    <style:style style:name="T113_149" style:family="text"/>
    <style:style style:name="T113_150" style:family="text"/>
    <style:style style:name="T113_151" style:family="text"/>
    <style:style style:name="T113_152" style:family="text"/>
    <style:style style:name="T113_153" style:family="text"/>
    <style:style style:name="T113_154" style:family="text"/>
    <style:style style:name="T113_155" style:family="text"/>
    <style:style style:name="T113_156" style:family="text"/>
    <style:style style:name="T113_157" style:family="text"/>
    <style:style style:name="T113_158" style:family="text"/>
    <style:style style:name="T113_159" style:family="text"/>
    <style:style style:name="T113_160" style:family="text"/>
    <style:style style:name="T113_161" style:family="text"/>
    <style:style style:name="T113_162" style:family="text"/>
    <style:style style:name="T113_163" style:family="text"/>
    <style:style style:name="T113_164" style:family="text"/>
    <style:style style:name="T113_165" style:family="text"/>
    <style:style style:name="T113_166" style:family="text"/>
    <style:style style:name="T113_167" style:family="text"/>
    <style:style style:name="T113_168" style:family="text"/>
    <style:style style:name="T113_169" style:family="text"/>
    <style:style style:name="T113_170" style:family="text"/>
    <style:style style:name="T113_171" style:family="text"/>
    <style:style style:name="T113_172" style:family="text"/>
    <style:style style:name="T113_173" style:family="text"/>
    <style:style style:name="T113_174" style:family="text"/>
    <style:style style:name="T113_175" style:family="text"/>
    <style:style style:name="T113_176" style:family="text"/>
    <style:style style:name="T113_177" style:family="text"/>
    <style:style style:name="T113_178" style:family="text"/>
    <style:style style:name="T113_179" style:family="text"/>
    <style:style style:name="T113_180" style:family="text"/>
    <style:style style:name="T113_181" style:family="text"/>
    <style:style style:name="T113_182" style:family="text"/>
    <style:style style:name="T113_183" style:family="text"/>
    <style:style style:name="T113_184" style:family="text"/>
    <style:style style:name="T113_185" style:family="text"/>
    <style:style style:name="T113_186" style:family="text"/>
    <style:style style:name="T113_187" style:family="text"/>
    <style:style style:name="T113_188" style:family="text"/>
    <style:style style:name="T113_189" style:family="text"/>
    <style:style style:name="T113_190" style:family="text"/>
    <style:style style:name="P114" style:family="paragraph" style:parent-style-name="Standard">
      <style:paragraph-properties fo:break-before="auto" style:writing-mode="lr-tb"/>
    </style:style>
    <style:style style:name="T114_1" style:family="text"/>
    <style:style style:name="T114_2" style:family="text">
      <style:text-properties fo:color="#1155cc" style:text-underline-style="solid" style:text-underline-color="font-color"/>
    </style:style>
    <style:style style:name="T114_3" style:family="text"/>
    <style:style style:name="T114_4" style:family="text">
      <style:text-properties fo:color="#1155cc" style:text-underline-style="solid" style:text-underline-color="font-color"/>
    </style:style>
    <style:style style:name="T114_5" style:family="text"/>
    <style:style style:name="T114_6" style:family="text">
      <style:text-properties fo:color="#1155cc" style:text-underline-style="solid" style:text-underline-color="font-color"/>
    </style:style>
    <style:style style:name="T114_7" style:family="text"/>
    <style:style style:name="T114_8" style:family="text">
      <style:text-properties fo:color="#1155cc" style:text-underline-style="solid" style:text-underline-color="font-color"/>
    </style:style>
    <style:style style:name="T114_9" style:family="text"/>
    <style:style style:name="T114_10" style:family="text">
      <style:text-properties fo:color="#1155cc" style:text-underline-style="solid" style:text-underline-color="font-color"/>
    </style:style>
    <style:style style:name="T114_11" style:family="text"/>
    <style:style style:name="T114_12" style:family="text">
      <style:text-properties fo:color="#1155cc" style:text-underline-style="solid" style:text-underline-color="font-color"/>
    </style:style>
    <style:style style:name="T114_13" style:family="text"/>
    <style:style style:name="T114_14" style:family="text">
      <style:text-properties fo:color="#1155cc" style:text-underline-style="solid" style:text-underline-color="font-color"/>
    </style:style>
    <style:style style:name="T114_15" style:family="text"/>
    <style:style style:name="T114_16" style:family="text">
      <style:text-properties fo:color="#1155cc" style:text-underline-style="solid" style:text-underline-color="font-color"/>
    </style:style>
    <style:style style:name="T114_17" style:family="text"/>
    <style:style style:name="T114_18" style:family="text">
      <style:text-properties fo:color="#1155cc" style:text-underline-style="solid" style:text-underline-color="font-color"/>
    </style:style>
    <style:style style:name="T114_19" style:family="text"/>
    <style:style style:name="T114_20" style:family="text">
      <style:text-properties fo:color="#1155cc" style:text-underline-style="solid" style:text-underline-color="font-color"/>
    </style:style>
    <style:style style:name="P115" style:family="paragraph" style:parent-style-name="Heading_20_2">
      <style:paragraph-properties fo:break-before="auto" style:writing-mode="lr-tb"/>
    </style:style>
    <style:style style:name="T115_1" style:family="text"/>
    <style:style style:name="T115_2" style:family="text"/>
    <style:style style:name="T115_3" style:family="text"/>
    <style:style style:name="P116" style:family="paragraph" style:parent-style-name="Standard">
      <style:paragraph-properties fo:break-before="auto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T116_28" style:family="text"/>
    <style:style style:name="T116_29" style:family="text"/>
    <style:style style:name="T116_30" style:family="text"/>
    <style:style style:name="T116_31" style:family="text"/>
    <style:style style:name="T116_32" style:family="text"/>
    <style:style style:name="T116_33" style:family="text">
      <style:text-properties fo:font-style="italic" style:font-style-asian="italic" style:font-style-complex="italic"/>
    </style:style>
    <style:style style:name="T116_34" style:family="text">
      <style:text-properties fo:font-style="italic" style:font-style-asian="italic" style:font-style-complex="italic"/>
    </style:style>
    <style:style style:name="T116_35" style:family="text">
      <style:text-properties fo:font-style="italic" style:font-style-asian="italic" style:font-style-complex="italic"/>
    </style:style>
    <style:style style:name="T116_36" style:family="text"/>
    <style:style style:name="T116_37" style:family="text"/>
    <style:style style:name="T116_38" style:family="text"/>
    <style:style style:name="T116_39" style:family="text"/>
    <style:style style:name="T116_40" style:family="text"/>
    <style:style style:name="T116_41" style:family="text"/>
    <style:style style:name="T116_42" style:family="text"/>
    <style:style style:name="T116_43" style:family="text"/>
    <style:style style:name="T116_44" style:family="text"/>
    <style:style style:name="T116_45" style:family="text"/>
    <style:style style:name="T116_46" style:family="text"/>
    <style:style style:name="T116_47" style:family="text"/>
    <style:style style:name="T116_48" style:family="text"/>
    <style:style style:name="T116_49" style:family="text"/>
    <style:style style:name="T116_50" style:family="text"/>
    <style:style style:name="T116_51" style:family="text"/>
    <style:style style:name="T116_52" style:family="text"/>
    <style:style style:name="T116_53" style:family="text"/>
    <style:style style:name="T116_54" style:family="text"/>
    <style:style style:name="T116_55" style:family="text"/>
    <style:style style:name="T116_56" style:family="text"/>
    <style:style style:name="T116_57" style:family="text"/>
    <style:style style:name="T116_58" style:family="text"/>
    <style:style style:name="T116_59" style:family="text"/>
    <style:style style:name="T116_60" style:family="text"/>
    <style:style style:name="T116_61" style:family="text"/>
    <style:style style:name="T116_62" style:family="text"/>
    <style:style style:name="T116_63" style:family="text"/>
    <style:style style:name="T116_64" style:family="text"/>
    <style:style style:name="T116_65" style:family="text"/>
    <style:style style:name="T116_66" style:family="text"/>
    <style:style style:name="T116_67" style:family="text"/>
    <style:style style:name="T116_68" style:family="text"/>
    <style:style style:name="T116_69" style:family="text"/>
    <style:style style:name="T116_70" style:family="text"/>
    <style:style style:name="T116_71" style:family="text"/>
    <style:style style:name="T116_72" style:family="text"/>
    <style:style style:name="T116_73" style:family="text"/>
    <style:style style:name="T116_74" style:family="text"/>
    <style:style style:name="T116_75" style:family="text"/>
    <style:style style:name="T116_76" style:family="text"/>
    <style:style style:name="T116_77" style:family="text"/>
    <style:style style:name="T116_78" style:family="text"/>
    <style:style style:name="T116_79" style:family="text"/>
    <style:style style:name="T116_80" style:family="text"/>
    <style:style style:name="T116_81" style:family="text"/>
    <style:style style:name="T116_82" style:family="text"/>
    <style:style style:name="T116_83" style:family="text"/>
    <style:style style:name="T116_84" style:family="text"/>
    <style:style style:name="T116_85" style:family="text"/>
    <style:style style:name="T116_86" style:family="text"/>
    <style:style style:name="T116_87" style:family="text"/>
    <style:style style:name="T116_88" style:family="text"/>
    <style:style style:name="T116_89" style:family="text"/>
    <style:style style:name="T116_90" style:family="text"/>
    <style:style style:name="T116_91" style:family="text"/>
    <style:style style:name="T116_92" style:family="text"/>
    <style:style style:name="T116_93" style:family="text"/>
    <style:style style:name="T116_94" style:family="text"/>
    <style:style style:name="T116_95" style:family="text"/>
    <style:style style:name="T116_96" style:family="text"/>
    <style:style style:name="T116_97" style:family="text"/>
    <style:style style:name="T116_98" style:family="text"/>
    <style:style style:name="T116_99" style:family="text"/>
    <style:style style:name="T116_100" style:family="text"/>
    <style:style style:name="P117" style:family="paragraph" style:parent-style-name="Standard">
      <style:paragraph-properties fo:break-before="auto" style:writing-mode="lr-tb"/>
    </style:style>
    <style:style style:name="T117_1" style:family="text"/>
    <style:style style:name="T117_2" style:family="text">
      <style:text-properties fo:color="#1155cc" style:text-underline-style="solid" style:text-underline-color="font-color"/>
    </style:style>
    <style:style style:name="T117_3" style:family="text"/>
    <style:style style:name="T117_4" style:family="text">
      <style:text-properties fo:color="#1155cc" style:text-underline-style="solid" style:text-underline-color="font-color"/>
    </style:style>
    <style:style style:name="T117_5" style:family="text"/>
    <style:style style:name="T117_6" style:family="text">
      <style:text-properties fo:color="#1155cc" style:text-underline-style="solid" style:text-underline-color="font-color"/>
    </style:style>
    <style:style style:name="T117_7" style:family="text"/>
    <style:style style:name="T117_8" style:family="text">
      <style:text-properties fo:color="#1155cc" style:text-underline-style="solid" style:text-underline-color="font-color"/>
    </style:style>
    <style:style style:name="T117_9" style:family="text"/>
    <style:style style:name="T117_10" style:family="text">
      <style:text-properties fo:color="#1155cc" style:text-underline-style="solid" style:text-underline-color="font-color"/>
    </style:style>
    <style:style style:name="T117_11" style:family="text"/>
    <style:style style:name="T117_12" style:family="text">
      <style:text-properties fo:color="#1155cc" style:text-underline-style="solid" style:text-underline-color="font-color"/>
    </style:style>
    <style:style style:name="T117_13" style:family="text"/>
    <style:style style:name="T117_14" style:family="text">
      <style:text-properties fo:color="#1155cc" style:text-underline-style="solid" style:text-underline-color="font-color"/>
    </style:style>
    <style:style style:name="T117_15" style:family="text"/>
    <style:style style:name="T117_16" style:family="text">
      <style:text-properties fo:color="#1155cc" style:text-underline-style="solid" style:text-underline-color="font-color"/>
    </style:style>
    <style:style style:name="P118" style:family="paragraph" style:parent-style-name="Heading_20_2">
      <style:paragraph-properties fo:break-before="auto" style:writing-mode="lr-tb"/>
    </style:style>
    <style:style style:name="T118_1" style:family="text"/>
    <style:style style:name="P119" style:family="paragraph" style:parent-style-name="Standard">
      <style:paragraph-properties fo:break-before="auto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T119_33" style:family="text"/>
    <style:style style:name="T119_34" style:family="text"/>
    <style:style style:name="T119_35" style:family="text"/>
    <style:style style:name="T119_36" style:family="text"/>
    <style:style style:name="T119_37" style:family="text"/>
    <style:style style:name="T119_38" style:family="text"/>
    <style:style style:name="T119_39" style:family="text"/>
    <style:style style:name="T119_40" style:family="text"/>
    <style:style style:name="T119_41" style:family="text"/>
    <style:style style:name="T119_42" style:family="text"/>
    <style:style style:name="T119_43" style:family="text"/>
    <style:style style:name="T119_44" style:family="text"/>
    <style:style style:name="T119_45" style:family="text"/>
    <style:style style:name="T119_46" style:family="text"/>
    <style:style style:name="T119_47" style:family="text"/>
    <style:style style:name="T119_48" style:family="text"/>
    <style:style style:name="T119_49" style:family="text"/>
    <style:style style:name="T119_50" style:family="text"/>
    <style:style style:name="T119_51" style:family="text"/>
    <style:style style:name="T119_52" style:family="text"/>
    <style:style style:name="T119_53" style:family="text"/>
    <style:style style:name="T119_54" style:family="text"/>
    <style:style style:name="T119_55" style:family="text"/>
    <style:style style:name="T119_56" style:family="text"/>
    <style:style style:name="T119_57" style:family="text"/>
    <style:style style:name="T119_58" style:family="text"/>
    <style:style style:name="T119_59" style:family="text"/>
    <style:style style:name="T119_60" style:family="text"/>
    <style:style style:name="T119_61" style:family="text"/>
    <style:style style:name="T119_62" style:family="text"/>
    <style:style style:name="T119_63" style:family="text"/>
    <style:style style:name="T119_64" style:family="text"/>
    <style:style style:name="T119_65" style:family="text"/>
    <style:style style:name="T119_66" style:family="text"/>
    <style:style style:name="T119_67" style:family="text"/>
    <style:style style:name="T119_68" style:family="text"/>
    <style:style style:name="T119_69" style:family="text"/>
    <style:style style:name="T119_70" style:family="text"/>
    <style:style style:name="T119_71" style:family="text"/>
    <style:style style:name="T119_72" style:family="text"/>
    <style:style style:name="T119_73" style:family="text"/>
    <style:style style:name="T119_74" style:family="text"/>
    <style:style style:name="T119_75" style:family="text"/>
    <style:style style:name="T119_76" style:family="text"/>
    <style:style style:name="T119_77" style:family="text"/>
    <style:style style:name="T119_78" style:family="text"/>
    <style:style style:name="T119_79" style:family="text"/>
    <style:style style:name="T119_80" style:family="text"/>
    <style:style style:name="T119_81" style:family="text"/>
    <style:style style:name="T119_82" style:family="text"/>
    <style:style style:name="T119_83" style:family="text"/>
    <style:style style:name="T119_84" style:family="text"/>
    <style:style style:name="T119_85" style:family="text"/>
    <style:style style:name="T119_86" style:family="text"/>
    <style:style style:name="T119_87" style:family="text"/>
    <style:style style:name="T119_88" style:family="text"/>
    <style:style style:name="T119_89" style:family="text"/>
    <style:style style:name="T119_90" style:family="text"/>
    <style:style style:name="T119_91" style:family="text"/>
    <style:style style:name="T119_92" style:family="text"/>
    <style:style style:name="T119_93" style:family="text">
      <style:text-properties fo:font-style="italic" style:font-style-asian="italic" style:font-style-complex="italic"/>
    </style:style>
    <style:style style:name="T119_94" style:family="text"/>
    <style:style style:name="T119_95" style:family="text"/>
    <style:style style:name="T119_96" style:family="text"/>
    <style:style style:name="T119_97" style:family="text">
      <style:text-properties fo:font-style="italic" style:font-style-asian="italic" style:font-style-complex="italic"/>
    </style:style>
    <style:style style:name="T119_98" style:family="text">
      <style:text-properties fo:font-style="italic" style:font-style-asian="italic" style:font-style-complex="italic"/>
    </style:style>
    <style:style style:name="T119_99" style:family="text"/>
    <style:style style:name="T119_100" style:family="text"/>
    <style:style style:name="T119_101" style:family="text"/>
    <style:style style:name="T119_102" style:family="text"/>
    <style:style style:name="T119_103" style:family="text"/>
    <style:style style:name="T119_104" style:family="text"/>
    <style:style style:name="T119_105" style:family="text"/>
    <style:style style:name="T119_106" style:family="text"/>
    <style:style style:name="T119_107" style:family="text"/>
    <style:style style:name="T119_108" style:family="text"/>
    <style:style style:name="T119_109" style:family="text"/>
    <style:style style:name="T119_110" style:family="text"/>
    <style:style style:name="T119_111" style:family="text"/>
    <style:style style:name="T119_112" style:family="text"/>
    <style:style style:name="T119_113" style:family="text"/>
    <style:style style:name="T119_114" style:family="text"/>
    <style:style style:name="T119_115" style:family="text"/>
    <style:style style:name="T119_116" style:family="text"/>
    <style:style style:name="T119_117" style:family="text"/>
    <style:style style:name="T119_118" style:family="text"/>
    <style:style style:name="T119_119" style:family="text"/>
    <style:style style:name="T119_120" style:family="text"/>
    <style:style style:name="T119_121" style:family="text"/>
    <style:style style:name="T119_122" style:family="text"/>
    <style:style style:name="T119_123" style:family="text"/>
    <style:style style:name="T119_124" style:family="text"/>
    <style:style style:name="T119_125" style:family="text"/>
    <style:style style:name="T119_126" style:family="text"/>
    <style:style style:name="T119_127" style:family="text"/>
    <style:style style:name="T119_128" style:family="text"/>
    <style:style style:name="T119_129" style:family="text"/>
    <style:style style:name="T119_130" style:family="text"/>
    <style:style style:name="T119_131" style:family="text"/>
    <style:style style:name="T119_132" style:family="text"/>
    <style:style style:name="T119_133" style:family="text"/>
    <style:style style:name="T119_134" style:family="text"/>
    <style:style style:name="T119_135" style:family="text"/>
    <style:style style:name="T119_136" style:family="text"/>
    <style:style style:name="T119_137" style:family="text"/>
    <style:style style:name="T119_138" style:family="text"/>
    <style:style style:name="T119_139" style:family="text"/>
    <style:style style:name="T119_140" style:family="text"/>
    <style:style style:name="T119_141" style:family="text"/>
    <style:style style:name="T119_142" style:family="text"/>
    <style:style style:name="P120" style:family="paragraph" style:parent-style-name="Standard">
      <style:paragraph-properties fo:break-before="auto" style:writing-mode="lr-tb"/>
    </style:style>
    <style:style style:name="T120_1" style:family="text"/>
    <style:style style:name="T120_2" style:family="text">
      <style:text-properties fo:color="#1155cc" style:text-underline-style="solid" style:text-underline-color="font-color"/>
    </style:style>
    <style:style style:name="T120_3" style:family="text"/>
    <style:style style:name="T120_4" style:family="text">
      <style:text-properties fo:color="#1155cc" style:text-underline-style="solid" style:text-underline-color="font-color"/>
    </style:style>
    <style:style style:name="T120_5" style:family="text"/>
    <style:style style:name="T120_6" style:family="text">
      <style:text-properties fo:color="#1155cc" style:text-underline-style="solid" style:text-underline-color="font-color"/>
    </style:style>
    <style:style style:name="T120_7" style:family="text"/>
    <style:style style:name="T120_8" style:family="text">
      <style:text-properties fo:color="#1155cc" style:text-underline-style="solid" style:text-underline-color="font-color"/>
    </style:style>
    <style:style style:name="T120_9" style:family="text"/>
    <style:style style:name="T120_10" style:family="text">
      <style:text-properties fo:color="#1155cc" style:text-underline-style="solid" style:text-underline-color="font-color"/>
    </style:style>
    <style:style style:name="T120_11" style:family="text"/>
    <style:style style:name="T120_12" style:family="text">
      <style:text-properties fo:color="#1155cc" style:text-underline-style="solid" style:text-underline-color="font-color"/>
    </style:style>
    <style:style style:name="T120_13" style:family="text"/>
    <style:style style:name="T120_14" style:family="text">
      <style:text-properties fo:color="#1155cc" style:text-underline-style="solid" style:text-underline-color="font-color"/>
    </style:style>
    <style:style style:name="T120_15" style:family="text"/>
    <style:style style:name="T120_16" style:family="text">
      <style:text-properties fo:color="#1155cc" style:text-underline-style="solid" style:text-underline-color="font-color"/>
    </style:style>
    <style:style style:name="T120_17" style:family="text"/>
    <style:style style:name="T120_18" style:family="text">
      <style:text-properties fo:color="#1155cc" style:text-underline-style="solid" style:text-underline-color="font-color"/>
    </style:style>
    <style:style style:name="T120_19" style:family="text"/>
    <style:style style:name="T120_20" style:family="text">
      <style:text-properties fo:color="#1155cc" style:text-underline-style="solid" style:text-underline-color="font-color"/>
    </style:style>
  </office:automatic-styles>
  <office:body>
    <office:text>
      <text:p text:style-name="P1"><text:span text:style-name="T1_1">Open</text:span><text:span text:style-name="T1_2"><text:s/></text:span><text:span text:style-name="T1_3">Source</text:span><text:span text:style-name="T1_4"><text:s/></text:span><text:span text:style-name="T1_5">Tech</text:span><text:span text:style-name="T1_6"><text:s/></text:span><text:span text:style-name="T1_7">Analyses</text:span></text:p>
      <text:p text:style-name="P2"><text:span text:style-name="T2_1">This</text:span><text:span text:style-name="T2_2"><text:s/></text:span><text:span text:style-name="T2_3">document</text:span><text:span text:style-name="T2_4"><text:s/></text:span><text:span text:style-name="T2_5">contains</text:span><text:span text:style-name="T2_6"><text:s/></text:span><text:span text:style-name="T2_7">our</text:span><text:span text:style-name="T2_8"><text:s/></text:span><text:span text:style-name="T2_9">examinations</text:span><text:span text:style-name="T2_10"><text:s/></text:span><text:span text:style-name="T2_11">of</text:span><text:span text:style-name="T2_12"><text:s/></text:span><text:span text:style-name="T2_13">various</text:span><text:span text:style-name="T2_14"><text:s/></text:span><text:span text:style-name="T2_15">open</text:span><text:span text:style-name="T2_16"><text:s/></text:span><text:span text:style-name="T2_17">source</text:span><text:span text:style-name="T2_18"><text:s/></text:span><text:span text:style-name="T2_19">technologies</text:span><text:span text:style-name="T2_20"><text:s/></text:span><text:span text:style-name="T2_21">that</text:span><text:span text:style-name="T2_22"><text:s/></text:span><text:span text:style-name="T2_23">we</text:span><text:span text:style-name="T2_24"><text:s/></text:span><text:span text:style-name="T2_25">could</text:span><text:span text:style-name="T2_26"><text:s/></text:span><text:span text:style-name="T2_27">possibly</text:span><text:span text:style-name="T2_28"><text:s/></text:span><text:span text:style-name="T2_29">use</text:span><text:span text:style-name="T2_30"><text:s/></text:span><text:span text:style-name="T2_31">in</text:span><text:span text:style-name="T2_32"><text:s/></text:span><text:span text:style-name="T2_33">our</text:span><text:span text:style-name="T2_34"><text:s/></text:span><text:span text:style-name="T2_35">game</text:span><text:span text:style-name="T2_36">.</text:span></text:p>
      <text:h text:style-name="P3" text:outline-level="10"><text:bookmark-start text:name="h.ujb6sxhkco6y"/><text:bookmark-end text:name="h.ujb6sxhkco6y"/><text:span text:style-name="T3_1">Table</text:span><text:span text:style-name="T3_2"><text:s/></text:span><text:span text:style-name="T3_3">of</text:span><text:span text:style-name="T3_4"><text:s/></text:span><text:span text:style-name="T3_5">Contents</text:span></text:h>
      <text:p text:style-name="P4"><text:span text:style-name="T4_1"><text:a xlink:type="simple" xlink:href="#h.ujb6sxhkco6y"><text:span text:style-name="T4_2">Table</text:span></text:a></text:span><text:span text:style-name="T4_3"><text:a xlink:type="simple" xlink:href="#h.ujb6sxhkco6y"><text:span text:style-name="T4_4"><text:s/></text:span></text:a></text:span><text:span text:style-name="T4_5"><text:a xlink:type="simple" xlink:href="#h.ujb6sxhkco6y"><text:span text:style-name="T4_6">of</text:span></text:a></text:span><text:span text:style-name="T4_7"><text:a xlink:type="simple" xlink:href="#h.ujb6sxhkco6y"><text:span text:style-name="T4_8"><text:s/></text:span></text:a></text:span><text:span text:style-name="T4_9"><text:a xlink:type="simple" xlink:href="#h.ujb6sxhkco6y"><text:span text:style-name="T4_10">Contents</text:span></text:a></text:span></text:p>
      <text:p text:style-name="P5"><text:span text:style-name="T5_1"><text:a xlink:type="simple" xlink:href="#h.i53fp3t3x2sf"><text:span text:style-name="T5_2">Web</text:span></text:a></text:span><text:span text:style-name="T5_3"><text:a xlink:type="simple" xlink:href="#h.i53fp3t3x2sf"><text:span text:style-name="T5_4"><text:s/></text:span></text:a></text:span><text:span text:style-name="T5_5"><text:a xlink:type="simple" xlink:href="#h.i53fp3t3x2sf"><text:span text:style-name="T5_6">Frameworks</text:span></text:a></text:span></text:p>
      <text:p text:style-name="P6"><text:span text:style-name="T6_1"><text:a xlink:type="simple" xlink:href="#h.v68q5bbl73ni"><text:span text:style-name="T6_2">Pyramid</text:span></text:a></text:span></text:p>
      <text:p text:style-name="P7"><text:span text:style-name="T7_1"><text:a xlink:type="simple" xlink:href="#h.nlt4wuma9xut"><text:span text:style-name="T7_2">Database</text:span></text:a></text:span><text:span text:style-name="T7_3"><text:a xlink:type="simple" xlink:href="#h.nlt4wuma9xut"><text:span text:style-name="T7_4"><text:s/></text:span></text:a></text:span><text:span text:style-name="T7_5"><text:a xlink:type="simple" xlink:href="#h.nlt4wuma9xut"><text:span text:style-name="T7_6">Stuff</text:span></text:a></text:span></text:p>
      <text:p text:style-name="P8"><text:span text:style-name="T8_1"><text:a xlink:type="simple" xlink:href="#h.2lks55babu6d"><text:span text:style-name="T8_2">SQLAlchemy</text:span></text:a></text:span></text:p>
      <text:p text:style-name="P9"><text:span text:style-name="T9_1"><text:a xlink:type="simple" xlink:href="#h.vx62fabuxw94"><text:span text:style-name="T9_2">Mobile</text:span></text:a></text:span><text:span text:style-name="T9_3"><text:a xlink:type="simple" xlink:href="#h.vx62fabuxw94"><text:span text:style-name="T9_4"><text:s/></text:span></text:a></text:span><text:span text:style-name="T9_5"><text:a xlink:type="simple" xlink:href="#h.vx62fabuxw94"><text:span text:style-name="T9_6">Frameworks</text:span></text:a></text:span></text:p>
      <text:p text:style-name="P10"><text:span text:style-name="T10_1"><text:a xlink:type="simple" xlink:href="#h.aepzhbukzbtq"><text:span text:style-name="T10_2">ioquake</text:span></text:a></text:span><text:span text:style-name="T10_3"><text:a xlink:type="simple" xlink:href="#h.aepzhbukzbtq"><text:span text:style-name="T10_4">3</text:span></text:a></text:span></text:p>
      <text:p text:style-name="P11"><text:span text:style-name="T11_1"><text:a xlink:type="simple" xlink:href="#h.gx2fipev7l6c"><text:span text:style-name="T11_2">Moai</text:span></text:a></text:span></text:p>
      <text:p text:style-name="P12"><text:span text:style-name="T12_1"><text:a xlink:type="simple" xlink:href="#h.57bhbawytzpr"><text:span text:style-name="T12_2">Game</text:span></text:a></text:span><text:span text:style-name="T12_3"><text:a xlink:type="simple" xlink:href="#h.57bhbawytzpr"><text:span text:style-name="T12_4"><text:s/></text:span></text:a></text:span><text:span text:style-name="T12_5"><text:a xlink:type="simple" xlink:href="#h.57bhbawytzpr"><text:span text:style-name="T12_6">Engines</text:span></text:a></text:span></text:p>
      <text:p text:style-name="P13"><text:span text:style-name="T13_1"><text:a xlink:type="simple" xlink:href="#h.s294sa4nzhnm"><text:span text:style-name="T13_2">3</text:span></text:a></text:span><text:span text:style-name="T13_3"><text:a xlink:type="simple" xlink:href="#h.s294sa4nzhnm"><text:span text:style-name="T13_4">D</text:span></text:a></text:span><text:span text:style-name="T13_5"><text:a xlink:type="simple" xlink:href="#h.s294sa4nzhnm"><text:span text:style-name="T13_6"><text:s/></text:span></text:a></text:span><text:span text:style-name="T13_7"><text:a xlink:type="simple" xlink:href="#h.s294sa4nzhnm"><text:span text:style-name="T13_8">Rad</text:span></text:a></text:span></text:p>
      <text:p text:style-name="P14"><text:span text:style-name="T14_1"><text:a xlink:type="simple" xlink:href="#h.lm0njk7btlt9"><text:span text:style-name="T14_2">Flexible</text:span></text:a></text:span><text:span text:style-name="T14_3"><text:a xlink:type="simple" xlink:href="#h.lm0njk7btlt9"><text:span text:style-name="T14_4"><text:s/></text:span></text:a></text:span><text:span text:style-name="T14_5"><text:a xlink:type="simple" xlink:href="#h.lm0njk7btlt9"><text:span text:style-name="T14_6">Isometric</text:span></text:a></text:span><text:span text:style-name="T14_7"><text:a xlink:type="simple" xlink:href="#h.lm0njk7btlt9"><text:span text:style-name="T14_8"><text:s/></text:span></text:a></text:span><text:span text:style-name="T14_9"><text:a xlink:type="simple" xlink:href="#h.lm0njk7btlt9"><text:span text:style-name="T14_10">Free</text:span></text:a></text:span><text:span text:style-name="T14_11"><text:a xlink:type="simple" xlink:href="#h.lm0njk7btlt9"><text:span text:style-name="T14_12"><text:s/></text:span></text:a></text:span><text:span text:style-name="T14_13"><text:a xlink:type="simple" xlink:href="#h.lm0njk7btlt9"><text:span text:style-name="T14_14">Engine</text:span></text:a></text:span><text:span text:style-name="T14_15"><text:a xlink:type="simple" xlink:href="#h.lm0njk7btlt9"><text:span text:style-name="T14_16"><text:s/>(</text:span></text:a></text:span><text:span text:style-name="T14_17"><text:a xlink:type="simple" xlink:href="#h.lm0njk7btlt9"><text:span text:style-name="T14_18">FIFE</text:span></text:a></text:span><text:span text:style-name="T14_19"><text:a xlink:type="simple" xlink:href="#h.lm0njk7btlt9"><text:span text:style-name="T14_20">)</text:span></text:a></text:span></text:p>
      <text:p text:style-name="P15"><text:span text:style-name="T15_1"><text:a xlink:type="simple" xlink:href="#h.4n37egyngaru"><text:span text:style-name="T15_2">Grit</text:span></text:a></text:span></text:p>
      <text:p text:style-name="P16"><text:span text:style-name="T16_1"><text:a xlink:type="simple" xlink:href="#h.d2najn2ry3ve"><text:span text:style-name="T16_2">Delta</text:span></text:a></text:span><text:span text:style-name="T16_3"><text:a xlink:type="simple" xlink:href="#h.d2najn2ry3ve"><text:span text:style-name="T16_4"><text:s/>3</text:span></text:a></text:span><text:span text:style-name="T16_5"><text:a xlink:type="simple" xlink:href="#h.d2najn2ry3ve"><text:span text:style-name="T16_6">D</text:span></text:a></text:span></text:p>
      <text:p text:style-name="P17"><text:span text:style-name="T17_1"><text:a xlink:type="simple" xlink:href="#h.ly3rqro6thga"><text:span text:style-name="T17_2">Away</text:span></text:a></text:span><text:span text:style-name="T17_3"><text:a xlink:type="simple" xlink:href="#h.ly3rqro6thga"><text:span text:style-name="T17_4"><text:s/>3</text:span></text:a></text:span><text:span text:style-name="T17_5"><text:a xlink:type="simple" xlink:href="#h.ly3rqro6thga"><text:span text:style-name="T17_6">D</text:span></text:a></text:span></text:p>
      <text:p text:style-name="P18"><text:span text:style-name="T18_1"><text:a xlink:type="simple" xlink:href="#h.cn3m41ydmk5a"><text:span text:style-name="T18_2">WorldForge</text:span></text:a></text:span></text:p>
      <text:p text:style-name="P19"><text:span text:style-name="T19_1"><text:a xlink:type="simple" xlink:href="#h.fysrn0fyuuj"><text:span text:style-name="T19_2">Adventure</text:span></text:a></text:span><text:span text:style-name="T19_3"><text:a xlink:type="simple" xlink:href="#h.fysrn0fyuuj"><text:span text:style-name="T19_4"><text:s/></text:span></text:a></text:span><text:span text:style-name="T19_5"><text:a xlink:type="simple" xlink:href="#h.fysrn0fyuuj"><text:span text:style-name="T19_6">Game</text:span></text:a></text:span><text:span text:style-name="T19_7"><text:a xlink:type="simple" xlink:href="#h.fysrn0fyuuj"><text:span text:style-name="T19_8"><text:s/></text:span></text:a></text:span><text:span text:style-name="T19_9"><text:a xlink:type="simple" xlink:href="#h.fysrn0fyuuj"><text:span text:style-name="T19_10">Studio</text:span></text:a></text:span><text:span text:style-name="T19_11"><text:a xlink:type="simple" xlink:href="#h.fysrn0fyuuj"><text:span text:style-name="T19_12"><text:s/>(</text:span></text:a></text:span><text:span text:style-name="T19_13"><text:a xlink:type="simple" xlink:href="#h.fysrn0fyuuj"><text:span text:style-name="T19_14">AGS</text:span></text:a></text:span><text:span text:style-name="T19_15"><text:a xlink:type="simple" xlink:href="#h.fysrn0fyuuj"><text:span text:style-name="T19_16">)</text:span></text:a></text:span></text:p>
      <text:p text:style-name="P20"><text:span text:style-name="T20_1"><text:a xlink:type="simple" xlink:href="#h.fgxz8f5dwa9a"><text:span text:style-name="T20_2">Allegro</text:span></text:a></text:span></text:p>
      <text:p text:style-name="P21"><text:span text:style-name="T21_1"><text:a xlink:type="simple" xlink:href="#h.lj826pgd19j8"><text:span text:style-name="T21_2">Clanlib</text:span></text:a></text:span></text:p>
      <text:p text:style-name="P22"><text:span text:style-name="T22_1"><text:a xlink:type="simple" xlink:href="#h.1ajb8znjod0e"><text:span text:style-name="T22_2">Monogame</text:span></text:a></text:span></text:p>
      <text:p text:style-name="P23"><text:span text:style-name="T23_1"><text:a xlink:type="simple" xlink:href="#h.8t6oc187phq7"><text:span text:style-name="T23_2">Netgore</text:span></text:a></text:span></text:p>
      <text:p text:style-name="P24"><text:span text:style-name="T24_1"><text:a xlink:type="simple" xlink:href="#h.q2qdwy21483x"><text:span text:style-name="T24_2">Starling</text:span></text:a></text:span><text:span text:style-name="T24_3"><text:a xlink:type="simple" xlink:href="#h.q2qdwy21483x"><text:span text:style-name="T24_4"><text:s/></text:span></text:a></text:span><text:span text:style-name="T24_5"><text:a xlink:type="simple" xlink:href="#h.q2qdwy21483x"><text:span text:style-name="T24_6">Framework</text:span></text:a></text:span></text:p>
      <text:p text:style-name="P25"><text:span text:style-name="T25_1"><text:a xlink:type="simple" xlink:href="#h.ltezvxolirc8"><text:span text:style-name="T25_2">Pygame</text:span></text:a></text:span></text:p>
      <text:p text:style-name="P26"><text:span text:style-name="T26_1"><text:a xlink:type="simple" xlink:href="#h.fz0ngzu2il9p"><text:span text:style-name="T26_2">Love</text:span></text:a></text:span></text:p>
      <text:p text:style-name="P27"><text:span text:style-name="T27_1"><text:a xlink:type="simple" xlink:href="#h.v34axghz33wd"><text:span text:style-name="T27_2">Spring</text:span></text:a></text:span><text:span text:style-name="T27_3"><text:a xlink:type="simple" xlink:href="#h.v34axghz33wd"><text:span text:style-name="T27_4"><text:s/></text:span></text:a></text:span><text:span text:style-name="T27_5"><text:a xlink:type="simple" xlink:href="#h.v34axghz33wd"><text:span text:style-name="T27_6">Engine</text:span></text:a></text:span></text:p>
      <text:p text:style-name="P28"><text:span text:style-name="T28_1"><text:a xlink:type="simple" xlink:href="#h.irqg2z9ar6r1"><text:span text:style-name="T28_2">Flashpunk</text:span></text:a></text:span></text:p>
      <text:p text:style-name="P29"><text:span text:style-name="T29_1"><text:a xlink:type="simple" xlink:href="#h.yiq0j6y8e6b3"><text:span text:style-name="T29_2">Multiverse</text:span></text:a></text:span><text:span text:style-name="T29_3"><text:a xlink:type="simple" xlink:href="#h.yiq0j6y8e6b3"><text:span text:style-name="T29_4"><text:s/></text:span></text:a></text:span><text:span text:style-name="T29_5"><text:a xlink:type="simple" xlink:href="#h.yiq0j6y8e6b3"><text:span text:style-name="T29_6">Platform</text:span></text:a></text:span></text:p>
      <text:p text:style-name="P30"><text:span text:style-name="T30_1"><text:a xlink:type="simple" xlink:href="#h.izmx0ss3rmxy"><text:span text:style-name="T30_2">Panda</text:span></text:a></text:span><text:span text:style-name="T30_3"><text:a xlink:type="simple" xlink:href="#h.izmx0ss3rmxy"><text:span text:style-name="T30_4">3</text:span></text:a></text:span><text:span text:style-name="T30_5"><text:a xlink:type="simple" xlink:href="#h.izmx0ss3rmxy"><text:span text:style-name="T30_6">D</text:span></text:a></text:span></text:p>
      <text:p text:style-name="P31"><text:span text:style-name="T31_1"><text:a xlink:type="simple" xlink:href="#h.6p9cjc7d34tx"><text:span text:style-name="T31_2">Box</text:span></text:a></text:span><text:span text:style-name="T31_3"><text:a xlink:type="simple" xlink:href="#h.6p9cjc7d34tx"><text:span text:style-name="T31_4">2</text:span></text:a></text:span><text:span text:style-name="T31_5"><text:a xlink:type="simple" xlink:href="#h.6p9cjc7d34tx"><text:span text:style-name="T31_6">D</text:span></text:a></text:span></text:p>
      <text:p text:style-name="P32"><text:span text:style-name="T32_1"><text:a xlink:type="simple" xlink:href="#h.1tzcgvs00erz"><text:span text:style-name="T32_2">OGRE</text:span></text:a></text:span></text:p>
      <text:h text:style-name="P33" text:outline-level="10"><text:bookmark-start text:name="h.s3kxqjvnistm"/><text:bookmark-end text:name="h.s3kxqjvnistm"/></text:h>
      <text:h text:style-name="P34" text:outline-level="10"><text:bookmark-start text:name="h.i53fp3t3x2sf"/><text:bookmark-end text:name="h.i53fp3t3x2sf"/><text:span text:style-name="T34_1">Web</text:span><text:span text:style-name="T34_2"><text:s/></text:span><text:span text:style-name="T34_3">Frameworks</text:span></text:h>
      <text:h text:style-name="P35" text:outline-level="10"><text:bookmark-start text:name="h.v68q5bbl73ni"/><text:bookmark-end text:name="h.v68q5bbl73ni"/><text:span text:style-name="T35_1">Pyramid</text:span></text:h>
      <text:p text:style-name="P36"><text:span text:style-name="T36_1">Pyramid</text:span><text:span text:style-name="T36_2"><text:s/></text:span><text:span text:style-name="T36_3">is</text:span><text:span text:style-name="T36_4"><text:s/></text:span><text:span text:style-name="T36_5">an</text:span><text:span text:style-name="T36_6"><text:s/></text:span><text:span text:style-name="T36_7">awesome</text:span><text:span text:style-name="T36_8"><text:s/></text:span><text:span text:style-name="T36_9">web</text:span><text:span text:style-name="T36_10"><text:s/></text:span><text:span text:style-name="T36_11">application</text:span><text:span text:style-name="T36_12"><text:s/></text:span><text:span text:style-name="T36_13">development</text:span><text:span text:style-name="T36_14"><text:s/></text:span><text:span text:style-name="T36_15">framework</text:span><text:span text:style-name="T36_16"><text:s/></text:span><text:span text:style-name="T36_17">based</text:span><text:span text:style-name="T36_18"><text:s/></text:span><text:span text:style-name="T36_19">on</text:span><text:span text:style-name="T36_20"><text:s/></text:span><text:span text:style-name="T36_21">the</text:span><text:span text:style-name="T36_22"><text:s/></text:span><text:span text:style-name="T36_23">lightweight</text:span><text:span text:style-name="T36_24"><text:s/></text:span><text:span text:style-name="T36_25">Pylons</text:span><text:span text:style-name="T36_26"><text:s/></text:span><text:span text:style-name="T36_27">Project</text:span><text:span text:style-name="T36_28">.<text:s/></text:span><text:span text:style-name="T36_29">It</text:span><text:span text:style-name="T36_30"><text:s/></text:span><text:span text:style-name="T36_31">has</text:span><text:span text:style-name="T36_32"><text:s/></text:span><text:span text:style-name="T36_33">excellent</text:span><text:span text:style-name="T36_34"><text:s/></text:span><text:span text:style-name="T36_35">documentation</text:span><text:span text:style-name="T36_36">,<text:s/></text:span><text:span text:style-name="T36_37">a</text:span><text:span text:style-name="T36_38"><text:s/></text:span><text:span text:style-name="T36_39">great</text:span><text:span text:style-name="T36_40"><text:s/></text:span><text:span text:style-name="T36_41">community</text:span><text:span text:style-name="T36_42">,<text:s/></text:span><text:span text:style-name="T36_43">and</text:span><text:span text:style-name="T36_44"><text:s/></text:span><text:span text:style-name="T36_45">is</text:span><text:span text:style-name="T36_46"><text:s/></text:span><text:span text:style-name="T36_47">used</text:span><text:span text:style-name="T36_48"><text:s/></text:span><text:span text:style-name="T36_49">on</text:span><text:span text:style-name="T36_50"><text:s/></text:span><text:span text:style-name="T36_51">tons</text:span><text:span text:style-name="T36_52"><text:s/></text:span><text:span text:style-name="T36_53">of</text:span><text:span text:style-name="T36_54"><text:s/></text:span><text:span text:style-name="T36_55">popular</text:span><text:span text:style-name="T36_56"><text:s/></text:span><text:span text:style-name="T36_57">sites</text:span><text:span text:style-name="T36_58">,<text:s/></text:span><text:span text:style-name="T36_59">including</text:span><text:span text:style-name="T36_60"><text:s/></text:span><text:span text:style-name="T36_61">Reddit</text:span><text:span text:style-name="T36_62">,<text:s/></text:span><text:span text:style-name="T36_63">BitTorrent</text:span><text:span text:style-name="T36_64">,<text:s/></text:span><text:span text:style-name="T36_65">Dropbox</text:span><text:span text:style-name="T36_66">,<text:s/></text:span><text:span text:style-name="T36_67">Opera</text:span><text:span text:style-name="T36_68">,<text:s/></text:span><text:span text:style-name="T36_69">Sourceforge</text:span><text:span text:style-name="T36_70">,<text:s/></text:span><text:span text:style-name="T36_71">TinEye</text:span><text:span text:style-name="T36_72">,<text:s/></text:span><text:span text:style-name="T36_73">and</text:span><text:span text:style-name="T36_74"><text:s/></text:span><text:span text:style-name="T36_75">Digg</text:span><text:span text:style-name="T36_76">.</text:span></text:p>
      <text:p text:style-name="P37"><text:span text:style-name="T37_1"><text:a xlink:type="simple" xlink:href="http://www.pylonsproject.org/"><text:span text:style-name="T37_2">http</text:span></text:a></text:span><text:span text:style-name="T37_3"><text:a xlink:type="simple" xlink:href="http://www.pylonsproject.org/"><text:span text:style-name="T37_4">://</text:span></text:a></text:span><text:span text:style-name="T37_5"><text:a xlink:type="simple" xlink:href="http://www.pylonsproject.org/"><text:span text:style-name="T37_6">www</text:span></text:a></text:span><text:span text:style-name="T37_7"><text:a xlink:type="simple" xlink:href="http://www.pylonsproject.org/"><text:span text:style-name="T37_8">.</text:span></text:a></text:span><text:span text:style-name="T37_9"><text:a xlink:type="simple" xlink:href="http://www.pylonsproject.org/"><text:span text:style-name="T37_10">pylonsproject</text:span></text:a></text:span><text:span text:style-name="T37_11"><text:a xlink:type="simple" xlink:href="http://www.pylonsproject.org/"><text:span text:style-name="T37_12">.</text:span></text:a></text:span><text:span text:style-name="T37_13"><text:a xlink:type="simple" xlink:href="http://www.pylonsproject.org/"><text:span text:style-name="T37_14">org</text:span></text:a></text:span><text:span text:style-name="T37_15"><text:a xlink:type="simple" xlink:href="http://www.pylonsproject.org/"><text:span text:style-name="T37_16">/</text:span></text:a></text:span></text:p>
      <text:h text:style-name="P38" text:outline-level="10"><text:bookmark-start text:name="h.nlt4wuma9xut"/><text:bookmark-end text:name="h.nlt4wuma9xut"/><text:span text:style-name="T38_1">Database</text:span><text:span text:style-name="T38_2"><text:s/></text:span><text:span text:style-name="T38_3">Stuff</text:span></text:h>
      <text:h text:style-name="P39" text:outline-level="10"><text:bookmark-start text:name="h.2lks55babu6d"/><text:bookmark-end text:name="h.2lks55babu6d"/><text:span text:style-name="T39_1">SQLAlchemy</text:span></text:h>
      <text:p text:style-name="P40"><text:span text:style-name="T40_1">SQLAlchemy</text:span><text:span text:style-name="T40_2"><text:s/></text:span><text:span text:style-name="T40_3">is</text:span><text:span text:style-name="T40_4"><text:s/></text:span><text:span text:style-name="T40_5">a</text:span><text:span text:style-name="T40_6"><text:s/></text:span><text:span text:style-name="T40_7">SQL</text:span><text:span text:style-name="T40_8"><text:s/></text:span><text:span text:style-name="T40_9">toolkit</text:span><text:span text:style-name="T40_10"><text:s/></text:span><text:span text:style-name="T40_11">and</text:span><text:span text:style-name="T40_12"><text:s/></text:span><text:span text:style-name="T40_13">object</text:span><text:span text:style-name="T40_14"><text:s/></text:span><text:span text:style-name="T40_15">relational</text:span><text:span text:style-name="T40_16"><text:s/></text:span><text:span text:style-name="T40_17">mapper</text:span><text:span text:style-name="T40_18">.<text:s/></text:span><text:span text:style-name="T40_19">What</text:span><text:span text:style-name="T40_20"><text:s/></text:span><text:span text:style-name="T40_21">this</text:span><text:span text:style-name="T40_22"><text:s/></text:span><text:span text:style-name="T40_23">means</text:span><text:span text:style-name="T40_24"><text:s/></text:span><text:span text:style-name="T40_25">is</text:span><text:span text:style-name="T40_26"><text:s/></text:span><text:span text:style-name="T40_27">that</text:span><text:span text:style-name="T40_28"><text:s/></text:span><text:span text:style-name="T40_29">it</text:span><text:span text:style-name="T40_30"><text:s/></text:span><text:span text:style-name="T40_31">provides</text:span><text:span text:style-name="T40_32"><text:s/></text:span><text:span text:style-name="T40_33">not</text:span><text:span text:style-name="T40_34"><text:s/></text:span><text:span text:style-name="T40_35">only</text:span><text:span text:style-name="T40_36"><text:s/></text:span><text:span text:style-name="T40_37">cool</text:span><text:span text:style-name="T40_38"><text:s/></text:span><text:span text:style-name="T40_39">Python</text:span><text:span text:style-name="T40_40"><text:s/></text:span><text:span text:style-name="T40_41">packages</text:span><text:span text:style-name="T40_42"><text:s/></text:span><text:span text:style-name="T40_43">for</text:span><text:span text:style-name="T40_44"><text:s/></text:span><text:span text:style-name="T40_45">working</text:span><text:span text:style-name="T40_46"><text:s/></text:span><text:span text:style-name="T40_47">with</text:span><text:span text:style-name="T40_48"><text:s/></text:span><text:span text:style-name="T40_49">databases</text:span><text:span text:style-name="T40_50">,<text:s/></text:span><text:span text:style-name="T40_51">but</text:span><text:span text:style-name="T40_52"><text:s/></text:span><text:span text:style-name="T40_53">also</text:span><text:span text:style-name="T40_54"><text:s/></text:span><text:span text:style-name="T40_55">maps</text:span><text:span text:style-name="T40_56"><text:s/></text:span><text:span text:style-name="T40_57">your</text:span><text:span text:style-name="T40_58"><text:s/></text:span><text:span text:style-name="T40_59">code</text:span><text:span text:style-name="T40_60"><text:s/></text:span><text:span text:style-name="T40_61">objects</text:span><text:span text:style-name="T40_62"><text:s/></text:span><text:span text:style-name="T40_63">to</text:span><text:span text:style-name="T40_64"><text:s/></text:span><text:span text:style-name="T40_65">parts</text:span><text:span text:style-name="T40_66"><text:s/></text:span><text:span text:style-name="T40_67">of</text:span><text:span text:style-name="T40_68"><text:s/></text:span><text:span text:style-name="T40_69">the</text:span><text:span text:style-name="T40_70"><text:s/></text:span><text:span text:style-name="T40_71">database</text:span><text:span text:style-name="T40_72">.<text:s/></text:span><text:span text:style-name="T40_73">No</text:span><text:span text:style-name="T40_74"><text:s/></text:span><text:span text:style-name="T40_75">SQL</text:span><text:span text:style-name="T40_76">-</text:span><text:span text:style-name="T40_77">query</text:span><text:span text:style-name="T40_78">-</text:span><text:span text:style-name="T40_79">writing</text:span><text:span text:style-name="T40_80"><text:s/></text:span><text:span text:style-name="T40_81">required</text:span><text:span text:style-name="T40_82">!</text:span></text:p>
      <text:p text:style-name="P41"><text:span text:style-name="T41_1"><text:a xlink:type="simple" xlink:href="http://www.sqlalchemy.org/"><text:span text:style-name="T41_2">http</text:span></text:a></text:span><text:span text:style-name="T41_3"><text:a xlink:type="simple" xlink:href="http://www.sqlalchemy.org/"><text:span text:style-name="T41_4">://</text:span></text:a></text:span><text:span text:style-name="T41_5"><text:a xlink:type="simple" xlink:href="http://www.sqlalchemy.org/"><text:span text:style-name="T41_6">www</text:span></text:a></text:span><text:span text:style-name="T41_7"><text:a xlink:type="simple" xlink:href="http://www.sqlalchemy.org/"><text:span text:style-name="T41_8">.</text:span></text:a></text:span><text:span text:style-name="T41_9"><text:a xlink:type="simple" xlink:href="http://www.sqlalchemy.org/"><text:span text:style-name="T41_10">sqlalchemy</text:span></text:a></text:span><text:span text:style-name="T41_11"><text:a xlink:type="simple" xlink:href="http://www.sqlalchemy.org/"><text:span text:style-name="T41_12">.</text:span></text:a></text:span><text:span text:style-name="T41_13"><text:a xlink:type="simple" xlink:href="http://www.sqlalchemy.org/"><text:span text:style-name="T41_14">org</text:span></text:a></text:span><text:span text:style-name="T41_15"><text:a xlink:type="simple" xlink:href="http://www.sqlalchemy.org/"><text:span text:style-name="T41_16">/</text:span></text:a></text:span></text:p>
      <text:h text:style-name="P42" text:outline-level="10"><text:bookmark-start text:name="h.63enoxyxj4i8"/><text:bookmark-end text:name="h.63enoxyxj4i8"/><text:span text:style-name="T42_1">Libraries</text:span></text:h>
      <text:h text:style-name="P43" text:outline-level="10"><text:bookmark-start text:name="h.azxzilnpjz3t"/><text:bookmark-end text:name="h.azxzilnpjz3t"/><text:span text:style-name="T43_1">OpenGL</text:span></text:h>
      <text:p text:style-name="P44"><text:span text:style-name="T44_1">The</text:span><text:span text:style-name="T44_2"><text:s/></text:span><text:span text:style-name="T44_3">Open</text:span><text:span text:style-name="T44_4"><text:s/></text:span><text:span text:style-name="T44_5">Graphics</text:span><text:span text:style-name="T44_6"><text:s/></text:span><text:span text:style-name="T44_7">Library</text:span><text:span text:style-name="T44_8"><text:s/></text:span><text:span text:style-name="T44_9">defines</text:span><text:span text:style-name="T44_10"><text:s/></text:span><text:span text:style-name="T44_11">a</text:span><text:span text:style-name="T44_12"><text:s/></text:span><text:span text:style-name="T44_13">cross</text:span><text:span text:style-name="T44_14">-</text:span><text:span text:style-name="T44_15">language</text:span><text:span text:style-name="T44_16">,<text:s/></text:span><text:span text:style-name="T44_17">multi</text:span><text:span text:style-name="T44_18">-</text:span><text:span text:style-name="T44_19">platform</text:span><text:span text:style-name="T44_20"><text:s/></text:span><text:span text:style-name="T44_21">API</text:span><text:span text:style-name="T44_22"><text:s/></text:span><text:span text:style-name="T44_23">for</text:span><text:span text:style-name="T44_24"><text:s/></text:span><text:span text:style-name="T44_25">writing</text:span><text:span text:style-name="T44_26"><text:s/></text:span><text:span text:style-name="T44_27">applications</text:span><text:span text:style-name="T44_28"><text:s/></text:span><text:span text:style-name="T44_29">that</text:span><text:span text:style-name="T44_30"><text:s/></text:span><text:span text:style-name="T44_31">render</text:span><text:span text:style-name="T44_32"><text:s/>2</text:span><text:span text:style-name="T44_33">D</text:span><text:span text:style-name="T44_34"><text:s/></text:span><text:span text:style-name="T44_35">and</text:span><text:span text:style-name="T44_36">/</text:span><text:span text:style-name="T44_37">or</text:span><text:span text:style-name="T44_38"><text:s/>3</text:span><text:span text:style-name="T44_39">D</text:span><text:span text:style-name="T44_40"><text:s/></text:span><text:span text:style-name="T44_41">graphics</text:span><text:span text:style-name="T44_42">.<text:s/></text:span><text:span text:style-name="T44_43">It</text:span><text:span text:style-name="T44_44"><text:s/></text:span><text:span text:style-name="T44_45">is</text:span><text:span text:style-name="T44_46"><text:s/></text:span><text:span text:style-name="T44_47">a</text:span><text:span text:style-name="T44_48"><text:s/></text:span><text:span text:style-name="T44_49">standard</text:span><text:span text:style-name="T44_50"><text:s/></text:span><text:span text:style-name="T44_51">in</text:span><text:span text:style-name="T44_52"><text:s/></text:span><text:span text:style-name="T44_53">the</text:span><text:span text:style-name="T44_54"><text:s/></text:span><text:span text:style-name="T44_55">industry</text:span><text:span text:style-name="T44_56">,<text:s/></text:span><text:span text:style-name="T44_57">and</text:span><text:span text:style-name="T44_58"><text:s/></text:span><text:span text:style-name="T44_59">is</text:span><text:span text:style-name="T44_60"><text:s/></text:span><text:span text:style-name="T44_61">widely</text:span><text:span text:style-name="T44_62"><text:s/></text:span><text:span text:style-name="T44_63">supported</text:span><text:span text:style-name="T44_64">.</text:span></text:p>
      <text:p text:style-name="P45"><text:span text:style-name="T45_1"><text:a xlink:type="simple" xlink:href="http://www.opengl.org/"><text:span text:style-name="T45_2">http</text:span></text:a></text:span><text:span text:style-name="T45_3"><text:a xlink:type="simple" xlink:href="http://www.opengl.org/"><text:span text:style-name="T45_4">://</text:span></text:a></text:span><text:span text:style-name="T45_5"><text:a xlink:type="simple" xlink:href="http://www.opengl.org/"><text:span text:style-name="T45_6">www</text:span></text:a></text:span><text:span text:style-name="T45_7"><text:a xlink:type="simple" xlink:href="http://www.opengl.org/"><text:span text:style-name="T45_8">.</text:span></text:a></text:span><text:span text:style-name="T45_9"><text:a xlink:type="simple" xlink:href="http://www.opengl.org/"><text:span text:style-name="T45_10">opengl</text:span></text:a></text:span><text:span text:style-name="T45_11"><text:a xlink:type="simple" xlink:href="http://www.opengl.org/"><text:span text:style-name="T45_12">.</text:span></text:a></text:span><text:span text:style-name="T45_13"><text:a xlink:type="simple" xlink:href="http://www.opengl.org/"><text:span text:style-name="T45_14">org</text:span></text:a></text:span><text:span text:style-name="T45_15"><text:a xlink:type="simple" xlink:href="http://www.opengl.org/"><text:span text:style-name="T45_16">/</text:span></text:a></text:span></text:p>
      <text:h text:style-name="P46" text:outline-level="10"><text:bookmark-start text:name="h.w6d1uhec91fr"/><text:bookmark-end text:name="h.w6d1uhec91fr"/><text:span text:style-name="T46_1">OpenAL</text:span></text:h>
      <text:p text:style-name="P47"><text:span text:style-name="T47_1">The</text:span><text:span text:style-name="T47_2"><text:s/></text:span><text:span text:style-name="T47_3">Open</text:span><text:span text:style-name="T47_4"><text:s/></text:span><text:span text:style-name="T47_5">Audio</text:span><text:span text:style-name="T47_6"><text:s/></text:span><text:span text:style-name="T47_7">Library</text:span><text:span text:style-name="T47_8">,<text:s/></text:span><text:span text:style-name="T47_9">despite</text:span><text:span text:style-name="T47_10"><text:s/></text:span><text:span text:style-name="T47_11">its</text:span><text:span text:style-name="T47_12"><text:s/></text:span><text:span text:style-name="T47_13">name</text:span><text:span text:style-name="T47_14">,<text:s/></text:span><text:span text:style-name="T47_15">is</text:span><text:span text:style-name="T47_16"><text:s/></text:span><text:span text:style-name="T47_17">proprietary</text:span><text:span text:style-name="T47_18"><text:s/></text:span><text:span text:style-name="T47_19">software</text:span><text:span text:style-name="T47_20">.<text:s/></text:span><text:span text:style-name="T47_21">It</text:span><text:span text:style-name="T47_22"><text:s/></text:span><text:span text:style-name="T47_23">commonly</text:span><text:span text:style-name="T47_24"><text:s/></text:span><text:span text:style-name="T47_25">provides</text:span><text:span text:style-name="T47_26"><text:s/></text:span><text:span text:style-name="T47_27">the</text:span><text:span text:style-name="T47_28"><text:s/>3</text:span><text:span text:style-name="T47_29">D</text:span><text:span text:style-name="T47_30"><text:s/></text:span><text:span text:style-name="T47_31">audio</text:span><text:span text:style-name="T47_32"><text:s/></text:span><text:span text:style-name="T47_33">support</text:span><text:span text:style-name="T47_34"><text:s/></text:span><text:span text:style-name="T47_35">for</text:span><text:span text:style-name="T47_36"><text:s/></text:span><text:span text:style-name="T47_37">applications</text:span><text:span text:style-name="T47_38"><text:s/></text:span><text:span text:style-name="T47_39">using</text:span><text:span text:style-name="T47_40"><text:s/></text:span><text:span text:style-name="T47_41">OpenGL</text:span><text:span text:style-name="T47_42">.</text:span></text:p>
      <text:p text:style-name="P48"><text:span text:style-name="T48_1"><text:a xlink:type="simple" xlink:href="http://connect.creativelabs.com/openal/default.aspx"><text:span text:style-name="T48_2">http</text:span></text:a></text:span><text:span text:style-name="T48_3"><text:a xlink:type="simple" xlink:href="http://connect.creativelabs.com/openal/default.aspx"><text:span text:style-name="T48_4">://</text:span></text:a></text:span><text:span text:style-name="T48_5"><text:a xlink:type="simple" xlink:href="http://connect.creativelabs.com/openal/default.aspx"><text:span text:style-name="T48_6">connect</text:span></text:a></text:span><text:span text:style-name="T48_7"><text:a xlink:type="simple" xlink:href="http://connect.creativelabs.com/openal/default.aspx"><text:span text:style-name="T48_8">.</text:span></text:a></text:span><text:span text:style-name="T48_9"><text:a xlink:type="simple" xlink:href="http://connect.creativelabs.com/openal/default.aspx"><text:span text:style-name="T48_10">creativelabs</text:span></text:a></text:span><text:span text:style-name="T48_11"><text:a xlink:type="simple" xlink:href="http://connect.creativelabs.com/openal/default.aspx"><text:span text:style-name="T48_12">.</text:span></text:a></text:span><text:span text:style-name="T48_13"><text:a xlink:type="simple" xlink:href="http://connect.creativelabs.com/openal/default.aspx"><text:span text:style-name="T48_14">com</text:span></text:a></text:span><text:span text:style-name="T48_15"><text:a xlink:type="simple" xlink:href="http://connect.creativelabs.com/openal/default.aspx"><text:span text:style-name="T48_16">/</text:span></text:a></text:span><text:span text:style-name="T48_17"><text:a xlink:type="simple" xlink:href="http://connect.creativelabs.com/openal/default.aspx"><text:span text:style-name="T48_18">openal</text:span></text:a></text:span><text:span text:style-name="T48_19"><text:a xlink:type="simple" xlink:href="http://connect.creativelabs.com/openal/default.aspx"><text:span text:style-name="T48_20">/</text:span></text:a></text:span><text:span text:style-name="T48_21"><text:a xlink:type="simple" xlink:href="http://connect.creativelabs.com/openal/default.aspx"><text:span text:style-name="T48_22">default</text:span></text:a></text:span><text:span text:style-name="T48_23"><text:a xlink:type="simple" xlink:href="http://connect.creativelabs.com/openal/default.aspx"><text:span text:style-name="T48_24">.</text:span></text:a></text:span><text:span text:style-name="T48_25"><text:a xlink:type="simple" xlink:href="http://connect.creativelabs.com/openal/default.aspx"><text:span text:style-name="T48_26">aspx</text:span></text:a></text:span></text:p>
      <text:h text:style-name="P49" text:outline-level="10"><text:bookmark-start text:name="h.dr73ns8692mk"/><text:bookmark-end text:name="h.dr73ns8692mk"/></text:h>
      <text:h text:style-name="P50" text:outline-level="10"><text:bookmark-start text:name="h.g0kmiwj2bdqh"/><text:bookmark-end text:name="h.g0kmiwj2bdqh"/></text:h>
      <text:h text:style-name="P51" text:outline-level="10"><text:bookmark-start text:name="h.vx62fabuxw94"/><text:bookmark-end text:name="h.vx62fabuxw94"/><text:span text:style-name="T51_1">Mobile</text:span><text:span text:style-name="T51_2"><text:s/></text:span><text:span text:style-name="T51_3">Frameworks</text:span></text:h>
      <text:h text:style-name="P52" text:outline-level="10"><text:bookmark-start text:name="h.aepzhbukzbtq"/><text:bookmark-end text:name="h.aepzhbukzbtq"/><text:span text:style-name="T52_1">ioquake</text:span><text:span text:style-name="T52_2">3</text:span></text:h>
      <text:p text:style-name="P53"><text:span text:style-name="T53_1">The</text:span><text:span text:style-name="T53_2"><text:s/></text:span><text:span text:style-name="T53_3">ioquake</text:span><text:span text:style-name="T53_4">3<text:s/></text:span><text:span text:style-name="T53_5">project</text:span><text:span text:style-name="T53_6"><text:s/></text:span><text:span text:style-name="T53_7">is</text:span><text:span text:style-name="T53_8"><text:s/></text:span><text:span text:style-name="T53_9">an</text:span><text:span text:style-name="T53_10"><text:s/></text:span><text:span text:style-name="T53_11">effort</text:span><text:span text:style-name="T53_12"><text:s/></text:span><text:span text:style-name="T53_13">to</text:span><text:span text:style-name="T53_14"><text:s/></text:span><text:span text:style-name="T53_15">continue</text:span><text:span text:style-name="T53_16"><text:s/></text:span><text:span text:style-name="T53_17">and</text:span><text:span text:style-name="T53_18"><text:s/></text:span><text:span text:style-name="T53_19">improve</text:span><text:span text:style-name="T53_20"><text:s/></text:span><text:span text:style-name="T53_21">id</text:span><text:span text:style-name="T53_22"><text:s/></text:span><text:span text:style-name="T53_23">Software</text:span><text:span text:style-name="T53_24">’</text:span><text:span text:style-name="T53_25">s</text:span><text:span text:style-name="T53_26"><text:s/></text:span><text:span text:style-name="T53_27">Quake</text:span><text:span text:style-name="T53_28"><text:s/>3<text:s/></text:span><text:span text:style-name="T53_29">source</text:span><text:span text:style-name="T53_30"><text:s/></text:span><text:span text:style-name="T53_31">code</text:span><text:span text:style-name="T53_32">.<text:s text:c="2"/></text:span><text:span text:style-name="T53_33">The</text:span><text:span text:style-name="T53_34"><text:s/></text:span><text:span text:style-name="T53_35">ioquake</text:span><text:span text:style-name="T53_36">3<text:s/></text:span><text:span text:style-name="T53_37">project</text:span><text:span text:style-name="T53_38"><text:s/></text:span><text:span text:style-name="T53_39">has</text:span><text:span text:style-name="T53_40"><text:s/></text:span><text:span text:style-name="T53_41">been</text:span><text:span text:style-name="T53_42"><text:s/></text:span><text:span text:style-name="T53_43">fixing</text:span><text:span text:style-name="T53_44"><text:s/></text:span><text:span text:style-name="T53_45">issues</text:span><text:span text:style-name="T53_46"><text:s/></text:span><text:span text:style-name="T53_47">and</text:span><text:span text:style-name="T53_48"><text:s/></text:span><text:span text:style-name="T53_49">adding</text:span><text:span text:style-name="T53_50"><text:s/></text:span><text:span text:style-name="T53_51">new</text:span><text:span text:style-name="T53_52"><text:s/></text:span><text:span text:style-name="T53_53">features</text:span><text:span text:style-name="T53_54"><text:s/></text:span><text:span text:style-name="T53_55">to</text:span><text:span text:style-name="T53_56"><text:s/></text:span><text:span text:style-name="T53_57">this</text:span><text:span text:style-name="T53_58"><text:s/></text:span><text:span text:style-name="T53_59">original</text:span><text:span text:style-name="T53_60"><text:s/></text:span><text:span text:style-name="T53_61">Quake</text:span><text:span text:style-name="T53_62"><text:s/>3<text:s/></text:span><text:span text:style-name="T53_63">source</text:span><text:span text:style-name="T53_64"><text:s/></text:span><text:span text:style-name="T53_65">code</text:span><text:span text:style-name="T53_66"><text:s/></text:span><text:span text:style-name="T53_67">since</text:span><text:span text:style-name="T53_68"><text:s/>2005.<text:s text:c="2"/></text:span><text:span text:style-name="T53_69">The</text:span><text:span text:style-name="T53_70"><text:s/></text:span><text:span text:style-name="T53_71">projects</text:span><text:span text:style-name="T53_72"><text:s/></text:span><text:span text:style-name="T53_73">goal</text:span><text:span text:style-name="T53_74"><text:s/></text:span><text:span text:style-name="T53_75">is</text:span><text:span text:style-name="T53_76"><text:s/></text:span><text:span text:style-name="T53_77">to</text:span><text:span text:style-name="T53_78"><text:s/></text:span><text:span text:style-name="T53_79">create</text:span><text:span text:style-name="T53_80"><text:s/></text:span><text:span text:style-name="T53_81">an</text:span><text:span text:style-name="T53_82"><text:s/></text:span><text:span text:style-name="T53_83">open</text:span><text:span text:style-name="T53_84"><text:s/></text:span><text:span text:style-name="T53_85">source</text:span><text:span text:style-name="T53_86"><text:s/></text:span><text:span text:style-name="T53_87">Quake</text:span><text:span text:style-name="T53_88"><text:s/>3<text:s/></text:span><text:span text:style-name="T53_89">distribution</text:span><text:span text:style-name="T53_90">.<text:s text:c="2"/></text:span><text:span text:style-name="T53_91">Using</text:span><text:span text:style-name="T53_92"><text:s/></text:span><text:span text:style-name="T53_93">this</text:span><text:span text:style-name="T53_94"><text:s/></text:span><text:span text:style-name="T53_95">distribution</text:span><text:span text:style-name="T53_96"><text:s/></text:span><text:span text:style-name="T53_97">developers</text:span><text:span text:style-name="T53_98"><text:s/></text:span><text:span text:style-name="T53_99">can</text:span><text:span text:style-name="T53_100"><text:s/></text:span><text:span text:style-name="T53_101">use</text:span><text:span text:style-name="T53_102"><text:s/></text:span><text:span text:style-name="T53_103">this</text:span><text:span text:style-name="T53_104"><text:s/></text:span><text:span text:style-name="T53_105">Quake</text:span><text:span text:style-name="T53_106"><text:s/>3<text:s/></text:span><text:span text:style-name="T53_107">source</text:span><text:span text:style-name="T53_108"><text:s/></text:span><text:span text:style-name="T53_109">code</text:span><text:span text:style-name="T53_110"><text:s/></text:span><text:span text:style-name="T53_111">in</text:span><text:span text:style-name="T53_112"><text:s/></text:span><text:span text:style-name="T53_113">newer</text:span><text:span text:style-name="T53_114"><text:s/></text:span><text:span text:style-name="T53_115">games</text:span><text:span text:style-name="T53_116">.</text:span><text:span text:style-name="T53_117"><text:s text:c="2"/></text:span><text:span text:style-name="T53_118">In</text:span><text:span text:style-name="T53_119"><text:s/></text:span><text:span text:style-name="T53_120">addition</text:span><text:span text:style-name="T53_121"><text:s/></text:span><text:span text:style-name="T53_122">to</text:span><text:span text:style-name="T53_123"><text:s/></text:span><text:span text:style-name="T53_124">this</text:span><text:span text:style-name="T53_125">,<text:s/></text:span><text:span text:style-name="T53_126">the</text:span><text:span text:style-name="T53_127"><text:s/></text:span><text:span text:style-name="T53_128">project</text:span><text:span text:style-name="T53_129"><text:s/></text:span><text:span text:style-name="T53_130">hopes</text:span><text:span text:style-name="T53_131"><text:s/></text:span><text:span text:style-name="T53_132">to</text:span><text:span text:style-name="T53_133"><text:s/></text:span><text:span text:style-name="T53_134">make</text:span><text:span text:style-name="T53_135"><text:s/></text:span><text:span text:style-name="T53_136">an</text:span><text:span text:style-name="T53_137"><text:s/></text:span><text:span text:style-name="T53_138">environment</text:span><text:span text:style-name="T53_139"><text:s/></text:span><text:span text:style-name="T53_140">for</text:span><text:span text:style-name="T53_141"><text:s/></text:span><text:span text:style-name="T53_142">future</text:span><text:span text:style-name="T53_143"><text:s/></text:span><text:span text:style-name="T53_144">teams</text:span><text:span text:style-name="T53_145"><text:s/></text:span><text:span text:style-name="T53_146">and</text:span><text:span text:style-name="T53_147"><text:s/></text:span><text:span text:style-name="T53_148">projects</text:span><text:span text:style-name="T53_149"><text:s/></text:span><text:span text:style-name="T53_150">to</text:span><text:span text:style-name="T53_151"><text:s/></text:span><text:span text:style-name="T53_152">use</text:span><text:span text:style-name="T53_153"><text:s/></text:span><text:span text:style-name="T53_154">to</text:span><text:span text:style-name="T53_155"><text:s/></text:span><text:span text:style-name="T53_156">create</text:span><text:span text:style-name="T53_157"><text:s/></text:span><text:span text:style-name="T53_158">their</text:span><text:span text:style-name="T53_159"><text:s/></text:span><text:span text:style-name="T53_160">own</text:span><text:span text:style-name="T53_161"><text:s/></text:span><text:span text:style-name="T53_162">games</text:span><text:span text:style-name="T53_163">.</text:span></text:p>
      <text:p text:style-name="P54"><text:span text:style-name="T54_1"><text:a xlink:type="simple" xlink:href="http://ioquake3.org/"><text:span text:style-name="T54_2">http</text:span></text:a></text:span><text:span text:style-name="T54_3"><text:a xlink:type="simple" xlink:href="http://ioquake3.org/"><text:span text:style-name="T54_4">://</text:span></text:a></text:span><text:span text:style-name="T54_5"><text:a xlink:type="simple" xlink:href="http://ioquake3.org/"><text:span text:style-name="T54_6">ioquake</text:span></text:a></text:span><text:span text:style-name="T54_7"><text:a xlink:type="simple" xlink:href="http://ioquake3.org/"><text:span text:style-name="T54_8">3.</text:span></text:a></text:span><text:span text:style-name="T54_9"><text:a xlink:type="simple" xlink:href="http://ioquake3.org/"><text:span text:style-name="T54_10">org</text:span></text:a></text:span><text:span text:style-name="T54_11"><text:a xlink:type="simple" xlink:href="http://ioquake3.org/"><text:span text:style-name="T54_12">/</text:span></text:a></text:span></text:p>
      <text:h text:style-name="P55" text:outline-level="10"><text:bookmark-start text:name="h.gx2fipev7l6c"/><text:bookmark-end text:name="h.gx2fipev7l6c"/><text:span text:style-name="T55_1">Moai</text:span></text:h>
      <text:p text:style-name="P56"><text:span text:style-name="T56_1">Moai</text:span><text:span text:style-name="T56_2"><text:s/></text:span><text:span text:style-name="T56_3">is</text:span><text:span text:style-name="T56_4"><text:s/></text:span><text:span text:style-name="T56_5">a</text:span><text:span text:style-name="T56_6"><text:s/></text:span><text:span text:style-name="T56_7">cross</text:span><text:span text:style-name="T56_8"><text:s/></text:span><text:span text:style-name="T56_9">platform</text:span><text:span text:style-name="T56_10"><text:s/>(</text:span><text:span text:style-name="T56_11">Windows</text:span><text:span text:style-name="T56_12">,<text:s/></text:span><text:span text:style-name="T56_13">OSX</text:span><text:span text:style-name="T56_14">,<text:s/></text:span><text:span text:style-name="T56_15">Android</text:span><text:span text:style-name="T56_16">,<text:s/></text:span><text:span text:style-name="T56_17">iOS</text:span><text:span text:style-name="T56_18">)<text:s/></text:span><text:span text:style-name="T56_19">game</text:span><text:span text:style-name="T56_20"><text:s/></text:span><text:span text:style-name="T56_21">development</text:span><text:span text:style-name="T56_22"><text:s/></text:span><text:span text:style-name="T56_23">library</text:span><text:span text:style-name="T56_24"><text:s/></text:span><text:span text:style-name="T56_25">using</text:span><text:span text:style-name="T56_26"><text:s/></text:span><text:span text:style-name="T56_27">C</text:span><text:span text:style-name="T56_28">++<text:s/></text:span><text:span text:style-name="T56_29">for</text:span><text:span text:style-name="T56_30"><text:s/></text:span><text:span text:style-name="T56_31">the</text:span><text:span text:style-name="T56_32"><text:s/></text:span><text:span text:style-name="T56_33">engine</text:span><text:span text:style-name="T56_34"><text:s/></text:span><text:span text:style-name="T56_35">and</text:span><text:span text:style-name="T56_36"><text:s/></text:span><text:span text:style-name="T56_37">Lua</text:span><text:span text:style-name="T56_38"><text:s/></text:span><text:span text:style-name="T56_39">for</text:span><text:span text:style-name="T56_40"><text:s/></text:span><text:span text:style-name="T56_41">game</text:span><text:span text:style-name="T56_42"><text:s/></text:span><text:span text:style-name="T56_43">logic</text:span><text:span text:style-name="T56_44">.<text:s/></text:span><text:span text:style-name="T56_45">It</text:span><text:span text:style-name="T56_46"><text:s/></text:span><text:span text:style-name="T56_47">is</text:span><text:span text:style-name="T56_48"><text:s/></text:span><text:span text:style-name="T56_49">under</text:span><text:span text:style-name="T56_50"><text:s/></text:span><text:span text:style-name="T56_51">the</text:span><text:span text:style-name="T56_52"><text:s/></text:span><text:span text:style-name="T56_53">Common</text:span><text:span text:style-name="T56_54"><text:s/></text:span><text:span text:style-name="T56_55">Public</text:span><text:span text:style-name="T56_56"><text:s/></text:span><text:span text:style-name="T56_57">Attribution</text:span><text:span text:style-name="T56_58"><text:s/></text:span><text:span text:style-name="T56_59">License</text:span><text:span text:style-name="T56_60">,<text:s/></text:span><text:span text:style-name="T56_61">Moai</text:span><text:span text:style-name="T56_62"><text:s/></text:span><text:span text:style-name="T56_63">is</text:span><text:span text:style-name="T56_64"><text:s/></text:span><text:span text:style-name="T56_65">developed</text:span><text:span text:style-name="T56_66"><text:s/></text:span><text:span text:style-name="T56_67">by</text:span><text:span text:style-name="T56_68"><text:s/></text:span><text:span text:style-name="T56_69">professionals</text:span><text:span text:style-name="T56_70"><text:s/></text:span><text:span text:style-name="T56_71">and</text:span><text:span text:style-name="T56_72"><text:s/></text:span><text:span text:style-name="T56_73">offers</text:span><text:span text:style-name="T56_74"><text:s/></text:span><text:span text:style-name="T56_75">a</text:span><text:span text:style-name="T56_76"><text:s/></text:span><text:span text:style-name="T56_77">free</text:span><text:span text:style-name="T56_78"><text:s/>(</text:span><text:span text:style-name="T56_79">but</text:span><text:span text:style-name="T56_80"><text:s/></text:span><text:span text:style-name="T56_81">limited</text:span><text:span text:style-name="T56_82">)<text:s/></text:span><text:span text:style-name="T56_83">cloud</text:span><text:span text:style-name="T56_84"><text:s/></text:span><text:span text:style-name="T56_85">service</text:span><text:span text:style-name="T56_86"><text:s/></text:span><text:span text:style-name="T56_87">with</text:span><text:span text:style-name="T56_88"><text:s/></text:span><text:span text:style-name="T56_89">the</text:span><text:span text:style-name="T56_90"><text:s/></text:span><text:span text:style-name="T56_91">option</text:span><text:span text:style-name="T56_92"><text:s/></text:span><text:span text:style-name="T56_93">of</text:span><text:span text:style-name="T56_94"><text:s/></text:span><text:span text:style-name="T56_95">upgrading</text:span><text:span text:style-name="T56_96"><text:s/></text:span><text:span text:style-name="T56_97">for</text:span><text:span text:style-name="T56_98"><text:s/></text:span><text:span text:style-name="T56_99">a</text:span><text:span text:style-name="T56_100"><text:s/></text:span><text:span text:style-name="T56_101">subscription</text:span><text:span text:style-name="T56_102"><text:s/></text:span><text:span text:style-name="T56_103">fee</text:span><text:span text:style-name="T56_104">.<text:s/></text:span><text:span text:style-name="T56_105">It</text:span><text:span text:style-name="T56_106"><text:s/></text:span><text:span text:style-name="T56_107">has</text:span><text:span text:style-name="T56_108"><text:s/></text:span><text:span text:style-name="T56_109">built</text:span><text:span text:style-name="T56_110"><text:s/></text:span><text:span text:style-name="T56_111">in</text:span><text:span text:style-name="T56_112"><text:s/></text:span><text:span text:style-name="T56_113">physics</text:span><text:span text:style-name="T56_114"><text:s/></text:span><text:span text:style-name="T56_115">and</text:span><text:span text:style-name="T56_116"><text:s/></text:span><text:span text:style-name="T56_117">monetization</text:span><text:span text:style-name="T56_118">.<text:s/></text:span><text:span text:style-name="T56_119">Moai</text:span><text:span text:style-name="T56_120"><text:s/></text:span><text:span text:style-name="T56_121">is</text:span><text:span text:style-name="T56_122"><text:s/></text:span><text:span text:style-name="T56_123">focused</text:span><text:span text:style-name="T56_124"><text:s/></text:span><text:span text:style-name="T56_125">on</text:span><text:span text:style-name="T56_126"><text:s/></text:span><text:span text:style-name="T56_127">professional</text:span><text:span text:style-name="T56_128"><text:s/></text:span><text:span text:style-name="T56_129">development</text:span><text:span text:style-name="T56_130"><text:s/></text:span><text:span text:style-name="T56_131">and</text:span><text:span text:style-name="T56_132"><text:s/></text:span><text:span text:style-name="T56_133">is</text:span><text:span text:style-name="T56_134"><text:s/></text:span><text:span text:style-name="T56_135">limited</text:span><text:span text:style-name="T56_136"><text:s/></text:span><text:span text:style-name="T56_137">to</text:span><text:span text:style-name="T56_138"><text:s/></text:span><text:span text:style-name="T56_139">mobile</text:span><text:span text:style-name="T56_140"><text:s/></text:span><text:span text:style-name="T56_141">platforms</text:span><text:span text:style-name="T56_142">.<text:s/>3</text:span><text:span text:style-name="T56_143">D</text:span><text:span text:style-name="T56_144"><text:s/></text:span><text:span text:style-name="T56_145">is</text:span><text:span text:style-name="T56_146"><text:s/></text:span><text:span text:style-name="T56_147">a</text:span><text:span text:style-name="T56_148"><text:s/></text:span><text:span text:style-name="T56_149">work</text:span><text:span text:style-name="T56_150"><text:s/></text:span><text:span text:style-name="T56_151">in</text:span><text:span text:style-name="T56_152"><text:s/></text:span><text:span text:style-name="T56_153">progress</text:span><text:span text:style-name="T56_154">.</text:span></text:p>
      <text:p text:style-name="P57"><text:span text:style-name="T57_1"><text:a xlink:type="simple" xlink:href="http://getmoai.com/"><text:span text:style-name="T57_2">http</text:span></text:a></text:span><text:span text:style-name="T57_3"><text:a xlink:type="simple" xlink:href="http://getmoai.com/"><text:span text:style-name="T57_4">://</text:span></text:a></text:span><text:span text:style-name="T57_5"><text:a xlink:type="simple" xlink:href="http://getmoai.com/"><text:span text:style-name="T57_6">getmoai</text:span></text:a></text:span><text:span text:style-name="T57_7"><text:a xlink:type="simple" xlink:href="http://getmoai.com/"><text:span text:style-name="T57_8">.</text:span></text:a></text:span><text:span text:style-name="T57_9"><text:a xlink:type="simple" xlink:href="http://getmoai.com/"><text:span text:style-name="T57_10">com</text:span></text:a></text:span><text:span text:style-name="T57_11"><text:a xlink:type="simple" xlink:href="http://getmoai.com/"><text:span text:style-name="T57_12">/</text:span></text:a></text:span></text:p>
      <text:h text:style-name="P58" text:outline-level="10"><text:bookmark-start text:name="h.ah9jxwyfh2k"/><text:bookmark-end text:name="h.ah9jxwyfh2k"/><text:span text:style-name="T58_1">Game</text:span><text:span text:style-name="T58_2"><text:s/></text:span><text:span text:style-name="T58_3">Engines</text:span></text:h>
      <text:h text:style-name="P59" text:outline-level="10"><text:bookmark-start text:name="h.57bhbawytzpr"/><text:bookmark-end text:name="h.57bhbawytzpr"/><text:span text:style-name="T59_1">3</text:span><text:span text:style-name="T59_2">D</text:span><text:span text:style-name="T59_3"><text:s/></text:span><text:span text:style-name="T59_4">Rad</text:span></text:h>
      <text:p text:style-name="P60"><text:span text:style-name="T60_1">3</text:span><text:span text:style-name="T60_2">D</text:span><text:span text:style-name="T60_3"><text:s/></text:span><text:span text:style-name="T60_4">Rad</text:span><text:span text:style-name="T60_5"><text:s/></text:span><text:span text:style-name="T60_6">is</text:span><text:span text:style-name="T60_7"><text:s/></text:span><text:span text:style-name="T60_8">a</text:span><text:span text:style-name="T60_9"><text:s/></text:span><text:span text:style-name="T60_10">free</text:span><text:span text:style-name="T60_11"><text:s/>3</text:span><text:span text:style-name="T60_12">D</text:span><text:span text:style-name="T60_13"><text:s/></text:span><text:span text:style-name="T60_14">game</text:span><text:span text:style-name="T60_15"><text:s/></text:span><text:span text:style-name="T60_16">maker</text:span><text:span text:style-name="T60_17"><text:s/></text:span><text:span text:style-name="T60_18">engine</text:span><text:span text:style-name="T60_19"><text:s/></text:span><text:span text:style-name="T60_20">focused</text:span><text:span text:style-name="T60_21"><text:s/></text:span><text:span text:style-name="T60_22">towards</text:span><text:span text:style-name="T60_23"><text:s/></text:span><text:span text:style-name="T60_24">accessibility</text:span><text:span text:style-name="T60_25"><text:s text:c="2"/></text:span><text:span text:style-name="T60_26">and</text:span><text:span text:style-name="T60_27"><text:s/></text:span><text:span text:style-name="T60_28">data</text:span><text:span text:style-name="T60_29"><text:s/></text:span><text:span text:style-name="T60_30">importation</text:span><text:span text:style-name="T60_31">.<text:s text:c="2"/></text:span><text:span text:style-name="T60_32">The</text:span><text:span text:style-name="T60_33"><text:s/></text:span><text:span text:style-name="T60_34">project</text:span><text:span text:style-name="T60_35"><text:s/></text:span><text:span text:style-name="T60_36">has</text:span><text:span text:style-name="T60_37"><text:s/></text:span><text:span text:style-name="T60_38">several</text:span><text:span text:style-name="T60_39"><text:s/></text:span><text:span text:style-name="T60_40">features</text:span><text:span text:style-name="T60_41"><text:s/></text:span><text:span text:style-name="T60_42">including</text:span><text:span text:style-name="T60_43"><text:s/></text:span><text:span text:style-name="T60_44">a</text:span><text:span text:style-name="T60_45"><text:s/>3</text:span><text:span text:style-name="T60_46">D</text:span><text:span text:style-name="T60_47"><text:s/></text:span><text:span text:style-name="T60_48">importer</text:span><text:span text:style-name="T60_49">,<text:s/></text:span><text:span text:style-name="T60_50">physics</text:span><text:span text:style-name="T60_51"><text:s/></text:span><text:span text:style-name="T60_52">system</text:span><text:span text:style-name="T60_53">,<text:s/></text:span><text:span text:style-name="T60_54">and</text:span><text:span text:style-name="T60_55"><text:s/></text:span><text:span text:style-name="T60_56">world</text:span><text:span text:style-name="T60_57"><text:s/></text:span><text:span text:style-name="T60_58">creator</text:span><text:span text:style-name="T60_59">.<text:s/></text:span><text:span text:style-name="T60_60">In</text:span><text:span text:style-name="T60_61"><text:s/></text:span><text:span text:style-name="T60_62">addition</text:span><text:span text:style-name="T60_63"><text:s/></text:span><text:span text:style-name="T60_64">to</text:span><text:span text:style-name="T60_65"><text:s/></text:span><text:span text:style-name="T60_66">this</text:span><text:span text:style-name="T60_67">,<text:s/></text:span><text:span text:style-name="T60_68">there</text:span><text:span text:style-name="T60_69"><text:s/></text:span><text:span text:style-name="T60_70">are</text:span><text:span text:style-name="T60_71"><text:s/></text:span><text:span text:style-name="T60_72">extra</text:span><text:span text:style-name="T60_73"><text:s/></text:span><text:span text:style-name="T60_74">tools</text:span><text:span text:style-name="T60_75"><text:s/></text:span><text:span text:style-name="T60_76">to</text:span><text:span text:style-name="T60_77"><text:s/></text:span><text:span text:style-name="T60_78">aid</text:span><text:span text:style-name="T60_79"><text:s/></text:span><text:span text:style-name="T60_80">in</text:span><text:span text:style-name="T60_81"><text:s/></text:span><text:span text:style-name="T60_82">artificial</text:span><text:span text:style-name="T60_83"><text:s/></text:span><text:span text:style-name="T60_84">intelligence</text:span><text:span text:style-name="T60_85">,<text:s/></text:span><text:span text:style-name="T60_86">networking</text:span><text:span text:style-name="T60_87">,<text:s/></text:span><text:span text:style-name="T60_88">and</text:span><text:span text:style-name="T60_89"><text:s/></text:span><text:span text:style-name="T60_90">sound</text:span><text:span text:style-name="T60_91">.<text:s text:c="2"/></text:span><text:span text:style-name="T60_92">Beyond</text:span><text:span text:style-name="T60_93"><text:s/></text:span><text:span text:style-name="T60_94">the</text:span><text:span text:style-name="T60_95"><text:s/></text:span><text:span text:style-name="T60_96">development</text:span><text:span text:style-name="T60_97"><text:s/></text:span><text:span text:style-name="T60_98">resources</text:span><text:span text:style-name="T60_99"><text:s/></text:span><text:span text:style-name="T60_100">available</text:span><text:span text:style-name="T60_101">,<text:s/></text:span><text:span text:style-name="T60_102">the</text:span><text:span text:style-name="T60_103"><text:s/></text:span><text:span text:style-name="T60_104">engine</text:span><text:span text:style-name="T60_105"><text:s/></text:span><text:span text:style-name="T60_106">is</text:span><text:span text:style-name="T60_107"><text:s/></text:span><text:span text:style-name="T60_108">backed</text:span><text:span text:style-name="T60_109"><text:s/></text:span><text:span text:style-name="T60_110">by</text:span><text:span text:style-name="T60_111"><text:s/></text:span><text:span text:style-name="T60_112">an</text:span><text:span text:style-name="T60_113"><text:s/></text:span><text:span text:style-name="T60_114">active</text:span><text:span text:style-name="T60_115"><text:s/></text:span><text:span text:style-name="T60_116">community</text:span><text:span text:style-name="T60_117"><text:s/></text:span><text:span text:style-name="T60_118">and</text:span><text:span text:style-name="T60_119"><text:s/></text:span><text:span text:style-name="T60_120">used</text:span><text:span text:style-name="T60_121"><text:s/></text:span><text:span text:style-name="T60_122">for</text:span><text:span text:style-name="T60_123"><text:s/></text:span><text:span text:style-name="T60_124">several</text:span><text:span text:style-name="T60_125"><text:s/></text:span><text:span text:style-name="T60_126">games</text:span><text:span text:style-name="T60_127">.<text:s text:c="2"/></text:span><text:span text:style-name="T60_128">Finally</text:span><text:span text:style-name="T60_129">,<text:s/></text:span><text:span text:style-name="T60_130">there</text:span><text:span text:style-name="T60_131"><text:s/></text:span><text:span text:style-name="T60_132">have</text:span><text:span text:style-name="T60_133"><text:s/></text:span><text:span text:style-name="T60_134">been</text:span><text:span text:style-name="T60_135"><text:s/></text:span><text:span text:style-name="T60_136">several</text:span><text:span text:style-name="T60_137"><text:s/>3</text:span><text:span text:style-name="T60_138">D</text:span><text:span text:style-name="T60_139"><text:s/></text:span><text:span text:style-name="T60_140">Rad</text:span><text:span text:style-name="T60_141"><text:s/></text:span><text:span text:style-name="T60_142">addons</text:span><text:span text:style-name="T60_143"><text:s/></text:span><text:span text:style-name="T60_144">with</text:span><text:span text:style-name="T60_145"><text:s/></text:span><text:span text:style-name="T60_146">a</text:span><text:span text:style-name="T60_147"><text:s/></text:span><text:span text:style-name="T60_148">plan</text:span><text:span text:style-name="T60_149"><text:s/></text:span><text:span text:style-name="T60_150">for</text:span><text:span text:style-name="T60_151"><text:s/></text:span><text:span text:style-name="T60_152">continued</text:span><text:span text:style-name="T60_153"><text:s/></text:span><text:span text:style-name="T60_154">development</text:span><text:span text:style-name="T60_155">.</text:span></text:p>
      <text:p text:style-name="P61"><text:span text:style-name="T61_1"><text:a xlink:type="simple" xlink:href="http://3drad.com/"><text:span text:style-name="T61_2">http</text:span></text:a></text:span><text:span text:style-name="T61_3"><text:a xlink:type="simple" xlink:href="http://3drad.com/"><text:span text:style-name="T61_4">://3</text:span></text:a></text:span><text:span text:style-name="T61_5"><text:a xlink:type="simple" xlink:href="http://3drad.com/"><text:span text:style-name="T61_6">drad</text:span></text:a></text:span><text:span text:style-name="T61_7"><text:a xlink:type="simple" xlink:href="http://3drad.com/"><text:span text:style-name="T61_8">.</text:span></text:a></text:span><text:span text:style-name="T61_9"><text:a xlink:type="simple" xlink:href="http://3drad.com/"><text:span text:style-name="T61_10">com</text:span></text:a></text:span><text:span text:style-name="T61_11"><text:a xlink:type="simple" xlink:href="http://3drad.com/"><text:span text:style-name="T61_12">/</text:span></text:a></text:span></text:p>
      <text:h text:style-name="P62" text:outline-level="10"><text:bookmark-start text:name="h.lm0njk7btlt9"/><text:bookmark-end text:name="h.lm0njk7btlt9"/><text:span text:style-name="T62_1">Flexible</text:span><text:span text:style-name="T62_2"><text:s/></text:span><text:span text:style-name="T62_3">Isometric</text:span><text:span text:style-name="T62_4"><text:s/></text:span><text:span text:style-name="T62_5">Free</text:span><text:span text:style-name="T62_6"><text:s/></text:span><text:span text:style-name="T62_7">Engine</text:span><text:span text:style-name="T62_8"><text:s/>(</text:span><text:span text:style-name="T62_9">FIFE</text:span><text:span text:style-name="T62_10">)</text:span></text:h>
      <text:p text:style-name="P63"><text:span text:style-name="T63_1">FIFE</text:span><text:span text:style-name="T63_2"><text:s/></text:span><text:span text:style-name="T63_3">is</text:span><text:span text:style-name="T63_4"><text:s/></text:span><text:span text:style-name="T63_5">a</text:span><text:span text:style-name="T63_6"><text:s/></text:span><text:span text:style-name="T63_7">free</text:span><text:span text:style-name="T63_8"><text:s/></text:span><text:span text:style-name="T63_9">development</text:span><text:span text:style-name="T63_10"><text:s/></text:span><text:span text:style-name="T63_11">tool</text:span><text:span text:style-name="T63_12"><text:s/></text:span><text:span text:style-name="T63_13">for</text:span><text:span text:style-name="T63_14"><text:s/></text:span><text:span text:style-name="T63_15">making</text:span><text:span text:style-name="T63_16"><text:s/>2</text:span><text:span text:style-name="T63_17">D</text:span><text:span text:style-name="T63_18"><text:s/></text:span><text:span text:style-name="T63_19">game</text:span><text:span text:style-name="T63_20"><text:s/></text:span><text:span text:style-name="T63_21">of</text:span><text:span text:style-name="T63_22"><text:s/></text:span><text:span text:style-name="T63_23">all</text:span><text:span text:style-name="T63_24"><text:s/></text:span><text:span text:style-name="T63_25">types</text:span><text:span text:style-name="T63_26">,<text:s/></text:span><text:span text:style-name="T63_27">but</text:span><text:span text:style-name="T63_28"><text:s/></text:span><text:span text:style-name="T63_29">specializes</text:span><text:span text:style-name="T63_30"><text:s/></text:span><text:span text:style-name="T63_31">in</text:span><text:span text:style-name="T63_32"><text:s/></text:span><text:span text:style-name="T63_33">games</text:span><text:span text:style-name="T63_34"><text:s/></text:span><text:span text:style-name="T63_35">using</text:span><text:span text:style-name="T63_36"><text:s/></text:span><text:span text:style-name="T63_37">an</text:span><text:span text:style-name="T63_38"><text:s/></text:span><text:span text:style-name="T63_39">isometric</text:span><text:span text:style-name="T63_40"><text:s/></text:span><text:span text:style-name="T63_41">view</text:span><text:span text:style-name="T63_42">.<text:s text:c="3"/></text:span><text:span text:style-name="T63_43">Major</text:span><text:span text:style-name="T63_44"><text:s/></text:span><text:span text:style-name="T63_45">features</text:span><text:span text:style-name="T63_46"><text:s/></text:span><text:span text:style-name="T63_47">include</text:span><text:span text:style-name="T63_48"><text:s/></text:span><text:span text:style-name="T63_49">a</text:span><text:span text:style-name="T63_50"><text:s/></text:span><text:span text:style-name="T63_51">map</text:span><text:span text:style-name="T63_52"><text:s/></text:span><text:span text:style-name="T63_53">editor</text:span><text:span text:style-name="T63_54"><text:s/></text:span><text:span text:style-name="T63_55">tool</text:span><text:span text:style-name="T63_56"><text:s/></text:span><text:span text:style-name="T63_57">with</text:span><text:span text:style-name="T63_58"><text:s/></text:span><text:span text:style-name="T63_59">in</text:span><text:span text:style-name="T63_60">-</text:span><text:span text:style-name="T63_61">depth</text:span><text:span text:style-name="T63_62"><text:s/></text:span><text:span text:style-name="T63_63">map</text:span><text:span text:style-name="T63_64"><text:s/></text:span><text:span text:style-name="T63_65">options</text:span><text:span text:style-name="T63_66">,<text:s/></text:span><text:span text:style-name="T63_67">GUI</text:span><text:span text:style-name="T63_68"><text:s/></text:span><text:span text:style-name="T63_69">customization</text:span><text:span text:style-name="T63_70"><text:s/></text:span><text:span text:style-name="T63_71">tools</text:span><text:span text:style-name="T63_72"><text:s/></text:span><text:span text:style-name="T63_73">using</text:span><text:span text:style-name="T63_74"><text:s/></text:span><text:span text:style-name="T63_75">a</text:span><text:span text:style-name="T63_76"><text:s/></text:span><text:span text:style-name="T63_77">Python</text:span><text:span text:style-name="T63_78"><text:s/></text:span><text:span text:style-name="T63_79">wrapper</text:span><text:span text:style-name="T63_80">,<text:s/></text:span><text:span text:style-name="T63_81">and</text:span><text:span text:style-name="T63_82"><text:s/></text:span><text:span text:style-name="T63_83">support</text:span><text:span text:style-name="T63_84"><text:s/></text:span><text:span text:style-name="T63_85">for</text:span><text:span text:style-name="T63_86"><text:s/></text:span><text:span text:style-name="T63_87">executing</text:span><text:span text:style-name="T63_88"><text:s/></text:span><text:span text:style-name="T63_89">python</text:span><text:span text:style-name="T63_90"><text:s/></text:span><text:span text:style-name="T63_91">code</text:span><text:span text:style-name="T63_92"><text:s/>/<text:s/></text:span><text:span text:style-name="T63_93">scripts</text:span><text:span text:style-name="T63_94">.<text:s text:c="2"/></text:span><text:span text:style-name="T63_95">Other</text:span><text:span text:style-name="T63_96"><text:s/></text:span><text:span text:style-name="T63_97">cool</text:span><text:span text:style-name="T63_98"><text:s/></text:span><text:span text:style-name="T63_99">features</text:span><text:span text:style-name="T63_100"><text:s/></text:span><text:span text:style-name="T63_101">include</text:span><text:span text:style-name="T63_102"><text:s/></text:span><text:span text:style-name="T63_103">lighting</text:span><text:span text:style-name="T63_104"><text:s/></text:span><text:span text:style-name="T63_105">management</text:span><text:span text:style-name="T63_106">,<text:s/></text:span><text:span text:style-name="T63_107">animation</text:span><text:span text:style-name="T63_108"><text:s/></text:span><text:span text:style-name="T63_109">tools</text:span><text:span text:style-name="T63_110">,<text:s/></text:span><text:span text:style-name="T63_111">and</text:span><text:span text:style-name="T63_112"><text:s/></text:span><text:span text:style-name="T63_113">pathfinding</text:span><text:span text:style-name="T63_114"><text:s/></text:span><text:span text:style-name="T63_115">tools</text:span><text:span text:style-name="T63_116">.<text:s text:c="2"/></text:span><text:span text:style-name="T63_117">Above</text:span><text:span text:style-name="T63_118"><text:s/></text:span><text:span text:style-name="T63_119">and</text:span><text:span text:style-name="T63_120"><text:s/></text:span><text:span text:style-name="T63_121">beyond</text:span><text:span text:style-name="T63_122"><text:s/></text:span><text:span text:style-name="T63_123">this</text:span><text:span text:style-name="T63_124"><text:s/></text:span><text:span text:style-name="T63_125">the</text:span><text:span text:style-name="T63_126"><text:s/></text:span><text:span text:style-name="T63_127">game</text:span><text:span text:style-name="T63_128"><text:s/></text:span><text:span text:style-name="T63_129">has</text:span><text:span text:style-name="T63_130"><text:s/></text:span><text:span text:style-name="T63_131">a</text:span><text:span text:style-name="T63_132"><text:s/></text:span><text:span text:style-name="T63_133">wide</text:span><text:span text:style-name="T63_134"><text:s/></text:span><text:span text:style-name="T63_135">community</text:span><text:span text:style-name="T63_136"><text:s/></text:span><text:span text:style-name="T63_137">and</text:span><text:span text:style-name="T63_138"><text:s/></text:span><text:span text:style-name="T63_139">is</text:span><text:span text:style-name="T63_140"><text:s/></text:span><text:span text:style-name="T63_141">always</text:span><text:span text:style-name="T63_142"><text:s/></text:span><text:span text:style-name="T63_143">being</text:span><text:span text:style-name="T63_144"><text:s/></text:span><text:span text:style-name="T63_145">improved</text:span><text:span text:style-name="T63_146">.<text:s text:c="2"/></text:span><text:span text:style-name="T63_147">FIFE</text:span><text:span text:style-name="T63_148"><text:s/></text:span><text:span text:style-name="T63_149">is</text:span><text:span text:style-name="T63_150"><text:s/></text:span><text:span text:style-name="T63_151">also</text:span><text:span text:style-name="T63_152"><text:s/></text:span><text:span text:style-name="T63_153">used</text:span><text:span text:style-name="T63_154"><text:s/></text:span><text:span text:style-name="T63_155">by</text:span><text:span text:style-name="T63_156"><text:s/></text:span><text:span text:style-name="T63_157">Unknown</text:span><text:span text:style-name="T63_158"><text:s/></text:span><text:span text:style-name="T63_159">Horizons</text:span><text:span text:style-name="T63_160">,<text:s/></text:span><text:span text:style-name="T63_161">which</text:span><text:span text:style-name="T63_162"><text:s/></text:span><text:span text:style-name="T63_163">is</text:span><text:span text:style-name="T63_164"><text:s/></text:span><text:span text:style-name="T63_165">a</text:span><text:span text:style-name="T63_166"><text:s/></text:span><text:span text:style-name="T63_167">popular</text:span><text:span text:style-name="T63_168"><text:s/>2</text:span><text:span text:style-name="T63_169">D</text:span><text:span text:style-name="T63_170"><text:s/></text:span><text:span text:style-name="T63_171">real</text:span><text:span text:style-name="T63_172"><text:s/></text:span><text:span text:style-name="T63_173">time</text:span><text:span text:style-name="T63_174"><text:s/></text:span><text:span text:style-name="T63_175">strategy</text:span><text:span text:style-name="T63_176"><text:s/></text:span><text:span text:style-name="T63_177">simulation</text:span><text:span text:style-name="T63_178"><text:s/></text:span><text:span text:style-name="T63_179">game</text:span><text:span text:style-name="T63_180">.</text:span></text:p>
      <text:p text:style-name="P64"><text:span text:style-name="T64_1"><text:a xlink:type="simple" xlink:href="http://www.unknown-horizons.org/"><text:span text:style-name="T64_2">http</text:span></text:a></text:span><text:span text:style-name="T64_3"><text:a xlink:type="simple" xlink:href="http://www.unknown-horizons.org/"><text:span text:style-name="T64_4">://</text:span></text:a></text:span><text:span text:style-name="T64_5"><text:a xlink:type="simple" xlink:href="http://www.unknown-horizons.org/"><text:span text:style-name="T64_6">www</text:span></text:a></text:span><text:span text:style-name="T64_7"><text:a xlink:type="simple" xlink:href="http://www.unknown-horizons.org/"><text:span text:style-name="T64_8">.</text:span></text:a></text:span><text:span text:style-name="T64_9"><text:a xlink:type="simple" xlink:href="http://www.unknown-horizons.org/"><text:span text:style-name="T64_10">unknown</text:span></text:a></text:span><text:span text:style-name="T64_11"><text:a xlink:type="simple" xlink:href="http://www.unknown-horizons.org/"><text:span text:style-name="T64_12">-</text:span></text:a></text:span><text:span text:style-name="T64_13"><text:a xlink:type="simple" xlink:href="http://www.unknown-horizons.org/"><text:span text:style-name="T64_14">horizons</text:span></text:a></text:span><text:span text:style-name="T64_15"><text:a xlink:type="simple" xlink:href="http://www.unknown-horizons.org/"><text:span text:style-name="T64_16">.</text:span></text:a></text:span><text:span text:style-name="T64_17"><text:a xlink:type="simple" xlink:href="http://www.unknown-horizons.org/"><text:span text:style-name="T64_18">org</text:span></text:a></text:span><text:span text:style-name="T64_19"><text:a xlink:type="simple" xlink:href="http://www.unknown-horizons.org/"><text:span text:style-name="T64_20">/</text:span></text:a></text:span></text:p>
      <text:p text:style-name="P65"><text:span text:style-name="T65_1"><text:a xlink:type="simple" xlink:href="http://sourceforge.net/projects/fife/"><text:span text:style-name="T65_2">http</text:span></text:a></text:span><text:span text:style-name="T65_3"><text:a xlink:type="simple" xlink:href="http://sourceforge.net/projects/fife/"><text:span text:style-name="T65_4">://</text:span></text:a></text:span><text:span text:style-name="T65_5"><text:a xlink:type="simple" xlink:href="http://sourceforge.net/projects/fife/"><text:span text:style-name="T65_6">sourceforge</text:span></text:a></text:span><text:span text:style-name="T65_7"><text:a xlink:type="simple" xlink:href="http://sourceforge.net/projects/fife/"><text:span text:style-name="T65_8">.</text:span></text:a></text:span><text:span text:style-name="T65_9"><text:a xlink:type="simple" xlink:href="http://sourceforge.net/projects/fife/"><text:span text:style-name="T65_10">net</text:span></text:a></text:span><text:span text:style-name="T65_11"><text:a xlink:type="simple" xlink:href="http://sourceforge.net/projects/fife/"><text:span text:style-name="T65_12">/</text:span></text:a></text:span><text:span text:style-name="T65_13"><text:a xlink:type="simple" xlink:href="http://sourceforge.net/projects/fife/"><text:span text:style-name="T65_14">projects</text:span></text:a></text:span><text:span text:style-name="T65_15"><text:a xlink:type="simple" xlink:href="http://sourceforge.net/projects/fife/"><text:span text:style-name="T65_16">/</text:span></text:a></text:span><text:span text:style-name="T65_17"><text:a xlink:type="simple" xlink:href="http://sourceforge.net/projects/fife/"><text:span text:style-name="T65_18">fife</text:span></text:a></text:span><text:span text:style-name="T65_19"><text:a xlink:type="simple" xlink:href="http://sourceforge.net/projects/fife/"><text:span text:style-name="T65_20">/</text:span></text:a></text:span></text:p>
      <text:h text:style-name="P66" text:outline-level="10"><text:bookmark-start text:name="h.4n37egyngaru"/><text:bookmark-end text:name="h.4n37egyngaru"/><text:span text:style-name="T66_1">Grit</text:span></text:h>
      <text:p text:style-name="P67"><text:span text:style-name="T67_1">The</text:span><text:span text:style-name="T67_2"><text:s/></text:span><text:span text:style-name="T67_3">Grit</text:span><text:span text:style-name="T67_4"><text:s/></text:span><text:span text:style-name="T67_5">project</text:span><text:span text:style-name="T67_6"><text:s/></text:span><text:span text:style-name="T67_7">is</text:span><text:span text:style-name="T67_8"><text:s/></text:span><text:span text:style-name="T67_9">a</text:span><text:span text:style-name="T67_10"><text:s/></text:span><text:span text:style-name="T67_11">community</text:span><text:span text:style-name="T67_12"><text:s/></text:span><text:span text:style-name="T67_13">effort</text:span><text:span text:style-name="T67_14"><text:s/></text:span><text:span text:style-name="T67_15">to</text:span><text:span text:style-name="T67_16"><text:s/></text:span><text:span text:style-name="T67_17">build</text:span><text:span text:style-name="T67_18"><text:s/></text:span><text:span text:style-name="T67_19">a</text:span><text:span text:style-name="T67_20"><text:s/></text:span><text:span text:style-name="T67_21">free</text:span><text:span text:style-name="T67_22"><text:s/></text:span><text:span text:style-name="T67_23">engine</text:span><text:span text:style-name="T67_24"><text:s/></text:span><text:span text:style-name="T67_25">for</text:span><text:span text:style-name="T67_26"><text:s/></text:span><text:span text:style-name="T67_27">creating</text:span><text:span text:style-name="T67_28"><text:s/>3</text:span><text:span text:style-name="T67_29">D</text:span><text:span text:style-name="T67_30"><text:s/></text:span><text:span text:style-name="T67_31">games</text:span><text:span text:style-name="T67_32">.<text:s text:c="2"/></text:span><text:span text:style-name="T67_33">The</text:span><text:span text:style-name="T67_34"><text:s/></text:span><text:span text:style-name="T67_35">focus</text:span><text:span text:style-name="T67_36"><text:s/></text:span><text:span text:style-name="T67_37">of</text:span><text:span text:style-name="T67_38"><text:s/></text:span><text:span text:style-name="T67_39">the</text:span><text:span text:style-name="T67_40"><text:s/></text:span><text:span text:style-name="T67_41">engine</text:span><text:span text:style-name="T67_42"><text:s/></text:span><text:span text:style-name="T67_43">is</text:span><text:span text:style-name="T67_44"><text:s/></text:span><text:span text:style-name="T67_45">towards</text:span><text:span text:style-name="T67_46"><text:s/></text:span><text:span text:style-name="T67_47">open</text:span><text:span text:style-name="T67_48"><text:s/></text:span><text:span text:style-name="T67_49">world</text:span><text:span text:style-name="T67_50"><text:s/></text:span><text:span text:style-name="T67_51">games</text:span><text:span text:style-name="T67_52"><text:s/>(</text:span><text:span text:style-name="T67_53">large</text:span><text:span text:style-name="T67_54"><text:s/></text:span><text:span text:style-name="T67_55">worlds</text:span><text:span text:style-name="T67_56">),<text:s/></text:span><text:span text:style-name="T67_57">containing</text:span><text:span text:style-name="T67_58"><text:s/></text:span><text:span text:style-name="T67_59">features</text:span><text:span text:style-name="T67_60"><text:s/></text:span><text:span text:style-name="T67_61">for</text:span><text:span text:style-name="T67_62"><text:s/></text:span><text:span text:style-name="T67_63">reduced</text:span><text:span text:style-name="T67_64"><text:s/></text:span><text:span text:style-name="T67_65">CPU</text:span><text:span text:style-name="T67_66"><text:s/></text:span><text:span text:style-name="T67_67">usage</text:span><text:span text:style-name="T67_68">.<text:s text:c="2"/></text:span><text:span text:style-name="T67_69">Another</text:span><text:span text:style-name="T67_70"><text:s/></text:span><text:span text:style-name="T67_71">strength</text:span><text:span text:style-name="T67_72"><text:s/></text:span><text:span text:style-name="T67_73">of</text:span><text:span text:style-name="T67_74"><text:s/></text:span><text:span text:style-name="T67_75">the</text:span><text:span text:style-name="T67_76"><text:s/></text:span><text:span text:style-name="T67_77">engine</text:span><text:span text:style-name="T67_78"><text:s/></text:span><text:span text:style-name="T67_79">is</text:span><text:span text:style-name="T67_80"><text:s/></text:span><text:span text:style-name="T67_81">to</text:span><text:span text:style-name="T67_82"><text:s/></text:span><text:span text:style-name="T67_83">allow</text:span><text:span text:style-name="T67_84"><text:s/></text:span><text:span text:style-name="T67_85">developers</text:span><text:span text:style-name="T67_86"><text:s/></text:span><text:span text:style-name="T67_87">to</text:span><text:span text:style-name="T67_88"><text:s/></text:span><text:span text:style-name="T67_89">add</text:span><text:span text:style-name="T67_90"><text:s/></text:span><text:span text:style-name="T67_91">diverse</text:span><text:span text:style-name="T67_92"><text:s/></text:span><text:span text:style-name="T67_93">interactivity</text:span><text:span text:style-name="T67_94"><text:s/></text:span><text:span text:style-name="T67_95">and</text:span><text:span text:style-name="T67_96"><text:s/></text:span><text:span text:style-name="T67_97">gameplay</text:span><text:span text:style-name="T67_98"><text:s/></text:span><text:span text:style-name="T67_99">into</text:span><text:span text:style-name="T67_100"><text:s/></text:span><text:span text:style-name="T67_101">their</text:span><text:span text:style-name="T67_102"><text:s/></text:span><text:span text:style-name="T67_103">environments</text:span><text:span text:style-name="T67_104">.<text:s text:c="2"/></text:span><text:span text:style-name="T67_105">Beyond</text:span><text:span text:style-name="T67_106"><text:s/></text:span><text:span text:style-name="T67_107">these</text:span><text:span text:style-name="T67_108"><text:s/></text:span><text:span text:style-name="T67_109">major</text:span><text:span text:style-name="T67_110"><text:s/></text:span><text:span text:style-name="T67_111">achievements</text:span><text:span text:style-name="T67_112">,<text:s/></text:span><text:span text:style-name="T67_113">the</text:span><text:span text:style-name="T67_114"><text:s/></text:span><text:span text:style-name="T67_115">Grit</text:span><text:span text:style-name="T67_116"><text:s/></text:span><text:span text:style-name="T67_117">engine</text:span><text:span text:style-name="T67_118"><text:s/></text:span><text:span text:style-name="T67_119">has</text:span><text:span text:style-name="T67_120"><text:s/></text:span><text:span text:style-name="T67_121">several</text:span><text:span text:style-name="T67_122"><text:s/></text:span><text:span text:style-name="T67_123">graphical</text:span><text:span text:style-name="T67_124"><text:s/></text:span><text:span text:style-name="T67_125">tools</text:span><text:span text:style-name="T67_126">.<text:s text:c="2"/></text:span><text:span text:style-name="T67_127">Dynamic</text:span><text:span text:style-name="T67_128"><text:s/></text:span><text:span text:style-name="T67_129">shadows</text:span><text:span text:style-name="T67_130"><text:s/></text:span><text:span text:style-name="T67_131">and</text:span><text:span text:style-name="T67_132"><text:s/></text:span><text:span text:style-name="T67_133">deferred</text:span><text:span text:style-name="T67_134"><text:s/></text:span><text:span text:style-name="T67_135">shading</text:span><text:span text:style-name="T67_136"><text:s/></text:span><text:span text:style-name="T67_137">allow</text:span><text:span text:style-name="T67_138"><text:s/></text:span><text:span text:style-name="T67_139">for</text:span><text:span text:style-name="T67_140"><text:s/></text:span><text:span text:style-name="T67_141">very</text:span><text:span text:style-name="T67_142"><text:s/></text:span><text:span text:style-name="T67_143">good</text:span><text:span text:style-name="T67_144"><text:s/></text:span><text:span text:style-name="T67_145">graphics</text:span><text:span text:style-name="T67_146">.<text:s/></text:span><text:span text:style-name="T67_147">The</text:span><text:span text:style-name="T67_148"><text:s/></text:span><text:span text:style-name="T67_149">procedural</text:span><text:span text:style-name="T67_150"><text:s/></text:span><text:span text:style-name="T67_151">generation</text:span><text:span text:style-name="T67_152"><text:s/></text:span><text:span text:style-name="T67_153">of</text:span><text:span text:style-name="T67_154"><text:s/></text:span><text:span text:style-name="T67_155">vegetation</text:span><text:span text:style-name="T67_156"><text:s/></text:span><text:span text:style-name="T67_157">and</text:span><text:span text:style-name="T67_158"><text:s/></text:span><text:span text:style-name="T67_159">terrain</text:span><text:span text:style-name="T67_160"><text:s/></text:span><text:span text:style-name="T67_161">allows</text:span><text:span text:style-name="T67_162"><text:s/></text:span><text:span text:style-name="T67_163">for</text:span><text:span text:style-name="T67_164"><text:s/></text:span><text:span text:style-name="T67_165">the</text:span><text:span text:style-name="T67_166"><text:s/></text:span><text:span text:style-name="T67_167">game</text:span><text:span text:style-name="T67_168"><text:s/></text:span><text:span text:style-name="T67_169">worlds</text:span><text:span text:style-name="T67_170"><text:s/></text:span><text:span text:style-name="T67_171">to</text:span><text:span text:style-name="T67_172"><text:s/></text:span><text:span text:style-name="T67_173">come</text:span><text:span text:style-name="T67_174"><text:s/></text:span><text:span text:style-name="T67_175">to</text:span><text:span text:style-name="T67_176"><text:s/></text:span><text:span text:style-name="T67_177">life</text:span><text:span text:style-name="T67_178">.<text:s/></text:span><text:span text:style-name="T67_179">This</text:span><text:span text:style-name="T67_180"><text:s/></text:span><text:span text:style-name="T67_181">engine</text:span><text:span text:style-name="T67_182"><text:s/></text:span><text:span text:style-name="T67_183">went</text:span><text:span text:style-name="T67_184"><text:s/></text:span><text:span text:style-name="T67_185">all</text:span><text:span text:style-name="T67_186"><text:s/></text:span><text:span text:style-name="T67_187">out</text:span><text:span text:style-name="T67_188"><text:s/></text:span><text:span text:style-name="T67_189">to</text:span><text:span text:style-name="T67_190"><text:s/></text:span><text:span text:style-name="T67_191">make</text:span><text:span text:style-name="T67_192"><text:s/></text:span><text:span text:style-name="T67_193">a</text:span><text:span text:style-name="T67_194"><text:s/></text:span><text:span text:style-name="T67_195">world</text:span><text:span text:style-name="T67_196"><text:s/></text:span><text:span text:style-name="T67_197">look</text:span><text:span text:style-name="T67_198"><text:s/></text:span><text:span text:style-name="T67_199">as</text:span><text:span text:style-name="T67_200"><text:s/></text:span><text:span text:style-name="T67_201">good</text:span><text:span text:style-name="T67_202"><text:s/></text:span><text:span text:style-name="T67_203">as</text:span><text:span text:style-name="T67_204"><text:s/></text:span><text:span text:style-name="T67_205">possible</text:span><text:span text:style-name="T67_206">.<text:s text:c="2"/></text:span><text:span text:style-name="T67_207">In</text:span><text:span text:style-name="T67_208"><text:s/></text:span><text:span text:style-name="T67_209">addition</text:span><text:span text:style-name="T67_210"><text:s/></text:span><text:span text:style-name="T67_211">to</text:span><text:span text:style-name="T67_212"><text:s/></text:span><text:span text:style-name="T67_213">this</text:span><text:span text:style-name="T67_214">,<text:s/></text:span><text:span text:style-name="T67_215">the</text:span><text:span text:style-name="T67_216"><text:s/></text:span><text:span text:style-name="T67_217">engine</text:span><text:span text:style-name="T67_218"><text:s/></text:span><text:span text:style-name="T67_219">is</text:span><text:span text:style-name="T67_220"><text:s/></text:span><text:span text:style-name="T67_221">portable</text:span><text:span text:style-name="T67_222"><text:s/></text:span><text:span text:style-name="T67_223">to</text:span><text:span text:style-name="T67_224"><text:s/></text:span><text:span text:style-name="T67_225">both</text:span><text:span text:style-name="T67_226"><text:s/></text:span><text:span text:style-name="T67_227">linux</text:span><text:span text:style-name="T67_228"><text:s/></text:span><text:span text:style-name="T67_229">and</text:span><text:span text:style-name="T67_230"><text:s/></text:span><text:span text:style-name="T67_231">windows</text:span><text:span text:style-name="T67_232">.</text:span></text:p>
      <text:p text:style-name="P68"><text:span text:style-name="T68_1"><text:a xlink:type="simple" xlink:href="http://gritengine.com/"><text:span text:style-name="T68_2">http</text:span></text:a></text:span><text:span text:style-name="T68_3"><text:a xlink:type="simple" xlink:href="http://gritengine.com/"><text:span text:style-name="T68_4">://</text:span></text:a></text:span><text:span text:style-name="T68_5"><text:a xlink:type="simple" xlink:href="http://gritengine.com/"><text:span text:style-name="T68_6">gritengine</text:span></text:a></text:span><text:span text:style-name="T68_7"><text:a xlink:type="simple" xlink:href="http://gritengine.com/"><text:span text:style-name="T68_8">.</text:span></text:a></text:span><text:span text:style-name="T68_9"><text:a xlink:type="simple" xlink:href="http://gritengine.com/"><text:span text:style-name="T68_10">com</text:span></text:a></text:span><text:span text:style-name="T68_11"><text:a xlink:type="simple" xlink:href="http://gritengine.com/"><text:span text:style-name="T68_12">/</text:span></text:a></text:span></text:p>
      <text:h text:style-name="P69" text:outline-level="10"><text:bookmark-start text:name="h.d2najn2ry3ve"/><text:bookmark-end text:name="h.d2najn2ry3ve"/><text:span text:style-name="T69_1">Delta</text:span><text:span text:style-name="T69_2"><text:s/>3</text:span><text:span text:style-name="T69_3">D</text:span></text:h>
      <text:p text:style-name="P70"><text:span text:style-name="T70_1">The</text:span><text:span text:style-name="T70_2"><text:s/></text:span><text:span text:style-name="T70_3">Delta</text:span><text:span text:style-name="T70_4"><text:s/>3</text:span><text:span text:style-name="T70_5">D</text:span><text:span text:style-name="T70_6"><text:s/></text:span><text:span text:style-name="T70_7">engine</text:span><text:span text:style-name="T70_8"><text:s/></text:span><text:span text:style-name="T70_9">is</text:span><text:span text:style-name="T70_10"><text:s/></text:span><text:span text:style-name="T70_11">used</text:span><text:span text:style-name="T70_12"><text:s/></text:span><text:span text:style-name="T70_13">for</text:span><text:span text:style-name="T70_14"><text:s/></text:span><text:span text:style-name="T70_15">open</text:span><text:span text:style-name="T70_16"><text:s/></text:span><text:span text:style-name="T70_17">source</text:span><text:span text:style-name="T70_18"><text:s/>3</text:span><text:span text:style-name="T70_19">D</text:span><text:span text:style-name="T70_20"><text:s/></text:span><text:span text:style-name="T70_21">development</text:span><text:span text:style-name="T70_22">.<text:s text:c="2"/></text:span><text:span text:style-name="T70_23">Although</text:span><text:span text:style-name="T70_24"><text:s/></text:span><text:span text:style-name="T70_25">it</text:span><text:span text:style-name="T70_26"><text:s/></text:span><text:span text:style-name="T70_27">is</text:span><text:span text:style-name="T70_28"><text:s/></text:span><text:span text:style-name="T70_29">used</text:span><text:span text:style-name="T70_30"><text:s/></text:span><text:span text:style-name="T70_31">for</text:span><text:span text:style-name="T70_32"><text:s/></text:span><text:span text:style-name="T70_33">creating</text:span><text:span text:style-name="T70_34"><text:s/>3</text:span><text:span text:style-name="T70_35">D</text:span><text:span text:style-name="T70_36"><text:s/></text:span><text:span text:style-name="T70_37">games</text:span><text:span text:style-name="T70_38">,<text:s/></text:span><text:span text:style-name="T70_39">it</text:span><text:span text:style-name="T70_40"><text:s/></text:span><text:span text:style-name="T70_41">is</text:span><text:span text:style-name="T70_42"><text:s/></text:span><text:span text:style-name="T70_43">also</text:span><text:span text:style-name="T70_44"><text:s/></text:span><text:span text:style-name="T70_45">used</text:span><text:span text:style-name="T70_46"><text:s/></text:span><text:span text:style-name="T70_47">for</text:span><text:span text:style-name="T70_48"><text:s/></text:span><text:span text:style-name="T70_49">training</text:span><text:span text:style-name="T70_50"><text:s/></text:span><text:span text:style-name="T70_51">simulations</text:span><text:span text:style-name="T70_52">,<text:s/></text:span><text:span text:style-name="T70_53">education</text:span><text:span text:style-name="T70_54">,<text:s/></text:span><text:span text:style-name="T70_55">and</text:span><text:span text:style-name="T70_56"><text:s/></text:span><text:span text:style-name="T70_57">entertainment</text:span><text:span text:style-name="T70_58">.<text:s text:c="2"/></text:span><text:span text:style-name="T70_59">Delta</text:span><text:span text:style-name="T70_60"><text:s/>3</text:span><text:span text:style-name="T70_61">D</text:span><text:span text:style-name="T70_62"><text:s/></text:span><text:span text:style-name="T70_63">integrates</text:span><text:span text:style-name="T70_64"><text:s/></text:span><text:span text:style-name="T70_65">the</text:span><text:span text:style-name="T70_66"><text:s/></text:span><text:span text:style-name="T70_67">underlying</text:span><text:span text:style-name="T70_68"><text:s/></text:span><text:span text:style-name="T70_69">modules</text:span><text:span text:style-name="T70_70"><text:s/></text:span><text:span text:style-name="T70_71">within</text:span><text:span text:style-name="T70_72"><text:s/></text:span><text:span text:style-name="T70_73">an</text:span><text:span text:style-name="T70_74"><text:s/></text:span><text:span text:style-name="T70_75">API</text:span><text:span text:style-name="T70_76"><text:s/></text:span><text:span text:style-name="T70_77">so</text:span><text:span text:style-name="T70_78"><text:s/></text:span><text:span text:style-name="T70_79">that</text:span><text:span text:style-name="T70_80"><text:s/></text:span><text:span text:style-name="T70_81">users</text:span><text:span text:style-name="T70_82"><text:s/></text:span><text:span text:style-name="T70_83">can</text:span><text:span text:style-name="T70_84"><text:s/></text:span><text:span text:style-name="T70_85">access</text:span><text:span text:style-name="T70_86"><text:s/></text:span><text:span text:style-name="T70_87">it</text:span><text:span text:style-name="T70_88">.<text:s text:c="2"/></text:span><text:span text:style-name="T70_89">It</text:span><text:span text:style-name="T70_90"><text:s/></text:span><text:span text:style-name="T70_91">also</text:span><text:span text:style-name="T70_92"><text:s/></text:span><text:span text:style-name="T70_93">integrates</text:span><text:span text:style-name="T70_94"><text:s/></text:span><text:span text:style-name="T70_95">other</text:span><text:span text:style-name="T70_96"><text:s/></text:span><text:span text:style-name="T70_97">projects</text:span><text:span text:style-name="T70_98"><text:s/></text:span><text:span text:style-name="T70_99">such</text:span><text:span text:style-name="T70_100"><text:s/></text:span><text:span text:style-name="T70_101">as</text:span><text:span text:style-name="T70_102"><text:s/></text:span><text:span text:style-name="T70_103">Open</text:span><text:span text:style-name="T70_104"><text:s/></text:span><text:span text:style-name="T70_105">Dynamics</text:span><text:span text:style-name="T70_106"><text:s/></text:span><text:span text:style-name="T70_107">Engine</text:span><text:span text:style-name="T70_108">.<text:s text:c="2"/></text:span><text:span text:style-name="T70_109">The</text:span><text:span text:style-name="T70_110"><text:s/></text:span><text:span text:style-name="T70_111">engine</text:span><text:span text:style-name="T70_112"><text:s/></text:span><text:span text:style-name="T70_113">is</text:span><text:span text:style-name="T70_114"><text:s/></text:span><text:span text:style-name="T70_115">available</text:span><text:span text:style-name="T70_116"><text:s/></text:span><text:span text:style-name="T70_117">on</text:span><text:span text:style-name="T70_118"><text:s/></text:span><text:span text:style-name="T70_119">both</text:span><text:span text:style-name="T70_120"><text:s/></text:span><text:span text:style-name="T70_121">Windows</text:span><text:span text:style-name="T70_122"><text:s/></text:span><text:span text:style-name="T70_123">and</text:span><text:span text:style-name="T70_124"><text:s/></text:span><text:span text:style-name="T70_125">Linux</text:span><text:span text:style-name="T70_126"><text:s/></text:span><text:span text:style-name="T70_127">and</text:span><text:span text:style-name="T70_128"><text:s/></text:span><text:span text:style-name="T70_129">is</text:span><text:span text:style-name="T70_130"><text:s/></text:span><text:span text:style-name="T70_131">housed</text:span><text:span text:style-name="T70_132"><text:s/></text:span><text:span text:style-name="T70_133">by</text:span><text:span text:style-name="T70_134"><text:s/></text:span><text:span text:style-name="T70_135">SourceForge</text:span><text:span text:style-name="T70_136">.</text:span></text:p>
      <text:p text:style-name="P71"><text:span text:style-name="T71_1"><text:a xlink:type="simple" xlink:href="http://www.delta3d.org/index.php?topic=about"><text:span text:style-name="T71_2">http</text:span></text:a></text:span><text:span text:style-name="T71_3"><text:a xlink:type="simple" xlink:href="http://www.delta3d.org/index.php?topic=about"><text:span text:style-name="T71_4">://</text:span></text:a></text:span><text:span text:style-name="T71_5"><text:a xlink:type="simple" xlink:href="http://www.delta3d.org/index.php?topic=about"><text:span text:style-name="T71_6">www</text:span></text:a></text:span><text:span text:style-name="T71_7"><text:a xlink:type="simple" xlink:href="http://www.delta3d.org/index.php?topic=about"><text:span text:style-name="T71_8">.</text:span></text:a></text:span><text:span text:style-name="T71_9"><text:a xlink:type="simple" xlink:href="http://www.delta3d.org/index.php?topic=about"><text:span text:style-name="T71_10">delta</text:span></text:a></text:span><text:span text:style-name="T71_11"><text:a xlink:type="simple" xlink:href="http://www.delta3d.org/index.php?topic=about"><text:span text:style-name="T71_12">3</text:span></text:a></text:span><text:span text:style-name="T71_13"><text:a xlink:type="simple" xlink:href="http://www.delta3d.org/index.php?topic=about"><text:span text:style-name="T71_14">d</text:span></text:a></text:span><text:span text:style-name="T71_15"><text:a xlink:type="simple" xlink:href="http://www.delta3d.org/index.php?topic=about"><text:span text:style-name="T71_16">.</text:span></text:a></text:span><text:span text:style-name="T71_17"><text:a xlink:type="simple" xlink:href="http://www.delta3d.org/index.php?topic=about"><text:span text:style-name="T71_18">org</text:span></text:a></text:span><text:span text:style-name="T71_19"><text:a xlink:type="simple" xlink:href="http://www.delta3d.org/index.php?topic=about"><text:span text:style-name="T71_20">/</text:span></text:a></text:span><text:span text:style-name="T71_21"><text:a xlink:type="simple" xlink:href="http://www.delta3d.org/index.php?topic=about"><text:span text:style-name="T71_22">index</text:span></text:a></text:span><text:span text:style-name="T71_23"><text:a xlink:type="simple" xlink:href="http://www.delta3d.org/index.php?topic=about"><text:span text:style-name="T71_24">.</text:span></text:a></text:span><text:span text:style-name="T71_25"><text:a xlink:type="simple" xlink:href="http://www.delta3d.org/index.php?topic=about"><text:span text:style-name="T71_26">php</text:span></text:a></text:span><text:span text:style-name="T71_27"><text:a xlink:type="simple" xlink:href="http://www.delta3d.org/index.php?topic=about"><text:span text:style-name="T71_28">?</text:span></text:a></text:span><text:span text:style-name="T71_29"><text:a xlink:type="simple" xlink:href="http://www.delta3d.org/index.php?topic=about"><text:span text:style-name="T71_30">topic</text:span></text:a></text:span><text:span text:style-name="T71_31"><text:a xlink:type="simple" xlink:href="http://www.delta3d.org/index.php?topic=about"><text:span text:style-name="T71_32">=</text:span></text:a></text:span><text:span text:style-name="T71_33"><text:a xlink:type="simple" xlink:href="http://www.delta3d.org/index.php?topic=about"><text:span text:style-name="T71_34">about</text:span></text:a></text:span></text:p>
      <text:p text:style-name="P72"><text:span text:style-name="T72_1"><text:a xlink:type="simple" xlink:href="http://www.scs.org/pubs/jdms/vol3num3/JDMSIITSECvol3no3McDowell143-154.pdf"><text:span text:style-name="T72_2">http</text:span></text:a></text:span><text:span text:style-name="T72_3"><text:a xlink:type="simple" xlink:href="http://www.scs.org/pubs/jdms/vol3num3/JDMSIITSECvol3no3McDowell143-154.pdf"><text:span text:style-name="T72_4">://</text:span></text:a></text:span><text:span text:style-name="T72_5"><text:a xlink:type="simple" xlink:href="http://www.scs.org/pubs/jdms/vol3num3/JDMSIITSECvol3no3McDowell143-154.pdf"><text:span text:style-name="T72_6">www</text:span></text:a></text:span><text:span text:style-name="T72_7"><text:a xlink:type="simple" xlink:href="http://www.scs.org/pubs/jdms/vol3num3/JDMSIITSECvol3no3McDowell143-154.pdf"><text:span text:style-name="T72_8">.</text:span></text:a></text:span><text:span text:style-name="T72_9"><text:a xlink:type="simple" xlink:href="http://www.scs.org/pubs/jdms/vol3num3/JDMSIITSECvol3no3McDowell143-154.pdf"><text:span text:style-name="T72_10">scs</text:span></text:a></text:span><text:span text:style-name="T72_11"><text:a xlink:type="simple" xlink:href="http://www.scs.org/pubs/jdms/vol3num3/JDMSIITSECvol3no3McDowell143-154.pdf"><text:span text:style-name="T72_12">.</text:span></text:a></text:span><text:span text:style-name="T72_13"><text:a xlink:type="simple" xlink:href="http://www.scs.org/pubs/jdms/vol3num3/JDMSIITSECvol3no3McDowell143-154.pdf"><text:span text:style-name="T72_14">org</text:span></text:a></text:span><text:span text:style-name="T72_15"><text:a xlink:type="simple" xlink:href="http://www.scs.org/pubs/jdms/vol3num3/JDMSIITSECvol3no3McDowell143-154.pdf"><text:span text:style-name="T72_16">/</text:span></text:a></text:span><text:span text:style-name="T72_17"><text:a xlink:type="simple" xlink:href="http://www.scs.org/pubs/jdms/vol3num3/JDMSIITSECvol3no3McDowell143-154.pdf"><text:span text:style-name="T72_18">pubs</text:span></text:a></text:span><text:span text:style-name="T72_19"><text:a xlink:type="simple" xlink:href="http://www.scs.org/pubs/jdms/vol3num3/JDMSIITSECvol3no3McDowell143-154.pdf"><text:span text:style-name="T72_20">/</text:span></text:a></text:span><text:span text:style-name="T72_21"><text:a xlink:type="simple" xlink:href="http://www.scs.org/pubs/jdms/vol3num3/JDMSIITSECvol3no3McDowell143-154.pdf"><text:span text:style-name="T72_22">jdms</text:span></text:a></text:span><text:span text:style-name="T72_23"><text:a xlink:type="simple" xlink:href="http://www.scs.org/pubs/jdms/vol3num3/JDMSIITSECvol3no3McDowell143-154.pdf"><text:span text:style-name="T72_24">/</text:span></text:a></text:span><text:span text:style-name="T72_25"><text:a xlink:type="simple" xlink:href="http://www.scs.org/pubs/jdms/vol3num3/JDMSIITSECvol3no3McDowell143-154.pdf"><text:span text:style-name="T72_26">vol</text:span></text:a></text:span><text:span text:style-name="T72_27"><text:a xlink:type="simple" xlink:href="http://www.scs.org/pubs/jdms/vol3num3/JDMSIITSECvol3no3McDowell143-154.pdf"><text:span text:style-name="T72_28">3</text:span></text:a></text:span><text:span text:style-name="T72_29"><text:a xlink:type="simple" xlink:href="http://www.scs.org/pubs/jdms/vol3num3/JDMSIITSECvol3no3McDowell143-154.pdf"><text:span text:style-name="T72_30">num</text:span></text:a></text:span><text:span text:style-name="T72_31"><text:a xlink:type="simple" xlink:href="http://www.scs.org/pubs/jdms/vol3num3/JDMSIITSECvol3no3McDowell143-154.pdf"><text:span text:style-name="T72_32">3/</text:span></text:a></text:span><text:span text:style-name="T72_33"><text:a xlink:type="simple" xlink:href="http://www.scs.org/pubs/jdms/vol3num3/JDMSIITSECvol3no3McDowell143-154.pdf"><text:span text:style-name="T72_34">JDMSIITSECvol</text:span></text:a></text:span><text:span text:style-name="T72_35"><text:a xlink:type="simple" xlink:href="http://www.scs.org/pubs/jdms/vol3num3/JDMSIITSECvol3no3McDowell143-154.pdf"><text:span text:style-name="T72_36">3</text:span></text:a></text:span><text:span text:style-name="T72_37"><text:a xlink:type="simple" xlink:href="http://www.scs.org/pubs/jdms/vol3num3/JDMSIITSECvol3no3McDowell143-154.pdf"><text:span text:style-name="T72_38">no</text:span></text:a></text:span><text:span text:style-name="T72_39"><text:a xlink:type="simple" xlink:href="http://www.scs.org/pubs/jdms/vol3num3/JDMSIITSECvol3no3McDowell143-154.pdf"><text:span text:style-name="T72_40">3</text:span></text:a></text:span><text:span text:style-name="T72_41"><text:a xlink:type="simple" xlink:href="http://www.scs.org/pubs/jdms/vol3num3/JDMSIITSECvol3no3McDowell143-154.pdf"><text:span text:style-name="T72_42">McDowell</text:span></text:a></text:span><text:span text:style-name="T72_43"><text:a xlink:type="simple" xlink:href="http://www.scs.org/pubs/jdms/vol3num3/JDMSIITSECvol3no3McDowell143-154.pdf"><text:span text:style-name="T72_44">143-154.</text:span></text:a></text:span><text:span text:style-name="T72_45"><text:a xlink:type="simple" xlink:href="http://www.scs.org/pubs/jdms/vol3num3/JDMSIITSECvol3no3McDowell143-154.pdf"><text:span text:style-name="T72_46">pdf</text:span></text:a></text:span></text:p>
      <text:h text:style-name="P73" text:outline-level="10"><text:bookmark-start text:name="h.ly3rqro6thga"/><text:bookmark-end text:name="h.ly3rqro6thga"/><text:span text:style-name="T73_1">Away</text:span><text:span text:style-name="T73_2"><text:s/>3</text:span><text:span text:style-name="T73_3">D</text:span></text:h>
      <text:p text:style-name="P74"><text:span text:style-name="T74_1">Away</text:span><text:span text:style-name="T74_2"><text:s/>3</text:span><text:span text:style-name="T74_3">D</text:span><text:span text:style-name="T74_4"><text:s/></text:span><text:span text:style-name="T74_5">engine</text:span><text:span text:style-name="T74_6"><text:s/></text:span><text:span text:style-name="T74_7">is</text:span><text:span text:style-name="T74_8"><text:s/></text:span><text:span text:style-name="T74_9">an</text:span><text:span text:style-name="T74_10"><text:s/></text:span><text:span text:style-name="T74_11">open</text:span><text:span text:style-name="T74_12"><text:s/></text:span><text:span text:style-name="T74_13">source</text:span><text:span text:style-name="T74_14"><text:s/>3</text:span><text:span text:style-name="T74_15">D</text:span><text:span text:style-name="T74_16"><text:s/></text:span><text:span text:style-name="T74_17">engine</text:span><text:span text:style-name="T74_18"><text:s/></text:span><text:span text:style-name="T74_19">developed</text:span><text:span text:style-name="T74_20"><text:s/></text:span><text:span text:style-name="T74_21">for</text:span><text:span text:style-name="T74_22"><text:s/></text:span><text:span text:style-name="T74_23">Flash</text:span><text:span text:style-name="T74_24"><text:s/></text:span><text:span text:style-name="T74_25">through</text:span><text:span text:style-name="T74_26"><text:s/></text:span><text:span text:style-name="T74_27">ActionScript</text:span><text:span text:style-name="T74_28"><text:s/>3.0.<text:s/></text:span><text:span text:style-name="T74_29">Development</text:span><text:span text:style-name="T74_30"><text:s/></text:span><text:span text:style-name="T74_31">of</text:span><text:span text:style-name="T74_32"><text:s/></text:span><text:span text:style-name="T74_33">the</text:span><text:span text:style-name="T74_34"><text:s/></text:span><text:span text:style-name="T74_35">engine</text:span><text:span text:style-name="T74_36"><text:s/></text:span><text:span text:style-name="T74_37">began</text:span><text:span text:style-name="T74_38"><text:s/></text:span><text:span text:style-name="T74_39">in</text:span><text:span text:style-name="T74_40"><text:s/>2007<text:s/></text:span><text:span text:style-name="T74_41">by</text:span><text:span text:style-name="T74_42"><text:s/></text:span><text:span text:style-name="T74_43">Alexander</text:span><text:span text:style-name="T74_44"><text:s/></text:span><text:span text:style-name="T74_45">Zadorozhny</text:span><text:span text:style-name="T74_46"><text:s/></text:span><text:span text:style-name="T74_47">and</text:span><text:span text:style-name="T74_48"><text:s/></text:span><text:span text:style-name="T74_49">Rob</text:span><text:span text:style-name="T74_50"><text:s/></text:span><text:span text:style-name="T74_51">Bateman</text:span><text:span text:style-name="T74_52">.<text:s text:c="2"/></text:span><text:span text:style-name="T74_53">The</text:span><text:span text:style-name="T74_54"><text:s/></text:span><text:span text:style-name="T74_55">projects</text:span><text:span text:style-name="T74_56"><text:s/></text:span><text:span text:style-name="T74_57">core</text:span><text:span text:style-name="T74_58"><text:s/></text:span><text:span text:style-name="T74_59">features</text:span><text:span text:style-name="T74_60"><text:s/></text:span><text:span text:style-name="T74_61">include</text:span><text:span text:style-name="T74_62"><text:s/></text:span><text:span text:style-name="T74_63">import</text:span><text:span text:style-name="T74_64"><text:s/></text:span><text:span text:style-name="T74_65">and</text:span><text:span text:style-name="T74_66"><text:s/></text:span><text:span text:style-name="T74_67">export</text:span><text:span text:style-name="T74_68"><text:s/></text:span><text:span text:style-name="T74_69">tools</text:span><text:span text:style-name="T74_70"><text:s/></text:span><text:span text:style-name="T74_71">to</text:span><text:span text:style-name="T74_72"><text:s/></text:span><text:span text:style-name="T74_73">easily</text:span><text:span text:style-name="T74_74"><text:s/></text:span><text:span text:style-name="T74_75">transfer</text:span><text:span text:style-name="T74_76"><text:s/></text:span><text:span text:style-name="T74_77">objects</text:span><text:span text:style-name="T74_78"><text:s/></text:span><text:span text:style-name="T74_79">and</text:span><text:span text:style-name="T74_80"><text:s/></text:span><text:span text:style-name="T74_81">meshes</text:span><text:span text:style-name="T74_82">,<text:s/></text:span><text:span text:style-name="T74_83">materials</text:span><text:span text:style-name="T74_84"><text:s/></text:span><text:span text:style-name="T74_85">and</text:span><text:span text:style-name="T74_86"><text:s/></text:span><text:span text:style-name="T74_87">shaders</text:span><text:span text:style-name="T74_88"><text:s/></text:span><text:span text:style-name="T74_89">to</text:span><text:span text:style-name="T74_90"><text:s/></text:span><text:span text:style-name="T74_91">get</text:span><text:span text:style-name="T74_92"><text:s/></text:span><text:span text:style-name="T74_93">the</text:span><text:span text:style-name="T74_94"><text:s/></text:span><text:span text:style-name="T74_95">best</text:span><text:span text:style-name="T74_96"><text:s/></text:span><text:span text:style-name="T74_97">look</text:span><text:span text:style-name="T74_98"><text:s/></text:span><text:span text:style-name="T74_99">and</text:span><text:span text:style-name="T74_100"><text:s/></text:span><text:span text:style-name="T74_101">feel</text:span><text:span text:style-name="T74_102"><text:s/></text:span><text:span text:style-name="T74_103">within</text:span><text:span text:style-name="T74_104"><text:s/></text:span><text:span text:style-name="T74_105">the</text:span><text:span text:style-name="T74_106"><text:s/></text:span><text:span text:style-name="T74_107">game</text:span><text:span text:style-name="T74_108">,<text:s/></text:span><text:span text:style-name="T74_109">the</text:span><text:span text:style-name="T74_110"><text:s/></text:span><text:span text:style-name="T74_111">Prefab</text:span><text:span text:style-name="T74_112">3</text:span><text:span text:style-name="T74_113">D</text:span><text:span text:style-name="T74_114"><text:s/></text:span><text:span text:style-name="T74_115">world</text:span><text:span text:style-name="T74_116"><text:s/></text:span><text:span text:style-name="T74_117">editor</text:span><text:span text:style-name="T74_118"><text:s/></text:span><text:span text:style-name="T74_119">app</text:span><text:span text:style-name="T74_120">,<text:s/></text:span><text:span text:style-name="T74_121">and</text:span><text:span text:style-name="T74_122"><text:s/></text:span><text:span text:style-name="T74_123">physics</text:span><text:span text:style-name="T74_124"><text:s/></text:span><text:span text:style-name="T74_125">ported</text:span><text:span text:style-name="T74_126"><text:s/></text:span><text:span text:style-name="T74_127">from</text:span><text:span text:style-name="T74_128"><text:s/></text:span><text:span text:style-name="T74_129">the</text:span><text:span text:style-name="T74_130"><text:s/></text:span><text:span text:style-name="T74_131">Bullet</text:span><text:span text:style-name="T74_132"><text:s/></text:span><text:span text:style-name="T74_133">Physics</text:span><text:span text:style-name="T74_134"><text:s/></text:span><text:span text:style-name="T74_135">Engine</text:span><text:span text:style-name="T74_136">.<text:s/></text:span></text:p>
      <text:p text:style-name="P75"><text:span text:style-name="T75_1"><text:a xlink:type="simple" xlink:href="http://away3d.com/"><text:span text:style-name="T75_2">http</text:span></text:a></text:span><text:span text:style-name="T75_3"><text:a xlink:type="simple" xlink:href="http://away3d.com/"><text:span text:style-name="T75_4">://</text:span></text:a></text:span><text:span text:style-name="T75_5"><text:a xlink:type="simple" xlink:href="http://away3d.com/"><text:span text:style-name="T75_6">away</text:span></text:a></text:span><text:span text:style-name="T75_7"><text:a xlink:type="simple" xlink:href="http://away3d.com/"><text:span text:style-name="T75_8">3</text:span></text:a></text:span><text:span text:style-name="T75_9"><text:a xlink:type="simple" xlink:href="http://away3d.com/"><text:span text:style-name="T75_10">d</text:span></text:a></text:span><text:span text:style-name="T75_11"><text:a xlink:type="simple" xlink:href="http://away3d.com/"><text:span text:style-name="T75_12">.</text:span></text:a></text:span><text:span text:style-name="T75_13"><text:a xlink:type="simple" xlink:href="http://away3d.com/"><text:span text:style-name="T75_14">com</text:span></text:a></text:span><text:span text:style-name="T75_15"><text:a xlink:type="simple" xlink:href="http://away3d.com/"><text:span text:style-name="T75_16">/</text:span></text:a></text:span><text:span text:style-name="T75_17"><text:s/></text:span></text:p>
      <text:h text:style-name="P76" text:outline-level="10"><text:bookmark-start text:name="h.cn3m41ydmk5a"/><text:bookmark-end text:name="h.cn3m41ydmk5a"/><text:span text:style-name="T76_1">WorldForge</text:span></text:h>
      <text:p text:style-name="P77"><text:span text:style-name="T77_1">The</text:span><text:span text:style-name="T77_2"><text:s/></text:span><text:span text:style-name="T77_3">object</text:span><text:span text:style-name="T77_4"><text:s/></text:span><text:span text:style-name="T77_5">of</text:span><text:span text:style-name="T77_6"><text:s/></text:span><text:span text:style-name="T77_7">the</text:span><text:span text:style-name="T77_8"><text:s/></text:span><text:span text:style-name="T77_9">WorldForge</text:span><text:span text:style-name="T77_10"><text:s/></text:span><text:span text:style-name="T77_11">project</text:span><text:span text:style-name="T77_12"><text:s/></text:span><text:span text:style-name="T77_13">is</text:span><text:span text:style-name="T77_14"><text:s/></text:span><text:span text:style-name="T77_15">about</text:span><text:span text:style-name="T77_16"><text:s/></text:span><text:span text:style-name="T77_17">creating</text:span><text:span text:style-name="T77_18"><text:s/></text:span><text:span text:style-name="T77_19">tools</text:span><text:span text:style-name="T77_20"><text:s/></text:span><text:span text:style-name="T77_21">to</text:span><text:span text:style-name="T77_22"><text:s/></text:span><text:span text:style-name="T77_23">allow</text:span><text:span text:style-name="T77_24"><text:s/></text:span><text:span text:style-name="T77_25">for</text:span><text:span text:style-name="T77_26"><text:s/></text:span><text:span text:style-name="T77_27">the</text:span><text:span text:style-name="T77_28"><text:s/></text:span><text:span text:style-name="T77_29">creation</text:span><text:span text:style-name="T77_30"><text:s/></text:span><text:span text:style-name="T77_31">of</text:span><text:span text:style-name="T77_32"><text:s/></text:span><text:span text:style-name="T77_33">massive</text:span><text:span text:style-name="T77_34"><text:s/></text:span><text:span text:style-name="T77_35">multiplayer</text:span><text:span text:style-name="T77_36"><text:s/></text:span><text:span text:style-name="T77_37">online</text:span><text:span text:style-name="T77_38"><text:s/></text:span><text:span text:style-name="T77_39">role</text:span><text:span text:style-name="T77_40"><text:s/></text:span><text:span text:style-name="T77_41">playing</text:span><text:span text:style-name="T77_42"><text:s/></text:span><text:span text:style-name="T77_43">games</text:span><text:span text:style-name="T77_44">.<text:s text:c="2"/></text:span><text:span text:style-name="T77_45">Over</text:span><text:span text:style-name="T77_46"><text:s/></text:span><text:span text:style-name="T77_47">a</text:span><text:span text:style-name="T77_48"><text:s/></text:span><text:span text:style-name="T77_49">decade</text:span><text:span text:style-name="T77_50"><text:s/></text:span><text:span text:style-name="T77_51">old</text:span><text:span text:style-name="T77_52">,<text:s/></text:span><text:span text:style-name="T77_53">this</text:span><text:span text:style-name="T77_54"><text:s/></text:span><text:span text:style-name="T77_55">team</text:span><text:span text:style-name="T77_56"><text:s/></text:span><text:span text:style-name="T77_57">has</text:span><text:span text:style-name="T77_58"><text:s/></text:span><text:span text:style-name="T77_59">been</text:span><text:span text:style-name="T77_60"><text:s/></text:span><text:span text:style-name="T77_61">following</text:span><text:span text:style-name="T77_62"><text:s/></text:span><text:span text:style-name="T77_63">its</text:span><text:span text:style-name="T77_64"><text:s/></text:span><text:span text:style-name="T77_65">objective</text:span><text:span text:style-name="T77_66"><text:s/></text:span><text:span text:style-name="T77_67">of</text:span><text:span text:style-name="T77_68"><text:s/></text:span><text:span text:style-name="T77_69">creating</text:span><text:span text:style-name="T77_70"><text:s/></text:span><text:span text:style-name="T77_71">a</text:span><text:span text:style-name="T77_72"><text:s/></text:span><text:span text:style-name="T77_73">system</text:span><text:span text:style-name="T77_74"><text:s/></text:span><text:span text:style-name="T77_75">containing</text:span><text:span text:style-name="T77_76"><text:s/></text:span><text:span text:style-name="T77_77">all</text:span><text:span text:style-name="T77_78"><text:s/></text:span><text:span text:style-name="T77_79">of</text:span><text:span text:style-name="T77_80"><text:s/></text:span><text:span text:style-name="T77_81">the</text:span><text:span text:style-name="T77_82"><text:s/></text:span><text:span text:style-name="T77_83">tools</text:span><text:span text:style-name="T77_84"><text:s/></text:span><text:span text:style-name="T77_85">necessary</text:span><text:span text:style-name="T77_86"><text:s/></text:span><text:span text:style-name="T77_87">to</text:span><text:span text:style-name="T77_88"><text:s/></text:span><text:span text:style-name="T77_89">make</text:span><text:span text:style-name="T77_90"><text:s/></text:span><text:span text:style-name="T77_91">online</text:span><text:span text:style-name="T77_92"><text:s/></text:span><text:span text:style-name="T77_93">virtual</text:span><text:span text:style-name="T77_94"><text:s/></text:span><text:span text:style-name="T77_95">worlds</text:span><text:span text:style-name="T77_96">.<text:s text:c="2"/></text:span><text:span text:style-name="T77_97">Although</text:span><text:span text:style-name="T77_98"><text:s/></text:span><text:span text:style-name="T77_99">it</text:span><text:span text:style-name="T77_100"><text:s/></text:span><text:span text:style-name="T77_101">is</text:span><text:span text:style-name="T77_102"><text:s/></text:span><text:span text:style-name="T77_103">definitely</text:span><text:span text:style-name="T77_104"><text:s/></text:span><text:span text:style-name="T77_105">a</text:span><text:span text:style-name="T77_106"><text:s/></text:span><text:span text:style-name="T77_107">good</text:span><text:span text:style-name="T77_108"><text:s/></text:span><text:span text:style-name="T77_109">resource</text:span><text:span text:style-name="T77_110"><text:s/></text:span><text:span text:style-name="T77_111">to</text:span><text:span text:style-name="T77_112"><text:s/></text:span><text:span text:style-name="T77_113">keep</text:span><text:span text:style-name="T77_114"><text:s/></text:span><text:span text:style-name="T77_115">in</text:span><text:span text:style-name="T77_116"><text:s/></text:span><text:span text:style-name="T77_117">mind</text:span><text:span text:style-name="T77_118">,<text:s/></text:span><text:span text:style-name="T77_119">it</text:span><text:span text:style-name="T77_120"><text:s/></text:span><text:span text:style-name="T77_121">is</text:span><text:span text:style-name="T77_122"><text:s/></text:span><text:span text:style-name="T77_123">only</text:span><text:span text:style-name="T77_124"><text:s/></text:span><text:span text:style-name="T77_125">at</text:span><text:span text:style-name="T77_126"><text:s/></text:span><text:span text:style-name="T77_127">the</text:span><text:span text:style-name="T77_128"><text:s/></text:span><text:span text:style-name="T77_129">stage</text:span><text:span text:style-name="T77_130"><text:s/></text:span><text:span text:style-name="T77_131">of</text:span><text:span text:style-name="T77_132"><text:s/></text:span><text:span text:style-name="T77_133">an</text:span><text:span text:style-name="T77_134"><text:s/></text:span><text:span text:style-name="T77_135">advanced</text:span><text:span text:style-name="T77_136"><text:s/></text:span><text:span text:style-name="T77_137">tech</text:span><text:span text:style-name="T77_138"><text:s/></text:span><text:span text:style-name="T77_139">demo</text:span><text:span text:style-name="T77_140"><text:s/></text:span><text:span text:style-name="T77_141">rather</text:span><text:span text:style-name="T77_142"><text:s/></text:span><text:span text:style-name="T77_143">than</text:span><text:span text:style-name="T77_144"><text:s/></text:span><text:span text:style-name="T77_145">at</text:span><text:span text:style-name="T77_146"><text:s/></text:span><text:span text:style-name="T77_147">a</text:span><text:span text:style-name="T77_148"><text:s/></text:span><text:span text:style-name="T77_149">stage</text:span><text:span text:style-name="T77_150"><text:s/></text:span><text:span text:style-name="T77_151">to</text:span><text:span text:style-name="T77_152"><text:s/></text:span><text:span text:style-name="T77_153">be</text:span><text:span text:style-name="T77_154"><text:s/></text:span><text:span text:style-name="T77_155">able</text:span><text:span text:style-name="T77_156"><text:s/></text:span><text:span text:style-name="T77_157">to</text:span><text:span text:style-name="T77_158"><text:s/></text:span><text:span text:style-name="T77_159">create</text:span><text:span text:style-name="T77_160"><text:s/></text:span><text:span text:style-name="T77_161">games</text:span><text:span text:style-name="T77_162">.</text:span></text:p>
      <text:p text:style-name="P78"><text:span text:style-name="T78_1"><text:a xlink:type="simple" xlink:href="http://www.worldforge.org/"><text:span text:style-name="T78_2">http</text:span></text:a></text:span><text:span text:style-name="T78_3"><text:a xlink:type="simple" xlink:href="http://www.worldforge.org/"><text:span text:style-name="T78_4">://</text:span></text:a></text:span><text:span text:style-name="T78_5"><text:a xlink:type="simple" xlink:href="http://www.worldforge.org/"><text:span text:style-name="T78_6">www</text:span></text:a></text:span><text:span text:style-name="T78_7"><text:a xlink:type="simple" xlink:href="http://www.worldforge.org/"><text:span text:style-name="T78_8">.</text:span></text:a></text:span><text:span text:style-name="T78_9"><text:a xlink:type="simple" xlink:href="http://www.worldforge.org/"><text:span text:style-name="T78_10">worldforge</text:span></text:a></text:span><text:span text:style-name="T78_11"><text:a xlink:type="simple" xlink:href="http://www.worldforge.org/"><text:span text:style-name="T78_12">.</text:span></text:a></text:span><text:span text:style-name="T78_13"><text:a xlink:type="simple" xlink:href="http://www.worldforge.org/"><text:span text:style-name="T78_14">org</text:span></text:a></text:span><text:span text:style-name="T78_15"><text:a xlink:type="simple" xlink:href="http://www.worldforge.org/"><text:span text:style-name="T78_16">/</text:span></text:a></text:span></text:p>
      <text:h text:style-name="P79" text:outline-level="10"><text:bookmark-start text:name="h.fysrn0fyuuj"/><text:bookmark-end text:name="h.fysrn0fyuuj"/><text:span text:style-name="T79_1">Adventure</text:span><text:span text:style-name="T79_2"><text:s/></text:span><text:span text:style-name="T79_3">Game</text:span><text:span text:style-name="T79_4"><text:s/></text:span><text:span text:style-name="T79_5">Studio</text:span><text:span text:style-name="T79_6"><text:s/>(</text:span><text:span text:style-name="T79_7">AGS</text:span><text:span text:style-name="T79_8">)</text:span></text:h>
      <text:p text:style-name="P80"><text:span text:style-name="T80_1">AGS</text:span><text:span text:style-name="T80_2"><text:s/></text:span><text:span text:style-name="T80_3">is</text:span><text:span text:style-name="T80_4"><text:s/></text:span><text:span text:style-name="T80_5">an</text:span><text:span text:style-name="T80_6"><text:s/></text:span><text:span text:style-name="T80_7">IDE</text:span><text:span text:style-name="T80_8"><text:s/></text:span><text:span text:style-name="T80_9">under</text:span><text:span text:style-name="T80_10"><text:s/></text:span><text:span text:style-name="T80_11">the</text:span><text:span text:style-name="T80_12"><text:s/></text:span><text:span text:style-name="T80_13">Artistic</text:span><text:span text:style-name="T80_14"><text:s/></text:span><text:span text:style-name="T80_15">License</text:span><text:span text:style-name="T80_16"><text:s/>2.0<text:s/></text:span><text:span text:style-name="T80_17">developed</text:span><text:span text:style-name="T80_18"><text:s/></text:span><text:span text:style-name="T80_19">by</text:span><text:span text:style-name="T80_20"><text:s/></text:span><text:span text:style-name="T80_21">Chris</text:span><text:span text:style-name="T80_22"><text:s/></text:span><text:span text:style-name="T80_23">Jones</text:span><text:span text:style-name="T80_24">.<text:s/></text:span><text:span text:style-name="T80_25">Using</text:span><text:span text:style-name="T80_26"><text:s/></text:span><text:span text:style-name="T80_27">C</text:span><text:span text:style-name="T80_28">++<text:s/></text:span><text:span text:style-name="T80_29">it</text:span><text:span text:style-name="T80_30"><text:s/></text:span><text:span text:style-name="T80_31">allows</text:span><text:span text:style-name="T80_32"><text:s/></text:span><text:span text:style-name="T80_33">for</text:span><text:span text:style-name="T80_34"><text:s/></text:span><text:span text:style-name="T80_35">users</text:span><text:span text:style-name="T80_36"><text:s/></text:span><text:span text:style-name="T80_37">to</text:span><text:span text:style-name="T80_38"><text:s/></text:span><text:span text:style-name="T80_39">develop</text:span><text:span text:style-name="T80_40"><text:s/></text:span><text:span text:style-name="T80_41">graphical</text:span><text:span text:style-name="T80_42"><text:s/></text:span><text:span text:style-name="T80_43">adventure</text:span><text:span text:style-name="T80_44"><text:s/></text:span><text:span text:style-name="T80_45">games</text:span><text:span text:style-name="T80_46">.<text:s/></text:span><text:span text:style-name="T80_47">It</text:span><text:span text:style-name="T80_48"><text:s/></text:span><text:span text:style-name="T80_49">contains</text:span><text:span text:style-name="T80_50"><text:s/></text:span><text:span text:style-name="T80_51">everything</text:span><text:span text:style-name="T80_52"><text:s/></text:span><text:span text:style-name="T80_53">from</text:span><text:span text:style-name="T80_54"><text:s/></text:span><text:span text:style-name="T80_55">writing</text:span><text:span text:style-name="T80_56"><text:s/></text:span><text:span text:style-name="T80_57">game</text:span><text:span text:style-name="T80_58"><text:s/></text:span><text:span text:style-name="T80_59">scripts</text:span><text:span text:style-name="T80_60">,<text:s/></text:span><text:span text:style-name="T80_61">to</text:span><text:span text:style-name="T80_62"><text:s/></text:span><text:span text:style-name="T80_63">importing</text:span><text:span text:style-name="T80_64"><text:s/></text:span><text:span text:style-name="T80_65">sprites</text:span><text:span text:style-name="T80_66">.<text:s/></text:span><text:span text:style-name="T80_67">Geared</text:span><text:span text:style-name="T80_68"><text:s/></text:span><text:span text:style-name="T80_69">towards</text:span><text:span text:style-name="T80_70"><text:s/></text:span><text:span text:style-name="T80_71">intermediate</text:span><text:span text:style-name="T80_72"><text:s/></text:span><text:span text:style-name="T80_73">game</text:span><text:span text:style-name="T80_74"><text:s/></text:span><text:span text:style-name="T80_75">designers</text:span><text:span text:style-name="T80_76">,<text:s/></text:span><text:span text:style-name="T80_77">contains</text:span><text:span text:style-name="T80_78"><text:s/></text:span><text:span text:style-name="T80_79">a</text:span><text:span text:style-name="T80_80"><text:s/></text:span><text:span text:style-name="T80_81">scripting</text:span><text:span text:style-name="T80_82"><text:s/></text:span><text:span text:style-name="T80_83">language</text:span><text:span text:style-name="T80_84"><text:s/></text:span><text:span text:style-name="T80_85">to</text:span><text:span text:style-name="T80_86"><text:s/></text:span><text:span text:style-name="T80_87">develop</text:span><text:span text:style-name="T80_88"><text:s/></text:span><text:span text:style-name="T80_89">game</text:span><text:span text:style-name="T80_90"><text:s/></text:span><text:span text:style-name="T80_91">logic</text:span><text:span text:style-name="T80_92">.<text:s/></text:span></text:p>
      <text:p text:style-name="P81"><text:span text:style-name="T81_1"><text:a xlink:type="simple" xlink:href="http://www.adventuregamestudio.co.uk/"><text:span text:style-name="T81_2">http</text:span></text:a></text:span><text:span text:style-name="T81_3"><text:a xlink:type="simple" xlink:href="http://www.adventuregamestudio.co.uk/"><text:span text:style-name="T81_4">://</text:span></text:a></text:span><text:span text:style-name="T81_5"><text:a xlink:type="simple" xlink:href="http://www.adventuregamestudio.co.uk/"><text:span text:style-name="T81_6">www</text:span></text:a></text:span><text:span text:style-name="T81_7"><text:a xlink:type="simple" xlink:href="http://www.adventuregamestudio.co.uk/"><text:span text:style-name="T81_8">.</text:span></text:a></text:span><text:span text:style-name="T81_9"><text:a xlink:type="simple" xlink:href="http://www.adventuregamestudio.co.uk/"><text:span text:style-name="T81_10">adventuregamestudio</text:span></text:a></text:span><text:span text:style-name="T81_11"><text:a xlink:type="simple" xlink:href="http://www.adventuregamestudio.co.uk/"><text:span text:style-name="T81_12">.</text:span></text:a></text:span><text:span text:style-name="T81_13"><text:a xlink:type="simple" xlink:href="http://www.adventuregamestudio.co.uk/"><text:span text:style-name="T81_14">co</text:span></text:a></text:span><text:span text:style-name="T81_15"><text:a xlink:type="simple" xlink:href="http://www.adventuregamestudio.co.uk/"><text:span text:style-name="T81_16">.</text:span></text:a></text:span><text:span text:style-name="T81_17"><text:a xlink:type="simple" xlink:href="http://www.adventuregamestudio.co.uk/"><text:span text:style-name="T81_18">uk</text:span></text:a></text:span><text:span text:style-name="T81_19"><text:a xlink:type="simple" xlink:href="http://www.adventuregamestudio.co.uk/"><text:span text:style-name="T81_20">/</text:span></text:a></text:span></text:p>
      <text:h text:style-name="P82" text:outline-level="10"><text:bookmark-start text:name="h.fgxz8f5dwa9a"/><text:bookmark-end text:name="h.fgxz8f5dwa9a"/><text:span text:style-name="T82_1">Allegro</text:span></text:h>
      <text:p text:style-name="P83"><text:span text:style-name="T83_1">Allegro</text:span><text:span text:style-name="T83_2"><text:s/></text:span><text:span text:style-name="T83_3">is</text:span><text:span text:style-name="T83_4"><text:s/></text:span><text:span text:style-name="T83_5">a</text:span><text:span text:style-name="T83_6"><text:s/></text:span><text:span text:style-name="T83_7">cross</text:span><text:span text:style-name="T83_8">-</text:span><text:span text:style-name="T83_9">platform</text:span><text:span text:style-name="T83_10"><text:s/>(</text:span><text:span text:style-name="T83_11">Windows</text:span><text:span text:style-name="T83_12">,<text:s/></text:span><text:span text:style-name="T83_13">Linux</text:span><text:span text:style-name="T83_14">,<text:s/></text:span><text:span text:style-name="T83_15">OSX</text:span><text:span text:style-name="T83_16"><text:s/></text:span><text:span text:style-name="T83_17">and</text:span><text:span text:style-name="T83_18"><text:s/></text:span><text:span text:style-name="T83_19">iOS</text:span><text:span text:style-name="T83_20">)<text:s/></text:span><text:span text:style-name="T83_21">game</text:span><text:span text:style-name="T83_22"><text:s/></text:span><text:span text:style-name="T83_23">development</text:span><text:span text:style-name="T83_24"><text:s/></text:span><text:span text:style-name="T83_25">library</text:span><text:span text:style-name="T83_26"><text:s/></text:span><text:span text:style-name="T83_27">written</text:span><text:span text:style-name="T83_28"><text:s/></text:span><text:span text:style-name="T83_29">in</text:span><text:span text:style-name="T83_30"><text:s/></text:span><text:span text:style-name="T83_31">C</text:span><text:span text:style-name="T83_32">.<text:s/></text:span><text:span text:style-name="T83_33">The</text:span><text:span text:style-name="T83_34"><text:s/></text:span><text:span text:style-name="T83_35">libs</text:span><text:span text:style-name="T83_36"><text:s/></text:span><text:span text:style-name="T83_37">focus</text:span><text:span text:style-name="T83_38"><text:s/></text:span><text:span text:style-name="T83_39">on</text:span><text:span text:style-name="T83_40"><text:s/></text:span><text:span text:style-name="T83_41">abstracting</text:span><text:span text:style-name="T83_42"><text:s/></text:span><text:span text:style-name="T83_43">low</text:span><text:span text:style-name="T83_44"><text:s/></text:span><text:span text:style-name="T83_45">level</text:span><text:span text:style-name="T83_46"><text:s/></text:span><text:span text:style-name="T83_47">tasks</text:span><text:span text:style-name="T83_48"><text:s/></text:span><text:span text:style-name="T83_49">like</text:span><text:span text:style-name="T83_50"><text:s/></text:span><text:span text:style-name="T83_51">creating</text:span><text:span text:style-name="T83_52"><text:s/></text:span><text:span text:style-name="T83_53">windows</text:span><text:span text:style-name="T83_54">,<text:s/></text:span><text:span text:style-name="T83_55">accepting</text:span><text:span text:style-name="T83_56"><text:s/></text:span><text:span text:style-name="T83_57">user</text:span><text:span text:style-name="T83_58"><text:s/></text:span><text:span text:style-name="T83_59">input</text:span><text:span text:style-name="T83_60">,<text:s/></text:span><text:span text:style-name="T83_61">loading</text:span><text:span text:style-name="T83_62"><text:s/></text:span><text:span text:style-name="T83_63">data</text:span><text:span text:style-name="T83_64"><text:s/></text:span><text:span text:style-name="T83_65">and</text:span><text:span text:style-name="T83_66"><text:s/></text:span><text:span text:style-name="T83_67">drawing</text:span><text:span text:style-name="T83_68"><text:s/></text:span><text:span text:style-name="T83_69">images</text:span><text:span text:style-name="T83_70">.<text:s/></text:span><text:span text:style-name="T83_71">It</text:span><text:span text:style-name="T83_72"><text:s/></text:span><text:span text:style-name="T83_73">is</text:span><text:span text:style-name="T83_74"><text:s/></text:span><text:span text:style-name="T83_75">natively</text:span><text:span text:style-name="T83_76"><text:s/>2</text:span><text:span text:style-name="T83_77">D</text:span><text:span text:style-name="T83_78"><text:s/></text:span><text:span text:style-name="T83_79">so</text:span><text:span text:style-name="T83_80"><text:s/></text:span><text:span text:style-name="T83_81">it</text:span><text:span text:style-name="T83_82"><text:s/></text:span><text:span text:style-name="T83_83">requires</text:span><text:span text:style-name="T83_84"><text:s/></text:span><text:span text:style-name="T83_85">other</text:span><text:span text:style-name="T83_86"><text:s/></text:span><text:span text:style-name="T83_87">libraries</text:span><text:span text:style-name="T83_88"><text:s/></text:span><text:span text:style-name="T83_89">for</text:span><text:span text:style-name="T83_90"><text:s/></text:span><text:span text:style-name="T83_91">handling</text:span><text:span text:style-name="T83_92"><text:s/>3</text:span><text:span text:style-name="T83_93">D</text:span><text:span text:style-name="T83_94"><text:s/></text:span><text:span text:style-name="T83_95">rendering</text:span><text:span text:style-name="T83_96"><text:s/></text:span><text:span text:style-name="T83_97">such</text:span><text:span text:style-name="T83_98"><text:s/></text:span><text:span text:style-name="T83_99">as</text:span><text:span text:style-name="T83_100"><text:s/></text:span><text:span text:style-name="T83_101">OpenGL</text:span><text:span text:style-name="T83_102">.<text:s/></text:span><text:span text:style-name="T83_103">There</text:span><text:span text:style-name="T83_104"><text:s/></text:span><text:span text:style-name="T83_105">is</text:span><text:span text:style-name="T83_106"><text:s/></text:span><text:span text:style-name="T83_107">no</text:span><text:span text:style-name="T83_108"><text:s/></text:span><text:span text:style-name="T83_109">native</text:span><text:span text:style-name="T83_110"><text:s/></text:span><text:span text:style-name="T83_111">networking</text:span><text:span text:style-name="T83_112"><text:s/></text:span><text:span text:style-name="T83_113">support</text:span><text:span text:style-name="T83_114">.</text:span></text:p>
      <text:p text:style-name="P84"><text:span text:style-name="T84_1"><text:a xlink:type="simple" xlink:href="http://alleg.sourceforge.net/readme.html"><text:span text:style-name="T84_2">http</text:span></text:a></text:span><text:span text:style-name="T84_3"><text:a xlink:type="simple" xlink:href="http://alleg.sourceforge.net/readme.html"><text:span text:style-name="T84_4">://</text:span></text:a></text:span><text:span text:style-name="T84_5"><text:a xlink:type="simple" xlink:href="http://alleg.sourceforge.net/readme.html"><text:span text:style-name="T84_6">alleg</text:span></text:a></text:span><text:span text:style-name="T84_7"><text:a xlink:type="simple" xlink:href="http://alleg.sourceforge.net/readme.html"><text:span text:style-name="T84_8">.</text:span></text:a></text:span><text:span text:style-name="T84_9"><text:a xlink:type="simple" xlink:href="http://alleg.sourceforge.net/readme.html"><text:span text:style-name="T84_10">sourceforge</text:span></text:a></text:span><text:span text:style-name="T84_11"><text:a xlink:type="simple" xlink:href="http://alleg.sourceforge.net/readme.html"><text:span text:style-name="T84_12">.</text:span></text:a></text:span><text:span text:style-name="T84_13"><text:a xlink:type="simple" xlink:href="http://alleg.sourceforge.net/readme.html"><text:span text:style-name="T84_14">net</text:span></text:a></text:span><text:span text:style-name="T84_15"><text:a xlink:type="simple" xlink:href="http://alleg.sourceforge.net/readme.html"><text:span text:style-name="T84_16">/</text:span></text:a></text:span><text:span text:style-name="T84_17"><text:a xlink:type="simple" xlink:href="http://alleg.sourceforge.net/readme.html"><text:span text:style-name="T84_18">readme</text:span></text:a></text:span><text:span text:style-name="T84_19"><text:a xlink:type="simple" xlink:href="http://alleg.sourceforge.net/readme.html"><text:span text:style-name="T84_20">.</text:span></text:a></text:span><text:span text:style-name="T84_21"><text:a xlink:type="simple" xlink:href="http://alleg.sourceforge.net/readme.html"><text:span text:style-name="T84_22">html</text:span></text:a></text:span></text:p>
      <text:h text:style-name="P85" text:outline-level="10"><text:bookmark-start text:name="h.lj826pgd19j8"/><text:bookmark-end text:name="h.lj826pgd19j8"/><text:span text:style-name="T85_1">Clanlib</text:span></text:h>
      <text:p text:style-name="P86"><text:span text:style-name="T86_1">Clanlib</text:span><text:span text:style-name="T86_2"><text:s/></text:span><text:span text:style-name="T86_3">is</text:span><text:span text:style-name="T86_4"><text:s/></text:span><text:span text:style-name="T86_5">a</text:span><text:span text:style-name="T86_6"><text:s/></text:span><text:span text:style-name="T86_7">cross</text:span><text:span text:style-name="T86_8">-</text:span><text:span text:style-name="T86_9">platform</text:span><text:span text:style-name="T86_10"><text:s/>(</text:span><text:span text:style-name="T86_11">Windows</text:span><text:span text:style-name="T86_12">,<text:s/></text:span><text:span text:style-name="T86_13">OSX</text:span><text:span text:style-name="T86_14">,<text:s/></text:span><text:span text:style-name="T86_15">Linux</text:span><text:span text:style-name="T86_16">)<text:s/></text:span><text:span text:style-name="T86_17">game</text:span><text:span text:style-name="T86_18"><text:s/></text:span><text:span text:style-name="T86_19">development</text:span><text:span text:style-name="T86_20"><text:s/></text:span><text:span text:style-name="T86_21">library</text:span><text:span text:style-name="T86_22"><text:s/></text:span><text:span text:style-name="T86_23">written</text:span><text:span text:style-name="T86_24"><text:s/></text:span><text:span text:style-name="T86_25">in</text:span><text:span text:style-name="T86_26"><text:s/></text:span><text:span text:style-name="T86_27">C</text:span><text:span text:style-name="T86_28">++.<text:s/></text:span><text:span text:style-name="T86_29">On</text:span><text:span text:style-name="T86_30"><text:s/></text:span><text:span text:style-name="T86_31">top</text:span><text:span text:style-name="T86_32"><text:s/></text:span><text:span text:style-name="T86_33">of</text:span><text:span text:style-name="T86_34"><text:s/></text:span><text:span text:style-name="T86_35">handling</text:span><text:span text:style-name="T86_36"><text:s/></text:span><text:span text:style-name="T86_37">basic</text:span><text:span text:style-name="T86_38"><text:s/></text:span><text:span text:style-name="T86_39">game</text:span><text:span text:style-name="T86_40"><text:s/></text:span><text:span text:style-name="T86_41">features</text:span><text:span text:style-name="T86_42"><text:s/></text:span><text:span text:style-name="T86_43">such</text:span><text:span text:style-name="T86_44"><text:s/></text:span><text:span text:style-name="T86_45">as</text:span><text:span text:style-name="T86_46"><text:s/></text:span><text:span text:style-name="T86_47">drawing</text:span><text:span text:style-name="T86_48">,<text:s/></text:span><text:span text:style-name="T86_49">particles</text:span><text:span text:style-name="T86_50">,<text:s/></text:span><text:span text:style-name="T86_51">collision</text:span><text:span text:style-name="T86_52">,<text:s/></text:span><text:span text:style-name="T86_53">etc</text:span><text:span text:style-name="T86_54">,<text:s/></text:span><text:span text:style-name="T86_55">it</text:span><text:span text:style-name="T86_56"><text:s/></text:span><text:span text:style-name="T86_57">also</text:span><text:span text:style-name="T86_58"><text:s/></text:span><text:span text:style-name="T86_59">has</text:span><text:span text:style-name="T86_60"><text:s/></text:span><text:span text:style-name="T86_61">lightweight</text:span><text:span text:style-name="T86_62"><text:s/></text:span><text:span text:style-name="T86_63">networking</text:span><text:span text:style-name="T86_64"><text:s/></text:span><text:span text:style-name="T86_65">and</text:span><text:span text:style-name="T86_66"><text:s/></text:span><text:span text:style-name="T86_67">a</text:span><text:span text:style-name="T86_68"><text:s/></text:span><text:span text:style-name="T86_69">perlin</text:span><text:span text:style-name="T86_70"><text:s/></text:span><text:span text:style-name="T86_71">noise</text:span><text:span text:style-name="T86_72"><text:s/></text:span><text:span text:style-name="T86_73">generator</text:span><text:span text:style-name="T86_74">.</text:span></text:p>
      <text:p text:style-name="P87"><text:span text:style-name="T87_1"><text:a xlink:type="simple" xlink:href="http://clanlib.org/wiki/Main_Page"><text:span text:style-name="T87_2">http</text:span></text:a></text:span><text:span text:style-name="T87_3"><text:a xlink:type="simple" xlink:href="http://clanlib.org/wiki/Main_Page"><text:span text:style-name="T87_4">://</text:span></text:a></text:span><text:span text:style-name="T87_5"><text:a xlink:type="simple" xlink:href="http://clanlib.org/wiki/Main_Page"><text:span text:style-name="T87_6">clanlib</text:span></text:a></text:span><text:span text:style-name="T87_7"><text:a xlink:type="simple" xlink:href="http://clanlib.org/wiki/Main_Page"><text:span text:style-name="T87_8">.</text:span></text:a></text:span><text:span text:style-name="T87_9"><text:a xlink:type="simple" xlink:href="http://clanlib.org/wiki/Main_Page"><text:span text:style-name="T87_10">org</text:span></text:a></text:span><text:span text:style-name="T87_11"><text:a xlink:type="simple" xlink:href="http://clanlib.org/wiki/Main_Page"><text:span text:style-name="T87_12">/</text:span></text:a></text:span><text:span text:style-name="T87_13"><text:a xlink:type="simple" xlink:href="http://clanlib.org/wiki/Main_Page"><text:span text:style-name="T87_14">wiki</text:span></text:a></text:span><text:span text:style-name="T87_15"><text:a xlink:type="simple" xlink:href="http://clanlib.org/wiki/Main_Page"><text:span text:style-name="T87_16">/</text:span></text:a></text:span><text:span text:style-name="T87_17"><text:a xlink:type="simple" xlink:href="http://clanlib.org/wiki/Main_Page"><text:span text:style-name="T87_18">Main</text:span></text:a></text:span><text:span text:style-name="T87_19"><text:a xlink:type="simple" xlink:href="http://clanlib.org/wiki/Main_Page"><text:span text:style-name="T87_20">_</text:span></text:a></text:span><text:span text:style-name="T87_21"><text:a xlink:type="simple" xlink:href="http://clanlib.org/wiki/Main_Page"><text:span text:style-name="T87_22">Page</text:span></text:a></text:span></text:p>
      <text:h text:style-name="P88" text:outline-level="10"><text:bookmark-start text:name="h.1ajb8znjod0e"/><text:bookmark-end text:name="h.1ajb8znjod0e"/><text:span text:style-name="T88_1">Monogame</text:span></text:h>
      <text:p text:style-name="P89"><text:span text:style-name="T89_1">Monogame</text:span><text:span text:style-name="T89_2"><text:s/></text:span><text:span text:style-name="T89_3">is</text:span><text:span text:style-name="T89_4"><text:s/></text:span><text:span text:style-name="T89_5">a</text:span><text:span text:style-name="T89_6"><text:s/></text:span><text:span text:style-name="T89_7">cross</text:span><text:span text:style-name="T89_8">-</text:span><text:span text:style-name="T89_9">platform</text:span><text:span text:style-name="T89_10"><text:s/>(</text:span><text:span text:style-name="T89_11">Windows</text:span><text:span text:style-name="T89_12">,<text:s/></text:span><text:span text:style-name="T89_13">OSX</text:span><text:span text:style-name="T89_14">,<text:s/></text:span><text:span text:style-name="T89_15">Linux</text:span><text:span text:style-name="T89_16">,<text:s/></text:span><text:span text:style-name="T89_17">iOS</text:span><text:span text:style-name="T89_18">,<text:s/></text:span><text:span text:style-name="T89_19">Android</text:span><text:span text:style-name="T89_20">)<text:s/></text:span><text:span text:style-name="T89_21">g</text:span><text:span text:style-name="T89_22">ame</text:span><text:span text:style-name="T89_23"><text:s/></text:span><text:span text:style-name="T89_24">development</text:span><text:span text:style-name="T89_25"><text:s/></text:span><text:span text:style-name="T89_26">library</text:span><text:span text:style-name="T89_27"><text:s/></text:span><text:span text:style-name="T89_28">based</text:span><text:span text:style-name="T89_29"><text:s/></text:span><text:span text:style-name="T89_30">on</text:span><text:span text:style-name="T89_31"><text:s/></text:span><text:span text:style-name="T89_32">C</text:span><text:span text:style-name="T89_33">#.<text:s/></text:span><text:span text:style-name="T89_34">It</text:span><text:span text:style-name="T89_35"><text:s/></text:span><text:span text:style-name="T89_36">is</text:span><text:span text:style-name="T89_37"><text:s/></text:span><text:span text:style-name="T89_38">an</text:span><text:span text:style-name="T89_39"><text:s/></text:span><text:span text:style-name="T89_40">open</text:span><text:span text:style-name="T89_41"><text:s/></text:span><text:span text:style-name="T89_42">source</text:span><text:span text:style-name="T89_43"><text:s/></text:span><text:span text:style-name="T89_44">implementation</text:span><text:span text:style-name="T89_45"><text:s/></text:span><text:span text:style-name="T89_46">of</text:span><text:span text:style-name="T89_47"><text:s/></text:span><text:span text:style-name="T89_48">the</text:span><text:span text:style-name="T89_49"><text:s/></text:span><text:span text:style-name="T89_50">XNA</text:span><text:span text:style-name="T89_51"><text:s/>4<text:s/></text:span><text:span text:style-name="T89_52">framework</text:span><text:span text:style-name="T89_53"><text:s/></text:span><text:span text:style-name="T89_54">in</text:span><text:span text:style-name="T89_55"><text:s/></text:span><text:span text:style-name="T89_56">order</text:span><text:span text:style-name="T89_57"><text:s/></text:span><text:span text:style-name="T89_58">to</text:span><text:span text:style-name="T89_59"><text:s/></text:span><text:span text:style-name="T89_60">allow</text:span><text:span text:style-name="T89_61"><text:s/></text:span><text:span text:style-name="T89_62">XNA</text:span><text:span text:style-name="T89_63"><text:s/></text:span><text:span text:style-name="T89_64">developers</text:span><text:span text:style-name="T89_65"><text:s/></text:span><text:span text:style-name="T89_66">to</text:span><text:span text:style-name="T89_67"><text:s/></text:span><text:span text:style-name="T89_68">port</text:span><text:span text:style-name="T89_69"><text:s/></text:span><text:span text:style-name="T89_70">their</text:span><text:span text:style-name="T89_71"><text:s/></text:span><text:span text:style-name="T89_72">projects</text:span><text:span text:style-name="T89_73"><text:s/></text:span><text:span text:style-name="T89_74">to</text:span><text:span text:style-name="T89_75"><text:s/></text:span><text:span text:style-name="T89_76">other</text:span><text:span text:style-name="T89_77"><text:s/></text:span><text:span text:style-name="T89_78">platforms</text:span><text:span text:style-name="T89_79">.<text:s/></text:span><text:span text:style-name="T89_80">It</text:span><text:span text:style-name="T89_81"><text:s/></text:span><text:span text:style-name="T89_82">supports</text:span><text:span text:style-name="T89_83"><text:s/></text:span><text:span text:style-name="T89_84">networking</text:span><text:span text:style-name="T89_85"><text:s/></text:span><text:span text:style-name="T89_86">for</text:span><text:span text:style-name="T89_87"><text:s/></text:span><text:span text:style-name="T89_88">all</text:span><text:span text:style-name="T89_89"><text:s/></text:span><text:span text:style-name="T89_90">platforms</text:span><text:span text:style-name="T89_91"><text:s/></text:span><text:span text:style-name="T89_92">but</text:span><text:span text:style-name="T89_93"><text:s/>3</text:span><text:span text:style-name="T89_94">D</text:span><text:span text:style-name="T89_95"><text:s/></text:span><text:span text:style-name="T89_96">only</text:span><text:span text:style-name="T89_97"><text:s/></text:span><text:span text:style-name="T89_98">for</text:span><text:span text:style-name="T89_99"><text:s/></text:span><text:span text:style-name="T89_100">non</text:span><text:span text:style-name="T89_101">-</text:span><text:span text:style-name="T89_102">mobile</text:span><text:span text:style-name="T89_103"><text:s/></text:span><text:span text:style-name="T89_104">platforms</text:span><text:span text:style-name="T89_105">.</text:span></text:p>
      <text:p text:style-name="P90"><text:span text:style-name="T90_1"><text:a xlink:type="simple" xlink:href="http://monogame.codeplex.com/"><text:span text:style-name="T90_2">http</text:span></text:a></text:span><text:span text:style-name="T90_3"><text:a xlink:type="simple" xlink:href="http://monogame.codeplex.com/"><text:span text:style-name="T90_4">://</text:span></text:a></text:span><text:span text:style-name="T90_5"><text:a xlink:type="simple" xlink:href="http://monogame.codeplex.com/"><text:span text:style-name="T90_6">monogame</text:span></text:a></text:span><text:span text:style-name="T90_7"><text:a xlink:type="simple" xlink:href="http://monogame.codeplex.com/"><text:span text:style-name="T90_8">.</text:span></text:a></text:span><text:span text:style-name="T90_9"><text:a xlink:type="simple" xlink:href="http://monogame.codeplex.com/"><text:span text:style-name="T90_10">codeplex</text:span></text:a></text:span><text:span text:style-name="T90_11"><text:a xlink:type="simple" xlink:href="http://monogame.codeplex.com/"><text:span text:style-name="T90_12">.</text:span></text:a></text:span><text:span text:style-name="T90_13"><text:a xlink:type="simple" xlink:href="http://monogame.codeplex.com/"><text:span text:style-name="T90_14">com</text:span></text:a></text:span><text:span text:style-name="T90_15"><text:a xlink:type="simple" xlink:href="http://monogame.codeplex.com/"><text:span text:style-name="T90_16">/</text:span></text:a></text:span></text:p>
      <text:h text:style-name="P91" text:outline-level="10"><text:bookmark-start text:name="h.8t6oc187phq7"/><text:bookmark-end text:name="h.8t6oc187phq7"/><text:span text:style-name="T91_1">Netgore</text:span></text:h>
      <text:p text:style-name="P92"><text:span text:style-name="T92_1">Netgore</text:span><text:span text:style-name="T92_2"><text:s/></text:span><text:span text:style-name="T92_3">is</text:span><text:span text:style-name="T92_4"><text:s/></text:span><text:span text:style-name="T92_5">a</text:span><text:span text:style-name="T92_6"><text:s/></text:span><text:span text:style-name="T92_7">cross</text:span><text:span text:style-name="T92_8">-</text:span><text:span text:style-name="T92_9">platform</text:span><text:span text:style-name="T92_10"><text:s/>(</text:span><text:span text:style-name="T92_11">Windows</text:span><text:span text:style-name="T92_12">,<text:s/></text:span><text:span text:style-name="T92_13">OSX</text:span><text:span text:style-name="T92_14">,<text:s/></text:span><text:span text:style-name="T92_15">Linux</text:span><text:span text:style-name="T92_16">)<text:s/></text:span><text:span text:style-name="T92_17">g</text:span><text:span text:style-name="T92_18">ame</text:span><text:span text:style-name="T92_19"><text:s/></text:span><text:span text:style-name="T92_20">Development</text:span><text:span text:style-name="T92_21"><text:s/></text:span><text:span text:style-name="T92_22">library</text:span><text:span text:style-name="T92_23"><text:s/></text:span><text:span text:style-name="T92_24">based</text:span><text:span text:style-name="T92_25"><text:s/></text:span><text:span text:style-name="T92_26">on</text:span><text:span text:style-name="T92_27"><text:s/></text:span><text:span text:style-name="T92_28">C</text:span><text:span text:style-name="T92_29">#.<text:s/></text:span><text:span text:style-name="T92_30">It</text:span><text:span text:style-name="T92_31"><text:s/></text:span><text:span text:style-name="T92_32">is</text:span><text:span text:style-name="T92_33"><text:s/>2</text:span><text:span text:style-name="T92_34">D</text:span><text:span text:style-name="T92_35"><text:s/></text:span><text:span text:style-name="T92_36">only</text:span><text:span text:style-name="T92_37"><text:s/></text:span><text:span text:style-name="T92_38">with</text:span><text:span text:style-name="T92_39"><text:s/></text:span><text:span text:style-name="T92_40">no</text:span><text:span text:style-name="T92_41"><text:s/></text:span><text:span text:style-name="T92_42">plans</text:span><text:span text:style-name="T92_43"><text:s/></text:span><text:span text:style-name="T92_44">for</text:span><text:span text:style-name="T92_45"><text:s/>3</text:span><text:span text:style-name="T92_46">D</text:span><text:span text:style-name="T92_47"><text:s/></text:span><text:span text:style-name="T92_48">support</text:span><text:span text:style-name="T92_49">.<text:s/></text:span><text:span text:style-name="T92_50">Its</text:span><text:span text:style-name="T92_51"><text:s/></text:span><text:span text:style-name="T92_52">networking</text:span><text:span text:style-name="T92_53"><text:s/></text:span><text:span text:style-name="T92_54">protocol</text:span><text:span text:style-name="T92_55"><text:s/></text:span><text:span text:style-name="T92_56">uses</text:span><text:span text:style-name="T92_57"><text:s/></text:span><text:span text:style-name="T92_58">a</text:span><text:span text:style-name="T92_59"><text:s/></text:span><text:span text:style-name="T92_60">mix</text:span><text:span text:style-name="T92_61"><text:s/></text:span><text:span text:style-name="T92_62">of</text:span><text:span text:style-name="T92_63"><text:s/></text:span><text:span text:style-name="T92_64">UDP</text:span><text:span text:style-name="T92_65"><text:s/></text:span><text:span text:style-name="T92_66">and</text:span><text:span text:style-name="T92_67"><text:s/></text:span><text:span text:style-name="T92_68">TCP</text:span><text:span text:style-name="T92_69"><text:s/></text:span><text:span text:style-name="T92_70">so</text:span><text:span text:style-name="T92_71"><text:s/></text:span><text:span text:style-name="T92_72">according</text:span><text:span text:style-name="T92_73"><text:s/></text:span><text:span text:style-name="T92_74">to</text:span><text:span text:style-name="T92_75"><text:s/></text:span><text:span text:style-name="T92_76">the</text:span><text:span text:style-name="T92_77"><text:s/></text:span><text:span text:style-name="T92_78">developers</text:span><text:span text:style-name="T92_79"><text:s/></text:span><text:span text:style-name="T92_80">it</text:span><text:span text:style-name="T92_81"><text:s/></text:span><text:span text:style-name="T92_82">is</text:span><text:span text:style-name="T92_83"><text:s/></text:span><text:span text:style-name="T92_84">unsuited</text:span><text:span text:style-name="T92_85"><text:s/></text:span><text:span text:style-name="T92_86">to</text:span><text:span text:style-name="T92_87"><text:s/></text:span><text:span text:style-name="T92_88">twitch</text:span><text:span text:style-name="T92_89"><text:s/></text:span><text:span text:style-name="T92_90">based</text:span><text:span text:style-name="T92_91"><text:s/></text:span><text:span text:style-name="T92_92">games</text:span><text:span text:style-name="T92_93"><text:s/>(</text:span><text:span text:style-name="T92_94">such</text:span><text:span text:style-name="T92_95"><text:s/></text:span><text:span text:style-name="T92_96">as</text:span><text:span text:style-name="T92_97"><text:s/></text:span><text:span text:style-name="T92_98">shooters</text:span><text:span text:style-name="T92_99">).<text:s/></text:span><text:span text:style-name="T92_100">The</text:span><text:span text:style-name="T92_101"><text:s/></text:span><text:span text:style-name="T92_102">engine</text:span><text:span text:style-name="T92_103"><text:s/></text:span><text:span text:style-name="T92_104">is</text:span><text:span text:style-name="T92_105"><text:s/></text:span><text:span text:style-name="T92_106">also</text:span><text:span text:style-name="T92_107"><text:s/></text:span><text:span text:style-name="T92_108">limited</text:span><text:span text:style-name="T92_109"><text:s/></text:span><text:span text:style-name="T92_110">to</text:span><text:span text:style-name="T92_111"><text:s/></text:span><text:span text:style-name="T92_112">only</text:span><text:span text:style-name="T92_113"><text:s/></text:span><text:span text:style-name="T92_114">a</text:span><text:span text:style-name="T92_115"><text:s/></text:span><text:span text:style-name="T92_116">few</text:span><text:span text:style-name="T92_117"><text:s/></text:span><text:span text:style-name="T92_118">hundred</text:span><text:span text:style-name="T92_119"><text:s/></text:span><text:span text:style-name="T92_120">players</text:span><text:span text:style-name="T92_121"><text:s/></text:span><text:span text:style-name="T92_122">at</text:span><text:span text:style-name="T92_123"><text:s/></text:span><text:span text:style-name="T92_124">once</text:span><text:span text:style-name="T92_125"><text:s/></text:span><text:span text:style-name="T92_126">per</text:span><text:span text:style-name="T92_127"><text:s/></text:span><text:span text:style-name="T92_128">server</text:span><text:span text:style-name="T92_129"><text:s/></text:span><text:span text:style-name="T92_130">though</text:span><text:span text:style-name="T92_131"><text:s/></text:span><text:span text:style-name="T92_132">I</text:span><text:span text:style-name="T92_133">’</text:span><text:span text:style-name="T92_134">m</text:span><text:span text:style-name="T92_135"><text:s/></text:span><text:span text:style-name="T92_136">not</text:span><text:span text:style-name="T92_137"><text:s/></text:span><text:span text:style-name="T92_138">sure</text:span><text:span text:style-name="T92_139"><text:s/></text:span><text:span text:style-name="T92_140">of</text:span><text:span text:style-name="T92_141"><text:s/></text:span><text:span text:style-name="T92_142">the</text:span><text:span text:style-name="T92_143"><text:s/></text:span><text:span text:style-name="T92_144">exact</text:span><text:span text:style-name="T92_145"><text:s/></text:span><text:span text:style-name="T92_146">reason</text:span><text:span text:style-name="T92_147"><text:s/></text:span><text:span text:style-name="T92_148">for</text:span><text:span text:style-name="T92_149"><text:s/></text:span><text:span text:style-name="T92_150">this</text:span><text:span text:style-name="T92_151">.</text:span></text:p>
      <text:p text:style-name="P93"><text:span text:style-name="T93_1"><text:a xlink:type="simple" xlink:href="http://www.netgore.com/"><text:span text:style-name="T93_2">http</text:span></text:a></text:span><text:span text:style-name="T93_3"><text:a xlink:type="simple" xlink:href="http://www.netgore.com/"><text:span text:style-name="T93_4">://</text:span></text:a></text:span><text:span text:style-name="T93_5"><text:a xlink:type="simple" xlink:href="http://www.netgore.com/"><text:span text:style-name="T93_6">www</text:span></text:a></text:span><text:span text:style-name="T93_7"><text:a xlink:type="simple" xlink:href="http://www.netgore.com/"><text:span text:style-name="T93_8">.</text:span></text:a></text:span><text:span text:style-name="T93_9"><text:a xlink:type="simple" xlink:href="http://www.netgore.com/"><text:span text:style-name="T93_10">netgore</text:span></text:a></text:span><text:span text:style-name="T93_11"><text:a xlink:type="simple" xlink:href="http://www.netgore.com/"><text:span text:style-name="T93_12">.</text:span></text:a></text:span><text:span text:style-name="T93_13"><text:a xlink:type="simple" xlink:href="http://www.netgore.com/"><text:span text:style-name="T93_14">com</text:span></text:a></text:span><text:span text:style-name="T93_15"><text:a xlink:type="simple" xlink:href="http://www.netgore.com/"><text:span text:style-name="T93_16">/</text:span></text:a></text:span></text:p>
      <text:h text:style-name="P94" text:outline-level="10"><text:bookmark-start text:name="h.w1qdv9g4nman"/><text:bookmark-end text:name="h.w1qdv9g4nman"/></text:h>
      <text:h text:style-name="P95" text:outline-level="10"><text:bookmark-start text:name="h.q2qdwy21483x"/><text:bookmark-end text:name="h.q2qdwy21483x"/><text:span text:style-name="T95_1">Starling</text:span><text:span text:style-name="T95_2"><text:s/></text:span><text:span text:style-name="T95_3">Framework</text:span></text:h>
      <text:p text:style-name="P96"><text:span text:style-name="T96_1">The</text:span><text:span text:style-name="T96_2"><text:s/></text:span><text:span text:style-name="T96_3">Starling</text:span><text:span text:style-name="T96_4"><text:s/></text:span><text:span text:style-name="T96_5">Framework</text:span><text:span text:style-name="T96_6"><text:s/></text:span><text:span text:style-name="T96_7">is</text:span><text:span text:style-name="T96_8"><text:s/></text:span><text:span text:style-name="T96_9">an</text:span><text:span text:style-name="T96_10"><text:s/></text:span><text:span text:style-name="T96_11">ActionScript</text:span><text:span text:style-name="T96_12"><text:s/>3.0<text:s/></text:span><text:span text:style-name="T96_13">library</text:span><text:span text:style-name="T96_14"><text:s/></text:span><text:span text:style-name="T96_15">under</text:span><text:span text:style-name="T96_16"><text:s/></text:span><text:span text:style-name="T96_17">a</text:span><text:span text:style-name="T96_18"><text:s/></text:span><text:span text:style-name="T96_19">simplified</text:span><text:span text:style-name="T96_20"><text:s/></text:span><text:span text:style-name="T96_21">Berkeley</text:span><text:span text:style-name="T96_22"><text:s/></text:span><text:span text:style-name="T96_23">Software</text:span><text:span text:style-name="T96_24"><text:s/></text:span><text:span text:style-name="T96_25">Distribution</text:span><text:span text:style-name="T96_26"><text:s/></text:span><text:span text:style-name="T96_27">license</text:span><text:span text:style-name="T96_28">.<text:s/></text:span><text:span text:style-name="T96_29">It</text:span><text:span text:style-name="T96_30"><text:s/></text:span><text:span text:style-name="T96_31">is</text:span><text:span text:style-name="T96_32"><text:s/></text:span><text:span text:style-name="T96_33">completely</text:span><text:span text:style-name="T96_34"><text:s/></text:span><text:span text:style-name="T96_35">free</text:span><text:span text:style-name="T96_36"><text:s/></text:span><text:span text:style-name="T96_37">and</text:span><text:span text:style-name="T96_38"><text:s/></text:span><text:span text:style-name="T96_39">Open</text:span><text:span text:style-name="T96_40"><text:s/></text:span><text:span text:style-name="T96_41">Source</text:span><text:span text:style-name="T96_42">.<text:s/></text:span><text:span text:style-name="T96_43">Accessible</text:span><text:span text:style-name="T96_44"><text:s/></text:span><text:span text:style-name="T96_45">documentation</text:span><text:span text:style-name="T96_46"><text:s/></text:span><text:span text:style-name="T96_47">accompanies</text:span><text:span text:style-name="T96_48"><text:s/></text:span><text:span text:style-name="T96_49">the</text:span><text:span text:style-name="T96_50"><text:s/></text:span><text:span text:style-name="T96_51">framework</text:span><text:span text:style-name="T96_52">,<text:s/></text:span><text:span text:style-name="T96_53">including</text:span><text:span text:style-name="T96_54"><text:s/></text:span><text:span text:style-name="T96_55">a</text:span><text:span text:style-name="T96_56"><text:s/></text:span><text:span text:style-name="T96_57">wiki</text:span><text:span text:style-name="T96_58">,<text:s/></text:span><text:span text:style-name="T96_59">and</text:span><text:span text:style-name="T96_60"><text:s/></text:span><text:span text:style-name="T96_61">a</text:span><text:span text:style-name="T96_62"><text:s/></text:span><text:span text:style-name="T96_63">robust</text:span><text:span text:style-name="T96_64"><text:s/></text:span><text:span text:style-name="T96_65">API</text:span><text:span text:style-name="T96_66"><text:s/></text:span><text:span text:style-name="T96_67">reference</text:span><text:span text:style-name="T96_68">.<text:s/></text:span><text:span text:style-name="T96_69">Starling</text:span><text:span text:style-name="T96_70"><text:s/></text:span><text:span text:style-name="T96_71">is</text:span><text:span text:style-name="T96_72"><text:s/></text:span><text:span text:style-name="T96_73">driven</text:span><text:span text:style-name="T96_74"><text:s/></text:span><text:span text:style-name="T96_75">by</text:span><text:span text:style-name="T96_76"><text:s/></text:span><text:span text:style-name="T96_77">a</text:span><text:span text:style-name="T96_78"><text:s/></text:span><text:span text:style-name="T96_79">vivid</text:span><text:span text:style-name="T96_80"><text:s/></text:span><text:span text:style-name="T96_81">community</text:span><text:span text:style-name="T96_82">.<text:s/></text:span><text:span text:style-name="T96_83">Starling</text:span><text:span text:style-name="T96_84"><text:s/></text:span><text:span text:style-name="T96_85">allows</text:span><text:span text:style-name="T96_86"><text:s/></text:span><text:span text:style-name="T96_87">users</text:span><text:span text:style-name="T96_88"><text:s/></text:span><text:span text:style-name="T96_89">to</text:span><text:span text:style-name="T96_90"><text:s/></text:span><text:span text:style-name="T96_91">better</text:span><text:span text:style-name="T96_92"><text:s/></text:span><text:span text:style-name="T96_93">interact</text:span><text:span text:style-name="T96_94"><text:s/></text:span><text:span text:style-name="T96_95">with</text:span><text:span text:style-name="T96_96"><text:s/></text:span><text:span text:style-name="T96_97">Flash</text:span><text:span text:style-name="T96_98">’</text:span><text:span text:style-name="T96_99">s</text:span><text:span text:style-name="T96_100"><text:s/></text:span><text:span text:style-name="T96_101">Stage</text:span><text:span text:style-name="T96_102">3</text:span><text:span text:style-name="T96_103">D</text:span><text:span text:style-name="T96_104"><text:s/></text:span><text:span text:style-name="T96_105">low</text:span><text:span text:style-name="T96_106"><text:s/></text:span><text:span text:style-name="T96_107">level</text:span><text:span text:style-name="T96_108"><text:s/></text:span><text:span text:style-name="T96_109">API</text:span><text:span text:style-name="T96_110">.<text:s/></text:span><text:span text:style-name="T96_111">This</text:span><text:span text:style-name="T96_112"><text:s/></text:span><text:span text:style-name="T96_113">proved</text:span><text:span text:style-name="T96_114"><text:s/></text:span><text:span text:style-name="T96_115">to</text:span><text:span text:style-name="T96_116"><text:s/></text:span><text:span text:style-name="T96_117">be</text:span><text:span text:style-name="T96_118"><text:s/></text:span><text:span text:style-name="T96_119">especially</text:span><text:span text:style-name="T96_120"><text:s/></text:span><text:span text:style-name="T96_121">helpful</text:span><text:span text:style-name="T96_122"><text:s/></text:span><text:span text:style-name="T96_123">on</text:span><text:span text:style-name="T96_124"><text:s/></text:span><text:span text:style-name="T96_125">mobile</text:span><text:span text:style-name="T96_126"><text:s/></text:span><text:span text:style-name="T96_127">devices</text:span><text:span text:style-name="T96_128"><text:s/></text:span><text:span text:style-name="T96_129">where</text:span><text:span text:style-name="T96_130"><text:s/></text:span><text:span text:style-name="T96_131">less</text:span><text:span text:style-name="T96_132"><text:s/></text:span><text:span text:style-name="T96_133">CPU</text:span><text:span text:style-name="T96_134"><text:s/></text:span><text:span text:style-name="T96_135">power</text:span><text:span text:style-name="T96_136"><text:s/></text:span><text:span text:style-name="T96_137">exists</text:span><text:span text:style-name="T96_138">.<text:s/></text:span><text:span text:style-name="T96_139"><text:a xlink:type="simple" xlink:href="http://gamua.com/starling/"><text:span text:style-name="T96_140">http</text:span></text:a></text:span><text:span text:style-name="T96_141"><text:a xlink:type="simple" xlink:href="http://gamua.com/starling/"><text:span text:style-name="T96_142">://</text:span></text:a></text:span><text:span text:style-name="T96_143"><text:a xlink:type="simple" xlink:href="http://gamua.com/starling/"><text:span text:style-name="T96_144">gamua</text:span></text:a></text:span><text:span text:style-name="T96_145"><text:a xlink:type="simple" xlink:href="http://gamua.com/starling/"><text:span text:style-name="T96_146">.</text:span></text:a></text:span><text:span text:style-name="T96_147"><text:a xlink:type="simple" xlink:href="http://gamua.com/starling/"><text:span text:style-name="T96_148">com</text:span></text:a></text:span><text:span text:style-name="T96_149"><text:a xlink:type="simple" xlink:href="http://gamua.com/starling/"><text:span text:style-name="T96_150">/</text:span></text:a></text:span><text:span text:style-name="T96_151"><text:a xlink:type="simple" xlink:href="http://gamua.com/starling/"><text:span text:style-name="T96_152">starling</text:span></text:a></text:span><text:span text:style-name="T96_153"><text:a xlink:type="simple" xlink:href="http://gamua.com/starling/"><text:span text:style-name="T96_154">/</text:span></text:a></text:span></text:p>
      <text:h text:style-name="P97" text:outline-level="10"><text:bookmark-start text:name="h.ltezvxolirc8"/><text:bookmark-end text:name="h.ltezvxolirc8"/><text:span text:style-name="T97_1">Pygame</text:span></text:h>
      <text:p text:style-name="P98"><text:span text:style-name="T98_1">Pygame</text:span><text:span text:style-name="T98_2"><text:s/></text:span><text:span text:style-name="T98_3">is</text:span><text:span text:style-name="T98_4"><text:s/></text:span><text:span text:style-name="T98_5">a</text:span><text:span text:style-name="T98_6"><text:s/></text:span><text:span text:style-name="T98_7">library</text:span><text:span text:style-name="T98_8"><text:s/></text:span><text:span text:style-name="T98_9">for</text:span><text:span text:style-name="T98_10"><text:s/></text:span><text:span text:style-name="T98_11">python</text:span><text:span text:style-name="T98_12"><text:s/></text:span><text:span text:style-name="T98_13">that</text:span><text:span text:style-name="T98_14"><text:s/></text:span><text:span text:style-name="T98_15">has</text:span><text:span text:style-name="T98_16"><text:s/></text:span><text:span text:style-name="T98_17">bindings</text:span><text:span text:style-name="T98_18"><text:s/></text:span><text:span text:style-name="T98_19">to</text:span><text:span text:style-name="T98_20"><text:s/></text:span><text:span text:style-name="T98_21">SDL</text:span><text:span text:style-name="T98_22"><text:s/></text:span><text:span text:style-name="T98_23">so</text:span><text:span text:style-name="T98_24"><text:s/></text:span><text:span text:style-name="T98_25">that</text:span><text:span text:style-name="T98_26"><text:s/></text:span><text:span text:style-name="T98_27">low</text:span><text:span text:style-name="T98_28"><text:s/></text:span><text:span text:style-name="T98_29">level</text:span><text:span text:style-name="T98_30"><text:s/></text:span><text:span text:style-name="T98_31">C</text:span><text:span text:style-name="T98_32"><text:s/></text:span><text:span text:style-name="T98_33">programming</text:span><text:span text:style-name="T98_34"><text:s/></text:span><text:span text:style-name="T98_35">does</text:span><text:span text:style-name="T98_36"><text:s/></text:span><text:span text:style-name="T98_37">not</text:span><text:span text:style-name="T98_38"><text:s/></text:span><text:span text:style-name="T98_39">need</text:span><text:span text:style-name="T98_40"><text:s/></text:span><text:span text:style-name="T98_41">to</text:span><text:span text:style-name="T98_42"><text:s/></text:span><text:span text:style-name="T98_43">be</text:span><text:span text:style-name="T98_44"><text:s/></text:span><text:span text:style-name="T98_45">handled</text:span><text:span text:style-name="T98_46"><text:s/></text:span><text:span text:style-name="T98_47">by</text:span><text:span text:style-name="T98_48"><text:s/></text:span><text:span text:style-name="T98_49">the</text:span><text:span text:style-name="T98_50"><text:s/></text:span><text:span text:style-name="T98_51">programmer</text:span><text:span text:style-name="T98_52">,<text:s/></text:span><text:span text:style-name="T98_53">but</text:span><text:span text:style-name="T98_54"><text:s/></text:span><text:span text:style-name="T98_55">by</text:span><text:span text:style-name="T98_56"><text:s/></text:span><text:span text:style-name="T98_57">the</text:span><text:span text:style-name="T98_58"><text:s/></text:span><text:span text:style-name="T98_59">program</text:span><text:span text:style-name="T98_60">.<text:s/></text:span><text:span text:style-name="T98_61">Pygame</text:span><text:span text:style-name="T98_62"><text:s/></text:span><text:span text:style-name="T98_63">lets</text:span><text:span text:style-name="T98_64"><text:s/></text:span><text:span text:style-name="T98_65">the</text:span><text:span text:style-name="T98_66"><text:s/></text:span><text:span text:style-name="T98_67">programmer</text:span><text:span text:style-name="T98_68"><text:s/></text:span><text:span text:style-name="T98_69">handle</text:span><text:span text:style-name="T98_70"><text:s/></text:span><text:span text:style-name="T98_71">all</text:span><text:span text:style-name="T98_72"><text:s/></text:span><text:span text:style-name="T98_73">the</text:span><text:span text:style-name="T98_74"><text:s/></text:span><text:span text:style-name="T98_75">higher</text:span><text:span text:style-name="T98_76"><text:s/></text:span><text:span text:style-name="T98_77">game</text:span><text:span text:style-name="T98_78"><text:s/></text:span><text:span text:style-name="T98_79">logic</text:span><text:span text:style-name="T98_80"><text:s/></text:span><text:span text:style-name="T98_81">and</text:span><text:span text:style-name="T98_82"><text:s/></text:span><text:span text:style-name="T98_83">what</text:span><text:span text:style-name="T98_84"><text:s/></text:span><text:span text:style-name="T98_85">appears</text:span><text:span text:style-name="T98_86"><text:s/></text:span><text:span text:style-name="T98_87">on</text:span><text:span text:style-name="T98_88"><text:s/></text:span><text:span text:style-name="T98_89">the</text:span><text:span text:style-name="T98_90"><text:s/></text:span><text:span text:style-name="T98_91">game</text:span><text:span text:style-name="T98_92"><text:s/></text:span><text:span text:style-name="T98_93">screen</text:span><text:span text:style-name="T98_94"><text:s/></text:span><text:span text:style-name="T98_95">in</text:span><text:span text:style-name="T98_96"><text:s/></text:span><text:span text:style-name="T98_97">a</text:span><text:span text:style-name="T98_98"><text:s/></text:span><text:span text:style-name="T98_99">simple</text:span><text:span text:style-name="T98_100"><text:s/></text:span><text:span text:style-name="T98_101">form</text:span><text:span text:style-name="T98_102">,<text:s/></text:span><text:span text:style-name="T98_103">not</text:span><text:span text:style-name="T98_104"><text:s/></text:span><text:span text:style-name="T98_105">in</text:span><text:span text:style-name="T98_106"><text:s/></text:span><text:span text:style-name="T98_107">byte</text:span><text:span text:style-name="T98_108"><text:s/></text:span><text:span text:style-name="T98_109">form</text:span><text:span text:style-name="T98_110">.<text:s/></text:span><text:span text:style-name="T98_111">Pygame</text:span><text:span text:style-name="T98_112"><text:s/></text:span><text:span text:style-name="T98_113">is</text:span><text:span text:style-name="T98_114"><text:s/></text:span><text:span text:style-name="T98_115">used</text:span><text:span text:style-name="T98_116"><text:s/></text:span><text:span text:style-name="T98_117">to</text:span><text:span text:style-name="T98_118"><text:s/></text:span><text:span text:style-name="T98_119">make</text:span><text:span text:style-name="T98_120"><text:s/>2</text:span><text:span text:style-name="T98_121">D</text:span><text:span text:style-name="T98_122"><text:s/></text:span><text:span text:style-name="T98_123">games</text:span><text:span text:style-name="T98_124"><text:s/></text:span><text:span text:style-name="T98_125">and</text:span><text:span text:style-name="T98_126"><text:s/></text:span><text:span text:style-name="T98_127">is</text:span><text:span text:style-name="T98_128"><text:s/></text:span><text:span text:style-name="T98_129">under</text:span><text:span text:style-name="T98_130"><text:s/></text:span><text:span text:style-name="T98_131">the</text:span><text:span text:style-name="T98_132"><text:s/></text:span><text:span text:style-name="T98_133">GNU</text:span><text:span text:style-name="T98_134"><text:s/></text:span><text:span text:style-name="T98_135">Lesser</text:span><text:span text:style-name="T98_136"><text:s/></text:span><text:span text:style-name="T98_137">General</text:span><text:span text:style-name="T98_138"><text:s/></text:span><text:span text:style-name="T98_139">License</text:span><text:span text:style-name="T98_140">.<text:s/></text:span></text:p>
      <text:p text:style-name="P99"><text:span text:style-name="T99_1"><text:a xlink:type="simple" xlink:href="http://www.pygame.org/news.html"><text:span text:style-name="T99_2">http</text:span></text:a></text:span><text:span text:style-name="T99_3"><text:a xlink:type="simple" xlink:href="http://www.pygame.org/news.html"><text:span text:style-name="T99_4">://</text:span></text:a></text:span><text:span text:style-name="T99_5"><text:a xlink:type="simple" xlink:href="http://www.pygame.org/news.html"><text:span text:style-name="T99_6">www</text:span></text:a></text:span><text:span text:style-name="T99_7"><text:a xlink:type="simple" xlink:href="http://www.pygame.org/news.html"><text:span text:style-name="T99_8">.</text:span></text:a></text:span><text:span text:style-name="T99_9"><text:a xlink:type="simple" xlink:href="http://www.pygame.org/news.html"><text:span text:style-name="T99_10">pygame</text:span></text:a></text:span><text:span text:style-name="T99_11"><text:a xlink:type="simple" xlink:href="http://www.pygame.org/news.html"><text:span text:style-name="T99_12">.</text:span></text:a></text:span><text:span text:style-name="T99_13"><text:a xlink:type="simple" xlink:href="http://www.pygame.org/news.html"><text:span text:style-name="T99_14">org</text:span></text:a></text:span><text:span text:style-name="T99_15"><text:a xlink:type="simple" xlink:href="http://www.pygame.org/news.html"><text:span text:style-name="T99_16">/</text:span></text:a></text:span><text:span text:style-name="T99_17"><text:a xlink:type="simple" xlink:href="http://www.pygame.org/news.html"><text:span text:style-name="T99_18">news</text:span></text:a></text:span><text:span text:style-name="T99_19"><text:a xlink:type="simple" xlink:href="http://www.pygame.org/news.html"><text:span text:style-name="T99_20">.</text:span></text:a></text:span><text:span text:style-name="T99_21"><text:a xlink:type="simple" xlink:href="http://www.pygame.org/news.html"><text:span text:style-name="T99_22">html</text:span></text:a></text:span></text:p>
      <text:h text:style-name="P100" text:outline-level="10"><text:bookmark-start text:name="h.fz0ngzu2il9p"/><text:bookmark-end text:name="h.fz0ngzu2il9p"/><text:span text:style-name="T100_1">Love</text:span></text:h>
      <text:p text:style-name="P101"><text:span text:style-name="T101_1">Love</text:span><text:span text:style-name="T101_2"><text:s/></text:span><text:span text:style-name="T101_3">is</text:span><text:span text:style-name="T101_4"><text:s/></text:span><text:span text:style-name="T101_5">a</text:span><text:span text:style-name="T101_6"><text:s/>2</text:span><text:span text:style-name="T101_7">D</text:span><text:span text:style-name="T101_8"><text:s/></text:span><text:span text:style-name="T101_9">game</text:span><text:span text:style-name="T101_10"><text:s/></text:span><text:span text:style-name="T101_11">framework</text:span><text:span text:style-name="T101_12"><text:s/></text:span><text:span text:style-name="T101_13">that</text:span><text:span text:style-name="T101_14"><text:s/></text:span><text:span text:style-name="T101_15">uses</text:span><text:span text:style-name="T101_16"><text:s/></text:span><text:span text:style-name="T101_17">the</text:span><text:span text:style-name="T101_18"><text:s/></text:span><text:span text:style-name="T101_19">language</text:span><text:span text:style-name="T101_20"><text:s/></text:span><text:span text:style-name="T101_21">Lua</text:span><text:span text:style-name="T101_22">.<text:s/></text:span><text:span text:style-name="T101_23">This</text:span><text:span text:style-name="T101_24"><text:s/></text:span><text:span text:style-name="T101_25">framework</text:span><text:span text:style-name="T101_26"><text:s/></text:span><text:span text:style-name="T101_27">is</text:span><text:span text:style-name="T101_28"><text:s/></text:span><text:span text:style-name="T101_29">similar</text:span><text:span text:style-name="T101_30"><text:s/></text:span><text:span text:style-name="T101_31">to</text:span><text:span text:style-name="T101_32"><text:s/></text:span><text:span text:style-name="T101_33">python</text:span><text:span text:style-name="T101_34">’</text:span><text:span text:style-name="T101_35">s</text:span><text:span text:style-name="T101_36"><text:s/></text:span><text:span text:style-name="T101_37">Pygame</text:span><text:span text:style-name="T101_38">,<text:s/></text:span><text:span text:style-name="T101_39">except</text:span><text:span text:style-name="T101_40"><text:s/></text:span><text:span text:style-name="T101_41">in</text:span><text:span text:style-name="T101_42"><text:s/></text:span><text:span text:style-name="T101_43">its</text:span><text:span text:style-name="T101_44"><text:s/></text:span><text:span text:style-name="T101_45">documentation</text:span><text:span text:style-name="T101_46"><text:s/></text:span><text:span text:style-name="T101_47">and</text:span><text:span text:style-name="T101_48"><text:s/></text:span><text:span text:style-name="T101_49">language</text:span><text:span text:style-name="T101_50"><text:s/></text:span><text:span text:style-name="T101_51">used</text:span><text:span text:style-name="T101_52"><text:s/></text:span><text:span text:style-name="T101_53">to</text:span><text:span text:style-name="T101_54"><text:s/></text:span><text:span text:style-name="T101_55">develop</text:span><text:span text:style-name="T101_56"><text:s/></text:span><text:span text:style-name="T101_57">in</text:span><text:span text:style-name="T101_58">.<text:s/></text:span><text:span text:style-name="T101_59">Love</text:span><text:span text:style-name="T101_60"><text:s/></text:span><text:span text:style-name="T101_61">is</text:span><text:span text:style-name="T101_62"><text:s/></text:span><text:span text:style-name="T101_63">being</text:span><text:span text:style-name="T101_64"><text:s/></text:span><text:span text:style-name="T101_65">constantly</text:span><text:span text:style-name="T101_66"><text:s/></text:span><text:span text:style-name="T101_67">updated</text:span><text:span text:style-name="T101_68"><text:s/></text:span><text:span text:style-name="T101_69">as</text:span><text:span text:style-name="T101_70"><text:s/></text:span><text:span text:style-name="T101_71">shown</text:span><text:span text:style-name="T101_72"><text:s/></text:span><text:span text:style-name="T101_73">in</text:span><text:span text:style-name="T101_74"><text:s/></text:span><text:span text:style-name="T101_75">its</text:span><text:span text:style-name="T101_76"><text:s/></text:span><text:span text:style-name="T101_77">bitbucket</text:span><text:span text:style-name="T101_78"><text:s/></text:span><text:span text:style-name="T101_79">repository</text:span><text:span text:style-name="T101_80">,<text:s/></text:span><text:span text:style-name="T101_81">whereas</text:span><text:span text:style-name="T101_82"><text:s/></text:span><text:span text:style-name="T101_83">Pygame</text:span><text:span text:style-name="T101_84">,<text:s/></text:span><text:span text:style-name="T101_85">is</text:span><text:span text:style-name="T101_86"><text:s/></text:span><text:span text:style-name="T101_87">somewhat</text:span><text:span text:style-name="T101_88"><text:s/></text:span><text:span text:style-name="T101_89">stagnant</text:span><text:span text:style-name="T101_90"><text:s/></text:span><text:span text:style-name="T101_91">at</text:span><text:span text:style-name="T101_92"><text:s/></text:span><text:span text:style-name="T101_93">the</text:span><text:span text:style-name="T101_94"><text:s/></text:span><text:span text:style-name="T101_95">moment</text:span><text:span text:style-name="T101_96">.<text:s/></text:span><text:span text:style-name="T101_97">Using</text:span><text:span text:style-name="T101_98"><text:s/></text:span><text:span text:style-name="T101_99">love</text:span><text:span text:style-name="T101_100"><text:s/></text:span><text:span text:style-name="T101_101">over</text:span><text:span text:style-name="T101_102"><text:s/></text:span><text:span text:style-name="T101_103">Pygame</text:span><text:span text:style-name="T101_104"><text:s/></text:span><text:span text:style-name="T101_105">really</text:span><text:span text:style-name="T101_106"><text:s/></text:span><text:span text:style-name="T101_107">is</text:span><text:span text:style-name="T101_108"><text:s/></text:span><text:span text:style-name="T101_109">a</text:span><text:span text:style-name="T101_110"><text:s/></text:span><text:span text:style-name="T101_111">question</text:span><text:span text:style-name="T101_112"><text:s/></text:span><text:span text:style-name="T101_113">what</text:span><text:span text:style-name="T101_114"><text:s/></text:span><text:span text:style-name="T101_115">language</text:span><text:span text:style-name="T101_116"><text:s/></text:span><text:span text:style-name="T101_117">is</text:span><text:span text:style-name="T101_118"><text:s/></text:span><text:span text:style-name="T101_119">better</text:span><text:span text:style-name="T101_120"><text:s/></text:span><text:span text:style-name="T101_121">known</text:span><text:span text:style-name="T101_122">,<text:s/></text:span><text:span text:style-name="T101_123">but</text:span><text:span text:style-name="T101_124"><text:s/></text:span><text:span text:style-name="T101_125">from</text:span><text:span text:style-name="T101_126"><text:s/></text:span><text:span text:style-name="T101_127">a</text:span><text:span text:style-name="T101_128"><text:s/></text:span><text:span text:style-name="T101_129">technical</text:span><text:span text:style-name="T101_130"><text:s/></text:span><text:span text:style-name="T101_131">standpoint</text:span><text:span text:style-name="T101_132"><text:s/></text:span><text:span text:style-name="T101_133">there</text:span><text:span text:style-name="T101_134"><text:s/></text:span><text:span text:style-name="T101_135">is</text:span><text:span text:style-name="T101_136"><text:s/></text:span><text:span text:style-name="T101_137">very</text:span><text:span text:style-name="T101_138"><text:s/></text:span><text:span text:style-name="T101_139">little</text:span><text:span text:style-name="T101_140"><text:s/></text:span><text:span text:style-name="T101_141">difference</text:span><text:span text:style-name="T101_142">.</text:span></text:p>
      <text:p text:style-name="P102"><text:span text:style-name="T102_1"><text:a xlink:type="simple" xlink:href="https://love2d.org/"><text:span text:style-name="T102_2">https</text:span></text:a></text:span><text:span text:style-name="T102_3"><text:a xlink:type="simple" xlink:href="https://love2d.org/"><text:span text:style-name="T102_4">://</text:span></text:a></text:span><text:span text:style-name="T102_5"><text:a xlink:type="simple" xlink:href="https://love2d.org/"><text:span text:style-name="T102_6">love</text:span></text:a></text:span><text:span text:style-name="T102_7"><text:a xlink:type="simple" xlink:href="https://love2d.org/"><text:span text:style-name="T102_8">2</text:span></text:a></text:span><text:span text:style-name="T102_9"><text:a xlink:type="simple" xlink:href="https://love2d.org/"><text:span text:style-name="T102_10">d</text:span></text:a></text:span><text:span text:style-name="T102_11"><text:a xlink:type="simple" xlink:href="https://love2d.org/"><text:span text:style-name="T102_12">.</text:span></text:a></text:span><text:span text:style-name="T102_13"><text:a xlink:type="simple" xlink:href="https://love2d.org/"><text:span text:style-name="T102_14">org</text:span></text:a></text:span><text:span text:style-name="T102_15"><text:a xlink:type="simple" xlink:href="https://love2d.org/"><text:span text:style-name="T102_16">/</text:span></text:a></text:span></text:p>
      <text:h text:style-name="P103" text:outline-level="10"><text:bookmark-start text:name="h.v34axghz33wd"/><text:bookmark-end text:name="h.v34axghz33wd"/><text:span text:style-name="T103_1">Spring</text:span><text:span text:style-name="T103_2"><text:s/></text:span><text:span text:style-name="T103_3">Engine</text:span></text:h>
      <text:p text:style-name="P104"><text:span text:style-name="T104_1">This</text:span><text:span text:style-name="T104_2"><text:s/></text:span><text:span text:style-name="T104_3">engine</text:span><text:span text:style-name="T104_4"><text:s/></text:span><text:span text:style-name="T104_5">is</text:span><text:span text:style-name="T104_6"><text:s/></text:span><text:span text:style-name="T104_7">made</text:span><text:span text:style-name="T104_8"><text:s/></text:span><text:span text:style-name="T104_9">specifically</text:span><text:span text:style-name="T104_10"><text:s/></text:span><text:span text:style-name="T104_11">for</text:span><text:span text:style-name="T104_12"><text:s/></text:span><text:span text:style-name="T104_13">Real</text:span><text:span text:style-name="T104_14"><text:s/></text:span><text:span text:style-name="T104_15">Time</text:span><text:span text:style-name="T104_16"><text:s/></text:span><text:span text:style-name="T104_17">Strategy</text:span><text:span text:style-name="T104_18"><text:s/></text:span><text:span text:style-name="T104_19">games</text:span><text:span text:style-name="T104_20">.<text:s/></text:span><text:span text:style-name="T104_21">With</text:span><text:span text:style-name="T104_22"><text:s/></text:span><text:span text:style-name="T104_23">that</text:span><text:span text:style-name="T104_24"><text:s/></text:span><text:span text:style-name="T104_25">in</text:span><text:span text:style-name="T104_26"><text:s/></text:span><text:span text:style-name="T104_27">mind</text:span><text:span text:style-name="T104_28">,<text:s/></text:span><text:span text:style-name="T104_29">the</text:span><text:span text:style-name="T104_30"><text:s/></text:span><text:span text:style-name="T104_31">engine</text:span><text:span text:style-name="T104_32"><text:s/></text:span><text:span text:style-name="T104_33">handles</text:span><text:span text:style-name="T104_34"><text:s/></text:span><text:span text:style-name="T104_35">almost</text:span><text:span text:style-name="T104_36"><text:s/></text:span><text:span text:style-name="T104_37">all</text:span><text:span text:style-name="T104_38"><text:s/></text:span><text:span text:style-name="T104_39">of</text:span><text:span text:style-name="T104_40"><text:s/></text:span><text:span text:style-name="T104_41">the</text:span><text:span text:style-name="T104_42"><text:s/></text:span><text:span text:style-name="T104_43">backend</text:span><text:span text:style-name="T104_44"><text:s/></text:span><text:span text:style-name="T104_45">required</text:span><text:span text:style-name="T104_46"><text:s/></text:span><text:span text:style-name="T104_47">for</text:span><text:span text:style-name="T104_48"><text:s/></text:span><text:span text:style-name="T104_49">a</text:span><text:span text:style-name="T104_50"><text:s/></text:span><text:span text:style-name="T104_51">RTS</text:span><text:span text:style-name="T104_52"><text:s/></text:span><text:span text:style-name="T104_53">game</text:span><text:span text:style-name="T104_54"><text:s/></text:span><text:span text:style-name="T104_55">including</text:span><text:span text:style-name="T104_56"><text:s/></text:span><text:span text:style-name="T104_57">LAN</text:span><text:span text:style-name="T104_58"><text:s/></text:span><text:span text:style-name="T104_59">and</text:span><text:span text:style-name="T104_60"><text:s/></text:span><text:span text:style-name="T104_61">online</text:span><text:span text:style-name="T104_62"><text:s/></text:span><text:span text:style-name="T104_63">play</text:span><text:span text:style-name="T104_64">.<text:s/></text:span><text:span text:style-name="T104_65">The</text:span><text:span text:style-name="T104_66"><text:s/></text:span><text:span text:style-name="T104_67">engine</text:span><text:span text:style-name="T104_68"><text:s/></text:span><text:span text:style-name="T104_69">is</text:span><text:span text:style-name="T104_70"><text:s/></text:span><text:span text:style-name="T104_71">very</text:span><text:span text:style-name="T104_72"><text:s/></text:span><text:span text:style-name="T104_73">scalable</text:span><text:span text:style-name="T104_74">,<text:s/></text:span><text:span text:style-name="T104_75">with</text:span><text:span text:style-name="T104_76"><text:s/></text:span><text:span text:style-name="T104_77">some</text:span><text:span text:style-name="T104_78"><text:s/></text:span><text:span text:style-name="T104_79">games</text:span><text:span text:style-name="T104_80"><text:s/></text:span><text:span text:style-name="T104_81">using</text:span><text:span text:style-name="T104_82"><text:s/></text:span><text:span text:style-name="T104_83">the</text:span><text:span text:style-name="T104_84"><text:s/></text:span><text:span text:style-name="T104_85">engine</text:span><text:span text:style-name="T104_86"><text:s/></text:span><text:span text:style-name="T104_87">showing</text:span><text:span text:style-name="T104_88"><text:s/></text:span><text:span text:style-name="T104_89">over</text:span><text:span text:style-name="T104_90"><text:s/>1,000<text:s/></text:span><text:span text:style-name="T104_91">units</text:span><text:span text:style-name="T104_92"><text:s/></text:span><text:span text:style-name="T104_93">on</text:span><text:span text:style-name="T104_94"><text:s/></text:span><text:span text:style-name="T104_95">screen</text:span><text:span text:style-name="T104_96"><text:s/></text:span><text:span text:style-name="T104_97">at</text:span><text:span text:style-name="T104_98"><text:s/></text:span><text:span text:style-name="T104_99">once</text:span><text:span text:style-name="T104_100"><text:s/></text:span><text:span text:style-name="T104_101">and</text:span><text:span text:style-name="T104_102"><text:s/></text:span><text:span text:style-name="T104_103">the</text:span><text:span text:style-name="T104_104"><text:s/></text:span><text:span text:style-name="T104_105">game</text:span><text:span text:style-name="T104_106"><text:s/></text:span><text:span text:style-name="T104_107">still</text:span><text:span text:style-name="T104_108"><text:s/></text:span><text:span text:style-name="T104_109">running</text:span><text:span text:style-name="T104_110"><text:s/></text:span><text:span text:style-name="T104_111">fine</text:span><text:span text:style-name="T104_112">.<text:s/></text:span><text:span text:style-name="T104_113">This</text:span><text:span text:style-name="T104_114"><text:s/></text:span><text:span text:style-name="T104_115">engine</text:span><text:span text:style-name="T104_116"><text:s/></text:span><text:span text:style-name="T104_117">is</text:span><text:span text:style-name="T104_118"><text:s/></text:span><text:span text:style-name="T104_119">filled</text:span><text:span text:style-name="T104_120"><text:s/></text:span><text:span text:style-name="T104_121">with</text:span><text:span text:style-name="T104_122"><text:s/></text:span><text:span text:style-name="T104_123">open</text:span><text:span text:style-name="T104_124"><text:s/></text:span><text:span text:style-name="T104_125">source</text:span><text:span text:style-name="T104_126"><text:s/></text:span><text:span text:style-name="T104_127">technologies</text:span><text:span text:style-name="T104_128">,<text:s/></text:span><text:span text:style-name="T104_129">from</text:span><text:span text:style-name="T104_130"><text:s/></text:span><text:span text:style-name="T104_131">Open</text:span><text:span text:style-name="T104_132"><text:s/></text:span><text:span text:style-name="T104_133">GL</text:span><text:span text:style-name="T104_134"><text:s/></text:span><text:span text:style-name="T104_135">to</text:span><text:span text:style-name="T104_136"><text:s/></text:span><text:span text:style-name="T104_137">Open</text:span><text:span text:style-name="T104_138"><text:s/></text:span><text:span text:style-name="T104_139">AL</text:span><text:span text:style-name="T104_140"><text:s/></text:span><text:span text:style-name="T104_141">and</text:span><text:span text:style-name="T104_142"><text:s/></text:span><text:span text:style-name="T104_143">SDL</text:span><text:span text:style-name="T104_144">.<text:s/></text:span><text:span text:style-name="T104_145">It</text:span><text:span text:style-name="T104_146">’</text:span><text:span text:style-name="T104_147">s</text:span><text:span text:style-name="T104_148"><text:s/></text:span><text:span text:style-name="T104_149">made</text:span><text:span text:style-name="T104_150"><text:s/></text:span><text:span text:style-name="T104_151">for</text:span><text:span text:style-name="T104_152"><text:s/></text:span><text:span text:style-name="T104_153">and</text:span><text:span text:style-name="T104_154"><text:s/></text:span><text:span text:style-name="T104_155">by</text:span><text:span text:style-name="T104_156"><text:s/></text:span><text:span text:style-name="T104_157">open</text:span><text:span text:style-name="T104_158"><text:s/></text:span><text:span text:style-name="T104_159">source</text:span><text:span text:style-name="T104_160"><text:s/></text:span><text:span text:style-name="T104_161">developers</text:span><text:span text:style-name="T104_162">.<text:s/></text:span></text:p>
      <text:p text:style-name="P105"><text:span text:style-name="T105_1"><text:a xlink:type="simple" xlink:href="http://springrts.com/"><text:span text:style-name="T105_2">http</text:span></text:a></text:span><text:span text:style-name="T105_3"><text:a xlink:type="simple" xlink:href="http://springrts.com/"><text:span text:style-name="T105_4">://</text:span></text:a></text:span><text:span text:style-name="T105_5"><text:a xlink:type="simple" xlink:href="http://springrts.com/"><text:span text:style-name="T105_6">springrts</text:span></text:a></text:span><text:span text:style-name="T105_7"><text:a xlink:type="simple" xlink:href="http://springrts.com/"><text:span text:style-name="T105_8">.</text:span></text:a></text:span><text:span text:style-name="T105_9"><text:a xlink:type="simple" xlink:href="http://springrts.com/"><text:span text:style-name="T105_10">com</text:span></text:a></text:span><text:span text:style-name="T105_11"><text:a xlink:type="simple" xlink:href="http://springrts.com/"><text:span text:style-name="T105_12">/</text:span></text:a></text:span></text:p>
      <text:h text:style-name="P106" text:outline-level="10"><text:bookmark-start text:name="h.irqg2z9ar6r1"/><text:bookmark-end text:name="h.irqg2z9ar6r1"/><text:span text:style-name="T106_1">Flashpunk</text:span></text:h>
      <text:p text:style-name="P107"><text:span text:style-name="T107_1">Flashpunk</text:span><text:span text:style-name="T107_2"><text:s/></text:span><text:span text:style-name="T107_3">is</text:span><text:span text:style-name="T107_4"><text:s/></text:span><text:span text:style-name="T107_5">a</text:span><text:span text:style-name="T107_6"><text:s/></text:span><text:span text:style-name="T107_7">free</text:span><text:span text:style-name="T107_8"><text:s/></text:span><text:span text:style-name="T107_9">ActionScript</text:span><text:span text:style-name="T107_10"><text:s/>3.0<text:s/></text:span><text:span text:style-name="T107_11">library</text:span><text:span text:style-name="T107_12"><text:s/></text:span><text:span text:style-name="T107_13">made</text:span><text:span text:style-name="T107_14"><text:s/></text:span><text:span text:style-name="T107_15">to</text:span><text:span text:style-name="T107_16"><text:s/></text:span><text:span text:style-name="T107_17">design</text:span><text:span text:style-name="T107_18"><text:s/></text:span><text:span text:style-name="T107_19">and</text:span><text:span text:style-name="T107_20"><text:s/></text:span><text:span text:style-name="T107_21">implement</text:span><text:span text:style-name="T107_22"><text:s/>2</text:span><text:span text:style-name="T107_23">D</text:span><text:span text:style-name="T107_24"><text:s/></text:span><text:span text:style-name="T107_25">games</text:span><text:span text:style-name="T107_26"><text:s/></text:span><text:span text:style-name="T107_27">in</text:span><text:span text:style-name="T107_28">.<text:s/></text:span><text:span text:style-name="T107_29">The</text:span><text:span text:style-name="T107_30"><text:s/></text:span><text:span text:style-name="T107_31">library</text:span><text:span text:style-name="T107_32"><text:s/></text:span><text:span text:style-name="T107_33">takes</text:span><text:span text:style-name="T107_34"><text:s/></text:span><text:span text:style-name="T107_35">care</text:span><text:span text:style-name="T107_36"><text:s/></text:span><text:span text:style-name="T107_37">of</text:span><text:span text:style-name="T107_38"><text:s/></text:span><text:span text:style-name="T107_39">timing</text:span><text:span text:style-name="T107_40">,<text:s/></text:span><text:span text:style-name="T107_41">animation</text:span><text:span text:style-name="T107_42">,<text:s/></text:span><text:span text:style-name="T107_43">and</text:span><text:span text:style-name="T107_44"><text:s/></text:span><text:span text:style-name="T107_45">collision</text:span><text:span text:style-name="T107_46">.<text:s/></text:span><text:span text:style-name="T107_47">While</text:span><text:span text:style-name="T107_48"><text:s/></text:span><text:span text:style-name="T107_49">using</text:span><text:span text:style-name="T107_50"><text:s/></text:span><text:span text:style-name="T107_51">FlashDevelop</text:span><text:span text:style-name="T107_52"><text:s/></text:span><text:span text:style-name="T107_53">of</text:span><text:span text:style-name="T107_54"><text:s/></text:span><text:span text:style-name="T107_55">Flash</text:span><text:span text:style-name="T107_56"><text:s/></text:span><text:span text:style-name="T107_57">Builder</text:span><text:span text:style-name="T107_58"><text:s/></text:span><text:span text:style-name="T107_59">with</text:span><text:span text:style-name="T107_60"><text:s/></text:span><text:span text:style-name="T107_61">free</text:span><text:span text:style-name="T107_62"><text:s/></text:span><text:span text:style-name="T107_63">frameworks</text:span><text:span text:style-name="T107_64"><text:s/></text:span><text:span text:style-name="T107_65">like</text:span><text:span text:style-name="T107_66"><text:s/></text:span><text:span text:style-name="T107_67">FLEX</text:span><text:span text:style-name="T107_68">,<text:s/></text:span><text:span text:style-name="T107_69">one</text:span><text:span text:style-name="T107_70"><text:s/></text:span><text:span text:style-name="T107_71">can</text:span><text:span text:style-name="T107_72"><text:s/></text:span><text:span text:style-name="T107_73">develop</text:span><text:span text:style-name="T107_74"><text:s/></text:span><text:span text:style-name="T107_75">a</text:span><text:span text:style-name="T107_76"><text:s/></text:span><text:span text:style-name="T107_77">flash</text:span><text:span text:style-name="T107_78"><text:s/></text:span><text:span text:style-name="T107_79">game</text:span><text:span text:style-name="T107_80"><text:s/></text:span><text:span text:style-name="T107_81">without</text:span><text:span text:style-name="T107_82"><text:s/></text:span><text:span text:style-name="T107_83">paying</text:span><text:span text:style-name="T107_84"><text:s/></text:span><text:span text:style-name="T107_85">Adobe</text:span><text:span text:style-name="T107_86"><text:s/></text:span><text:span text:style-name="T107_87">or</text:span><text:span text:style-name="T107_88"><text:s/></text:span><text:span text:style-name="T107_89">using</text:span><text:span text:style-name="T107_90"><text:s/></text:span><text:span text:style-name="T107_91">closed</text:span><text:span text:style-name="T107_92"><text:s/></text:span><text:span text:style-name="T107_93">source</text:span><text:span text:style-name="T107_94"><text:s/></text:span><text:span text:style-name="T107_95">technologies</text:span><text:span text:style-name="T107_96">.<text:s/></text:span></text:p>
      <text:p text:style-name="P108"><text:span text:style-name="T108_1"><text:a xlink:type="simple" xlink:href="http://flashpunk.net/"><text:span text:style-name="T108_2">http</text:span></text:a></text:span><text:span text:style-name="T108_3"><text:a xlink:type="simple" xlink:href="http://flashpunk.net/"><text:span text:style-name="T108_4">://</text:span></text:a></text:span><text:span text:style-name="T108_5"><text:a xlink:type="simple" xlink:href="http://flashpunk.net/"><text:span text:style-name="T108_6">flashpunk</text:span></text:a></text:span><text:span text:style-name="T108_7"><text:a xlink:type="simple" xlink:href="http://flashpunk.net/"><text:span text:style-name="T108_8">.</text:span></text:a></text:span><text:span text:style-name="T108_9"><text:a xlink:type="simple" xlink:href="http://flashpunk.net/"><text:span text:style-name="T108_10">net</text:span></text:a></text:span><text:span text:style-name="T108_11"><text:a xlink:type="simple" xlink:href="http://flashpunk.net/"><text:span text:style-name="T108_12">/</text:span></text:a></text:span></text:p>
      <text:h text:style-name="P109" text:outline-level="10"><text:bookmark-start text:name="h.yiq0j6y8e6b3"/><text:bookmark-end text:name="h.yiq0j6y8e6b3"/><text:span text:style-name="T109_1">Multiverse</text:span><text:span text:style-name="T109_2"><text:s/></text:span><text:span text:style-name="T109_3">Platform</text:span></text:h>
      <text:p text:style-name="P110"><text:span text:style-name="T110_1">The</text:span><text:span text:style-name="T110_2"><text:s/></text:span><text:span text:style-name="T110_3">game</text:span><text:span text:style-name="T110_4"><text:s/></text:span><text:span text:style-name="T110_5">engine</text:span><text:span text:style-name="T110_6"><text:s/></text:span><text:span text:style-name="T110_7">tackles</text:span><text:span text:style-name="T110_8"><text:s/></text:span><text:span text:style-name="T110_9">all</text:span><text:span text:style-name="T110_10"><text:s/></text:span><text:span text:style-name="T110_11">of</text:span><text:span text:style-name="T110_12"><text:s/></text:span><text:span text:style-name="T110_13">the</text:span><text:span text:style-name="T110_14"><text:s/></text:span><text:span text:style-name="T110_15">overhead</text:span><text:span text:style-name="T110_16"><text:s/></text:span><text:span text:style-name="T110_17">of</text:span><text:span text:style-name="T110_18"><text:s/></text:span><text:span text:style-name="T110_19">making</text:span><text:span text:style-name="T110_20"><text:s/></text:span><text:span text:style-name="T110_21">a</text:span><text:span text:style-name="T110_22"><text:s/></text:span><text:span text:style-name="T110_23">MMOG</text:span><text:span text:style-name="T110_24"><text:s/>(</text:span><text:span text:style-name="T110_25">Massively</text:span><text:span text:style-name="T110_26"><text:s/></text:span><text:span text:style-name="T110_27">Multiplayer</text:span><text:span text:style-name="T110_28"><text:s/></text:span><text:span text:style-name="T110_29">Online</text:span><text:span text:style-name="T110_30"><text:s/></text:span><text:span text:style-name="T110_31">Game</text:span><text:span text:style-name="T110_32">)<text:s/></text:span><text:span text:style-name="T110_33">so</text:span><text:span text:style-name="T110_34"><text:s/></text:span><text:span text:style-name="T110_35">that</text:span><text:span text:style-name="T110_36"><text:s/></text:span><text:span text:style-name="T110_37">developers</text:span><text:span text:style-name="T110_38"><text:s/></text:span><text:span text:style-name="T110_39">can</text:span><text:span text:style-name="T110_40"><text:s/></text:span><text:span text:style-name="T110_41">worry</text:span><text:span text:style-name="T110_42"><text:s/></text:span><text:span text:style-name="T110_43">about</text:span><text:span text:style-name="T110_44"><text:s/></text:span><text:span text:style-name="T110_45">the</text:span><text:span text:style-name="T110_46"><text:s/></text:span><text:span text:style-name="T110_47">content</text:span><text:span text:style-name="T110_48"><text:s/></text:span><text:span text:style-name="T110_49">and</text:span><text:span text:style-name="T110_50"><text:s/></text:span><text:span text:style-name="T110_51">gameplay</text:span><text:span text:style-name="T110_52">,<text:s/></text:span><text:span text:style-name="T110_53">as</text:span><text:span text:style-name="T110_54"><text:s/></text:span><text:span text:style-name="T110_55">opposed</text:span><text:span text:style-name="T110_56"><text:s/></text:span><text:span text:style-name="T110_57">to</text:span><text:span text:style-name="T110_58"><text:s/></text:span><text:span text:style-name="T110_59">making</text:span><text:span text:style-name="T110_60"><text:s/></text:span><text:span text:style-name="T110_61">sure</text:span><text:span text:style-name="T110_62"><text:s/></text:span><text:span text:style-name="T110_63">chat</text:span><text:span text:style-name="T110_64"><text:s/></text:span><text:span text:style-name="T110_65">functionality</text:span><text:span text:style-name="T110_66"><text:s/></text:span><text:span text:style-name="T110_67">works</text:span><text:span text:style-name="T110_68">.<text:s/></text:span><text:span text:style-name="T110_69">Developers</text:span><text:span text:style-name="T110_70"><text:s/></text:span><text:span text:style-name="T110_71">can</text:span><text:span text:style-name="T110_72"><text:s/></text:span><text:span text:style-name="T110_73">use</text:span><text:span text:style-name="T110_74"><text:s/></text:span><text:span text:style-name="T110_75">the</text:span><text:span text:style-name="T110_76"><text:s/></text:span><text:span text:style-name="T110_77">engine</text:span><text:span text:style-name="T110_78"><text:s/></text:span><text:span text:style-name="T110_79">for</text:span><text:span text:style-name="T110_80"><text:s/></text:span><text:span text:style-name="T110_81">no</text:span><text:span text:style-name="T110_82"><text:s/></text:span><text:span text:style-name="T110_83">cost</text:span><text:span text:style-name="T110_84"><text:s/></text:span><text:span text:style-name="T110_85">and</text:span><text:span text:style-name="T110_86"><text:s/></text:span><text:span text:style-name="T110_87">use</text:span><text:span text:style-name="T110_88"><text:s/></text:span><text:span text:style-name="T110_89">languages</text:span><text:span text:style-name="T110_90"><text:s/></text:span><text:span text:style-name="T110_91">like</text:span><text:span text:style-name="T110_92"><text:s/></text:span><text:span text:style-name="T110_93">Java</text:span><text:span text:style-name="T110_94"><text:s/></text:span><text:span text:style-name="T110_95">or</text:span><text:span text:style-name="T110_96"><text:s/></text:span><text:span text:style-name="T110_97">Python</text:span><text:span text:style-name="T110_98"><text:s/></text:span><text:span text:style-name="T110_99">to</text:span><text:span text:style-name="T110_100"><text:s/></text:span><text:span text:style-name="T110_101">code</text:span><text:span text:style-name="T110_102"><text:s/></text:span><text:span text:style-name="T110_103">the</text:span><text:span text:style-name="T110_104"><text:s/></text:span><text:span text:style-name="T110_105">particulars</text:span><text:span text:style-name="T110_106"><text:s/></text:span><text:span text:style-name="T110_107">of</text:span><text:span text:style-name="T110_108"><text:s/></text:span><text:span text:style-name="T110_109">their</text:span><text:span text:style-name="T110_110"><text:s/></text:span><text:span text:style-name="T110_111">game</text:span><text:span text:style-name="T110_112">.<text:s/></text:span><text:span text:style-name="T110_113">It</text:span><text:span text:style-name="T110_114"><text:s/></text:span><text:span text:style-name="T110_115">even</text:span><text:span text:style-name="T110_116"><text:s/></text:span><text:span text:style-name="T110_117">comes</text:span><text:span text:style-name="T110_118"><text:s/></text:span><text:span text:style-name="T110_119">with</text:span><text:span text:style-name="T110_120"><text:s/></text:span><text:span text:style-name="T110_121">enough</text:span><text:span text:style-name="T110_122"><text:s/></text:span><text:span text:style-name="T110_123">code</text:span><text:span text:style-name="T110_124"><text:s/></text:span><text:span text:style-name="T110_125">and</text:span><text:span text:style-name="T110_126"><text:s/></text:span><text:span text:style-name="T110_127">tech</text:span><text:span text:style-name="T110_128"><text:s/></text:span><text:span text:style-name="T110_129">to</text:span><text:span text:style-name="T110_130"><text:s/></text:span><text:span text:style-name="T110_131">have</text:span><text:span text:style-name="T110_132"><text:s/></text:span><text:span text:style-name="T110_133">developers</text:span><text:span text:style-name="T110_134"><text:s/></text:span><text:span text:style-name="T110_135">run</text:span><text:span text:style-name="T110_136"><text:s/></text:span><text:span text:style-name="T110_137">a</text:span><text:span text:style-name="T110_138"><text:s/></text:span><text:span text:style-name="T110_139">simple</text:span><text:span text:style-name="T110_140"><text:s/></text:span><text:span text:style-name="T110_141">test</text:span><text:span text:style-name="T110_142"><text:s/></text:span><text:span text:style-name="T110_143">MMOG</text:span><text:span text:style-name="T110_144"><text:s/></text:span><text:span text:style-name="T110_145">right</text:span><text:span text:style-name="T110_146"><text:s/></text:span><text:span text:style-name="T110_147">out</text:span><text:span text:style-name="T110_148"><text:s/></text:span><text:span text:style-name="T110_149">of</text:span><text:span text:style-name="T110_150"><text:s/></text:span><text:span text:style-name="T110_151">the</text:span><text:span text:style-name="T110_152"><text:s/></text:span><text:span text:style-name="T110_153">box</text:span><text:span text:style-name="T110_154">!<text:s/>(</text:span><text:span text:style-name="T110_155">download</text:span><text:span text:style-name="T110_156">!)<text:s/></text:span><text:span text:style-name="T110_157">This</text:span><text:span text:style-name="T110_158"><text:s/></text:span><text:span text:style-name="T110_159">engine</text:span><text:span text:style-name="T110_160"><text:s/></text:span><text:span text:style-name="T110_161">uses</text:span><text:span text:style-name="T110_162"><text:s/></text:span><text:span text:style-name="T110_163">the</text:span><text:span text:style-name="T110_164"><text:s/></text:span><text:span text:style-name="T110_165">MIT</text:span><text:span text:style-name="T110_166"><text:s/></text:span><text:span text:style-name="T110_167">License</text:span><text:span text:style-name="T110_168">.<text:s/></text:span></text:p>
      <text:p text:style-name="P111"><text:span text:style-name="T111_1"><text:a xlink:type="simple" xlink:href="http://www.multiversemmo.com/"><text:span text:style-name="T111_2">http</text:span></text:a></text:span><text:span text:style-name="T111_3"><text:a xlink:type="simple" xlink:href="http://www.multiversemmo.com/"><text:span text:style-name="T111_4">://</text:span></text:a></text:span><text:span text:style-name="T111_5"><text:a xlink:type="simple" xlink:href="http://www.multiversemmo.com/"><text:span text:style-name="T111_6">www</text:span></text:a></text:span><text:span text:style-name="T111_7"><text:a xlink:type="simple" xlink:href="http://www.multiversemmo.com/"><text:span text:style-name="T111_8">.</text:span></text:a></text:span><text:span text:style-name="T111_9"><text:a xlink:type="simple" xlink:href="http://www.multiversemmo.com/"><text:span text:style-name="T111_10">multiversemmo</text:span></text:a></text:span><text:span text:style-name="T111_11"><text:a xlink:type="simple" xlink:href="http://www.multiversemmo.com/"><text:span text:style-name="T111_12">.</text:span></text:a></text:span><text:span text:style-name="T111_13"><text:a xlink:type="simple" xlink:href="http://www.multiversemmo.com/"><text:span text:style-name="T111_14">com</text:span></text:a></text:span><text:span text:style-name="T111_15"><text:a xlink:type="simple" xlink:href="http://www.multiversemmo.com/"><text:span text:style-name="T111_16">/</text:span></text:a></text:span></text:p>
      <text:h text:style-name="P112" text:outline-level="10"><text:bookmark-start text:name="h.izmx0ss3rmxy"/><text:bookmark-end text:name="h.izmx0ss3rmxy"/><text:span text:style-name="T112_1">Panda</text:span><text:span text:style-name="T112_2">3</text:span><text:span text:style-name="T112_3">D</text:span></text:h>
      <text:p text:style-name="P113"><text:span text:style-name="T113_1">Panda</text:span><text:span text:style-name="T113_2">3</text:span><text:span text:style-name="T113_3">D</text:span><text:span text:style-name="T113_4"><text:s/></text:span><text:span text:style-name="T113_5">is</text:span><text:span text:style-name="T113_6"><text:s/></text:span><text:span text:style-name="T113_7">an</text:span><text:span text:style-name="T113_8"><text:s/></text:span><text:span text:style-name="T113_9">open</text:span><text:span text:style-name="T113_10"><text:s/></text:span><text:span text:style-name="T113_11">source</text:span><text:span text:style-name="T113_12"><text:s/></text:span><text:span text:style-name="T113_13">game</text:span><text:span text:style-name="T113_14"><text:s/></text:span><text:span text:style-name="T113_15">engine</text:span><text:span text:style-name="T113_16"><text:s/></text:span><text:span text:style-name="T113_17">for</text:span><text:span text:style-name="T113_18"><text:s/></text:span><text:span text:style-name="T113_19">use</text:span><text:span text:style-name="T113_20"><text:s/></text:span><text:span text:style-name="T113_21">in</text:span><text:span text:style-name="T113_22"><text:s/>3</text:span><text:span text:style-name="T113_23">D</text:span><text:span text:style-name="T113_24"><text:s/></text:span><text:span text:style-name="T113_25">games</text:span><text:span text:style-name="T113_26">.<text:s/></text:span><text:span text:style-name="T113_27">The</text:span><text:span text:style-name="T113_28"><text:s/></text:span><text:span text:style-name="T113_29">engine</text:span><text:span text:style-name="T113_30"><text:s/></text:span><text:span text:style-name="T113_31">runs</text:span><text:span text:style-name="T113_32"><text:s/></text:span><text:span text:style-name="T113_33">on</text:span><text:span text:style-name="T113_34"><text:s/></text:span><text:span text:style-name="T113_35">all</text:span><text:span text:style-name="T113_36"><text:s/></text:span><text:span text:style-name="T113_37">platforms</text:span><text:span text:style-name="T113_38"><text:s/></text:span><text:span text:style-name="T113_39">and</text:span><text:span text:style-name="T113_40"><text:s/></text:span><text:span text:style-name="T113_41">uses</text:span><text:span text:style-name="T113_42"><text:s/></text:span><text:span text:style-name="T113_43">many</text:span><text:span text:style-name="T113_44"><text:s/></text:span><text:span text:style-name="T113_45">different</text:span><text:span text:style-name="T113_46"><text:s/></text:span><text:span text:style-name="T113_47">languages</text:span><text:span text:style-name="T113_48">,<text:s/></text:span><text:span text:style-name="T113_49">from</text:span><text:span text:style-name="T113_50"><text:s/></text:span><text:span text:style-name="T113_51">Java</text:span><text:span text:style-name="T113_52"><text:s/></text:span><text:span text:style-name="T113_53">to</text:span><text:span text:style-name="T113_54"><text:s/></text:span><text:span text:style-name="T113_55">Python</text:span><text:span text:style-name="T113_56"><text:s/></text:span><text:span text:style-name="T113_57">to</text:span><text:span text:style-name="T113_58"><text:s/></text:span><text:span text:style-name="T113_59">C</text:span><text:span text:style-name="T113_60">++.<text:s/></text:span><text:span text:style-name="T113_61">This</text:span><text:span text:style-name="T113_62"><text:s/></text:span><text:span text:style-name="T113_63">engine</text:span><text:span text:style-name="T113_64"><text:s/></text:span><text:span text:style-name="T113_65">has</text:span><text:span text:style-name="T113_66"><text:s/></text:span><text:span text:style-name="T113_67">all</text:span><text:span text:style-name="T113_68"><text:s/></text:span><text:span text:style-name="T113_69">the</text:span><text:span text:style-name="T113_70"><text:s/></text:span><text:span text:style-name="T113_71">technical</text:span><text:span text:style-name="T113_72"><text:s/></text:span><text:span text:style-name="T113_73">improvements</text:span><text:span text:style-name="T113_74"><text:s/></text:span><text:span text:style-name="T113_75">one</text:span><text:span text:style-name="T113_76"><text:s/></text:span><text:span text:style-name="T113_77">would</text:span><text:span text:style-name="T113_78"><text:s/></text:span><text:span text:style-name="T113_79">expect</text:span><text:span text:style-name="T113_80"><text:s/></text:span><text:span text:style-name="T113_81">to</text:span><text:span text:style-name="T113_82"><text:s/></text:span><text:span text:style-name="T113_83">see</text:span><text:span text:style-name="T113_84"><text:s/></text:span><text:span text:style-name="T113_85">from</text:span><text:span text:style-name="T113_86"><text:s/></text:span><text:span text:style-name="T113_87">a</text:span><text:span text:style-name="T113_88"><text:s/>3</text:span><text:span text:style-name="T113_89">D</text:span><text:span text:style-name="T113_90"><text:s/></text:span><text:span text:style-name="T113_91">game</text:span><text:span text:style-name="T113_92"><text:s/></text:span><text:span text:style-name="T113_93">engine</text:span><text:span text:style-name="T113_94"><text:s/></text:span><text:span text:style-name="T113_95">developed</text:span><text:span text:style-name="T113_96"><text:s/></text:span><text:span text:style-name="T113_97">recently</text:span><text:span text:style-name="T113_98"><text:s/></text:span><text:span text:style-name="T113_99">from</text:span><text:span text:style-name="T113_100"><text:s/></text:span><text:span text:style-name="T113_101">High</text:span><text:span text:style-name="T113_102">-</text:span><text:span text:style-name="T113_103">level</text:span><text:span text:style-name="T113_104"><text:s/></text:span><text:span text:style-name="T113_105">shader</text:span><text:span text:style-name="T113_106"><text:s/></text:span><text:span text:style-name="T113_107">languages</text:span><text:span text:style-name="T113_108"><text:s/></text:span><text:span text:style-name="T113_109">to</text:span><text:span text:style-name="T113_110"><text:s/></text:span><text:span text:style-name="T113_111">depth</text:span><text:span text:style-name="T113_112">,<text:s/></text:span><text:span text:style-name="T113_113">shadows</text:span><text:span text:style-name="T113_114">,<text:s/></text:span><text:span text:style-name="T113_115">and</text:span><text:span text:style-name="T113_116"><text:s/></text:span><text:span text:style-name="T113_117">stencil</text:span><text:span text:style-name="T113_118"><text:s/></text:span><text:span text:style-name="T113_119">textures</text:span><text:span text:style-name="T113_120">.<text:s/></text:span><text:span text:style-name="T113_121">This</text:span><text:span text:style-name="T113_122"><text:s/></text:span><text:span text:style-name="T113_123">engine</text:span><text:span text:style-name="T113_124"><text:s/></text:span><text:span text:style-name="T113_125">has</text:span><text:span text:style-name="T113_126"><text:s/></text:span><text:span text:style-name="T113_127">many</text:span><text:span text:style-name="T113_128"><text:s text:c="2"/></text:span><text:span text:style-name="T113_129">high</text:span><text:span text:style-name="T113_130"><text:s/></text:span><text:span text:style-name="T113_131">level</text:span><text:span text:style-name="T113_132"><text:s/></text:span><text:span text:style-name="T113_133">improvements</text:span><text:span text:style-name="T113_134"><text:s/></text:span><text:span text:style-name="T113_135">that</text:span><text:span text:style-name="T113_136"><text:s/></text:span><text:span text:style-name="T113_137">one</text:span><text:span text:style-name="T113_138"><text:s/></text:span><text:span text:style-name="T113_139">would</text:span><text:span text:style-name="T113_140"><text:s/></text:span><text:span text:style-name="T113_141">see</text:span><text:span text:style-name="T113_142"><text:s/></text:span><text:span text:style-name="T113_143">in</text:span><text:span text:style-name="T113_144"><text:s/></text:span><text:span text:style-name="T113_145">proprietary</text:span><text:span text:style-name="T113_146"><text:s/></text:span><text:span text:style-name="T113_147">engines</text:span><text:span text:style-name="T113_148"><text:s/></text:span><text:span text:style-name="T113_149">like</text:span><text:span text:style-name="T113_150"><text:s/></text:span><text:span text:style-name="T113_151">Unity</text:span><text:span text:style-name="T113_152"><text:s/></text:span><text:span text:style-name="T113_153">and</text:span><text:span text:style-name="T113_154"><text:s/></text:span><text:span text:style-name="T113_155">Unreal</text:span><text:span text:style-name="T113_156"><text:s/></text:span><text:span text:style-name="T113_157">Engine</text:span><text:span text:style-name="T113_158">.<text:s/></text:span><text:span text:style-name="T113_159">Unfortunately</text:span><text:span text:style-name="T113_160"><text:s/></text:span><text:span text:style-name="T113_161">though</text:span><text:span text:style-name="T113_162"><text:s/></text:span><text:span text:style-name="T113_163">it</text:span><text:span text:style-name="T113_164"><text:s/></text:span><text:span text:style-name="T113_165">is</text:span><text:span text:style-name="T113_166"><text:s/></text:span><text:span text:style-name="T113_167">a</text:span><text:span text:style-name="T113_168"><text:s/></text:span><text:span text:style-name="T113_169">few</text:span><text:span text:style-name="T113_170"><text:s/></text:span><text:span text:style-name="T113_171">years</text:span><text:span text:style-name="T113_172"><text:s/></text:span><text:span text:style-name="T113_173">behind</text:span><text:span text:style-name="T113_174"><text:s/></text:span><text:span text:style-name="T113_175">and</text:span><text:span text:style-name="T113_176"><text:s/></text:span><text:span text:style-name="T113_177">this</text:span><text:span text:style-name="T113_178"><text:s/></text:span><text:span text:style-name="T113_179">shows</text:span><text:span text:style-name="T113_180"><text:s/></text:span><text:span text:style-name="T113_181">in</text:span><text:span text:style-name="T113_182"><text:s/></text:span><text:span text:style-name="T113_183">the</text:span><text:span text:style-name="T113_184"><text:s/></text:span><text:span text:style-name="T113_185">graphics</text:span><text:span text:style-name="T113_186"><text:s/></text:span><text:span text:style-name="T113_187">and</text:span><text:span text:style-name="T113_188"><text:s/></text:span><text:span text:style-name="T113_189">physics</text:span><text:span text:style-name="T113_190">.<text:s/></text:span></text:p>
      <text:p text:style-name="P114"><text:span text:style-name="T114_1"><text:a xlink:type="simple" xlink:href="http://www.panda3d.org/"><text:span text:style-name="T114_2">http</text:span></text:a></text:span><text:span text:style-name="T114_3"><text:a xlink:type="simple" xlink:href="http://www.panda3d.org/"><text:span text:style-name="T114_4">://</text:span></text:a></text:span><text:span text:style-name="T114_5"><text:a xlink:type="simple" xlink:href="http://www.panda3d.org/"><text:span text:style-name="T114_6">www</text:span></text:a></text:span><text:span text:style-name="T114_7"><text:a xlink:type="simple" xlink:href="http://www.panda3d.org/"><text:span text:style-name="T114_8">.</text:span></text:a></text:span><text:span text:style-name="T114_9"><text:a xlink:type="simple" xlink:href="http://www.panda3d.org/"><text:span text:style-name="T114_10">panda</text:span></text:a></text:span><text:span text:style-name="T114_11"><text:a xlink:type="simple" xlink:href="http://www.panda3d.org/"><text:span text:style-name="T114_12">3</text:span></text:a></text:span><text:span text:style-name="T114_13"><text:a xlink:type="simple" xlink:href="http://www.panda3d.org/"><text:span text:style-name="T114_14">d</text:span></text:a></text:span><text:span text:style-name="T114_15"><text:a xlink:type="simple" xlink:href="http://www.panda3d.org/"><text:span text:style-name="T114_16">.</text:span></text:a></text:span><text:span text:style-name="T114_17"><text:a xlink:type="simple" xlink:href="http://www.panda3d.org/"><text:span text:style-name="T114_18">org</text:span></text:a></text:span><text:span text:style-name="T114_19"><text:a xlink:type="simple" xlink:href="http://www.panda3d.org/"><text:span text:style-name="T114_20">/</text:span></text:a></text:span></text:p>
      <text:h text:style-name="P115" text:outline-level="10"><text:bookmark-start text:name="h.6p9cjc7d34tx"/><text:bookmark-end text:name="h.6p9cjc7d34tx"/><text:span text:style-name="T115_1">Box</text:span><text:span text:style-name="T115_2">2</text:span><text:span text:style-name="T115_3">D</text:span></text:h>
      <text:p text:style-name="P116"><text:span text:style-name="T116_1">Box</text:span><text:span text:style-name="T116_2">2</text:span><text:span text:style-name="T116_3">D</text:span><text:span text:style-name="T116_4"><text:s/></text:span><text:span text:style-name="T116_5">is</text:span><text:span text:style-name="T116_6"><text:s/></text:span><text:span text:style-name="T116_7">an</text:span><text:span text:style-name="T116_8"><text:s/></text:span><text:span text:style-name="T116_9">open</text:span><text:span text:style-name="T116_10"><text:s/></text:span><text:span text:style-name="T116_11">source</text:span><text:span text:style-name="T116_12"><text:s/></text:span><text:span text:style-name="T116_13">C</text:span><text:span text:style-name="T116_14">++<text:s/></text:span><text:span text:style-name="T116_15">physics</text:span><text:span text:style-name="T116_16"><text:s/></text:span><text:span text:style-name="T116_17">engine</text:span><text:span text:style-name="T116_18"><text:s/></text:span><text:span text:style-name="T116_19">for</text:span><text:span text:style-name="T116_20"><text:s/></text:span><text:span text:style-name="T116_21">simulating</text:span><text:span text:style-name="T116_22"><text:s/></text:span><text:span text:style-name="T116_23">realistic</text:span><text:span text:style-name="T116_24"><text:s/></text:span><text:span text:style-name="T116_25">rigid</text:span><text:span text:style-name="T116_26"><text:s/></text:span><text:span text:style-name="T116_27">bodies</text:span><text:span text:style-name="T116_28"><text:s/></text:span><text:span text:style-name="T116_29">in</text:span><text:span text:style-name="T116_30"><text:s/>2</text:span><text:span text:style-name="T116_31">D</text:span><text:span text:style-name="T116_32">.<text:s/></text:span><text:span text:style-name="T116_33">Angry</text:span><text:span text:style-name="T116_34"><text:s/></text:span><text:span text:style-name="T116_35">Birds</text:span><text:span text:style-name="T116_36"><text:s/></text:span><text:span text:style-name="T116_37">is</text:span><text:span text:style-name="T116_38"><text:s/></text:span><text:span text:style-name="T116_39">one</text:span><text:span text:style-name="T116_40"><text:s/></text:span><text:span text:style-name="T116_41">of</text:span><text:span text:style-name="T116_42"><text:s/></text:span><text:span text:style-name="T116_43">the</text:span><text:span text:style-name="T116_44"><text:s/></text:span><text:span text:style-name="T116_45">most</text:span><text:span text:style-name="T116_46"><text:s/></text:span><text:span text:style-name="T116_47">successful</text:span><text:span text:style-name="T116_48"><text:s/></text:span><text:span text:style-name="T116_49">games</text:span><text:span text:style-name="T116_50"><text:s/></text:span><text:span text:style-name="T116_51">to</text:span><text:span text:style-name="T116_52"><text:s/></text:span><text:span text:style-name="T116_53">use</text:span><text:span text:style-name="T116_54"><text:s/></text:span><text:span text:style-name="T116_55">this</text:span><text:span text:style-name="T116_56"><text:s/></text:span><text:span text:style-name="T116_57">engine</text:span><text:span text:style-name="T116_58">.<text:s/></text:span><text:span text:style-name="T116_59">The</text:span><text:span text:style-name="T116_60"><text:s/></text:span><text:span text:style-name="T116_61">physics</text:span><text:span text:style-name="T116_62"><text:s/></text:span><text:span text:style-name="T116_63">engine</text:span><text:span text:style-name="T116_64"><text:s/></text:span><text:span text:style-name="T116_65">is</text:span><text:span text:style-name="T116_66"><text:s/></text:span><text:span text:style-name="T116_67">very</text:span><text:span text:style-name="T116_68"><text:s/></text:span><text:span text:style-name="T116_69">robust</text:span><text:span text:style-name="T116_70"><text:s/></text:span><text:span text:style-name="T116_71">and</text:span><text:span text:style-name="T116_72"><text:s/></text:span><text:span text:style-name="T116_73">efficient</text:span><text:span text:style-name="T116_74">;<text:s/></text:span><text:span text:style-name="T116_75">a</text:span><text:span text:style-name="T116_76"><text:s/></text:span><text:span text:style-name="T116_77">perfect</text:span><text:span text:style-name="T116_78"><text:s/></text:span><text:span text:style-name="T116_79">pairing</text:span><text:span text:style-name="T116_80"><text:s/></text:span><text:span text:style-name="T116_81">for</text:span><text:span text:style-name="T116_82"><text:s/></text:span><text:span text:style-name="T116_83">mobile</text:span><text:span text:style-name="T116_84"><text:s/></text:span><text:span text:style-name="T116_85">devices</text:span><text:span text:style-name="T116_86">.<text:s/></text:span><text:span text:style-name="T116_87">This</text:span><text:span text:style-name="T116_88"><text:s/></text:span><text:span text:style-name="T116_89">engine</text:span><text:span text:style-name="T116_90"><text:s/></text:span><text:span text:style-name="T116_91">is</text:span><text:span text:style-name="T116_92"><text:s/></text:span><text:span text:style-name="T116_93">under</text:span><text:span text:style-name="T116_94"><text:s/></text:span><text:span text:style-name="T116_95">the</text:span><text:span text:style-name="T116_96"><text:s/></text:span><text:span text:style-name="T116_97">zlib</text:span><text:span text:style-name="T116_98"><text:s/></text:span><text:span text:style-name="T116_99">license</text:span><text:span text:style-name="T116_100">.<text:s/></text:span></text:p>
      <text:p text:style-name="P117"><text:span text:style-name="T117_1"><text:a xlink:type="simple" xlink:href="http://box2d.org/"><text:span text:style-name="T117_2">http</text:span></text:a></text:span><text:span text:style-name="T117_3"><text:a xlink:type="simple" xlink:href="http://box2d.org/"><text:span text:style-name="T117_4">://</text:span></text:a></text:span><text:span text:style-name="T117_5"><text:a xlink:type="simple" xlink:href="http://box2d.org/"><text:span text:style-name="T117_6">box</text:span></text:a></text:span><text:span text:style-name="T117_7"><text:a xlink:type="simple" xlink:href="http://box2d.org/"><text:span text:style-name="T117_8">2</text:span></text:a></text:span><text:span text:style-name="T117_9"><text:a xlink:type="simple" xlink:href="http://box2d.org/"><text:span text:style-name="T117_10">d</text:span></text:a></text:span><text:span text:style-name="T117_11"><text:a xlink:type="simple" xlink:href="http://box2d.org/"><text:span text:style-name="T117_12">.</text:span></text:a></text:span><text:span text:style-name="T117_13"><text:a xlink:type="simple" xlink:href="http://box2d.org/"><text:span text:style-name="T117_14">org</text:span></text:a></text:span><text:span text:style-name="T117_15"><text:a xlink:type="simple" xlink:href="http://box2d.org/"><text:span text:style-name="T117_16">/</text:span></text:a></text:span></text:p>
      <text:h text:style-name="P118" text:outline-level="10"><text:bookmark-start text:name="h.1tzcgvs00erz"/><text:bookmark-end text:name="h.1tzcgvs00erz"/><text:span text:style-name="T118_1">OGRE</text:span></text:h>
      <text:p text:style-name="P119"><text:span text:style-name="T119_1">OGRE</text:span><text:span text:style-name="T119_2"><text:s/></text:span><text:span text:style-name="T119_3">stands</text:span><text:span text:style-name="T119_4"><text:s/></text:span><text:span text:style-name="T119_5">for</text:span><text:span text:style-name="T119_6"><text:s/></text:span><text:span text:style-name="T119_7">Object</text:span><text:span text:style-name="T119_8">-</text:span><text:span text:style-name="T119_9">Oriented</text:span><text:span text:style-name="T119_10"><text:s/></text:span><text:span text:style-name="T119_11">Graphics</text:span><text:span text:style-name="T119_12"><text:s/></text:span><text:span text:style-name="T119_13">Rendering</text:span><text:span text:style-name="T119_14"><text:s/></text:span><text:span text:style-name="T119_15">Engine</text:span><text:span text:style-name="T119_16">.<text:s/></text:span><text:span text:style-name="T119_17">It</text:span><text:span text:style-name="T119_18"><text:s/></text:span><text:span text:style-name="T119_19">is</text:span><text:span text:style-name="T119_20"><text:s/></text:span><text:span text:style-name="T119_21">Open</text:span><text:span text:style-name="T119_22"><text:s/></text:span><text:span text:style-name="T119_23">Source</text:span><text:span text:style-name="T119_24"><text:s/></text:span><text:span text:style-name="T119_25">and</text:span><text:span text:style-name="T119_26"><text:s/></text:span><text:span text:style-name="T119_27">cross</text:span><text:span text:style-name="T119_28">-</text:span><text:span text:style-name="T119_29">platform</text:span><text:span text:style-name="T119_30"><text:s/></text:span><text:span text:style-name="T119_31">and</text:span><text:span text:style-name="T119_32"><text:s/></text:span><text:span text:style-name="T119_33">built</text:span><text:span text:style-name="T119_34"><text:s/></text:span><text:span text:style-name="T119_35">in</text:span><text:span text:style-name="T119_36"><text:s/></text:span><text:span text:style-name="T119_37">C</text:span><text:span text:style-name="T119_38">++<text:s/></text:span><text:span text:style-name="T119_39">under</text:span><text:span text:style-name="T119_40"><text:s/></text:span><text:span text:style-name="T119_41">the</text:span><text:span text:style-name="T119_42"><text:s/></text:span><text:span text:style-name="T119_43">MIT</text:span><text:span text:style-name="T119_44"><text:s/></text:span><text:span text:style-name="T119_45">license</text:span><text:span text:style-name="T119_46">.<text:s/></text:span><text:span text:style-name="T119_47">Its</text:span><text:span text:style-name="T119_48"><text:s/></text:span><text:span text:style-name="T119_49">community</text:span><text:span text:style-name="T119_50"><text:s/></text:span><text:span text:style-name="T119_51">is</text:span><text:span text:style-name="T119_52"><text:s/></text:span><text:span text:style-name="T119_53">very</text:span><text:span text:style-name="T119_54"><text:s/></text:span><text:span text:style-name="T119_55">active</text:span><text:span text:style-name="T119_56">,<text:s/></text:span><text:span text:style-name="T119_57">and</text:span><text:span text:style-name="T119_58"><text:s/></text:span><text:span text:style-name="T119_59">was</text:span><text:span text:style-name="T119_60"><text:s/></text:span><text:span text:style-name="T119_61">SourceForge</text:span><text:span text:style-name="T119_62">’</text:span><text:span text:style-name="T119_63">s</text:span><text:span text:style-name="T119_64"><text:s/></text:span><text:span text:style-name="T119_65">project</text:span><text:span text:style-name="T119_66"><text:s/></text:span><text:span text:style-name="T119_67">of</text:span><text:span text:style-name="T119_68"><text:s/></text:span><text:span text:style-name="T119_69">the</text:span><text:span text:style-name="T119_70"><text:s/></text:span><text:span text:style-name="T119_71">month</text:span><text:span text:style-name="T119_72"><text:s/></text:span><text:span text:style-name="T119_73">in</text:span><text:span text:style-name="T119_74"><text:s/>2005.<text:s/></text:span><text:span text:style-name="T119_75">It</text:span><text:span text:style-name="T119_76">’</text:span><text:span text:style-name="T119_77">s</text:span><text:span text:style-name="T119_78"><text:s/></text:span><text:span text:style-name="T119_79">also</text:span><text:span text:style-name="T119_80"><text:s/></text:span><text:span text:style-name="T119_81">been</text:span><text:span text:style-name="T119_82"><text:s/></text:span><text:span text:style-name="T119_83">featured</text:span><text:span text:style-name="T119_84"><text:s/></text:span><text:span text:style-name="T119_85">in</text:span><text:span text:style-name="T119_86"><text:s/></text:span><text:span text:style-name="T119_87">popular</text:span><text:span text:style-name="T119_88"><text:s/></text:span><text:span text:style-name="T119_89">games</text:span><text:span text:style-name="T119_90"><text:s/></text:span><text:span text:style-name="T119_91">like</text:span><text:span text:style-name="T119_92"><text:s/></text:span><text:span text:style-name="T119_93">Torchlight</text:span><text:span text:style-name="T119_94">,<text:s/></text:span><text:span text:style-name="T119_95">and</text:span><text:span text:style-name="T119_96"><text:s/></text:span><text:span text:style-name="T119_97">Awakening</text:span><text:span text:style-name="T119_98">.<text:s/></text:span><text:span text:style-name="T119_99">It</text:span><text:span text:style-name="T119_100">’</text:span><text:span text:style-name="T119_101">s</text:span><text:span text:style-name="T119_102"><text:s text:c="2"/>“</text:span><text:span text:style-name="T119_103">just</text:span><text:span text:style-name="T119_104">”<text:s/></text:span><text:span text:style-name="T119_105">a</text:span><text:span text:style-name="T119_106"><text:s/></text:span><text:span text:style-name="T119_107">rendering</text:span><text:span text:style-name="T119_108"><text:s/></text:span><text:span text:style-name="T119_109">engine</text:span><text:span text:style-name="T119_110"><text:s/></text:span><text:span text:style-name="T119_111">allowing</text:span><text:span text:style-name="T119_112"><text:s/></text:span><text:span text:style-name="T119_113">the</text:span><text:span text:style-name="T119_114"><text:s/></text:span><text:span text:style-name="T119_115">OGRE</text:span><text:span text:style-name="T119_116"><text:s/></text:span><text:span text:style-name="T119_117">team</text:span><text:span text:style-name="T119_118"><text:s/></text:span><text:span text:style-name="T119_119">to</text:span><text:span text:style-name="T119_120"><text:s/></text:span><text:span text:style-name="T119_121">focus</text:span><text:span text:style-name="T119_122"><text:s/></text:span><text:span text:style-name="T119_123">on</text:span><text:span text:style-name="T119_124"><text:s/></text:span><text:span text:style-name="T119_125">graphics</text:span><text:span text:style-name="T119_126"><text:s/></text:span><text:span text:style-name="T119_127">while</text:span><text:span text:style-name="T119_128"><text:s/></text:span><text:span text:style-name="T119_129">developers</text:span><text:span text:style-name="T119_130"><text:s/></text:span><text:span text:style-name="T119_131">can</text:span><text:span text:style-name="T119_132"><text:s/></text:span><text:span text:style-name="T119_133">implement</text:span><text:span text:style-name="T119_134"><text:s/></text:span><text:span text:style-name="T119_135">external</text:span><text:span text:style-name="T119_136"><text:s/></text:span><text:span text:style-name="T119_137">sounds</text:span><text:span text:style-name="T119_138">,<text:s/></text:span><text:span text:style-name="T119_139">physics</text:span><text:span text:style-name="T119_140">,<text:s/></text:span><text:span text:style-name="T119_141">etc</text:span><text:span text:style-name="T119_142">.</text:span></text:p>
      <text:p text:style-name="P120"><text:span text:style-name="T120_1"><text:a xlink:type="simple" xlink:href="http://www.ogre3d.org/"><text:span text:style-name="T120_2">http</text:span></text:a></text:span><text:span text:style-name="T120_3"><text:a xlink:type="simple" xlink:href="http://www.ogre3d.org/"><text:span text:style-name="T120_4">://</text:span></text:a></text:span><text:span text:style-name="T120_5"><text:a xlink:type="simple" xlink:href="http://www.ogre3d.org/"><text:span text:style-name="T120_6">www</text:span></text:a></text:span><text:span text:style-name="T120_7"><text:a xlink:type="simple" xlink:href="http://www.ogre3d.org/"><text:span text:style-name="T120_8">.</text:span></text:a></text:span><text:span text:style-name="T120_9"><text:a xlink:type="simple" xlink:href="http://www.ogre3d.org/"><text:span text:style-name="T120_10">ogre</text:span></text:a></text:span><text:span text:style-name="T120_11"><text:a xlink:type="simple" xlink:href="http://www.ogre3d.org/"><text:span text:style-name="T120_12">3</text:span></text:a></text:span><text:span text:style-name="T120_13"><text:a xlink:type="simple" xlink:href="http://www.ogre3d.org/"><text:span text:style-name="T120_14">d</text:span></text:a></text:span><text:span text:style-name="T120_15"><text:a xlink:type="simple" xlink:href="http://www.ogre3d.org/"><text:span text:style-name="T120_16">.</text:span></text:a></text:span><text:span text:style-name="T120_17"><text:a xlink:type="simple" xlink:href="http://www.ogre3d.org/"><text:span text:style-name="T120_18">org</text:span></text:a></text:span><text:span text:style-name="T120_19"><text:a xlink:type="simple" xlink:href="http://www.ogre3d.org/"><text:span text:style-name="T120_20">/</text:span></text:a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